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7673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argon_wyniki_200K" table:style-name="ta1">
        <table:shapes>
          <draw:frame draw:z-index="0" draw:style-name="gr1" svg:width="7.7657in" svg:height="4.8524in" svg:x="4.9465in" svg:y="1.3866in">
            <draw:object draw:notify-on-update-of-ranges="argon_wyniki_200K.A1:argon_wyniki_200K.A1 argon_wyniki_200K.A2:argon_wyniki_200K.A502 argon_wyniki_200K.B1:argon_wyniki_200K.B1 argon_wyniki_200K.B2:argon_wyniki_200K.B502 argon_wyniki_200K.C1:argon_wyniki_200K.C1 argon_wyniki_200K.C2:argon_wyniki_200K.C502 argon_wyniki_200K.D1:argon_wyniki_200K.D1 argon_wyniki_200K.D2:argon_wyniki_200K.D502 argon_wyniki_200K.E1:argon_wyniki_200K.E1 argon_wyniki_200K.E2:argon_wyniki_200K.E5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669.293178875157">
            <text:p>-669.2931788752</text:p>
          </table:table-cell>
          <table:table-cell office:value-type="float" office:value="-669.293203625356">
            <text:p>-669.2932036254</text:p>
          </table:table-cell>
          <table:table-cell table:style-name="ce1" office:value-type="string">
            <text:p>2.4750199478244952E-5</text:p>
          </table:table-cell>
          <table:table-cell table:style-name="ce1" office:value-type="string">
            <text:p>1.5884604558841525E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-669.293182598779">
            <text:p>-669.2931825988</text:p>
          </table:table-cell>
          <table:table-cell office:value-type="float" office:value="-670.241694090569">
            <text:p>-670.2416940906</text:p>
          </table:table-cell>
          <table:table-cell office:value-type="float" office:value="0.94851149178999">
            <text:p>0.9485114918</text:p>
          </table:table-cell>
          <table:table-cell office:value-type="float" office:value="0.608751859953464">
            <text:p>0.608751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-669.293191652801">
            <text:p>-669.2931916528</text:p>
          </table:table-cell>
          <table:table-cell office:value-type="float" office:value="-672.50490307193">
            <text:p>-672.5049030719</text:p>
          </table:table-cell>
          <table:table-cell office:value-type="float" office:value="3.21171141912932">
            <text:p>3.2117114191</text:p>
          </table:table-cell>
          <table:table-cell office:value-type="float" office:value="2.06126685543799">
            <text:p>2.06126685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-669.293200426306">
            <text:p>-669.2932004263</text:p>
          </table:table-cell>
          <table:table-cell office:value-type="float" office:value="-674.741997735385">
            <text:p>-674.7419977354</text:p>
          </table:table-cell>
          <table:table-cell office:value-type="float" office:value="5.44879730907918">
            <text:p>5.4487973091</text:p>
          </table:table-cell>
          <table:table-cell office:value-type="float" office:value="3.49702193924055">
            <text:p>3.49702193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-669.293203904447">
            <text:p>-669.2932039044</text:p>
          </table:table-cell>
          <table:table-cell office:value-type="float" office:value="-675.698626993235">
            <text:p>-675.6986269932</text:p>
          </table:table-cell>
          <table:table-cell office:value-type="float" office:value="6.40542308878842">
            <text:p>6.4054230888</text:p>
          </table:table-cell>
          <table:table-cell office:value-type="float" office:value="4.11098152509485">
            <text:p>4.1109815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-669.29320061848">
            <text:p>-669.2932006185</text:p>
          </table:table-cell>
          <table:table-cell office:value-type="float" office:value="-674.953388103397">
            <text:p>-674.9533881034</text:p>
          </table:table-cell>
          <table:table-cell office:value-type="float" office:value="5.66018748491672">
            <text:p>5.6601874849</text:p>
          </table:table-cell>
          <table:table-cell office:value-type="float" office:value="3.63269152662124">
            <text:p>3.6326915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-669.293191106116">
            <text:p>-669.2931911061</text:p>
          </table:table-cell>
          <table:table-cell office:value-type="float" office:value="-673.161715550385">
            <text:p>-673.1617155504</text:p>
          </table:table-cell>
          <table:table-cell office:value-type="float" office:value="3.8685244442688">
            <text:p>3.8685244443</text:p>
          </table:table-cell>
          <table:table-cell office:value-type="float" office:value="2.48280750534701">
            <text:p>2.48280750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-669.293184480646">
            <text:p>-669.2931844806</text:p>
          </table:table-cell>
          <table:table-cell office:value-type="float" office:value="-671.792618757615">
            <text:p>-671.7926187576</text:p>
          </table:table-cell>
          <table:table-cell office:value-type="float" office:value="2.49943427696857">
            <text:p>2.499434277</text:p>
          </table:table-cell>
          <table:table-cell office:value-type="float" office:value="1.60412949985949">
            <text:p>1.60412949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-669.29318599993">
            <text:p>-669.2931859999</text:p>
          </table:table-cell>
          <table:table-cell office:value-type="float" office:value="-671.857533434513">
            <text:p>-671.8575334345</text:p>
          </table:table-cell>
          <table:table-cell office:value-type="float" office:value="2.56434743458288">
            <text:p>2.5643474346</text:p>
          </table:table-cell>
          <table:table-cell office:value-type="float" office:value="1.6457905717339">
            <text:p>1.64579057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-669.293191956161">
            <text:p>-669.2931919562</text:p>
          </table:table-cell>
          <table:table-cell office:value-type="float" office:value="-673.170117340611">
            <text:p>-673.1701173406</text:p>
          </table:table-cell>
          <table:table-cell office:value-type="float" office:value="3.87692538445005">
            <text:p>3.8769253845</text:p>
          </table:table-cell>
          <table:table-cell office:value-type="float" office:value="2.48819920381872">
            <text:p>2.48819920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669.293200167219">
            <text:p>-669.2932001672</text:p>
          </table:table-cell>
          <table:table-cell office:value-type="float" office:value="-674.74755350013">
            <text:p>-674.7475535001</text:p>
          </table:table-cell>
          <table:table-cell office:value-type="float" office:value="5.45435333291113">
            <text:p>5.4543533329</text:p>
          </table:table-cell>
          <table:table-cell office:value-type="float" office:value="3.50058777884388">
            <text:p>3.5005877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-669.293201530311">
            <text:p>-669.2932015303</text:p>
          </table:table-cell>
          <table:table-cell office:value-type="float" office:value="-675.333494924581">
            <text:p>-675.3334949246</text:p>
          </table:table-cell>
          <table:table-cell office:value-type="float" office:value="6.04029339426986">
            <text:p>6.0402933943</text:p>
          </table:table-cell>
          <table:table-cell office:value-type="float" office:value="3.87664237097143">
            <text:p>3.8766423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-669.293195290847">
            <text:p>-669.2931952908</text:p>
          </table:table-cell>
          <table:table-cell office:value-type="float" office:value="-674.603185682063">
            <text:p>-674.6031856821</text:p>
          </table:table-cell>
          <table:table-cell office:value-type="float" office:value="5.30999039121613">
            <text:p>5.3099903912</text:p>
          </table:table-cell>
          <table:table-cell office:value-type="float" office:value="3.40793607137818">
            <text:p>3.40793607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-669.293190167298">
            <text:p>-669.2931901673</text:p>
          </table:table-cell>
          <table:table-cell office:value-type="float" office:value="-673.320244856636">
            <text:p>-673.3202448566</text:p>
          </table:table-cell>
          <table:table-cell office:value-type="float" office:value="4.0270546893381">
            <text:p>4.0270546893</text:p>
          </table:table-cell>
          <table:table-cell office:value-type="float" office:value="2.58455174606537">
            <text:p>2.58455174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-669.293188583828">
            <text:p>-669.2931885838</text:p>
          </table:table-cell>
          <table:table-cell office:value-type="float" office:value="-672.215006481138">
            <text:p>-672.2150064811</text:p>
          </table:table-cell>
          <table:table-cell office:value-type="float" office:value="2.92181789730997">
            <text:p>2.9218178973</text:p>
          </table:table-cell>
          <table:table-cell office:value-type="float" office:value="1.87521405362854">
            <text:p>1.8752140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-669.29318847432">
            <text:p>-669.2931884743</text:p>
          </table:table-cell>
          <table:table-cell office:value-type="float" office:value="-671.545693864446">
            <text:p>-671.5456938644</text:p>
          </table:table-cell>
          <table:table-cell office:value-type="float" office:value="2.25250539012592">
            <text:p>2.2525053901</text:p>
          </table:table-cell>
          <table:table-cell office:value-type="float" office:value="1.44565127324568">
            <text:p>1.4456512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-669.293188657872">
            <text:p>-669.2931886579</text:p>
          </table:table-cell>
          <table:table-cell office:value-type="float" office:value="-671.345463925451">
            <text:p>-671.3454639255</text:p>
          </table:table-cell>
          <table:table-cell office:value-type="float" office:value="2.05227526757913">
            <text:p>2.0522752676</text:p>
          </table:table-cell>
          <table:table-cell office:value-type="float" office:value="1.31714417494047">
            <text:p>1.31714417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-669.29319011808">
            <text:p>-669.2931901181</text:p>
          </table:table-cell>
          <table:table-cell office:value-type="float" office:value="-671.58308685489">
            <text:p>-671.5830868549</text:p>
          </table:table-cell>
          <table:table-cell office:value-type="float" office:value="2.28989673680955">
            <text:p>2.2898967368</text:p>
          </table:table-cell>
          <table:table-cell office:value-type="float" office:value="1.46964892855808">
            <text:p>1.46964892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-669.293191979685">
            <text:p>-669.2931919797</text:p>
          </table:table-cell>
          <table:table-cell office:value-type="float" office:value="-672.068579315021">
            <text:p>-672.068579315</text:p>
          </table:table-cell>
          <table:table-cell office:value-type="float" office:value="2.77538733533577">
            <text:p>2.7753873353</text:p>
          </table:table-cell>
          <table:table-cell office:value-type="float" office:value="1.78123535360499">
            <text:p>1.7812353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-669.293192825304">
            <text:p>-669.2931928253</text:p>
          </table:table-cell>
          <table:table-cell office:value-type="float" office:value="-672.567721035014">
            <text:p>-672.567721035</text:p>
          </table:table-cell>
          <table:table-cell office:value-type="float" office:value="3.27452820971023">
            <text:p>3.2745282097</text:p>
          </table:table-cell>
          <table:table-cell office:value-type="float" office:value="2.10158248517303">
            <text:p>2.10158248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69.293193475606">
            <text:p>-669.2931934756</text:p>
          </table:table-cell>
          <table:table-cell office:value-type="float" office:value="-672.978141331635">
            <text:p>-672.9781413316</text:p>
          </table:table-cell>
          <table:table-cell office:value-type="float" office:value="3.68494785602866">
            <text:p>3.684947856</text:p>
          </table:table-cell>
          <table:table-cell office:value-type="float" office:value="2.36498859592694">
            <text:p>2.36498859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-669.293193027826">
            <text:p>-669.2931930278</text:p>
          </table:table-cell>
          <table:table-cell office:value-type="float" office:value="-673.273186858163">
            <text:p>-673.2731868582</text:p>
          </table:table-cell>
          <table:table-cell office:value-type="float" office:value="3.9799938303379">
            <text:p>3.9799938303</text:p>
          </table:table-cell>
          <table:table-cell office:value-type="float" office:value="2.55434822645032">
            <text:p>2.5543482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-669.293192819566">
            <text:p>-669.2931928196</text:p>
          </table:table-cell>
          <table:table-cell office:value-type="float" office:value="-673.560915850497">
            <text:p>-673.5609158505</text:p>
          </table:table-cell>
          <table:table-cell office:value-type="float" office:value="4.26772303093171">
            <text:p>4.2677230309</text:p>
          </table:table-cell>
          <table:table-cell office:value-type="float" office:value="2.73901197332159">
            <text:p>2.7390119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-669.29319472281">
            <text:p>-669.2931947228</text:p>
          </table:table-cell>
          <table:table-cell office:value-type="float" office:value="-673.891398168928">
            <text:p>-673.8913981689</text:p>
          </table:table-cell>
          <table:table-cell office:value-type="float" office:value="4.59820344611824">
            <text:p>4.5982034461</text:p>
          </table:table-cell>
          <table:table-cell office:value-type="float" office:value="2.95111332281957">
            <text:p>2.9511133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-669.293196256094">
            <text:p>-669.2931962561</text:p>
          </table:table-cell>
          <table:table-cell office:value-type="float" office:value="-674.025944280362">
            <text:p>-674.0259442804</text:p>
          </table:table-cell>
          <table:table-cell office:value-type="float" office:value="4.732748024268">
            <text:p>4.7327480243</text:p>
          </table:table-cell>
          <table:table-cell office:value-type="float" office:value="3.0374636337059">
            <text:p>3.03746363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-669.293194138189">
            <text:p>-669.2931941382</text:p>
          </table:table-cell>
          <table:table-cell office:value-type="float" office:value="-673.811390617108">
            <text:p>-673.8113906171</text:p>
          </table:table-cell>
          <table:table-cell office:value-type="float" office:value="4.51819647891935">
            <text:p>4.5181964789</text:p>
          </table:table-cell>
          <table:table-cell office:value-type="float" office:value="2.8997650887569">
            <text:p>2.89976508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-669.293193564621">
            <text:p>-669.2931935646</text:p>
          </table:table-cell>
          <table:table-cell office:value-type="float" office:value="-673.494507945659">
            <text:p>-673.4945079457</text:p>
          </table:table-cell>
          <table:table-cell office:value-type="float" office:value="4.20131438103797">
            <text:p>4.201314381</text:p>
          </table:table-cell>
          <table:table-cell office:value-type="float" office:value="2.69639109894134">
            <text:p>2.69639109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-669.293190790715">
            <text:p>-669.2931907907</text:p>
          </table:table-cell>
          <table:table-cell office:value-type="float" office:value="-673.241432346069">
            <text:p>-673.2414323461</text:p>
          </table:table-cell>
          <table:table-cell office:value-type="float" office:value="3.94824155535394">
            <text:p>3.9482415554</text:p>
          </table:table-cell>
          <table:table-cell office:value-type="float" office:value="2.53396971061625">
            <text:p>2.53396971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-669.293192634116">
            <text:p>-669.2931926341</text:p>
          </table:table-cell>
          <table:table-cell office:value-type="float" office:value="-673.321325676063">
            <text:p>-673.3213256761</text:p>
          </table:table-cell>
          <table:table-cell office:value-type="float" office:value="4.02813304194722">
            <text:p>4.0281330419</text:p>
          </table:table-cell>
          <table:table-cell office:value-type="float" office:value="2.58524382956901">
            <text:p>2.58524382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-669.29319486404">
            <text:p>-669.293194864</text:p>
          </table:table-cell>
          <table:table-cell office:value-type="float" office:value="-673.461823289746">
            <text:p>-673.4618232897</text:p>
          </table:table-cell>
          <table:table-cell office:value-type="float" office:value="4.16862842570647">
            <text:p>4.1686284257</text:p>
          </table:table-cell>
          <table:table-cell office:value-type="float" office:value="2.67541334983167">
            <text:p>2.67541334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669.293191102289">
            <text:p>-669.2931911023</text:p>
          </table:table-cell>
          <table:table-cell office:value-type="float" office:value="-673.351378984155">
            <text:p>-673.3513789842</text:p>
          </table:table-cell>
          <table:table-cell office:value-type="float" office:value="4.05818788186677">
            <text:p>4.0581878819</text:p>
          </table:table-cell>
          <table:table-cell office:value-type="float" office:value="2.60453293661726">
            <text:p>2.60453293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-669.293190739024">
            <text:p>-669.293190739</text:p>
          </table:table-cell>
          <table:table-cell office:value-type="float" office:value="-673.396626442447">
            <text:p>-673.3966264424</text:p>
          </table:table-cell>
          <table:table-cell office:value-type="float" office:value="4.10343570342294">
            <text:p>4.1034357034</text:p>
          </table:table-cell>
          <table:table-cell office:value-type="float" office:value="2.63357285418239">
            <text:p>2.63357285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-669.293197127746">
            <text:p>-669.2931971277</text:p>
          </table:table-cell>
          <table:table-cell office:value-type="float" office:value="-673.59366342214">
            <text:p>-673.5936634221</text:p>
          </table:table-cell>
          <table:table-cell office:value-type="float" office:value="4.30046629439352">
            <text:p>4.3004662944</text:p>
          </table:table-cell>
          <table:table-cell office:value-type="float" office:value="2.76002650261919">
            <text:p>2.7600265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-669.293200989583">
            <text:p>-669.2932009896</text:p>
          </table:table-cell>
          <table:table-cell office:value-type="float" office:value="-673.095287749056">
            <text:p>-673.0952877491</text:p>
          </table:table-cell>
          <table:table-cell office:value-type="float" office:value="3.80208675947292">
            <text:p>3.8020867595</text:p>
          </table:table-cell>
          <table:table-cell office:value-type="float" office:value="2.44016799645274">
            <text:p>2.44016799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-669.293191045108">
            <text:p>-669.2931910451</text:p>
          </table:table-cell>
          <table:table-cell office:value-type="float" office:value="-671.583756649976">
            <text:p>-671.58375665</text:p>
          </table:table-cell>
          <table:table-cell office:value-type="float" office:value="2.2905656048678">
            <text:p>2.2905656049</text:p>
          </table:table-cell>
          <table:table-cell office:value-type="float" office:value="1.47007820609245">
            <text:p>1.47007820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-669.293183785454">
            <text:p>-669.2931837855</text:p>
          </table:table-cell>
          <table:table-cell office:value-type="float" office:value="-670.525647578708">
            <text:p>-670.5256475787</text:p>
          </table:table-cell>
          <table:table-cell office:value-type="float" office:value="1.23246379325415">
            <text:p>1.2324637933</text:p>
          </table:table-cell>
          <table:table-cell office:value-type="float" office:value="0.790991604174346">
            <text:p>0.79099160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-669.293189364401">
            <text:p>-669.2931893644</text:p>
          </table:table-cell>
          <table:table-cell office:value-type="float" office:value="-670.952830186933">
            <text:p>-670.9528301869</text:p>
          </table:table-cell>
          <table:table-cell office:value-type="float" office:value="1.65964082253245">
            <text:p>1.6596408225</text:p>
          </table:table-cell>
          <table:table-cell office:value-type="float" office:value="1.06515255357077">
            <text:p>1.06515255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-669.293193585323">
            <text:p>-669.2931935853</text:p>
          </table:table-cell>
          <table:table-cell office:value-type="float" office:value="-672.166836585647">
            <text:p>-672.1668365856</text:p>
          </table:table-cell>
          <table:table-cell office:value-type="float" office:value="2.87364300032339">
            <text:p>2.8736430003</text:p>
          </table:table-cell>
          <table:table-cell office:value-type="float" office:value="1.84429554774064">
            <text:p>1.84429554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-669.293196370189">
            <text:p>-669.2931963702</text:p>
          </table:table-cell>
          <table:table-cell office:value-type="float" office:value="-673.414701557555">
            <text:p>-673.4147015576</text:p>
          </table:table-cell>
          <table:table-cell office:value-type="float" office:value="4.12150518736624">
            <text:p>4.1215051874</text:p>
          </table:table-cell>
          <table:table-cell office:value-type="float" office:value="2.64516979534135">
            <text:p>2.64516979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-669.293196557804">
            <text:p>-669.2931965578</text:p>
          </table:table-cell>
          <table:table-cell office:value-type="float" office:value="-674.251228436444">
            <text:p>-674.2512284364</text:p>
          </table:table-cell>
          <table:table-cell office:value-type="float" office:value="4.95803187864059">
            <text:p>4.9580318786</text:p>
          </table:table-cell>
          <table:table-cell office:value-type="float" office:value="3.18205014272962">
            <text:p>3.18205014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669.293198832137">
            <text:p>-669.2931988321</text:p>
          </table:table-cell>
          <table:table-cell office:value-type="float" office:value="-674.575818995487">
            <text:p>-674.5758189955</text:p>
          </table:table-cell>
          <table:table-cell office:value-type="float" office:value="5.2826201633501">
            <text:p>5.2826201634</text:p>
          </table:table-cell>
          <table:table-cell office:value-type="float" office:value="3.39036994037712">
            <text:p>3.39036994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-669.293199355959">
            <text:p>-669.293199356</text:p>
          </table:table-cell>
          <table:table-cell office:value-type="float" office:value="-674.171603610386">
            <text:p>-674.1716036104</text:p>
          </table:table-cell>
          <table:table-cell office:value-type="float" office:value="4.87840425442693">
            <text:p>4.8784042544</text:p>
          </table:table-cell>
          <table:table-cell office:value-type="float" office:value="3.13094536986887">
            <text:p>3.13094536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-669.293196046542">
            <text:p>-669.2931960465</text:p>
          </table:table-cell>
          <table:table-cell office:value-type="float" office:value="-673.089459249489">
            <text:p>-673.0894592495</text:p>
          </table:table-cell>
          <table:table-cell office:value-type="float" office:value="3.79626320294675">
            <text:p>3.7962632029</text:p>
          </table:table-cell>
          <table:table-cell office:value-type="float" office:value="2.43643045516037">
            <text:p>2.43643045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-669.293185059001">
            <text:p>-669.293185059</text:p>
          </table:table-cell>
          <table:table-cell office:value-type="float" office:value="-672.13766711985">
            <text:p>-672.1376671199</text:p>
          </table:table-cell>
          <table:table-cell office:value-type="float" office:value="2.84448206084862">
            <text:p>2.8444820608</text:p>
          </table:table-cell>
          <table:table-cell office:value-type="float" office:value="1.82558014334448">
            <text:p>1.82558014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-669.2931917175">
            <text:p>-669.2931917175</text:p>
          </table:table-cell>
          <table:table-cell office:value-type="float" office:value="-672.713537456291">
            <text:p>-672.7135374563</text:p>
          </table:table-cell>
          <table:table-cell office:value-type="float" office:value="3.42034573879017">
            <text:p>3.4203457388</text:p>
          </table:table-cell>
          <table:table-cell office:value-type="float" office:value="2.19516774250472">
            <text:p>2.19516774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-669.293199956243">
            <text:p>-669.2931999562</text:p>
          </table:table-cell>
          <table:table-cell office:value-type="float" office:value="-674.023876146721">
            <text:p>-674.0238761467</text:p>
          </table:table-cell>
          <table:table-cell office:value-type="float" office:value="4.73067619047855">
            <text:p>4.7306761905</text:p>
          </table:table-cell>
          <table:table-cell office:value-type="float" office:value="3.03613393692968">
            <text:p>3.03613393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-669.29320065606">
            <text:p>-669.2932006561</text:p>
          </table:table-cell>
          <table:table-cell office:value-type="float" office:value="-674.730299788901">
            <text:p>-674.7302997889</text:p>
          </table:table-cell>
          <table:table-cell office:value-type="float" office:value="5.43709913284078">
            <text:p>5.4370991328</text:p>
          </table:table-cell>
          <table:table-cell office:value-type="float" office:value="3.48951408445457">
            <text:p>3.48951408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-669.293199304157">
            <text:p>-669.2931993042</text:p>
          </table:table-cell>
          <table:table-cell office:value-type="float" office:value="-674.610759816192">
            <text:p>-674.6107598162</text:p>
          </table:table-cell>
          <table:table-cell office:value-type="float" office:value="5.31756051203469">
            <text:p>5.317560512</text:p>
          </table:table-cell>
          <table:table-cell office:value-type="float" office:value="3.41279455244906">
            <text:p>3.41279455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-669.293197224067">
            <text:p>-669.2931972241</text:p>
          </table:table-cell>
          <table:table-cell office:value-type="float" office:value="-673.878530599965">
            <text:p>-673.8785306</text:p>
          </table:table-cell>
          <table:table-cell office:value-type="float" office:value="4.58533337589809">
            <text:p>4.5853333759</text:p>
          </table:table-cell>
          <table:table-cell office:value-type="float" office:value="2.94285334995465">
            <text:p>2.942853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-669.293198763994">
            <text:p>-669.293198764</text:p>
          </table:table-cell>
          <table:table-cell office:value-type="float" office:value="-672.81700018087">
            <text:p>-672.8170001809</text:p>
          </table:table-cell>
          <table:table-cell office:value-type="float" office:value="3.52380141687646">
            <text:p>3.5238014169</text:p>
          </table:table-cell>
          <table:table-cell office:value-type="float" office:value="2.26156528961185">
            <text:p>2.26156528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669.293191367917">
            <text:p>-669.2931913679</text:p>
          </table:table-cell>
          <table:table-cell office:value-type="float" office:value="-671.475910795517">
            <text:p>-671.4759107955</text:p>
          </table:table-cell>
          <table:table-cell office:value-type="float" office:value="2.18271942760025">
            <text:p>2.1827194276</text:p>
          </table:table-cell>
          <table:table-cell office:value-type="float" office:value="1.40086284964316">
            <text:p>1.40086284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-669.293185597375">
            <text:p>-669.2931855974</text:p>
          </table:table-cell>
          <table:table-cell office:value-type="float" office:value="-671.014834621046">
            <text:p>-671.014834621</text:p>
          </table:table-cell>
          <table:table-cell office:value-type="float" office:value="1.72164902367122">
            <text:p>1.7216490237</text:p>
          </table:table-cell>
          <table:table-cell office:value-type="float" office:value="1.10494923300199">
            <text:p>1.104949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669.293203093469">
            <text:p>-669.2932030935</text:p>
          </table:table-cell>
          <table:table-cell office:value-type="float" office:value="-671.94089617312">
            <text:p>-671.9408961731</text:p>
          </table:table-cell>
          <table:table-cell office:value-type="float" office:value="2.64769307965081">
            <text:p>2.6476930797</text:p>
          </table:table-cell>
          <table:table-cell office:value-type="float" office:value="1.69928155934267">
            <text:p>1.69928155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669.293196590283">
            <text:p>-669.2931965903</text:p>
          </table:table-cell>
          <table:table-cell office:value-type="float" office:value="-672.26600787345">
            <text:p>-672.2660078735</text:p>
          </table:table-cell>
          <table:table-cell office:value-type="float" office:value="2.97281128316699">
            <text:p>2.9728112832</text:p>
          </table:table-cell>
          <table:table-cell office:value-type="float" office:value="1.90794145730733">
            <text:p>1.90794145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-669.293193124491">
            <text:p>-669.2931931245</text:p>
          </table:table-cell>
          <table:table-cell office:value-type="float" office:value="-672.4696623678">
            <text:p>-672.4696623678</text:p>
          </table:table-cell>
          <table:table-cell office:value-type="float" office:value="3.17646924330866">
            <text:p>3.1764692433</text:p>
          </table:table-cell>
          <table:table-cell office:value-type="float" office:value="2.03864853160604">
            <text:p>2.03864853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-669.293196772781">
            <text:p>-669.2931967728</text:p>
          </table:table-cell>
          <table:table-cell office:value-type="float" office:value="-673.087110316846">
            <text:p>-673.0871103168</text:p>
          </table:table-cell>
          <table:table-cell office:value-type="float" office:value="3.79391354406586">
            <text:p>3.7939135441</text:p>
          </table:table-cell>
          <table:table-cell office:value-type="float" office:value="2.43492245106513">
            <text:p>2.43492245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-669.293199577168">
            <text:p>-669.2931995772</text:p>
          </table:table-cell>
          <table:table-cell office:value-type="float" office:value="-673.652027853044">
            <text:p>-673.652027853</text:p>
          </table:table-cell>
          <table:table-cell office:value-type="float" office:value="4.3588282758759">
            <text:p>4.3588282759</text:p>
          </table:table-cell>
          <table:table-cell office:value-type="float" office:value="2.79748304909805">
            <text:p>2.79748304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-669.293201298825">
            <text:p>-669.2932012988</text:p>
          </table:table-cell>
          <table:table-cell office:value-type="float" office:value="-673.773163025184">
            <text:p>-673.7731630252</text:p>
          </table:table-cell>
          <table:table-cell office:value-type="float" office:value="4.47996172635966">
            <text:p>4.4799617264</text:p>
          </table:table-cell>
          <table:table-cell office:value-type="float" office:value="2.87522613805674">
            <text:p>2.87522613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-669.293195074261">
            <text:p>-669.2931950743</text:p>
          </table:table-cell>
          <table:table-cell office:value-type="float" office:value="-673.470606643437">
            <text:p>-673.4706066434</text:p>
          </table:table-cell>
          <table:table-cell office:value-type="float" office:value="4.17741156917597">
            <text:p>4.1774115692</text:p>
          </table:table-cell>
          <table:table-cell office:value-type="float" office:value="2.68105034523929">
            <text:p>2.68105034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-669.293199163368">
            <text:p>-669.2931991634</text:p>
          </table:table-cell>
          <table:table-cell office:value-type="float" office:value="-673.494625012186">
            <text:p>-673.4946250122</text:p>
          </table:table-cell>
          <table:table-cell office:value-type="float" office:value="4.20142584881878">
            <text:p>4.2014258488</text:p>
          </table:table-cell>
          <table:table-cell office:value-type="float" office:value="2.69646263863219">
            <text:p>2.69646263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669.293198228953">
            <text:p>-669.293198229</text:p>
          </table:table-cell>
          <table:table-cell office:value-type="float" office:value="-673.471227528112">
            <text:p>-673.4712275281</text:p>
          </table:table-cell>
          <table:table-cell office:value-type="float" office:value="4.17802929915927">
            <text:p>4.1780292992</text:p>
          </table:table-cell>
          <table:table-cell office:value-type="float" office:value="2.68144680250896">
            <text:p>2.68144680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-669.293194213878">
            <text:p>-669.2931942139</text:p>
          </table:table-cell>
          <table:table-cell office:value-type="float" office:value="-673.47663999696">
            <text:p>-673.476639997</text:p>
          </table:table-cell>
          <table:table-cell office:value-type="float" office:value="4.18344578308144">
            <text:p>4.1834457831</text:p>
          </table:table-cell>
          <table:table-cell office:value-type="float" office:value="2.6849230858124">
            <text:p>2.68492308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-669.2932019867">
            <text:p>-669.2932019867</text:p>
          </table:table-cell>
          <table:table-cell office:value-type="float" office:value="-673.939985275639">
            <text:p>-673.9399852756</text:p>
          </table:table-cell>
          <table:table-cell office:value-type="float" office:value="4.64678328893831">
            <text:p>4.6467832889</text:p>
          </table:table-cell>
          <table:table-cell office:value-type="float" office:value="2.9822917217414">
            <text:p>2.98229172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-669.293203450171">
            <text:p>-669.2932034502</text:p>
          </table:table-cell>
          <table:table-cell office:value-type="float" office:value="-673.935304644797">
            <text:p>-673.9353046448</text:p>
          </table:table-cell>
          <table:table-cell office:value-type="float" office:value="4.64210119462614">
            <text:p>4.6421011946</text:p>
          </table:table-cell>
          <table:table-cell office:value-type="float" office:value="2.97928676750976">
            <text:p>2.97928676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-669.293195294149">
            <text:p>-669.2931952942</text:p>
          </table:table-cell>
          <table:table-cell office:value-type="float" office:value="-673.458905116713">
            <text:p>-673.4589051167</text:p>
          </table:table-cell>
          <table:table-cell office:value-type="float" office:value="4.1657098225636">
            <text:p>4.1657098226</text:p>
          </table:table-cell>
          <table:table-cell office:value-type="float" office:value="2.67354019899789">
            <text:p>2.6735401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-669.293203823901">
            <text:p>-669.2932038239</text:p>
          </table:table-cell>
          <table:table-cell office:value-type="float" office:value="-673.358830089259">
            <text:p>-673.3588300893</text:p>
          </table:table-cell>
          <table:table-cell office:value-type="float" office:value="4.06562626535822">
            <text:p>4.0656262654</text:p>
          </table:table-cell>
          <table:table-cell office:value-type="float" office:value="2.60930686906264">
            <text:p>2.60930686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-669.293195711893">
            <text:p>-669.2931957119</text:p>
          </table:table-cell>
          <table:table-cell office:value-type="float" office:value="-672.960263312047">
            <text:p>-672.960263312</text:p>
          </table:table-cell>
          <table:table-cell office:value-type="float" office:value="3.66706760015425">
            <text:p>3.6670676002</text:p>
          </table:table-cell>
          <table:table-cell office:value-type="float" office:value="2.35351310078091">
            <text:p>2.3535131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-669.293199575818">
            <text:p>-669.2931995758</text:p>
          </table:table-cell>
          <table:table-cell office:value-type="float" office:value="-672.815359045381">
            <text:p>-672.8153590454</text:p>
          </table:table-cell>
          <table:table-cell office:value-type="float" office:value="3.52215946956294">
            <text:p>3.5221594696</text:p>
          </table:table-cell>
          <table:table-cell office:value-type="float" office:value="2.26051149269984">
            <text:p>2.26051149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-669.293198659846">
            <text:p>-669.2931986598</text:p>
          </table:table-cell>
          <table:table-cell office:value-type="float" office:value="-672.439171189222">
            <text:p>-672.4391711892</text:p>
          </table:table-cell>
          <table:table-cell office:value-type="float" office:value="3.14597252937634">
            <text:p>3.1459725294</text:p>
          </table:table-cell>
          <table:table-cell office:value-type="float" office:value="2.01907583112801">
            <text:p>2.01907583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-669.293192836069">
            <text:p>-669.2931928361</text:p>
          </table:table-cell>
          <table:table-cell office:value-type="float" office:value="-671.780435207339">
            <text:p>-671.7804352073</text:p>
          </table:table-cell>
          <table:table-cell office:value-type="float" office:value="2.48724237126933">
            <text:p>2.4872423713</text:p>
          </table:table-cell>
          <table:table-cell office:value-type="float" office:value="1.59630477097109">
            <text:p>1.5963047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669.293191805417">
            <text:p>-669.2931918054</text:p>
          </table:table-cell>
          <table:table-cell office:value-type="float" office:value="-671.525885716211">
            <text:p>-671.5258857162</text:p>
          </table:table-cell>
          <table:table-cell office:value-type="float" office:value="2.232693910794">
            <text:p>2.2326939108</text:p>
          </table:table-cell>
          <table:table-cell office:value-type="float" office:value="1.43293632461709">
            <text:p>1.4329363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-669.293195417425">
            <text:p>-669.2931954174</text:p>
          </table:table-cell>
          <table:table-cell office:value-type="float" office:value="-671.828238071821">
            <text:p>-671.8282380718</text:p>
          </table:table-cell>
          <table:table-cell office:value-type="float" office:value="2.53504265439624">
            <text:p>2.5350426544</text:p>
          </table:table-cell>
          <table:table-cell office:value-type="float" office:value="1.62698285079582">
            <text:p>1.62698285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-669.293196907345">
            <text:p>-669.2931969073</text:p>
          </table:table-cell>
          <table:table-cell office:value-type="float" office:value="-672.215171783895">
            <text:p>-672.2151717839</text:p>
          </table:table-cell>
          <table:table-cell office:value-type="float" office:value="2.92197487654981">
            <text:p>2.9219748765</text:p>
          </table:table-cell>
          <table:table-cell office:value-type="float" office:value="1.87531480243871">
            <text:p>1.87531480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669.293189457912">
            <text:p>-669.2931894579</text:p>
          </table:table-cell>
          <table:table-cell office:value-type="float" office:value="-672.667557620256">
            <text:p>-672.6675576203</text:p>
          </table:table-cell>
          <table:table-cell office:value-type="float" office:value="3.37436816234392">
            <text:p>3.3743681623</text:p>
          </table:table-cell>
          <table:table-cell office:value-type="float" office:value="2.16565947041727">
            <text:p>2.16565947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669.293198847238">
            <text:p>-669.2931988472</text:p>
          </table:table-cell>
          <table:table-cell office:value-type="float" office:value="-674.070038775974">
            <text:p>-674.070038776</text:p>
          </table:table-cell>
          <table:table-cell office:value-type="float" office:value="4.77683992873525">
            <text:p>4.7768399287</text:p>
          </table:table-cell>
          <table:table-cell office:value-type="float" office:value="3.06576168711448">
            <text:p>3.06576168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669.293217082059">
            <text:p>-669.2932170821</text:p>
          </table:table-cell>
          <table:table-cell office:value-type="float" office:value="-675.132563748965">
            <text:p>-675.132563749</text:p>
          </table:table-cell>
          <table:table-cell office:value-type="float" office:value="5.83934666690615">
            <text:p>5.8393466669</text:p>
          </table:table-cell>
          <table:table-cell office:value-type="float" office:value="3.74767535782184">
            <text:p>3.74767535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-669.293198942658">
            <text:p>-669.2931989427</text:p>
          </table:table-cell>
          <table:table-cell office:value-type="float" office:value="-673.878902667449">
            <text:p>-673.8789026674</text:p>
          </table:table-cell>
          <table:table-cell office:value-type="float" office:value="4.58570372479066">
            <text:p>4.5857037248</text:p>
          </table:table-cell>
          <table:table-cell office:value-type="float" office:value="2.94309103877459">
            <text:p>2.94309103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-669.293187398615">
            <text:p>-669.2931873986</text:p>
          </table:table-cell>
          <table:table-cell office:value-type="float" office:value="-672.828996164083">
            <text:p>-672.8289961641</text:p>
          </table:table-cell>
          <table:table-cell office:value-type="float" office:value="3.53580876546818">
            <text:p>3.5358087655</text:p>
          </table:table-cell>
          <table:table-cell office:value-type="float" office:value="2.26927157029646">
            <text:p>2.26927157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-669.293211411549">
            <text:p>-669.2932114115</text:p>
          </table:table-cell>
          <table:table-cell office:value-type="float" office:value="-673.354988008531">
            <text:p>-673.3549880085</text:p>
          </table:table-cell>
          <table:table-cell office:value-type="float" office:value="4.06177659698215">
            <text:p>4.061776597</text:p>
          </table:table-cell>
          <table:table-cell office:value-type="float" office:value="2.60683616332589">
            <text:p>2.60683616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-669.293197130107">
            <text:p>-669.2931971301</text:p>
          </table:table-cell>
          <table:table-cell office:value-type="float" office:value="-672.920895117276">
            <text:p>-672.9208951173</text:p>
          </table:table-cell>
          <table:table-cell office:value-type="float" office:value="3.62769798716903">
            <text:p>3.6276979872</text:p>
          </table:table-cell>
          <table:table-cell office:value-type="float" office:value="2.32824580002826">
            <text:p>2.32824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669.293188927048">
            <text:p>-669.293188927</text:p>
          </table:table-cell>
          <table:table-cell office:value-type="float" office:value="-673.017956875461">
            <text:p>-673.0179568755</text:p>
          </table:table-cell>
          <table:table-cell office:value-type="float" office:value="3.72476794841291">
            <text:p>3.7247679484</text:p>
          </table:table-cell>
          <table:table-cell office:value-type="float" office:value="2.39054501302072">
            <text:p>2.3905450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-669.293209978615">
            <text:p>-669.2932099786</text:p>
          </table:table-cell>
          <table:table-cell office:value-type="float" office:value="-674.558095281997">
            <text:p>-674.558095282</text:p>
          </table:table-cell>
          <table:table-cell office:value-type="float" office:value="5.26488530338197">
            <text:p>5.2648853034</text:p>
          </table:table-cell>
          <table:table-cell office:value-type="float" office:value="3.37898775989216">
            <text:p>3.37898775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-669.293210541819">
            <text:p>-669.2932105418</text:p>
          </table:table-cell>
          <table:table-cell office:value-type="float" office:value="-674.83319933246">
            <text:p>-674.8331993325</text:p>
          </table:table-cell>
          <table:table-cell office:value-type="float" office:value="5.53998879064118">
            <text:p>5.5399887906</text:p>
          </table:table-cell>
          <table:table-cell office:value-type="float" office:value="3.55554836142234">
            <text:p>3.5555483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-669.29319541784">
            <text:p>-669.2931954178</text:p>
          </table:table-cell>
          <table:table-cell office:value-type="float" office:value="-673.548313994333">
            <text:p>-673.5483139943</text:p>
          </table:table-cell>
          <table:table-cell office:value-type="float" office:value="4.25511857649255">
            <text:p>4.2551185765</text:p>
          </table:table-cell>
          <table:table-cell office:value-type="float" office:value="2.73092247187648">
            <text:p>2.73092247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-669.293198462781">
            <text:p>-669.2931984628</text:p>
          </table:table-cell>
          <table:table-cell office:value-type="float" office:value="-672.510437798735">
            <text:p>-672.5104377987</text:p>
          </table:table-cell>
          <table:table-cell office:value-type="float" office:value="3.21723933595495">
            <text:p>3.217239336</text:p>
          </table:table-cell>
          <table:table-cell office:value-type="float" office:value="2.0648146560481">
            <text:p>2.0648146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-669.293196917739">
            <text:p>-669.2931969177</text:p>
          </table:table-cell>
          <table:table-cell office:value-type="float" office:value="-671.54831781338">
            <text:p>-671.5483178134</text:p>
          </table:table-cell>
          <table:table-cell office:value-type="float" office:value="2.25512089564096">
            <text:p>2.2551208956</text:p>
          </table:table-cell>
          <table:table-cell office:value-type="float" office:value="1.44732989692159">
            <text:p>1.44732989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-669.293187632237">
            <text:p>-669.2931876322</text:p>
          </table:table-cell>
          <table:table-cell office:value-type="float" office:value="-670.852417743501">
            <text:p>-670.8524177435</text:p>
          </table:table-cell>
          <table:table-cell office:value-type="float" office:value="1.55923011126387">
            <text:p>1.5592301113</text:p>
          </table:table-cell>
          <table:table-cell office:value-type="float" office:value="1.00070925712884">
            <text:p>1.0007092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-669.293194132759">
            <text:p>-669.2931941328</text:p>
          </table:table-cell>
          <table:table-cell office:value-type="float" office:value="-671.488625260667">
            <text:p>-671.4886252607</text:p>
          </table:table-cell>
          <table:table-cell office:value-type="float" office:value="2.19543112790812">
            <text:p>2.1954311279</text:p>
          </table:table-cell>
          <table:table-cell office:value-type="float" office:value="1.40902118116847">
            <text:p>1.40902118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-669.293206453304">
            <text:p>-669.2932064533</text:p>
          </table:table-cell>
          <table:table-cell office:value-type="float" office:value="-672.515033102331">
            <text:p>-672.5150331023</text:p>
          </table:table-cell>
          <table:table-cell office:value-type="float" office:value="3.22182664902691">
            <text:p>3.221826649</text:p>
          </table:table-cell>
          <table:table-cell office:value-type="float" office:value="2.06775877996112">
            <text:p>2.067758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-669.293192421085">
            <text:p>-669.2931924211</text:p>
          </table:table-cell>
          <table:table-cell office:value-type="float" office:value="-672.553684643401">
            <text:p>-672.5536846434</text:p>
          </table:table-cell>
          <table:table-cell office:value-type="float" office:value="3.26049222231607">
            <text:p>3.2604922223</text:p>
          </table:table-cell>
          <table:table-cell office:value-type="float" office:value="2.09257423012664">
            <text:p>2.09257423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669.293193151717">
            <text:p>-669.2931931517</text:p>
          </table:table-cell>
          <table:table-cell office:value-type="float" office:value="-673.292567401746">
            <text:p>-673.2925674017</text:p>
          </table:table-cell>
          <table:table-cell office:value-type="float" office:value="3.99937425002856">
            <text:p>3.99937425</text:p>
          </table:table-cell>
          <table:table-cell office:value-type="float" office:value="2.56678652228067">
            <text:p>2.5667865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-669.293215195864">
            <text:p>-669.2932151959</text:p>
          </table:table-cell>
          <table:table-cell office:value-type="float" office:value="-674.537302463717">
            <text:p>-674.5373024637</text:p>
          </table:table-cell>
          <table:table-cell office:value-type="float" office:value="5.24408726785304">
            <text:p>5.2440872679</text:p>
          </table:table-cell>
          <table:table-cell office:value-type="float" office:value="3.36563964242474">
            <text:p>3.36563964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-669.29319957885">
            <text:p>-669.2931995789</text:p>
          </table:table-cell>
          <table:table-cell office:value-type="float" office:value="-673.9302214264">
            <text:p>-673.9302214264</text:p>
          </table:table-cell>
          <table:table-cell office:value-type="float" office:value="4.63702184755011">
            <text:p>4.6370218476</text:p>
          </table:table-cell>
          <table:table-cell office:value-type="float" office:value="2.97602685763344">
            <text:p>2.97602685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.3">
            <text:p>9.3</text:p>
          </table:table-cell>
          <table:table-cell office:value-type="float" office:value="-669.293196247926">
            <text:p>-669.2931962479</text:p>
          </table:table-cell>
          <table:table-cell office:value-type="float" office:value="-673.250895958785">
            <text:p>-673.2508959588</text:p>
          </table:table-cell>
          <table:table-cell office:value-type="float" office:value="3.95769971085891">
            <text:p>3.9576997109</text:p>
          </table:table-cell>
          <table:table-cell office:value-type="float" office:value="2.54003992674458">
            <text:p>2.54003992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-669.29320491443">
            <text:p>-669.2932049144</text:p>
          </table:table-cell>
          <table:table-cell office:value-type="float" office:value="-673.208507324886">
            <text:p>-673.2085073249</text:p>
          </table:table-cell>
          <table:table-cell office:value-type="float" office:value="3.91530241045631">
            <text:p>3.9153024105</text:p>
          </table:table-cell>
          <table:table-cell office:value-type="float" office:value="2.51282946519458">
            <text:p>2.51282946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-669.293193164724">
            <text:p>-669.2931931647</text:p>
          </table:table-cell>
          <table:table-cell office:value-type="float" office:value="-673.006962022626">
            <text:p>-673.0069620226</text:p>
          </table:table-cell>
          <table:table-cell office:value-type="float" office:value="3.71376885790237">
            <text:p>3.7137688579</text:p>
          </table:table-cell>
          <table:table-cell office:value-type="float" office:value="2.38348582937978">
            <text:p>2.38348582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-669.293201927047">
            <text:p>-669.293201927</text:p>
          </table:table-cell>
          <table:table-cell office:value-type="float" office:value="-673.802893189684">
            <text:p>-673.8028931897</text:p>
          </table:table-cell>
          <table:table-cell office:value-type="float" office:value="4.50969126263753">
            <text:p>4.5096912626</text:p>
          </table:table-cell>
          <table:table-cell office:value-type="float" office:value="2.89430646619336">
            <text:p>2.89430646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.7">
            <text:p>9.7</text:p>
          </table:table-cell>
          <table:table-cell office:value-type="float" office:value="-669.293209885051">
            <text:p>-669.2932098851</text:p>
          </table:table-cell>
          <table:table-cell office:value-type="float" office:value="-674.409823166494">
            <text:p>-674.4098231665</text:p>
          </table:table-cell>
          <table:table-cell office:value-type="float" office:value="5.11661328144328">
            <text:p>5.1166132814</text:p>
          </table:table-cell>
          <table:table-cell office:value-type="float" office:value="3.28382721632942">
            <text:p>3.28382721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-669.293191963041">
            <text:p>-669.293191963</text:p>
          </table:table-cell>
          <table:table-cell office:value-type="float" office:value="-673.761771032715">
            <text:p>-673.7617710327</text:p>
          </table:table-cell>
          <table:table-cell office:value-type="float" office:value="4.46857906967463">
            <text:p>4.4685790697</text:p>
          </table:table-cell>
          <table:table-cell office:value-type="float" office:value="2.86792078278356">
            <text:p>2.86792078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-669.29319983757">
            <text:p>-669.2931998376</text:p>
          </table:table-cell>
          <table:table-cell office:value-type="float" office:value="-673.678562815437">
            <text:p>-673.6785628154</text:p>
          </table:table-cell>
          <table:table-cell office:value-type="float" office:value="4.38536297786694">
            <text:p>4.3853629779</text:p>
          </table:table-cell>
          <table:table-cell office:value-type="float" office:value="2.81451294207264">
            <text:p>2.81451294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669.293206415078">
            <text:p>-669.2932064151</text:p>
          </table:table-cell>
          <table:table-cell office:value-type="float" office:value="-673.253078257573">
            <text:p>-673.2530782576</text:p>
          </table:table-cell>
          <table:table-cell office:value-type="float" office:value="3.95987184249544">
            <text:p>3.9598718425</text:p>
          </table:table-cell>
          <table:table-cell office:value-type="float" office:value="2.54143399438135">
            <text:p>2.54143399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1">
            <text:p>10.1</text:p>
          </table:table-cell>
          <table:table-cell office:value-type="float" office:value="-669.293187276449">
            <text:p>-669.2931872764</text:p>
          </table:table-cell>
          <table:table-cell office:value-type="float" office:value="-671.717263936999">
            <text:p>-671.717263937</text:p>
          </table:table-cell>
          <table:table-cell office:value-type="float" office:value="2.42407666054991">
            <text:p>2.4240766605</text:p>
          </table:table-cell>
          <table:table-cell office:value-type="float" office:value="1.55576520532686">
            <text:p>1.55576520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office:value-type="float" office:value="-669.293186784083">
            <text:p>-669.2931867841</text:p>
          </table:table-cell>
          <table:table-cell office:value-type="float" office:value="-671.388111305955">
            <text:p>-671.388111306</text:p>
          </table:table-cell>
          <table:table-cell office:value-type="float" office:value="2.09492452187229">
            <text:p>2.0949245219</text:p>
          </table:table-cell>
          <table:table-cell office:value-type="float" office:value="1.34451633974956">
            <text:p>1.34451633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3">
            <text:p>10.3</text:p>
          </table:table-cell>
          <table:table-cell office:value-type="float" office:value="-669.293202668422">
            <text:p>-669.2932026684</text:p>
          </table:table-cell>
          <table:table-cell office:value-type="float" office:value="-672.421683558298">
            <text:p>-672.4216835583</text:p>
          </table:table-cell>
          <table:table-cell office:value-type="float" office:value="3.12848088987545">
            <text:p>3.1284808899</text:p>
          </table:table-cell>
          <table:table-cell office:value-type="float" office:value="2.00784974881698">
            <text:p>2.00784974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4">
            <text:p>10.4</text:p>
          </table:table-cell>
          <table:table-cell office:value-type="float" office:value="-669.293203629735">
            <text:p>-669.2932036297</text:p>
          </table:table-cell>
          <table:table-cell office:value-type="float" office:value="-672.756791354596">
            <text:p>-672.7567913546</text:p>
          </table:table-cell>
          <table:table-cell office:value-type="float" office:value="3.4635877248611">
            <text:p>3.4635877249</text:p>
          </table:table-cell>
          <table:table-cell office:value-type="float" office:value="2.22292032080937">
            <text:p>2.2229203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office:value-type="float" office:value="-669.293191792954">
            <text:p>-669.293191793</text:p>
          </table:table-cell>
          <table:table-cell office:value-type="float" office:value="-672.275662053877">
            <text:p>-672.2756620539</text:p>
          </table:table-cell>
          <table:table-cell office:value-type="float" office:value="2.98247026092359">
            <text:p>2.9824702609</text:p>
          </table:table-cell>
          <table:table-cell office:value-type="float" office:value="1.91414056056067">
            <text:p>1.9141405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6">
            <text:p>10.6</text:p>
          </table:table-cell>
          <table:table-cell office:value-type="float" office:value="-669.293196237077">
            <text:p>-669.2931962371</text:p>
          </table:table-cell>
          <table:table-cell office:value-type="float" office:value="-672.511672934833">
            <text:p>-672.5116729348</text:p>
          </table:table-cell>
          <table:table-cell office:value-type="float" office:value="3.21847669775648">
            <text:p>3.2184766978</text:p>
          </table:table-cell>
          <table:table-cell office:value-type="float" office:value="2.06560879117945">
            <text:p>2.06560879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7">
            <text:p>10.7</text:p>
          </table:table-cell>
          <table:table-cell office:value-type="float" office:value="-669.293207661607">
            <text:p>-669.2932076616</text:p>
          </table:table-cell>
          <table:table-cell office:value-type="float" office:value="-672.937881596684">
            <text:p>-672.9378815967</text:p>
          </table:table-cell>
          <table:table-cell office:value-type="float" office:value="3.64467393507771">
            <text:p>3.6446739351</text:p>
          </table:table-cell>
          <table:table-cell office:value-type="float" office:value="2.33914091300615">
            <text:p>2.3391409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8">
            <text:p>10.8</text:p>
          </table:table-cell>
          <table:table-cell office:value-type="float" office:value="-669.293190451623">
            <text:p>-669.2931904516</text:p>
          </table:table-cell>
          <table:table-cell office:value-type="float" office:value="-672.464302269603">
            <text:p>-672.4643022696</text:p>
          </table:table-cell>
          <table:table-cell office:value-type="float" office:value="3.17111181798029">
            <text:p>3.171111818</text:p>
          </table:table-cell>
          <table:table-cell office:value-type="float" office:value="2.0352101519328">
            <text:p>2.03521015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.9">
            <text:p>10.9</text:p>
          </table:table-cell>
          <table:table-cell office:value-type="float" office:value="-669.293194340803">
            <text:p>-669.2931943408</text:p>
          </table:table-cell>
          <table:table-cell office:value-type="float" office:value="-673.150363888869">
            <text:p>-673.1503638889</text:p>
          </table:table-cell>
          <table:table-cell office:value-type="float" office:value="3.8571695480663">
            <text:p>3.8571695481</text:p>
          </table:table-cell>
          <table:table-cell office:value-type="float" office:value="2.47551996666911">
            <text:p>2.4755199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669.29321622475">
            <text:p>-669.2932162248</text:p>
          </table:table-cell>
          <table:table-cell office:value-type="float" office:value="-674.448755941701">
            <text:p>-674.4487559417</text:p>
          </table:table-cell>
          <table:table-cell office:value-type="float" office:value="5.15553971695175">
            <text:p>5.155539717</text:p>
          </table:table-cell>
          <table:table-cell office:value-type="float" office:value="3.30881008709298">
            <text:p>3.30881008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1">
            <text:p>11.1</text:p>
          </table:table-cell>
          <table:table-cell office:value-type="float" office:value="-669.29319823359">
            <text:p>-669.2931982336</text:p>
          </table:table-cell>
          <table:table-cell office:value-type="float" office:value="-673.87045152641">
            <text:p>-673.8704515264</text:p>
          </table:table-cell>
          <table:table-cell office:value-type="float" office:value="4.57725329282025">
            <text:p>4.5772532928</text:p>
          </table:table-cell>
          <table:table-cell office:value-type="float" office:value="2.93766757661949">
            <text:p>2.93766757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2">
            <text:p>11.2</text:p>
          </table:table-cell>
          <table:table-cell office:value-type="float" office:value="-669.293191499814">
            <text:p>-669.2931914998</text:p>
          </table:table-cell>
          <table:table-cell office:value-type="float" office:value="-673.509090834329">
            <text:p>-673.5090908343</text:p>
          </table:table-cell>
          <table:table-cell office:value-type="float" office:value="4.21589933451589">
            <text:p>4.2158993345</text:p>
          </table:table-cell>
          <table:table-cell office:value-type="float" office:value="2.70575167879079">
            <text:p>2.7057516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3">
            <text:p>11.3</text:p>
          </table:table-cell>
          <table:table-cell office:value-type="float" office:value="-669.293212693904">
            <text:p>-669.2932126939</text:p>
          </table:table-cell>
          <table:table-cell office:value-type="float" office:value="-674.217422634412">
            <text:p>-674.2174226344</text:p>
          </table:table-cell>
          <table:table-cell office:value-type="float" office:value="4.92420994050795">
            <text:p>4.9242099405</text:p>
          </table:table-cell>
          <table:table-cell office:value-type="float" office:value="3.16034332323013">
            <text:p>3.16034332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4">
            <text:p>11.4</text:p>
          </table:table-cell>
          <table:table-cell office:value-type="float" office:value="-669.293203070342">
            <text:p>-669.2932030703</text:p>
          </table:table-cell>
          <table:table-cell office:value-type="float" office:value="-673.478883531975">
            <text:p>-673.478883532</text:p>
          </table:table-cell>
          <table:table-cell office:value-type="float" office:value="4.18568046163295">
            <text:p>4.1856804616</text:p>
          </table:table-cell>
          <table:table-cell office:value-type="float" office:value="2.68635729587353">
            <text:p>2.68635729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5">
            <text:p>11.5</text:p>
          </table:table-cell>
          <table:table-cell office:value-type="float" office:value="-669.293185603092">
            <text:p>-669.2931856031</text:p>
          </table:table-cell>
          <table:table-cell office:value-type="float" office:value="-672.40814061621">
            <text:p>-672.4081406162</text:p>
          </table:table-cell>
          <table:table-cell office:value-type="float" office:value="3.11495501311797">
            <text:p>3.1149550131</text:p>
          </table:table-cell>
          <table:table-cell office:value-type="float" office:value="1.99916888126304">
            <text:p>1.99916888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6">
            <text:p>11.6</text:p>
          </table:table-cell>
          <table:table-cell office:value-type="float" office:value="-669.293201685537">
            <text:p>-669.2932016855</text:p>
          </table:table-cell>
          <table:table-cell office:value-type="float" office:value="-673.096074193986">
            <text:p>-673.096074194</text:p>
          </table:table-cell>
          <table:table-cell office:value-type="float" office:value="3.80287250844923">
            <text:p>3.8028725084</text:p>
          </table:table-cell>
          <table:table-cell office:value-type="float" office:value="2.44067228781339">
            <text:p>2.44067228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7">
            <text:p>11.7</text:p>
          </table:table-cell>
          <table:table-cell office:value-type="float" office:value="-669.293205867124">
            <text:p>-669.2932058671</text:p>
          </table:table-cell>
          <table:table-cell office:value-type="float" office:value="-673.695274188481">
            <text:p>-673.6952741885</text:p>
          </table:table-cell>
          <table:table-cell office:value-type="float" office:value="4.40206832135711">
            <text:p>4.4020683214</text:p>
          </table:table-cell>
          <table:table-cell office:value-type="float" office:value="2.82523438193798">
            <text:p>2.82523438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8">
            <text:p>11.8</text:p>
          </table:table-cell>
          <table:table-cell office:value-type="float" office:value="-669.293199119357">
            <text:p>-669.2931991194</text:p>
          </table:table-cell>
          <table:table-cell office:value-type="float" office:value="-673.525639317271">
            <text:p>-673.5256393173</text:p>
          </table:table-cell>
          <table:table-cell office:value-type="float" office:value="4.23244019791386">
            <text:p>4.2324401979</text:p>
          </table:table-cell>
          <table:table-cell office:value-type="float" office:value="2.71636755582117">
            <text:p>2.7163675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.9">
            <text:p>11.9</text:p>
          </table:table-cell>
          <table:table-cell office:value-type="float" office:value="-669.293207254388">
            <text:p>-669.2932072544</text:p>
          </table:table-cell>
          <table:table-cell office:value-type="float" office:value="-673.295488427376">
            <text:p>-673.2954884274</text:p>
          </table:table-cell>
          <table:table-cell office:value-type="float" office:value="4.00228117298784">
            <text:p>4.002281173</text:p>
          </table:table-cell>
          <table:table-cell office:value-type="float" office:value="2.56865217680728">
            <text:p>2.56865217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669.293201124595">
            <text:p>-669.2932011246</text:p>
          </table:table-cell>
          <table:table-cell office:value-type="float" office:value="-672.289429887828">
            <text:p>-672.2894298878</text:p>
          </table:table-cell>
          <table:table-cell office:value-type="float" office:value="2.99622876323305">
            <text:p>2.9962287632</text:p>
          </table:table-cell>
          <table:table-cell office:value-type="float" office:value="1.92297072650336">
            <text:p>1.9229707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1">
            <text:p>12.1</text:p>
          </table:table-cell>
          <table:table-cell office:value-type="float" office:value="-669.293190141371">
            <text:p>-669.2931901414</text:p>
          </table:table-cell>
          <table:table-cell office:value-type="float" office:value="-671.410882541399">
            <text:p>-671.4108825414</text:p>
          </table:table-cell>
          <table:table-cell office:value-type="float" office:value="2.11769240002812">
            <text:p>2.1176924</text:p>
          </table:table-cell>
          <table:table-cell office:value-type="float" office:value="1.35912869636782">
            <text:p>1.35912869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2">
            <text:p>12.2</text:p>
          </table:table-cell>
          <table:table-cell office:value-type="float" office:value="-669.293206818584">
            <text:p>-669.2932068186</text:p>
          </table:table-cell>
          <table:table-cell office:value-type="float" office:value="-671.872189154084">
            <text:p>-671.8721891541</text:p>
          </table:table-cell>
          <table:table-cell office:value-type="float" office:value="2.57898233549999">
            <text:p>2.5789823355</text:p>
          </table:table-cell>
          <table:table-cell office:value-type="float" office:value="1.65518320770156">
            <text:p>1.65518320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3">
            <text:p>12.3</text:p>
          </table:table-cell>
          <table:table-cell office:value-type="float" office:value="-669.293198890323">
            <text:p>-669.2931988903</text:p>
          </table:table-cell>
          <table:table-cell office:value-type="float" office:value="-671.955348579354">
            <text:p>-671.9553485794</text:p>
          </table:table-cell>
          <table:table-cell office:value-type="float" office:value="2.66214968903071">
            <text:p>2.662149689</text:p>
          </table:table-cell>
          <table:table-cell office:value-type="float" office:value="1.70855976833098">
            <text:p>1.70855976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4">
            <text:p>12.4</text:p>
          </table:table-cell>
          <table:table-cell office:value-type="float" office:value="-669.293192842094">
            <text:p>-669.2931928421</text:p>
          </table:table-cell>
          <table:table-cell office:value-type="float" office:value="-672.478288406772">
            <text:p>-672.4782884068</text:p>
          </table:table-cell>
          <table:table-cell office:value-type="float" office:value="3.18509556467842">
            <text:p>3.1850955647</text:p>
          </table:table-cell>
          <table:table-cell office:value-type="float" office:value="2.04418487905554">
            <text:p>2.04418487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-669.293211767295">
            <text:p>-669.2932117673</text:p>
          </table:table-cell>
          <table:table-cell office:value-type="float" office:value="-674.027021182001">
            <text:p>-674.027021182</text:p>
          </table:table-cell>
          <table:table-cell office:value-type="float" office:value="4.73380941470562">
            <text:p>4.7338094147</text:p>
          </table:table-cell>
          <table:table-cell office:value-type="float" office:value="3.03814483093822">
            <text:p>3.03814483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6">
            <text:p>12.6</text:p>
          </table:table-cell>
          <table:table-cell office:value-type="float" office:value="-669.293207627905">
            <text:p>-669.2932076279</text:p>
          </table:table-cell>
          <table:table-cell office:value-type="float" office:value="-674.339166513988">
            <text:p>-674.339166514</text:p>
          </table:table-cell>
          <table:table-cell office:value-type="float" office:value="5.04595888608332">
            <text:p>5.0459588861</text:p>
          </table:table-cell>
          <table:table-cell office:value-type="float" office:value="3.23848143511164">
            <text:p>3.23848143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7">
            <text:p>12.7</text:p>
          </table:table-cell>
          <table:table-cell office:value-type="float" office:value="-669.293195918671">
            <text:p>-669.2931959187</text:p>
          </table:table-cell>
          <table:table-cell office:value-type="float" office:value="-673.752454942929">
            <text:p>-673.7524549429</text:p>
          </table:table-cell>
          <table:table-cell office:value-type="float" office:value="4.45925902425766">
            <text:p>4.4592590243</text:p>
          </table:table-cell>
          <table:table-cell office:value-type="float" office:value="2.86193920529974">
            <text:p>2.86193920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8">
            <text:p>12.8</text:p>
          </table:table-cell>
          <table:table-cell office:value-type="float" office:value="-669.293202232155">
            <text:p>-669.2932022322</text:p>
          </table:table-cell>
          <table:table-cell office:value-type="float" office:value="-673.883287588441">
            <text:p>-673.8832875884</text:p>
          </table:table-cell>
          <table:table-cell office:value-type="float" office:value="4.59008535628644">
            <text:p>4.5900853563</text:p>
          </table:table-cell>
          <table:table-cell office:value-type="float" office:value="2.94590315686254">
            <text:p>2.94590315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.9">
            <text:p>12.9</text:p>
          </table:table-cell>
          <table:table-cell office:value-type="float" office:value="-669.293215486828">
            <text:p>-669.2932154868</text:p>
          </table:table-cell>
          <table:table-cell office:value-type="float" office:value="-673.807023381544">
            <text:p>-673.8070233815</text:p>
          </table:table-cell>
          <table:table-cell office:value-type="float" office:value="4.51380789471603">
            <text:p>4.5138078947</text:p>
          </table:table-cell>
          <table:table-cell office:value-type="float" office:value="2.89694850844189">
            <text:p>2.89694850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669.293183410534">
            <text:p>-669.2931834105</text:p>
          </table:table-cell>
          <table:table-cell office:value-type="float" office:value="-672.459707781535">
            <text:p>-672.4597077815</text:p>
          </table:table-cell>
          <table:table-cell office:value-type="float" office:value="3.1665243710011">
            <text:p>3.166524371</text:p>
          </table:table-cell>
          <table:table-cell office:value-type="float" office:value="2.03226594207852">
            <text:p>2.03226594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1">
            <text:p>13.1</text:p>
          </table:table-cell>
          <table:table-cell office:value-type="float" office:value="-669.293199857804">
            <text:p>-669.2931998578</text:p>
          </table:table-cell>
          <table:table-cell office:value-type="float" office:value="-673.169238241602">
            <text:p>-673.1692382416</text:p>
          </table:table-cell>
          <table:table-cell office:value-type="float" office:value="3.87603838379776">
            <text:p>3.8760383838</text:p>
          </table:table-cell>
          <table:table-cell office:value-type="float" office:value="2.48762992943298">
            <text:p>2.48762992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2">
            <text:p>13.2</text:p>
          </table:table-cell>
          <table:table-cell office:value-type="float" office:value="-669.293214052822">
            <text:p>-669.2932140528</text:p>
          </table:table-cell>
          <table:table-cell office:value-type="float" office:value="-674.133322061832">
            <text:p>-674.1333220618</text:p>
          </table:table-cell>
          <table:table-cell office:value-type="float" office:value="4.84010800901056">
            <text:p>4.840108009</text:p>
          </table:table-cell>
          <table:table-cell office:value-type="float" office:value="3.10636695323582">
            <text:p>3.10636695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3">
            <text:p>13.3</text:p>
          </table:table-cell>
          <table:table-cell office:value-type="float" office:value="-669.293191347087">
            <text:p>-669.2931913471</text:p>
          </table:table-cell>
          <table:table-cell office:value-type="float" office:value="-673.437851273294">
            <text:p>-673.4378512733</text:p>
          </table:table-cell>
          <table:table-cell office:value-type="float" office:value="4.14465992620671">
            <text:p>4.1446599262</text:p>
          </table:table-cell>
          <table:table-cell office:value-type="float" office:value="2.66003043799869">
            <text:p>2.6600304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4">
            <text:p>13.4</text:p>
          </table:table-cell>
          <table:table-cell office:value-type="float" office:value="-669.29320039682">
            <text:p>-669.2932003968</text:p>
          </table:table-cell>
          <table:table-cell office:value-type="float" office:value="-673.567421416703">
            <text:p>-673.5674214167</text:p>
          </table:table-cell>
          <table:table-cell office:value-type="float" office:value="4.27422101988288">
            <text:p>4.2742210199</text:p>
          </table:table-cell>
          <table:table-cell office:value-type="float" office:value="2.7431823633424">
            <text:p>2.74318236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5">
            <text:p>13.5</text:p>
          </table:table-cell>
          <table:table-cell office:value-type="float" office:value="-669.293214805458">
            <text:p>-669.2932148055</text:p>
          </table:table-cell>
          <table:table-cell office:value-type="float" office:value="-673.611943334527">
            <text:p>-673.6119433345</text:p>
          </table:table-cell>
          <table:table-cell office:value-type="float" office:value="4.31872852906913">
            <text:p>4.3187285291</text:p>
          </table:table-cell>
          <table:table-cell office:value-type="float" office:value="2.771747150626">
            <text:p>2.77174715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6">
            <text:p>13.6</text:p>
          </table:table-cell>
          <table:table-cell office:value-type="float" office:value="-669.293193629568">
            <text:p>-669.2931936296</text:p>
          </table:table-cell>
          <table:table-cell office:value-type="float" office:value="-671.961001450017">
            <text:p>-671.96100145</text:p>
          </table:table-cell>
          <table:table-cell office:value-type="float" office:value="2.66780782044904">
            <text:p>2.6678078204</text:p>
          </table:table-cell>
          <table:table-cell office:value-type="float" office:value="1.71219114028017">
            <text:p>1.71219114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7">
            <text:p>13.7</text:p>
          </table:table-cell>
          <table:table-cell office:value-type="float" office:value="-669.293186884133">
            <text:p>-669.2931868841</text:p>
          </table:table-cell>
          <table:table-cell office:value-type="float" office:value="-671.196599679289">
            <text:p>-671.1965996793</text:p>
          </table:table-cell>
          <table:table-cell office:value-type="float" office:value="1.90341279515595">
            <text:p>1.9034127952</text:p>
          </table:table-cell>
          <table:table-cell office:value-type="float" office:value="1.22160468200943">
            <text:p>1.2216046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8">
            <text:p>13.8</text:p>
          </table:table-cell>
          <table:table-cell office:value-type="float" office:value="-669.293204016219">
            <text:p>-669.2932040162</text:p>
          </table:table-cell>
          <table:table-cell office:value-type="float" office:value="-672.259928900797">
            <text:p>-672.2599289008</text:p>
          </table:table-cell>
          <table:table-cell office:value-type="float" office:value="2.96672488457827">
            <text:p>2.9667248846</text:p>
          </table:table-cell>
          <table:table-cell office:value-type="float" office:value="1.90403522475942">
            <text:p>1.9040352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.9">
            <text:p>13.9</text:p>
          </table:table-cell>
          <table:table-cell office:value-type="float" office:value="-669.293205957729">
            <text:p>-669.2932059577</text:p>
          </table:table-cell>
          <table:table-cell office:value-type="float" office:value="-672.851067944711">
            <text:p>-672.8510679447</text:p>
          </table:table-cell>
          <table:table-cell office:value-type="float" office:value="3.55786198698223">
            <text:p>3.557861987</text:p>
          </table:table-cell>
          <table:table-cell office:value-type="float" office:value="2.28342526240335">
            <text:p>2.28342526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669.293193345496">
            <text:p>-669.2931933455</text:p>
          </table:table-cell>
          <table:table-cell office:value-type="float" office:value="-672.51067768783">
            <text:p>-672.5106776878</text:p>
          </table:table-cell>
          <table:table-cell office:value-type="float" office:value="3.21748434233409">
            <text:p>3.2174843423</text:p>
          </table:table-cell>
          <table:table-cell office:value-type="float" office:value="2.06497190041498">
            <text:p>2.0649719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1">
            <text:p>14.1</text:p>
          </table:table-cell>
          <table:table-cell office:value-type="float" office:value="-669.293196677108">
            <text:p>-669.2931966771</text:p>
          </table:table-cell>
          <table:table-cell office:value-type="float" office:value="-672.688142144494">
            <text:p>-672.6881421445</text:p>
          </table:table-cell>
          <table:table-cell office:value-type="float" office:value="3.3949454673864">
            <text:p>3.3949454674</text:p>
          </table:table-cell>
          <table:table-cell office:value-type="float" office:value="2.1788659237137">
            <text:p>2.1788659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2">
            <text:p>14.2</text:p>
          </table:table-cell>
          <table:table-cell office:value-type="float" office:value="-669.293202221348">
            <text:p>-669.2932022213</text:p>
          </table:table-cell>
          <table:table-cell office:value-type="float" office:value="-673.053275498774">
            <text:p>-673.0532754988</text:p>
          </table:table-cell>
          <table:table-cell office:value-type="float" office:value="3.76007327742581">
            <text:p>3.7600732774</text:p>
          </table:table-cell>
          <table:table-cell office:value-type="float" office:value="2.413203868384">
            <text:p>2.41320386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3">
            <text:p>14.3</text:p>
          </table:table-cell>
          <table:table-cell office:value-type="float" office:value="-669.29319603148">
            <text:p>-669.2931960315</text:p>
          </table:table-cell>
          <table:table-cell office:value-type="float" office:value="-672.965778655188">
            <text:p>-672.9657786552</text:p>
          </table:table-cell>
          <table:table-cell office:value-type="float" office:value="3.67258262370779">
            <text:p>3.6725826237</text:p>
          </table:table-cell>
          <table:table-cell office:value-type="float" office:value="2.35705262652726">
            <text:p>2.3570526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4">
            <text:p>14.4</text:p>
          </table:table-cell>
          <table:table-cell office:value-type="float" office:value="-669.293196428961">
            <text:p>-669.293196429</text:p>
          </table:table-cell>
          <table:table-cell office:value-type="float" office:value="-673.228384518627">
            <text:p>-673.2283845186</text:p>
          </table:table-cell>
          <table:table-cell office:value-type="float" office:value="3.93518808966584">
            <text:p>3.9351880897</text:p>
          </table:table-cell>
          <table:table-cell office:value-type="float" office:value="2.52559203508437">
            <text:p>2.52559203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5">
            <text:p>14.5</text:p>
          </table:table-cell>
          <table:table-cell office:value-type="float" office:value="-669.293205752097">
            <text:p>-669.2932057521</text:p>
          </table:table-cell>
          <table:table-cell office:value-type="float" office:value="-673.83693059486">
            <text:p>-673.8369305949</text:p>
          </table:table-cell>
          <table:table-cell office:value-type="float" office:value="4.54372484276327">
            <text:p>4.5437248428</text:p>
          </table:table-cell>
          <table:table-cell office:value-type="float" office:value="2.9161491168958">
            <text:p>2.91614911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6">
            <text:p>14.6</text:p>
          </table:table-cell>
          <table:table-cell office:value-type="float" office:value="-669.293202717735">
            <text:p>-669.2932027177</text:p>
          </table:table-cell>
          <table:table-cell office:value-type="float" office:value="-673.817085735679">
            <text:p>-673.8170857357</text:p>
          </table:table-cell>
          <table:table-cell office:value-type="float" office:value="4.52388301794358">
            <text:p>4.5238830179</text:p>
          </table:table-cell>
          <table:table-cell office:value-type="float" office:value="2.90341469262323">
            <text:p>2.90341469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7">
            <text:p>14.7</text:p>
          </table:table-cell>
          <table:table-cell office:value-type="float" office:value="-669.293197520613">
            <text:p>-669.2931975206</text:p>
          </table:table-cell>
          <table:table-cell office:value-type="float" office:value="-673.524616220482">
            <text:p>-673.5246162205</text:p>
          </table:table-cell>
          <table:table-cell office:value-type="float" office:value="4.23141869986895">
            <text:p>4.2314186999</text:p>
          </table:table-cell>
          <table:table-cell office:value-type="float" office:value="2.71571196140807">
            <text:p>2.7157119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8">
            <text:p>14.8</text:p>
          </table:table-cell>
          <table:table-cell office:value-type="float" office:value="-669.293198272091">
            <text:p>-669.2931982721</text:p>
          </table:table-cell>
          <table:table-cell office:value-type="float" office:value="-673.85958075883">
            <text:p>-673.8595807588</text:p>
          </table:table-cell>
          <table:table-cell office:value-type="float" office:value="4.56638248673963">
            <text:p>4.5663824867</text:p>
          </table:table-cell>
          <table:table-cell office:value-type="float" office:value="2.93069072554489">
            <text:p>2.9306907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.9">
            <text:p>14.9</text:p>
          </table:table-cell>
          <table:table-cell office:value-type="float" office:value="-669.29321980775">
            <text:p>-669.2932198078</text:p>
          </table:table-cell>
          <table:table-cell office:value-type="float" office:value="-674.307616205687">
            <text:p>-674.3076162057</text:p>
          </table:table-cell>
          <table:table-cell office:value-type="float" office:value="5.01439639793718">
            <text:p>5.0143963979</text:p>
          </table:table-cell>
          <table:table-cell office:value-type="float" office:value="3.21822472390673">
            <text:p>3.21822472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669.293191486618">
            <text:p>-669.2931914866</text:p>
          </table:table-cell>
          <table:table-cell office:value-type="float" office:value="-672.801175222717">
            <text:p>-672.8011752227</text:p>
          </table:table-cell>
          <table:table-cell office:value-type="float" office:value="3.50798373609873">
            <text:p>3.5079837361</text:p>
          </table:table-cell>
          <table:table-cell office:value-type="float" office:value="2.2514135490405">
            <text:p>2.251413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.1">
            <text:p>15.1</text:p>
          </table:table-cell>
          <table:table-cell office:value-type="float" office:value="-669.293193613282">
            <text:p>-669.2931936133</text:p>
          </table:table-cell>
          <table:table-cell office:value-type="float" office:value="-672.685256648185">
            <text:p>-672.6852566482</text:p>
          </table:table-cell>
          <table:table-cell office:value-type="float" office:value="3.39206303490367">
            <text:p>3.3920630349</text:p>
          </table:table-cell>
          <table:table-cell office:value-type="float" office:value="2.17701598710223">
            <text:p>2.17701598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.2">
            <text:p>15.2</text:p>
          </table:table-cell>
          <table:table-cell office:value-type="float" office:value="-669.293222128894">
            <text:p>-669.2932221289</text:p>
          </table:table-cell>
          <table:table-cell office:value-type="float" office:value="-673.62987694851">
            <text:p>-673.6298769485</text:p>
          </table:table-cell>
          <table:table-cell office:value-type="float" office:value="4.3366548196166">
            <text:p>4.3366548196</text:p>
          </table:table-cell>
          <table:table-cell office:value-type="float" office:value="2.78325219068855">
            <text:p>2.78325219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.3">
            <text:p>15.3</text:p>
          </table:table-cell>
          <table:table-cell office:value-type="float" office:value="-669.293189210404">
            <text:p>-669.2931892104</text:p>
          </table:table-cell>
          <table:table-cell office:value-type="float" office:value="-672.479361942955">
            <text:p>-672.479361943</text:p>
          </table:table-cell>
          <table:table-cell office:value-type="float" office:value="3.18617273255081">
            <text:p>3.1861727326</text:p>
          </table:table-cell>
          <table:table-cell office:value-type="float" office:value="2.04487620219868">
            <text:p>2.04487620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.4">
            <text:p>15.4</text:p>
          </table:table-cell>
          <table:table-cell office:value-type="float" office:value="-669.293198624132">
            <text:p>-669.2931986241</text:p>
          </table:table-cell>
          <table:table-cell office:value-type="float" office:value="-672.610025672033">
            <text:p>-672.610025672</text:p>
          </table:table-cell>
          <table:table-cell office:value-type="float" office:value="3.31682704790105">
            <text:p>3.3168270479</text:p>
          </table:table-cell>
          <table:table-cell office:value-type="float" office:value="2.12872975396778">
            <text:p>2.1287297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.5">
            <text:p>15.5</text:p>
          </table:table-cell>
          <table:table-cell office:value-type="float" office:value="-669.293215049687">
            <text:p>-669.2932150497</text:p>
          </table:table-cell>
          <table:table-cell office:value-type="float" office:value="-673.104753846465">
            <text:p>-673.1047538465</text:p>
          </table:table-cell>
          <table:table-cell office:value-type="float" office:value="3.81153879677808">
            <text:p>3.8115387968</text:p>
          </table:table-cell>
          <table:table-cell office:value-type="float" office:value="2.4462342859386">
            <text:p>2.44623428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.6">
            <text:p>15.6</text:p>
          </table:table-cell>
          <table:table-cell office:value-type="float" office:value="-669.293190233094">
            <text:p>-669.2931902331</text:p>
          </table:table-cell>
          <table:table-cell office:value-type="float" office:value="-671.93643689711">
            <text:p>-671.9364368971</text:p>
          </table:table-cell>
          <table:table-cell office:value-type="float" office:value="2.64324666401584">
            <text:p>2.643246664</text:p>
          </table:table-cell>
          <table:table-cell office:value-type="float" office:value="1.6964278629865">
            <text:p>1.6964278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.7">
            <text:p>15.7</text:p>
          </table:table-cell>
          <table:table-cell office:value-type="float" office:value="-669.29319503775">
            <text:p>-669.2931950378</text:p>
          </table:table-cell>
          <table:table-cell office:value-type="float" office:value="-671.785155382187">
            <text:p>-671.7851553822</text:p>
          </table:table-cell>
          <table:table-cell office:value-type="float" office:value="2.49196034443657">
            <text:p>2.4919603444</text:p>
          </table:table-cell>
          <table:table-cell office:value-type="float" office:value="1.59933275214541">
            <text:p>1.59933275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.8">
            <text:p>15.8</text:p>
          </table:table-cell>
          <table:table-cell office:value-type="float" office:value="-669.29320537507">
            <text:p>-669.2932053751</text:p>
          </table:table-cell>
          <table:table-cell office:value-type="float" office:value="-672.302142959447">
            <text:p>-672.3021429594</text:p>
          </table:table-cell>
          <table:table-cell office:value-type="float" office:value="3.00893758437752">
            <text:p>3.0089375844</text:p>
          </table:table-cell>
          <table:table-cell office:value-type="float" office:value="1.93112721019014">
            <text:p>1.93112721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.9">
            <text:p>15.9</text:p>
          </table:table-cell>
          <table:table-cell office:value-type="float" office:value="-669.293188860325">
            <text:p>-669.2931888603</text:p>
          </table:table-cell>
          <table:table-cell office:value-type="float" office:value="-672.414700492319">
            <text:p>-672.4147004923</text:p>
          </table:table-cell>
          <table:table-cell office:value-type="float" office:value="3.12151163199392">
            <text:p>3.121511632</text:p>
          </table:table-cell>
          <table:table-cell office:value-type="float" office:value="2.00337689979554">
            <text:p>2.0033768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669.293204853128">
            <text:p>-669.2932048531</text:p>
          </table:table-cell>
          <table:table-cell office:value-type="float" office:value="-673.732844867749">
            <text:p>-673.7328448677</text:p>
          </table:table-cell>
          <table:table-cell office:value-type="float" office:value="4.43964001462058">
            <text:p>4.4396400146</text:p>
          </table:table-cell>
          <table:table-cell office:value-type="float" office:value="2.84934778314999">
            <text:p>2.84934778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.1">
            <text:p>16.1</text:p>
          </table:table-cell>
          <table:table-cell office:value-type="float" office:value="-669.293209854333">
            <text:p>-669.2932098543</text:p>
          </table:table-cell>
          <table:table-cell office:value-type="float" office:value="-674.527846342475">
            <text:p>-674.5278463425</text:p>
          </table:table-cell>
          <table:table-cell office:value-type="float" office:value="5.23463648814212">
            <text:p>5.2346364881</text:p>
          </table:table-cell>
          <table:table-cell office:value-type="float" office:value="3.35957416005912">
            <text:p>3.35957416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.2">
            <text:p>16.2</text:p>
          </table:table-cell>
          <table:table-cell office:value-type="float" office:value="-669.293197793561">
            <text:p>-669.2931977936</text:p>
          </table:table-cell>
          <table:table-cell office:value-type="float" office:value="-674.115558238686">
            <text:p>-674.1155582387</text:p>
          </table:table-cell>
          <table:table-cell office:value-type="float" office:value="4.82236044512439">
            <text:p>4.8223604451</text:p>
          </table:table-cell>
          <table:table-cell office:value-type="float" office:value="3.09497661941397">
            <text:p>3.09497661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.3">
            <text:p>16.3</text:p>
          </table:table-cell>
          <table:table-cell office:value-type="float" office:value="-669.293207158037">
            <text:p>-669.293207158</text:p>
          </table:table-cell>
          <table:table-cell office:value-type="float" office:value="-673.847853893499">
            <text:p>-673.8478538935</text:p>
          </table:table-cell>
          <table:table-cell office:value-type="float" office:value="4.55464673546142">
            <text:p>4.5546467355</text:p>
          </table:table-cell>
          <table:table-cell office:value-type="float" office:value="2.92315875520989">
            <text:p>2.92315875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.4">
            <text:p>16.4</text:p>
          </table:table-cell>
          <table:table-cell office:value-type="float" office:value="-669.293198317494">
            <text:p>-669.2931983175</text:p>
          </table:table-cell>
          <table:table-cell office:value-type="float" office:value="-673.141281597059">
            <text:p>-673.1412815971</text:p>
          </table:table-cell>
          <table:table-cell office:value-type="float" office:value="3.84808327956542">
            <text:p>3.8480832796</text:p>
          </table:table-cell>
          <table:table-cell office:value-type="float" office:value="2.46968842651611">
            <text:p>2.4696884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.5">
            <text:p>16.5</text:p>
          </table:table-cell>
          <table:table-cell office:value-type="float" office:value="-669.293203263293">
            <text:p>-669.2932032633</text:p>
          </table:table-cell>
          <table:table-cell office:value-type="float" office:value="-673.034401205342">
            <text:p>-673.0344012053</text:p>
          </table:table-cell>
          <table:table-cell office:value-type="float" office:value="3.74119794204861">
            <text:p>3.741197942</text:p>
          </table:table-cell>
          <table:table-cell office:value-type="float" office:value="2.40108973416678">
            <text:p>2.40108973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.6">
            <text:p>16.6</text:p>
          </table:table-cell>
          <table:table-cell office:value-type="float" office:value="-669.29320739152">
            <text:p>-669.2932073915</text:p>
          </table:table-cell>
          <table:table-cell office:value-type="float" office:value="-673.088587362446">
            <text:p>-673.0885873624</text:p>
          </table:table-cell>
          <table:table-cell office:value-type="float" office:value="3.795379970926">
            <text:p>3.7953799709</text:p>
          </table:table-cell>
          <table:table-cell office:value-type="float" office:value="2.43586359947116">
            <text:p>2.4358635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.7">
            <text:p>16.7</text:p>
          </table:table-cell>
          <table:table-cell office:value-type="float" office:value="-669.293190979391">
            <text:p>-669.2931909794</text:p>
          </table:table-cell>
          <table:table-cell office:value-type="float" office:value="-672.966290396867">
            <text:p>-672.9662903969</text:p>
          </table:table-cell>
          <table:table-cell office:value-type="float" office:value="3.67309941747618">
            <text:p>3.6730994175</text:p>
          </table:table-cell>
          <table:table-cell office:value-type="float" office:value="2.35738430323381">
            <text:p>2.35738430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.8">
            <text:p>16.8</text:p>
          </table:table-cell>
          <table:table-cell office:value-type="float" office:value="-669.293209016651">
            <text:p>-669.2932090167</text:p>
          </table:table-cell>
          <table:table-cell office:value-type="float" office:value="-674.138705037611">
            <text:p>-674.1387050376</text:p>
          </table:table-cell>
          <table:table-cell office:value-type="float" office:value="4.84549602096003">
            <text:p>4.845496021</text:p>
          </table:table-cell>
          <table:table-cell office:value-type="float" office:value="3.10982496331169">
            <text:p>3.10982496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.9">
            <text:p>16.9</text:p>
          </table:table-cell>
          <table:table-cell office:value-type="float" office:value="-669.293212058561">
            <text:p>-669.2932120586</text:p>
          </table:table-cell>
          <table:table-cell office:value-type="float" office:value="-674.344697900187">
            <text:p>-674.3446979002</text:p>
          </table:table-cell>
          <table:table-cell office:value-type="float" office:value="5.05148584162621">
            <text:p>5.0514858416</text:p>
          </table:table-cell>
          <table:table-cell office:value-type="float" office:value="3.24202861877334">
            <text:p>3.24202861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669.293195919988">
            <text:p>-669.29319592</text:p>
          </table:table-cell>
          <table:table-cell office:value-type="float" office:value="-672.762647295694">
            <text:p>-672.7626472957</text:p>
          </table:table-cell>
          <table:table-cell office:value-type="float" office:value="3.46945137570636">
            <text:p>3.4694513757</text:p>
          </table:table-cell>
          <table:table-cell office:value-type="float" office:value="2.22668359451672">
            <text:p>2.22668359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.1">
            <text:p>17.1</text:p>
          </table:table-cell>
          <table:table-cell office:value-type="float" office:value="-669.29318881488">
            <text:p>-669.2931888149</text:p>
          </table:table-cell>
          <table:table-cell office:value-type="float" office:value="-671.436004532608">
            <text:p>-671.4360045326</text:p>
          </table:table-cell>
          <table:table-cell office:value-type="float" office:value="2.14281571772764">
            <text:p>2.1428157177</text:p>
          </table:table-cell>
          <table:table-cell office:value-type="float" office:value="1.37525276709355">
            <text:p>1.37525276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.2">
            <text:p>17.2</text:p>
          </table:table-cell>
          <table:table-cell office:value-type="float" office:value="-669.293196848599">
            <text:p>-669.2931968486</text:p>
          </table:table-cell>
          <table:table-cell office:value-type="float" office:value="-671.383660010213">
            <text:p>-671.3836600102</text:p>
          </table:table-cell>
          <table:table-cell office:value-type="float" office:value="2.09046316161358">
            <text:p>2.0904631616</text:p>
          </table:table-cell>
          <table:table-cell office:value-type="float" office:value="1.34165305197823">
            <text:p>1.3416530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.3">
            <text:p>17.3</text:p>
          </table:table-cell>
          <table:table-cell office:value-type="float" office:value="-669.293197325078">
            <text:p>-669.2931973251</text:p>
          </table:table-cell>
          <table:table-cell office:value-type="float" office:value="-671.729616710552">
            <text:p>-671.7296167106</text:p>
          </table:table-cell>
          <table:table-cell office:value-type="float" office:value="2.43641938547416">
            <text:p>2.4364193855</text:p>
          </table:table-cell>
          <table:table-cell office:value-type="float" office:value="1.56368672954619">
            <text:p>1.56368672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.4">
            <text:p>17.4</text:p>
          </table:table-cell>
          <table:table-cell office:value-type="float" office:value="-669.293196995299">
            <text:p>-669.2931969953</text:p>
          </table:table-cell>
          <table:table-cell office:value-type="float" office:value="-672.288645916951">
            <text:p>-672.288645917</text:p>
          </table:table-cell>
          <table:table-cell office:value-type="float" office:value="2.9954489216516">
            <text:p>2.9954489217</text:p>
          </table:table-cell>
          <table:table-cell office:value-type="float" office:value="1.9224702264912">
            <text:p>1.92247022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.5">
            <text:p>17.5</text:p>
          </table:table-cell>
          <table:table-cell office:value-type="float" office:value="-669.293200733847">
            <text:p>-669.2932007338</text:p>
          </table:table-cell>
          <table:table-cell office:value-type="float" office:value="-673.076122833604">
            <text:p>-673.0761228336</text:p>
          </table:table-cell>
          <table:table-cell office:value-type="float" office:value="3.78292209975606">
            <text:p>3.7829220998</text:p>
          </table:table-cell>
          <table:table-cell office:value-type="float" office:value="2.42786817473313">
            <text:p>2.42786817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.6">
            <text:p>17.6</text:p>
          </table:table-cell>
          <table:table-cell office:value-type="float" office:value="-669.293201645139">
            <text:p>-669.2932016451</text:p>
          </table:table-cell>
          <table:table-cell office:value-type="float" office:value="-673.658807156132">
            <text:p>-673.6588071561</text:p>
          </table:table-cell>
          <table:table-cell office:value-type="float" office:value="4.3656055109928">
            <text:p>4.365605511</text:p>
          </table:table-cell>
          <table:table-cell office:value-type="float" office:value="2.80183265847913">
            <text:p>2.80183265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.7">
            <text:p>17.7</text:p>
          </table:table-cell>
          <table:table-cell office:value-type="float" office:value="-669.293204213883">
            <text:p>-669.2932042139</text:p>
          </table:table-cell>
          <table:table-cell office:value-type="float" office:value="-673.938806791309">
            <text:p>-673.9388067913</text:p>
          </table:table-cell>
          <table:table-cell office:value-type="float" office:value="4.64560257742575">
            <text:p>4.6456025774</text:p>
          </table:table-cell>
          <table:table-cell office:value-type="float" office:value="2.98153394459735">
            <text:p>2.98153394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.8">
            <text:p>17.8</text:p>
          </table:table-cell>
          <table:table-cell office:value-type="float" office:value="-669.293208727606">
            <text:p>-669.2932087276</text:p>
          </table:table-cell>
          <table:table-cell office:value-type="float" office:value="-673.660903479344">
            <text:p>-673.6609034793</text:p>
          </table:table-cell>
          <table:table-cell office:value-type="float" office:value="4.36769475173782">
            <text:p>4.3676947517</text:p>
          </table:table-cell>
          <table:table-cell office:value-type="float" office:value="2.80317352698777">
            <text:p>2.8031735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.9">
            <text:p>17.9</text:p>
          </table:table-cell>
          <table:table-cell office:value-type="float" office:value="-669.293191916233">
            <text:p>-669.2931919162</text:p>
          </table:table-cell>
          <table:table-cell office:value-type="float" office:value="-672.739353726176">
            <text:p>-672.7393537262</text:p>
          </table:table-cell>
          <table:table-cell office:value-type="float" office:value="3.44616180994385">
            <text:p>3.4461618099</text:p>
          </table:table-cell>
          <table:table-cell office:value-type="float" office:value="2.21173642034102">
            <text:p>2.21173642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-669.293202158169">
            <text:p>-669.2932021582</text:p>
          </table:table-cell>
          <table:table-cell office:value-type="float" office:value="-673.317804129554">
            <text:p>-673.3178041296</text:p>
          </table:table-cell>
          <table:table-cell office:value-type="float" office:value="4.02460197138495">
            <text:p>4.0246019714</text:p>
          </table:table-cell>
          <table:table-cell office:value-type="float" office:value="2.58297759896347">
            <text:p>2.5829775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.1">
            <text:p>18.1</text:p>
          </table:table-cell>
          <table:table-cell office:value-type="float" office:value="-669.293220575878">
            <text:p>-669.2932205759</text:p>
          </table:table-cell>
          <table:table-cell office:value-type="float" office:value="-673.991157904943">
            <text:p>-673.9911579049</text:p>
          </table:table-cell>
          <table:table-cell office:value-type="float" office:value="4.69793732906495">
            <text:p>4.6979373291</text:p>
          </table:table-cell>
          <table:table-cell office:value-type="float" office:value="3.01512223285356">
            <text:p>3.01512223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.2">
            <text:p>18.2</text:p>
          </table:table-cell>
          <table:table-cell office:value-type="float" office:value="-669.293183415428">
            <text:p>-669.2931834154</text:p>
          </table:table-cell>
          <table:table-cell office:value-type="float" office:value="-672.968372207817">
            <text:p>-672.9683722078</text:p>
          </table:table-cell>
          <table:table-cell office:value-type="float" office:value="3.67518879238964">
            <text:p>3.6751887924</text:p>
          </table:table-cell>
          <table:table-cell office:value-type="float" office:value="2.35872525785135">
            <text:p>2.35872525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.3">
            <text:p>18.3</text:p>
          </table:table-cell>
          <table:table-cell office:value-type="float" office:value="-669.293206392118">
            <text:p>-669.2932063921</text:p>
          </table:table-cell>
          <table:table-cell office:value-type="float" office:value="-674.039473810774">
            <text:p>-674.0394738108</text:p>
          </table:table-cell>
          <table:table-cell office:value-type="float" office:value="4.74626741865678">
            <text:p>4.7462674187</text:p>
          </table:table-cell>
          <table:table-cell office:value-type="float" office:value="3.04614034089485">
            <text:p>3.04614034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.4">
            <text:p>18.4</text:p>
          </table:table-cell>
          <table:table-cell office:value-type="float" office:value="-669.293221973048">
            <text:p>-669.293221973</text:p>
          </table:table-cell>
          <table:table-cell office:value-type="float" office:value="-674.596769187104">
            <text:p>-674.5967691871</text:p>
          </table:table-cell>
          <table:table-cell office:value-type="float" office:value="5.30354721405598">
            <text:p>5.3035472141</text:p>
          </table:table-cell>
          <table:table-cell office:value-type="float" office:value="3.40380085940215">
            <text:p>3.40380085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.5">
            <text:p>18.5</text:p>
          </table:table-cell>
          <table:table-cell office:value-type="float" office:value="-669.293187865054">
            <text:p>-669.2931878651</text:p>
          </table:table-cell>
          <table:table-cell office:value-type="float" office:value="-672.565199053706">
            <text:p>-672.5651990537</text:p>
          </table:table-cell>
          <table:table-cell office:value-type="float" office:value="3.27201118865231">
            <text:p>3.2720111887</text:p>
          </table:table-cell>
          <table:table-cell office:value-type="float" office:value="2.09996706852936">
            <text:p>2.09996706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.6">
            <text:p>18.6</text:p>
          </table:table-cell>
          <table:table-cell office:value-type="float" office:value="-669.293186316838">
            <text:p>-669.2931863168</text:p>
          </table:table-cell>
          <table:table-cell office:value-type="float" office:value="-672.099813224923">
            <text:p>-672.0998132249</text:p>
          </table:table-cell>
          <table:table-cell office:value-type="float" office:value="2.80662690808479">
            <text:p>2.8066269081</text:p>
          </table:table-cell>
          <table:table-cell office:value-type="float" office:value="1.80128481866653">
            <text:p>1.80128481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.7">
            <text:p>18.7</text:p>
          </table:table-cell>
          <table:table-cell office:value-type="float" office:value="-669.293220889367">
            <text:p>-669.2932208894</text:p>
          </table:table-cell>
          <table:table-cell office:value-type="float" office:value="-673.322995632838">
            <text:p>-673.3229956328</text:p>
          </table:table-cell>
          <table:table-cell office:value-type="float" office:value="4.02977474347142">
            <text:p>4.0297747435</text:p>
          </table:table-cell>
          <table:table-cell office:value-type="float" office:value="2.58629746873416">
            <text:p>2.58629746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.8">
            <text:p>18.8</text:p>
          </table:table-cell>
          <table:table-cell office:value-type="float" office:value="-669.29319826331">
            <text:p>-669.2931982633</text:p>
          </table:table-cell>
          <table:table-cell office:value-type="float" office:value="-672.298711542367">
            <text:p>-672.2987115424</text:p>
          </table:table-cell>
          <table:table-cell office:value-type="float" office:value="3.00551327905764">
            <text:p>3.0055132791</text:p>
          </table:table-cell>
          <table:table-cell office:value-type="float" office:value="1.92892950120025">
            <text:p>1.9289295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.9">
            <text:p>18.9</text:p>
          </table:table-cell>
          <table:table-cell office:value-type="float" office:value="-669.293185095919">
            <text:p>-669.2931850959</text:p>
          </table:table-cell>
          <table:table-cell office:value-type="float" office:value="-671.681109290611">
            <text:p>-671.6811092906</text:p>
          </table:table-cell>
          <table:table-cell office:value-type="float" office:value="2.38792419469218">
            <text:p>2.3879241947</text:p>
          </table:table-cell>
          <table:table-cell office:value-type="float" office:value="1.53256266005114">
            <text:p>1.53256266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669.293213823453">
            <text:p>-669.2932138235</text:p>
          </table:table-cell>
          <table:table-cell office:value-type="float" office:value="-673.079275109097">
            <text:p>-673.0792751091</text:p>
          </table:table-cell>
          <table:table-cell office:value-type="float" office:value="3.78606128564424">
            <text:p>3.7860612856</text:p>
          </table:table-cell>
          <table:table-cell office:value-type="float" office:value="2.42988289491808">
            <text:p>2.42988289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.1">
            <text:p>19.1</text:p>
          </table:table-cell>
          <table:table-cell office:value-type="float" office:value="-669.293207394619">
            <text:p>-669.2932073946</text:p>
          </table:table-cell>
          <table:table-cell office:value-type="float" office:value="-673.238759877158">
            <text:p>-673.2387598772</text:p>
          </table:table-cell>
          <table:table-cell office:value-type="float" office:value="3.94555248253919">
            <text:p>3.9455524825</text:p>
          </table:table-cell>
          <table:table-cell office:value-type="float" office:value="2.53224387166575">
            <text:p>2.53224387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.2">
            <text:p>19.2</text:p>
          </table:table-cell>
          <table:table-cell office:value-type="float" office:value="-669.293197140471">
            <text:p>-669.2931971405</text:p>
          </table:table-cell>
          <table:table-cell office:value-type="float" office:value="-672.604614510924">
            <text:p>-672.6046145109</text:p>
          </table:table-cell>
          <table:table-cell office:value-type="float" office:value="3.31141737045289">
            <text:p>3.3114173705</text:p>
          </table:table-cell>
          <table:table-cell office:value-type="float" office:value="2.12525783903916">
            <text:p>2.1252578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.3">
            <text:p>19.3</text:p>
          </table:table-cell>
          <table:table-cell office:value-type="float" office:value="-669.293202169923">
            <text:p>-669.2932021699</text:p>
          </table:table-cell>
          <table:table-cell office:value-type="float" office:value="-672.557804265362">
            <text:p>-672.5578042654</text:p>
          </table:table-cell>
          <table:table-cell office:value-type="float" office:value="3.26460209543889">
            <text:p>3.2646020954</text:p>
          </table:table-cell>
          <table:table-cell office:value-type="float" office:value="2.09521193449748">
            <text:p>2.09521193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.4">
            <text:p>19.4</text:p>
          </table:table-cell>
          <table:table-cell office:value-type="float" office:value="-669.293201350031">
            <text:p>-669.29320135</text:p>
          </table:table-cell>
          <table:table-cell office:value-type="float" office:value="-672.7115085048">
            <text:p>-672.7115085048</text:p>
          </table:table-cell>
          <table:table-cell office:value-type="float" office:value="3.41830715476955">
            <text:p>3.4183071548</text:p>
          </table:table-cell>
          <table:table-cell office:value-type="float" office:value="2.19385938533144">
            <text:p>2.19385938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.5">
            <text:p>19.5</text:p>
          </table:table-cell>
          <table:table-cell office:value-type="float" office:value="-669.293196157038">
            <text:p>-669.293196157</text:p>
          </table:table-cell>
          <table:table-cell office:value-type="float" office:value="-673.138776585289">
            <text:p>-673.1387765853</text:p>
          </table:table-cell>
          <table:table-cell office:value-type="float" office:value="3.8455804282507">
            <text:p>3.8455804283</text:p>
          </table:table-cell>
          <table:table-cell office:value-type="float" office:value="2.46808210397157">
            <text:p>2.4680821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.6">
            <text:p>19.6</text:p>
          </table:table-cell>
          <table:table-cell office:value-type="float" office:value="-669.293207349498">
            <text:p>-669.2932073495</text:p>
          </table:table-cell>
          <table:table-cell office:value-type="float" office:value="-674.350042377381">
            <text:p>-674.3500423774</text:p>
          </table:table-cell>
          <table:table-cell office:value-type="float" office:value="5.0568350278832">
            <text:p>5.0568350279</text:p>
          </table:table-cell>
          <table:table-cell office:value-type="float" office:value="3.24546171063502">
            <text:p>3.24546171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.7">
            <text:p>19.7</text:p>
          </table:table-cell>
          <table:table-cell office:value-type="float" office:value="-669.293217396625">
            <text:p>-669.2932173966</text:p>
          </table:table-cell>
          <table:table-cell office:value-type="float" office:value="-674.847650013797">
            <text:p>-674.8476500138</text:p>
          </table:table-cell>
          <table:table-cell office:value-type="float" office:value="5.55443261717156">
            <text:p>5.5544326172</text:p>
          </table:table-cell>
          <table:table-cell office:value-type="float" office:value="3.56481836641576">
            <text:p>3.56481836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.8">
            <text:p>19.8</text:p>
          </table:table-cell>
          <table:table-cell office:value-type="float" office:value="-669.293193481853">
            <text:p>-669.2931934819</text:p>
          </table:table-cell>
          <table:table-cell office:value-type="float" office:value="-673.664848694672">
            <text:p>-673.6648486947</text:p>
          </table:table-cell>
          <table:table-cell office:value-type="float" office:value="4.37165521281868">
            <text:p>4.3716552128</text:p>
          </table:table-cell>
          <table:table-cell office:value-type="float" office:value="2.80571533915358">
            <text:p>2.80571533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.9">
            <text:p>19.9</text:p>
          </table:table-cell>
          <table:table-cell office:value-type="float" office:value="-669.293202155343">
            <text:p>-669.2932021553</text:p>
          </table:table-cell>
          <table:table-cell office:value-type="float" office:value="-673.384096452013">
            <text:p>-673.384096452</text:p>
          </table:table-cell>
          <table:table-cell office:value-type="float" office:value="4.09089429666949">
            <text:p>4.0908942967</text:p>
          </table:table-cell>
          <table:table-cell office:value-type="float" office:value="2.62552381655483">
            <text:p>2.62552381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669.293207107826">
            <text:p>-669.2932071078</text:p>
          </table:table-cell>
          <table:table-cell office:value-type="float" office:value="-673.184144890469">
            <text:p>-673.1841448905</text:p>
          </table:table-cell>
          <table:table-cell office:value-type="float" office:value="3.89093778264257">
            <text:p>3.8909377826</text:p>
          </table:table-cell>
          <table:table-cell office:value-type="float" office:value="2.49719231938553">
            <text:p>2.49719231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.1">
            <text:p>20.1</text:p>
          </table:table-cell>
          <table:table-cell office:value-type="float" office:value="-669.293190542382">
            <text:p>-669.2931905424</text:p>
          </table:table-cell>
          <table:table-cell office:value-type="float" office:value="-672.155066932751">
            <text:p>-672.1550669328</text:p>
          </table:table-cell>
          <table:table-cell office:value-type="float" office:value="2.86187639036928">
            <text:p>2.8618763904</text:p>
          </table:table-cell>
          <table:table-cell office:value-type="float" office:value="1.83674377239905">
            <text:p>1.83674377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.2">
            <text:p>20.2</text:p>
          </table:table-cell>
          <table:table-cell office:value-type="float" office:value="-669.293189643893">
            <text:p>-669.2931896439</text:p>
          </table:table-cell>
          <table:table-cell office:value-type="float" office:value="-672.217716380587">
            <text:p>-672.2177163806</text:p>
          </table:table-cell>
          <table:table-cell office:value-type="float" office:value="2.92452673669396">
            <text:p>2.9245267367</text:p>
          </table:table-cell>
          <table:table-cell office:value-type="float" office:value="1.87695257870451">
            <text:p>1.87695257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.3">
            <text:p>20.3</text:p>
          </table:table-cell>
          <table:table-cell office:value-type="float" office:value="-669.293206724106">
            <text:p>-669.2932067241</text:p>
          </table:table-cell>
          <table:table-cell office:value-type="float" office:value="-673.373239611975">
            <text:p>-673.373239612</text:p>
          </table:table-cell>
          <table:table-cell office:value-type="float" office:value="4.08003288786918">
            <text:p>4.0800328879</text:p>
          </table:table-cell>
          <table:table-cell office:value-type="float" office:value="2.61855299662683">
            <text:p>2.61855299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.4">
            <text:p>20.4</text:p>
          </table:table-cell>
          <table:table-cell office:value-type="float" office:value="-669.293202924736">
            <text:p>-669.2932029247</text:p>
          </table:table-cell>
          <table:table-cell office:value-type="float" office:value="-673.464162890158">
            <text:p>-673.4641628902</text:p>
          </table:table-cell>
          <table:table-cell office:value-type="float" office:value="4.17095996542228">
            <text:p>4.1709599654</text:p>
          </table:table-cell>
          <table:table-cell office:value-type="float" office:value="2.67690972510054">
            <text:p>2.6769097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.5">
            <text:p>20.5</text:p>
          </table:table-cell>
          <table:table-cell office:value-type="float" office:value="-669.293193231157">
            <text:p>-669.2931932312</text:p>
          </table:table-cell>
          <table:table-cell office:value-type="float" office:value="-673.118970869226">
            <text:p>-673.1189708692</text:p>
          </table:table-cell>
          <table:table-cell office:value-type="float" office:value="3.82577763806867">
            <text:p>3.8257776381</text:p>
          </table:table-cell>
          <table:table-cell office:value-type="float" office:value="2.45537273201358">
            <text:p>2.455372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.6">
            <text:p>20.6</text:p>
          </table:table-cell>
          <table:table-cell office:value-type="float" office:value="-669.293216729644">
            <text:p>-669.2932167296</text:p>
          </table:table-cell>
          <table:table-cell office:value-type="float" office:value="-673.229992735726">
            <text:p>-673.2299927357</text:p>
          </table:table-cell>
          <table:table-cell office:value-type="float" office:value="3.93677600608167">
            <text:p>3.9367760061</text:p>
          </table:table-cell>
          <table:table-cell office:value-type="float" office:value="2.52661115512662">
            <text:p>2.52661115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.7">
            <text:p>20.7</text:p>
          </table:table-cell>
          <table:table-cell office:value-type="float" office:value="-669.293192845948">
            <text:p>-669.2931928459</text:p>
          </table:table-cell>
          <table:table-cell office:value-type="float" office:value="-671.658172866732">
            <text:p>-671.6581728667</text:p>
          </table:table-cell>
          <table:table-cell office:value-type="float" office:value="2.36498002078391">
            <text:p>2.3649800208</text:p>
          </table:table-cell>
          <table:table-cell office:value-type="float" office:value="1.51783715734226">
            <text:p>1.51783715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.8">
            <text:p>20.8</text:p>
          </table:table-cell>
          <table:table-cell office:value-type="float" office:value="-669.29318536929">
            <text:p>-669.2931853693</text:p>
          </table:table-cell>
          <table:table-cell office:value-type="float" office:value="-671.165609742345">
            <text:p>-671.1656097423</text:p>
          </table:table-cell>
          <table:table-cell office:value-type="float" office:value="1.87242437305467">
            <text:p>1.8724243731</text:p>
          </table:table-cell>
          <table:table-cell office:value-type="float" office:value="1.20171640468812">
            <text:p>1.20171640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.9">
            <text:p>20.9</text:p>
          </table:table-cell>
          <table:table-cell office:value-type="float" office:value="-669.293210213525">
            <text:p>-669.2932102135</text:p>
          </table:table-cell>
          <table:table-cell office:value-type="float" office:value="-672.725156626402">
            <text:p>-672.7251566264</text:p>
          </table:table-cell>
          <table:table-cell office:value-type="float" office:value="3.43194641287732">
            <text:p>3.4319464129</text:p>
          </table:table-cell>
          <table:table-cell office:value-type="float" office:value="2.20261302069944">
            <text:p>2.20261302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-669.293202423646">
            <text:p>-669.2932024236</text:p>
          </table:table-cell>
          <table:table-cell office:value-type="float" office:value="-673.339347147522">
            <text:p>-673.3393471475</text:p>
          </table:table-cell>
          <table:table-cell office:value-type="float" office:value="4.04614472387594">
            <text:p>4.0461447239</text:p>
          </table:table-cell>
          <table:table-cell office:value-type="float" office:value="2.59680367356658">
            <text:p>2.59680367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.1">
            <text:p>21.1</text:p>
          </table:table-cell>
          <table:table-cell office:value-type="float" office:value="-669.293197501366">
            <text:p>-669.2931975014</text:p>
          </table:table-cell>
          <table:table-cell office:value-type="float" office:value="-673.619565785115">
            <text:p>-673.6195657851</text:p>
          </table:table-cell>
          <table:table-cell office:value-type="float" office:value="4.32636828374891">
            <text:p>4.3263682837</text:p>
          </table:table-cell>
          <table:table-cell office:value-type="float" office:value="2.77665032250231">
            <text:p>2.77665032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.2">
            <text:p>21.2</text:p>
          </table:table-cell>
          <table:table-cell office:value-type="float" office:value="-669.293207741711">
            <text:p>-669.2932077417</text:p>
          </table:table-cell>
          <table:table-cell office:value-type="float" office:value="-674.188733740936">
            <text:p>-674.1887337409</text:p>
          </table:table-cell>
          <table:table-cell office:value-type="float" office:value="4.89552599922434">
            <text:p>4.8955259992</text:p>
          </table:table-cell>
          <table:table-cell office:value-type="float" office:value="3.14193405485717">
            <text:p>3.1419340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.3">
            <text:p>21.3</text:p>
          </table:table-cell>
          <table:table-cell office:value-type="float" office:value="-669.293205058805">
            <text:p>-669.2932050588</text:p>
          </table:table-cell>
          <table:table-cell office:value-type="float" office:value="-673.801091951933">
            <text:p>-673.8010919519</text:p>
          </table:table-cell>
          <table:table-cell office:value-type="float" office:value="4.50788689312845">
            <text:p>4.5078868931</text:p>
          </table:table-cell>
          <table:table-cell office:value-type="float" office:value="2.89314842719836">
            <text:p>2.8931484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.4">
            <text:p>21.4</text:p>
          </table:table-cell>
          <table:table-cell office:value-type="float" office:value="-669.29319336497">
            <text:p>-669.293193365</text:p>
          </table:table-cell>
          <table:table-cell office:value-type="float" office:value="-672.911349440102">
            <text:p>-672.9113494401</text:p>
          </table:table-cell>
          <table:table-cell office:value-type="float" office:value="3.61815607513218">
            <text:p>3.6181560751</text:p>
          </table:table-cell>
          <table:table-cell office:value-type="float" office:value="2.32212182920637">
            <text:p>2.32212182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.5">
            <text:p>21.5</text:p>
          </table:table-cell>
          <table:table-cell office:value-type="float" office:value="-669.29319977142">
            <text:p>-669.2931997714</text:p>
          </table:table-cell>
          <table:table-cell office:value-type="float" office:value="-672.929012266249">
            <text:p>-672.9290122662</text:p>
          </table:table-cell>
          <table:table-cell office:value-type="float" office:value="3.63581249482948">
            <text:p>3.6358124948</text:p>
          </table:table-cell>
          <table:table-cell office:value-type="float" office:value="2.33345366695835">
            <text:p>2.333453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.6">
            <text:p>21.6</text:p>
          </table:table-cell>
          <table:table-cell office:value-type="float" office:value="-669.293201498924">
            <text:p>-669.2932014989</text:p>
          </table:table-cell>
          <table:table-cell office:value-type="float" office:value="-673.274255566784">
            <text:p>-673.2742555668</text:p>
          </table:table-cell>
          <table:table-cell office:value-type="float" office:value="3.98105406785955">
            <text:p>3.9810540679</text:p>
          </table:table-cell>
          <table:table-cell office:value-type="float" office:value="2.55502868374459">
            <text:p>2.55502868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.7">
            <text:p>21.7</text:p>
          </table:table-cell>
          <table:table-cell office:value-type="float" office:value="-669.293203402193">
            <text:p>-669.2932034022</text:p>
          </table:table-cell>
          <table:table-cell office:value-type="float" office:value="-673.539161189626">
            <text:p>-673.5391611896</text:p>
          </table:table-cell>
          <table:table-cell office:value-type="float" office:value="4.24595778743371">
            <text:p>4.2459577874</text:p>
          </table:table-cell>
          <table:table-cell office:value-type="float" office:value="2.7250431046506">
            <text:p>2.72504310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.8">
            <text:p>21.8</text:p>
          </table:table-cell>
          <table:table-cell office:value-type="float" office:value="-669.293200267172">
            <text:p>-669.2932002672</text:p>
          </table:table-cell>
          <table:table-cell office:value-type="float" office:value="-673.512904718622">
            <text:p>-673.5129047186</text:p>
          </table:table-cell>
          <table:table-cell office:value-type="float" office:value="4.21970445145057">
            <text:p>4.2197044515</text:p>
          </table:table-cell>
          <table:table-cell office:value-type="float" office:value="2.70819379154469">
            <text:p>2.70819379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.9">
            <text:p>21.9</text:p>
          </table:table-cell>
          <table:table-cell office:value-type="float" office:value="-669.293200708569">
            <text:p>-669.2932007086</text:p>
          </table:table-cell>
          <table:table-cell office:value-type="float" office:value="-673.621625673618">
            <text:p>-673.6216256736</text:p>
          </table:table-cell>
          <table:table-cell office:value-type="float" office:value="4.32842496504918">
            <text:p>4.328424965</text:p>
          </table:table-cell>
          <table:table-cell office:value-type="float" office:value="2.77797029445595">
            <text:p>2.77797029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-669.293212686133">
            <text:p>-669.2932126861</text:p>
          </table:table-cell>
          <table:table-cell office:value-type="float" office:value="-673.578159403265">
            <text:p>-673.5781594033</text:p>
          </table:table-cell>
          <table:table-cell office:value-type="float" office:value="4.28494671713185">
            <text:p>4.2849467171</text:p>
          </table:table-cell>
          <table:table-cell office:value-type="float" office:value="2.75006608399958">
            <text:p>2.7500660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.1">
            <text:p>22.1</text:p>
          </table:table-cell>
          <table:table-cell office:value-type="float" office:value="-669.293192365504">
            <text:p>-669.2931923655</text:p>
          </table:table-cell>
          <table:table-cell office:value-type="float" office:value="-672.285962446983">
            <text:p>-672.285962447</text:p>
          </table:table-cell>
          <table:table-cell office:value-type="float" office:value="2.99277008147887">
            <text:p>2.9927700815</text:p>
          </table:table-cell>
          <table:table-cell office:value-type="float" office:value="1.92075095481997">
            <text:p>1.92075095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.2">
            <text:p>22.2</text:p>
          </table:table-cell>
          <table:table-cell office:value-type="float" office:value="-669.293195960261">
            <text:p>-669.2931959603</text:p>
          </table:table-cell>
          <table:table-cell office:value-type="float" office:value="-672.2008022116">
            <text:p>-672.2008022116</text:p>
          </table:table-cell>
          <table:table-cell office:value-type="float" office:value="2.90760625133827">
            <text:p>2.9076062513</text:p>
          </table:table-cell>
          <table:table-cell office:value-type="float" office:value="1.86609306142849">
            <text:p>1.86609306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.3">
            <text:p>22.3</text:p>
          </table:table-cell>
          <table:table-cell office:value-type="float" office:value="-669.293215514752">
            <text:p>-669.2932155148</text:p>
          </table:table-cell>
          <table:table-cell office:value-type="float" office:value="-672.846943600526">
            <text:p>-672.8469436005</text:p>
          </table:table-cell>
          <table:table-cell office:value-type="float" office:value="3.55372808577446">
            <text:p>3.5537280858</text:p>
          </table:table-cell>
          <table:table-cell office:value-type="float" office:value="2.28077213687892">
            <text:p>2.28077213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.4">
            <text:p>22.4</text:p>
          </table:table-cell>
          <table:table-cell office:value-type="float" office:value="-669.293191934167">
            <text:p>-669.2931919342</text:p>
          </table:table-cell>
          <table:table-cell office:value-type="float" office:value="-672.143152587539">
            <text:p>-672.1431525875</text:p>
          </table:table-cell>
          <table:table-cell office:value-type="float" office:value="2.84996065337203">
            <text:p>2.8499606534</text:p>
          </table:table-cell>
          <table:table-cell office:value-type="float" office:value="1.82909628776384">
            <text:p>1.82909628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.5">
            <text:p>22.5</text:p>
          </table:table-cell>
          <table:table-cell office:value-type="float" office:value="-669.293203362951">
            <text:p>-669.293203363</text:p>
          </table:table-cell>
          <table:table-cell office:value-type="float" office:value="-672.665856778181">
            <text:p>-672.6658567782</text:p>
          </table:table-cell>
          <table:table-cell office:value-type="float" office:value="3.3726534152297">
            <text:p>3.3726534152</text:p>
          </table:table-cell>
          <table:table-cell office:value-type="float" office:value="2.16455895080927">
            <text:p>2.16455895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.6">
            <text:p>22.6</text:p>
          </table:table-cell>
          <table:table-cell office:value-type="float" office:value="-669.29320904242">
            <text:p>-669.2932090424</text:p>
          </table:table-cell>
          <table:table-cell office:value-type="float" office:value="-673.194037521085">
            <text:p>-673.1940375211</text:p>
          </table:table-cell>
          <table:table-cell office:value-type="float" office:value="3.90082847866504">
            <text:p>3.9008284787</text:p>
          </table:table-cell>
          <table:table-cell office:value-type="float" office:value="2.50354013873408">
            <text:p>2.50354013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.7">
            <text:p>22.7</text:p>
          </table:table-cell>
          <table:table-cell office:value-type="float" office:value="-669.293192690589">
            <text:p>-669.2931926906</text:p>
          </table:table-cell>
          <table:table-cell office:value-type="float" office:value="-672.954630546371">
            <text:p>-672.9546305464</text:p>
          </table:table-cell>
          <table:table-cell office:value-type="float" office:value="3.66143785578226">
            <text:p>3.6614378558</text:p>
          </table:table-cell>
          <table:table-cell office:value-type="float" office:value="2.3498999475538">
            <text:p>2.349899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.8">
            <text:p>22.8</text:p>
          </table:table-cell>
          <table:table-cell office:value-type="float" office:value="-669.293209593907">
            <text:p>-669.2932095939</text:p>
          </table:table-cell>
          <table:table-cell office:value-type="float" office:value="-673.647905295907">
            <text:p>-673.6479052959</text:p>
          </table:table-cell>
          <table:table-cell office:value-type="float" office:value="4.35469570199987">
            <text:p>4.354695702</text:p>
          </table:table-cell>
          <table:table-cell office:value-type="float" office:value="2.79483077545118">
            <text:p>2.79483077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.9">
            <text:p>22.9</text:p>
          </table:table-cell>
          <table:table-cell office:value-type="float" office:value="-669.293203686642">
            <text:p>-669.2932036866</text:p>
          </table:table-cell>
          <table:table-cell office:value-type="float" office:value="-673.454996370599">
            <text:p>-673.4549963706</text:p>
          </table:table-cell>
          <table:table-cell office:value-type="float" office:value="4.16179268395658">
            <text:p>4.161792684</text:p>
          </table:table-cell>
          <table:table-cell office:value-type="float" office:value="2.6710261910672">
            <text:p>2.67102619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-669.293189742039">
            <text:p>-669.293189742</text:p>
          </table:table-cell>
          <table:table-cell office:value-type="float" office:value="-673.018607991686">
            <text:p>-673.0186079917</text:p>
          </table:table-cell>
          <table:table-cell office:value-type="float" office:value="3.7254182496473">
            <text:p>3.7254182496</text:p>
          </table:table-cell>
          <table:table-cell office:value-type="float" office:value="2.39096237442265">
            <text:p>2.39096237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.1">
            <text:p>23.1</text:p>
          </table:table-cell>
          <table:table-cell office:value-type="float" office:value="-669.293208865371">
            <text:p>-669.2932088654</text:p>
          </table:table-cell>
          <table:table-cell office:value-type="float" office:value="-673.78804741006">
            <text:p>-673.7880474101</text:p>
          </table:table-cell>
          <table:table-cell office:value-type="float" office:value="4.49483854468878">
            <text:p>4.4948385447</text:p>
          </table:table-cell>
          <table:table-cell office:value-type="float" office:value="2.88477403590134">
            <text:p>2.8847740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.2">
            <text:p>23.2</text:p>
          </table:table-cell>
          <table:table-cell office:value-type="float" office:value="-669.293204809908">
            <text:p>-669.2932048099</text:p>
          </table:table-cell>
          <table:table-cell office:value-type="float" office:value="-673.618686039019">
            <text:p>-673.618686039</text:p>
          </table:table-cell>
          <table:table-cell office:value-type="float" office:value="4.32548122911092">
            <text:p>4.3254812291</text:p>
          </table:table-cell>
          <table:table-cell office:value-type="float" office:value="2.7760810134687">
            <text:p>2.77608101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.3">
            <text:p>23.3</text:p>
          </table:table-cell>
          <table:table-cell office:value-type="float" office:value="-669.293188534228">
            <text:p>-669.2931885342</text:p>
          </table:table-cell>
          <table:table-cell office:value-type="float" office:value="-672.911071641673">
            <text:p>-672.9110716417</text:p>
          </table:table-cell>
          <table:table-cell office:value-type="float" office:value="3.61788310744434">
            <text:p>3.6178831074</text:p>
          </table:table-cell>
          <table:table-cell office:value-type="float" office:value="2.32194663935457">
            <text:p>2.3219466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.4">
            <text:p>23.4</text:p>
          </table:table-cell>
          <table:table-cell office:value-type="float" office:value="-669.293205273466">
            <text:p>-669.2932052735</text:p>
          </table:table-cell>
          <table:table-cell office:value-type="float" office:value="-673.613769193092">
            <text:p>-673.6137691931</text:p>
          </table:table-cell>
          <table:table-cell office:value-type="float" office:value="4.32056391962661">
            <text:p>4.3205639196</text:p>
          </table:table-cell>
          <table:table-cell office:value-type="float" office:value="2.77292509883778">
            <text:p>2.77292509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.5">
            <text:p>23.5</text:p>
          </table:table-cell>
          <table:table-cell office:value-type="float" office:value="-669.293211921143">
            <text:p>-669.2932119211</text:p>
          </table:table-cell>
          <table:table-cell office:value-type="float" office:value="-673.829237539918">
            <text:p>-673.8292375399</text:p>
          </table:table-cell>
          <table:table-cell office:value-type="float" office:value="4.53602561877488">
            <text:p>4.5360256188</text:p>
          </table:table-cell>
          <table:table-cell office:value-type="float" office:value="2.91120777779374">
            <text:p>2.9112077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.6">
            <text:p>23.6</text:p>
          </table:table-cell>
          <table:table-cell office:value-type="float" office:value="-669.293196435143">
            <text:p>-669.2931964351</text:p>
          </table:table-cell>
          <table:table-cell office:value-type="float" office:value="-672.810066694415">
            <text:p>-672.8100666944</text:p>
          </table:table-cell>
          <table:table-cell office:value-type="float" office:value="3.51687025927171">
            <text:p>3.5168702593</text:p>
          </table:table-cell>
          <table:table-cell office:value-type="float" office:value="2.25711689323495">
            <text:p>2.25711689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.7">
            <text:p>23.7</text:p>
          </table:table-cell>
          <table:table-cell office:value-type="float" office:value="-669.293197706824">
            <text:p>-669.2931977068</text:p>
          </table:table-cell>
          <table:table-cell office:value-type="float" office:value="-672.464030348144">
            <text:p>-672.4640303481</text:p>
          </table:table-cell>
          <table:table-cell office:value-type="float" office:value="3.17083264131955">
            <text:p>3.1708326413</text:p>
          </table:table-cell>
          <table:table-cell office:value-type="float" office:value="2.03503097718062">
            <text:p>2.03503097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.8">
            <text:p>23.8</text:p>
          </table:table-cell>
          <table:table-cell office:value-type="float" office:value="-669.293201583935">
            <text:p>-669.2932015839</text:p>
          </table:table-cell>
          <table:table-cell office:value-type="float" office:value="-672.795908877808">
            <text:p>-672.7959088778</text:p>
          </table:table-cell>
          <table:table-cell office:value-type="float" office:value="3.50270729387309">
            <text:p>3.5027072939</text:p>
          </table:table-cell>
          <table:table-cell office:value-type="float" office:value="2.24802714408221">
            <text:p>2.24802714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.9">
            <text:p>23.9</text:p>
          </table:table-cell>
          <table:table-cell office:value-type="float" office:value="-669.293202401451">
            <text:p>-669.2932024015</text:p>
          </table:table-cell>
          <table:table-cell office:value-type="float" office:value="-673.150396949328">
            <text:p>-673.1503969493</text:p>
          </table:table-cell>
          <table:table-cell office:value-type="float" office:value="3.85719454787695">
            <text:p>3.8571945479</text:p>
          </table:table-cell>
          <table:table-cell office:value-type="float" office:value="2.47553601147337">
            <text:p>2.47553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-669.293206059236">
            <text:p>-669.2932060592</text:p>
          </table:table-cell>
          <table:table-cell office:value-type="float" office:value="-673.014752820131">
            <text:p>-673.0147528201</text:p>
          </table:table-cell>
          <table:table-cell office:value-type="float" office:value="3.72154676089505">
            <text:p>3.7215467609</text:p>
          </table:table-cell>
          <table:table-cell office:value-type="float" office:value="2.38847766443324">
            <text:p>2.38847766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.1">
            <text:p>24.1</text:p>
          </table:table-cell>
          <table:table-cell office:value-type="float" office:value="-669.293190381253">
            <text:p>-669.2931903813</text:p>
          </table:table-cell>
          <table:table-cell office:value-type="float" office:value="-672.169784711362">
            <text:p>-672.1697847114</text:p>
          </table:table-cell>
          <table:table-cell office:value-type="float" office:value="2.87659433010853">
            <text:p>2.8765943301</text:p>
          </table:table-cell>
          <table:table-cell office:value-type="float" office:value="1.84618970243628">
            <text:p>1.84618970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.2">
            <text:p>24.2</text:p>
          </table:table-cell>
          <table:table-cell office:value-type="float" office:value="-669.293200042228">
            <text:p>-669.2932000422</text:p>
          </table:table-cell>
          <table:table-cell office:value-type="float" office:value="-672.241856120229">
            <text:p>-672.2418561202</text:p>
          </table:table-cell>
          <table:table-cell office:value-type="float" office:value="2.94865607800077">
            <text:p>2.948656078</text:p>
          </table:table-cell>
          <table:table-cell office:value-type="float" office:value="1.89243871833182">
            <text:p>1.89243871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.3">
            <text:p>24.3</text:p>
          </table:table-cell>
          <table:table-cell office:value-type="float" office:value="-669.293201923716">
            <text:p>-669.2932019237</text:p>
          </table:table-cell>
          <table:table-cell office:value-type="float" office:value="-672.280761468532">
            <text:p>-672.2807614685</text:p>
          </table:table-cell>
          <table:table-cell office:value-type="float" office:value="2.98755954481551">
            <text:p>2.9875595448</text:p>
          </table:table-cell>
          <table:table-cell office:value-type="float" office:value="1.91740684785592">
            <text:p>1.91740684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.4">
            <text:p>24.4</text:p>
          </table:table-cell>
          <table:table-cell office:value-type="float" office:value="-669.293189980312">
            <text:p>-669.2931899803</text:p>
          </table:table-cell>
          <table:table-cell office:value-type="float" office:value="-671.999695606199">
            <text:p>-671.9996956062</text:p>
          </table:table-cell>
          <table:table-cell office:value-type="float" office:value="2.70650562588746">
            <text:p>2.7065056259</text:p>
          </table:table-cell>
          <table:table-cell office:value-type="float" office:value="1.73702727694342">
            <text:p>1.7370272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.5">
            <text:p>24.5</text:p>
          </table:table-cell>
          <table:table-cell office:value-type="float" office:value="-669.293196087712">
            <text:p>-669.2931960877</text:p>
          </table:table-cell>
          <table:table-cell office:value-type="float" office:value="-672.82538368743">
            <text:p>-672.8253836874</text:p>
          </table:table-cell>
          <table:table-cell office:value-type="float" office:value="3.53218759971814">
            <text:p>3.5321875997</text:p>
          </table:table-cell>
          <table:table-cell office:value-type="float" office:value="2.26694751686683">
            <text:p>2.26694751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.6">
            <text:p>24.6</text:p>
          </table:table-cell>
          <table:table-cell office:value-type="float" office:value="-669.293203419771">
            <text:p>-669.2932034198</text:p>
          </table:table-cell>
          <table:table-cell office:value-type="float" office:value="-674.087103558811">
            <text:p>-674.0871035588</text:p>
          </table:table-cell>
          <table:table-cell office:value-type="float" office:value="4.79390013904058">
            <text:p>4.793900139</text:p>
          </table:table-cell>
          <table:table-cell office:value-type="float" office:value="3.07671087944842">
            <text:p>3.07671087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.7">
            <text:p>24.7</text:p>
          </table:table-cell>
          <table:table-cell office:value-type="float" office:value="-669.293206172417">
            <text:p>-669.2932061724</text:p>
          </table:table-cell>
          <table:table-cell office:value-type="float" office:value="-674.773389925609">
            <text:p>-674.7733899256</text:p>
          </table:table-cell>
          <table:table-cell office:value-type="float" office:value="5.48018375319224">
            <text:p>5.4801837532</text:p>
          </table:table-cell>
          <table:table-cell office:value-type="float" office:value="3.51716566590758">
            <text:p>3.51716566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.8">
            <text:p>24.8</text:p>
          </table:table-cell>
          <table:table-cell office:value-type="float" office:value="-669.293215167684">
            <text:p>-669.2932151677</text:p>
          </table:table-cell>
          <table:table-cell office:value-type="float" office:value="-674.339976858936">
            <text:p>-674.3399768589</text:p>
          </table:table-cell>
          <table:table-cell office:value-type="float" office:value="5.04676169125171">
            <text:p>5.0467616913</text:p>
          </table:table-cell>
          <table:table-cell office:value-type="float" office:value="3.23899667308574">
            <text:p>3.23899667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.9">
            <text:p>24.9</text:p>
          </table:table-cell>
          <table:table-cell office:value-type="float" office:value="-669.293185523721">
            <text:p>-669.2931855237</text:p>
          </table:table-cell>
          <table:table-cell office:value-type="float" office:value="-672.519038998526">
            <text:p>-672.5190389985</text:p>
          </table:table-cell>
          <table:table-cell office:value-type="float" office:value="3.22585347480522">
            <text:p>3.2258534748</text:p>
          </table:table-cell>
          <table:table-cell office:value-type="float" office:value="2.07034318479276">
            <text:p>2.07034318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-669.293198575517">
            <text:p>-669.2931985755</text:p>
          </table:table-cell>
          <table:table-cell office:value-type="float" office:value="-672.939161284245">
            <text:p>-672.9391612842</text:p>
          </table:table-cell>
          <table:table-cell office:value-type="float" office:value="3.64596270872825">
            <text:p>3.6459627087</text:p>
          </table:table-cell>
          <table:table-cell office:value-type="float" office:value="2.33996804410959">
            <text:p>2.33996804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.1">
            <text:p>25.1</text:p>
          </table:table-cell>
          <table:table-cell office:value-type="float" office:value="-669.29322781437">
            <text:p>-669.2932278144</text:p>
          </table:table-cell>
          <table:table-cell office:value-type="float" office:value="-673.977046299315">
            <text:p>-673.9770462993</text:p>
          </table:table-cell>
          <table:table-cell office:value-type="float" office:value="4.68381848494497">
            <text:p>4.6838184849</text:p>
          </table:table-cell>
          <table:table-cell office:value-type="float" office:value="3.00606080060648">
            <text:p>3.00606080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.2">
            <text:p>25.2</text:p>
          </table:table-cell>
          <table:table-cell office:value-type="float" office:value="-669.293184396365">
            <text:p>-669.2931843964</text:p>
          </table:table-cell>
          <table:table-cell office:value-type="float" office:value="-672.38452478763">
            <text:p>-672.3845247876</text:p>
          </table:table-cell>
          <table:table-cell office:value-type="float" office:value="3.09134039126408">
            <text:p>3.0913403913</text:p>
          </table:table-cell>
          <table:table-cell office:value-type="float" office:value="1.98401308705276">
            <text:p>1.98401308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.3">
            <text:p>25.3</text:p>
          </table:table-cell>
          <table:table-cell office:value-type="float" office:value="-669.293192369947">
            <text:p>-669.2931923699</text:p>
          </table:table-cell>
          <table:table-cell office:value-type="float" office:value="-672.939653464607">
            <text:p>-672.9396534646</text:p>
          </table:table-cell>
          <table:table-cell office:value-type="float" office:value="3.64646109466045">
            <text:p>3.6464610947</text:p>
          </table:table-cell>
          <table:table-cell office:value-type="float" office:value="2.34028790672151">
            <text:p>2.34028790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.4">
            <text:p>25.4</text:p>
          </table:table-cell>
          <table:table-cell office:value-type="float" office:value="-669.293226462027">
            <text:p>-669.293226462</text:p>
          </table:table-cell>
          <table:table-cell office:value-type="float" office:value="-674.720075285947">
            <text:p>-674.7200752859</text:p>
          </table:table-cell>
          <table:table-cell office:value-type="float" office:value="5.42684882391946">
            <text:p>5.4268488239</text:p>
          </table:table-cell>
          <table:table-cell office:value-type="float" office:value="3.48293546661498">
            <text:p>3.4829354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.5">
            <text:p>25.5</text:p>
          </table:table-cell>
          <table:table-cell office:value-type="float" office:value="-669.293200655946">
            <text:p>-669.2932006559</text:p>
          </table:table-cell>
          <table:table-cell office:value-type="float" office:value="-673.488780077216">
            <text:p>-673.4887800772</text:p>
          </table:table-cell>
          <table:table-cell office:value-type="float" office:value="4.19557942126945">
            <text:p>4.1955794213</text:p>
          </table:table-cell>
          <table:table-cell office:value-type="float" office:value="2.69271041878505">
            <text:p>2.69271041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.6">
            <text:p>25.6</text:p>
          </table:table-cell>
          <table:table-cell office:value-type="float" office:value="-669.29318872082">
            <text:p>-669.2931887208</text:p>
          </table:table-cell>
          <table:table-cell office:value-type="float" office:value="-672.014919054697">
            <text:p>-672.0149190547</text:p>
          </table:table-cell>
          <table:table-cell office:value-type="float" office:value="2.72173033387675">
            <text:p>2.7217303339</text:p>
          </table:table-cell>
          <table:table-cell office:value-type="float" office:value="1.74679844933927">
            <text:p>1.74679844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.7">
            <text:p>25.7</text:p>
          </table:table-cell>
          <table:table-cell office:value-type="float" office:value="-669.293199882813">
            <text:p>-669.2931998828</text:p>
          </table:table-cell>
          <table:table-cell office:value-type="float" office:value="-672.125002705892">
            <text:p>-672.1250027059</text:p>
          </table:table-cell>
          <table:table-cell office:value-type="float" office:value="2.83180282307896">
            <text:p>2.8318028231</text:p>
          </table:table-cell>
          <table:table-cell office:value-type="float" office:value="1.81744264617984">
            <text:p>1.81744264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.8">
            <text:p>25.8</text:p>
          </table:table-cell>
          <table:table-cell office:value-type="float" office:value="-669.293202541495">
            <text:p>-669.2932025415</text:p>
          </table:table-cell>
          <table:table-cell office:value-type="float" office:value="-672.377472333622">
            <text:p>-672.3774723336</text:p>
          </table:table-cell>
          <table:table-cell office:value-type="float" office:value="3.08426979212728">
            <text:p>3.0842697921</text:p>
          </table:table-cell>
          <table:table-cell office:value-type="float" office:value="1.9794751975145">
            <text:p>1.97947519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.9">
            <text:p>25.9</text:p>
          </table:table-cell>
          <table:table-cell office:value-type="float" office:value="-669.293202161748">
            <text:p>-669.2932021617</text:p>
          </table:table-cell>
          <table:table-cell office:value-type="float" office:value="-672.129576068813">
            <text:p>-672.1295760688</text:p>
          </table:table-cell>
          <table:table-cell office:value-type="float" office:value="2.83637390706431">
            <text:p>2.8363739071</text:p>
          </table:table-cell>
          <table:table-cell office:value-type="float" office:value="1.82037635431324">
            <text:p>1.8203763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-669.293189477612">
            <text:p>-669.2931894776</text:p>
          </table:table-cell>
          <table:table-cell office:value-type="float" office:value="-671.774962429009">
            <text:p>-671.774962429</text:p>
          </table:table-cell>
          <table:table-cell office:value-type="float" office:value="2.4817729513971">
            <text:p>2.4817729514</text:p>
          </table:table-cell>
          <table:table-cell office:value-type="float" office:value="1.59279451353203">
            <text:p>1.59279451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.1">
            <text:p>26.1</text:p>
          </table:table-cell>
          <table:table-cell office:value-type="float" office:value="-669.293199221964">
            <text:p>-669.293199222</text:p>
          </table:table-cell>
          <table:table-cell office:value-type="float" office:value="-672.752044922747">
            <text:p>-672.7520449227</text:p>
          </table:table-cell>
          <table:table-cell office:value-type="float" office:value="3.4588457007833">
            <text:p>3.4588457008</text:p>
          </table:table-cell>
          <table:table-cell office:value-type="float" office:value="2.21987690383204">
            <text:p>2.21987690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.2">
            <text:p>26.2</text:p>
          </table:table-cell>
          <table:table-cell office:value-type="float" office:value="-669.293206579304">
            <text:p>-669.2932065793</text:p>
          </table:table-cell>
          <table:table-cell office:value-type="float" office:value="-674.157187077439">
            <text:p>-674.1571870774</text:p>
          </table:table-cell>
          <table:table-cell office:value-type="float" office:value="4.86398049813486">
            <text:p>4.8639804981</text:p>
          </table:table-cell>
          <table:table-cell office:value-type="float" office:value="3.12168824589481">
            <text:p>3.12168824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.3">
            <text:p>26.3</text:p>
          </table:table-cell>
          <table:table-cell office:value-type="float" office:value="-669.293213945687">
            <text:p>-669.2932139457</text:p>
          </table:table-cell>
          <table:table-cell office:value-type="float" office:value="-674.539081195094">
            <text:p>-674.5390811951</text:p>
          </table:table-cell>
          <table:table-cell office:value-type="float" office:value="5.24586724940686">
            <text:p>5.2458672494</text:p>
          </table:table-cell>
          <table:table-cell office:value-type="float" office:value="3.36678202930243">
            <text:p>3.36678202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.4">
            <text:p>26.4</text:p>
          </table:table-cell>
          <table:table-cell office:value-type="float" office:value="-669.293192809648">
            <text:p>-669.2931928096</text:p>
          </table:table-cell>
          <table:table-cell office:value-type="float" office:value="-673.409428902666">
            <text:p>-673.4094289027</text:p>
          </table:table-cell>
          <table:table-cell office:value-type="float" office:value="4.11623609301818">
            <text:p>4.116236093</text:p>
          </table:table-cell>
          <table:table-cell office:value-type="float" office:value="2.64178810622908">
            <text:p>2.64178810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.5">
            <text:p>26.5</text:p>
          </table:table-cell>
          <table:table-cell office:value-type="float" office:value="-669.293200298207">
            <text:p>-669.2932002982</text:p>
          </table:table-cell>
          <table:table-cell office:value-type="float" office:value="-673.289353286711">
            <text:p>-673.2893532867</text:p>
          </table:table-cell>
          <table:table-cell office:value-type="float" office:value="3.99615298850453">
            <text:p>3.9961529885</text:p>
          </table:table-cell>
          <table:table-cell office:value-type="float" office:value="2.56471912619625">
            <text:p>2.5647191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.6">
            <text:p>26.6</text:p>
          </table:table-cell>
          <table:table-cell office:value-type="float" office:value="-669.293212228855">
            <text:p>-669.2932122289</text:p>
          </table:table-cell>
          <table:table-cell office:value-type="float" office:value="-673.508804670269">
            <text:p>-673.5088046703</text:p>
          </table:table-cell>
          <table:table-cell office:value-type="float" office:value="4.2155924414148">
            <text:p>4.2155924414</text:p>
          </table:table-cell>
          <table:table-cell office:value-type="float" office:value="2.70555471570946">
            <text:p>2.70555471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.7">
            <text:p>26.7</text:p>
          </table:table-cell>
          <table:table-cell office:value-type="float" office:value="-669.293194344661">
            <text:p>-669.2931943447</text:p>
          </table:table-cell>
          <table:table-cell office:value-type="float" office:value="-672.826881896346">
            <text:p>-672.8268818963</text:p>
          </table:table-cell>
          <table:table-cell office:value-type="float" office:value="3.53368755168495">
            <text:p>3.5336875517</text:p>
          </table:table-cell>
          <table:table-cell office:value-type="float" office:value="2.26791018158681">
            <text:p>2.26791018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.8">
            <text:p>26.8</text:p>
          </table:table-cell>
          <table:table-cell office:value-type="float" office:value="-669.293206756931">
            <text:p>-669.2932067569</text:p>
          </table:table-cell>
          <table:table-cell office:value-type="float" office:value="-673.169383325003">
            <text:p>-673.169383325</text:p>
          </table:table-cell>
          <table:table-cell office:value-type="float" office:value="3.87617656807253">
            <text:p>3.8761765681</text:p>
          </table:table-cell>
          <table:table-cell office:value-type="float" office:value="2.48771861569035">
            <text:p>2.48771861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.9">
            <text:p>26.9</text:p>
          </table:table-cell>
          <table:table-cell office:value-type="float" office:value="-669.293201996855">
            <text:p>-669.2932019969</text:p>
          </table:table-cell>
          <table:table-cell office:value-type="float" office:value="-673.527746891284">
            <text:p>-673.5277468913</text:p>
          </table:table-cell>
          <table:table-cell office:value-type="float" office:value="4.23454489442926">
            <text:p>4.2345448944</text:p>
          </table:table-cell>
          <table:table-cell office:value-type="float" office:value="2.71771834379736">
            <text:p>2.71771834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-669.293207408083">
            <text:p>-669.2932074081</text:p>
          </table:table-cell>
          <table:table-cell office:value-type="float" office:value="-673.869160458668">
            <text:p>-673.8691604587</text:p>
          </table:table-cell>
          <table:table-cell office:value-type="float" office:value="4.57595305058513">
            <text:p>4.5759530506</text:p>
          </table:table-cell>
          <table:table-cell office:value-type="float" office:value="2.93683308501252">
            <text:p>2.9368330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.1">
            <text:p>27.1</text:p>
          </table:table-cell>
          <table:table-cell office:value-type="float" office:value="-669.293205884937">
            <text:p>-669.2932058849</text:p>
          </table:table-cell>
          <table:table-cell office:value-type="float" office:value="-673.43883637011">
            <text:p>-673.4388363701</text:p>
          </table:table-cell>
          <table:table-cell office:value-type="float" office:value="4.14563048517205">
            <text:p>4.1456304852</text:p>
          </table:table-cell>
          <table:table-cell office:value-type="float" office:value="2.66065333986172">
            <text:p>2.66065333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.2">
            <text:p>27.2</text:p>
          </table:table-cell>
          <table:table-cell office:value-type="float" office:value="-669.293188828652">
            <text:p>-669.2931888287</text:p>
          </table:table-cell>
          <table:table-cell office:value-type="float" office:value="-672.23308257548">
            <text:p>-672.2330825755</text:p>
          </table:table-cell>
          <table:table-cell office:value-type="float" office:value="2.93989374682844">
            <text:p>2.9398937468</text:p>
          </table:table-cell>
          <table:table-cell office:value-type="float" office:value="1.88681508019475">
            <text:p>1.88681508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.3">
            <text:p>27.3</text:p>
          </table:table-cell>
          <table:table-cell office:value-type="float" office:value="-669.29319277105">
            <text:p>-669.2931927711</text:p>
          </table:table-cell>
          <table:table-cell office:value-type="float" office:value="-672.232299589327">
            <text:p>-672.2322995893</text:p>
          </table:table-cell>
          <table:table-cell office:value-type="float" office:value="2.93910681827738">
            <text:p>2.9391068183</text:p>
          </table:table-cell>
          <table:table-cell office:value-type="float" office:value="1.88631003178652">
            <text:p>1.88631003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.4">
            <text:p>27.4</text:p>
          </table:table-cell>
          <table:table-cell office:value-type="float" office:value="-669.293206561081">
            <text:p>-669.2932065611</text:p>
          </table:table-cell>
          <table:table-cell office:value-type="float" office:value="-672.885757946044">
            <text:p>-672.885757946</text:p>
          </table:table-cell>
          <table:table-cell office:value-type="float" office:value="3.59255138496249">
            <text:p>3.592551385</text:p>
          </table:table-cell>
          <table:table-cell office:value-type="float" office:value="2.30568881505816">
            <text:p>2.30568881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.5">
            <text:p>27.5</text:p>
          </table:table-cell>
          <table:table-cell office:value-type="float" office:value="-669.293197417187">
            <text:p>-669.2931974172</text:p>
          </table:table-cell>
          <table:table-cell office:value-type="float" office:value="-672.46431846293">
            <text:p>-672.4643184629</text:p>
          </table:table-cell>
          <table:table-cell office:value-type="float" office:value="3.17112104574274">
            <text:p>3.1711210457</text:p>
          </table:table-cell>
          <table:table-cell office:value-type="float" office:value="2.03521607428335">
            <text:p>2.03521607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.6">
            <text:p>27.6</text:p>
          </table:table-cell>
          <table:table-cell office:value-type="float" office:value="-669.293190144076">
            <text:p>-669.2931901441</text:p>
          </table:table-cell>
          <table:table-cell office:value-type="float" office:value="-672.115383818874">
            <text:p>-672.1153838189</text:p>
          </table:table-cell>
          <table:table-cell office:value-type="float" office:value="2.82219367479828">
            <text:p>2.8221936748</text:p>
          </table:table-cell>
          <table:table-cell office:value-type="float" office:value="1.81127552333624">
            <text:p>1.8112755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.7">
            <text:p>27.7</text:p>
          </table:table-cell>
          <table:table-cell office:value-type="float" office:value="-669.293203644009">
            <text:p>-669.293203644</text:p>
          </table:table-cell>
          <table:table-cell office:value-type="float" office:value="-672.770576400143">
            <text:p>-672.7705764001</text:p>
          </table:table-cell>
          <table:table-cell office:value-type="float" office:value="3.47737275613449">
            <text:p>3.4773727561</text:p>
          </table:table-cell>
          <table:table-cell office:value-type="float" office:value="2.23176751296237">
            <text:p>2.2317675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.8">
            <text:p>27.8</text:p>
          </table:table-cell>
          <table:table-cell office:value-type="float" office:value="-669.29320008238">
            <text:p>-669.2932000824</text:p>
          </table:table-cell>
          <table:table-cell office:value-type="float" office:value="-672.948726768422">
            <text:p>-672.9487267684</text:p>
          </table:table-cell>
          <table:table-cell office:value-type="float" office:value="3.65552668604235">
            <text:p>3.655526686</text:p>
          </table:table-cell>
          <table:table-cell office:value-type="float" office:value="2.34610617636091">
            <text:p>2.34610617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.9">
            <text:p>27.9</text:p>
          </table:table-cell>
          <table:table-cell office:value-type="float" office:value="-669.293195478499">
            <text:p>-669.2931954785</text:p>
          </table:table-cell>
          <table:table-cell office:value-type="float" office:value="-672.972144137214">
            <text:p>-672.9721441372</text:p>
          </table:table-cell>
          <table:table-cell office:value-type="float" office:value="3.67894865871465">
            <text:p>3.6789486587</text:p>
          </table:table-cell>
          <table:table-cell office:value-type="float" office:value="2.36113832889829">
            <text:p>2.36113832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-669.29320319621">
            <text:p>-669.2932031962</text:p>
          </table:table-cell>
          <table:table-cell office:value-type="float" office:value="-673.358714425828">
            <text:p>-673.3587144258</text:p>
          </table:table-cell>
          <table:table-cell office:value-type="float" office:value="4.06551122961745">
            <text:p>4.0655112296</text:p>
          </table:table-cell>
          <table:table-cell office:value-type="float" office:value="2.60923303946567">
            <text:p>2.60923303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.1">
            <text:p>28.1</text:p>
          </table:table-cell>
          <table:table-cell office:value-type="float" office:value="-669.293195592125">
            <text:p>-669.2931955921</text:p>
          </table:table-cell>
          <table:table-cell office:value-type="float" office:value="-673.41531039536">
            <text:p>-673.4153103954</text:p>
          </table:table-cell>
          <table:table-cell office:value-type="float" office:value="4.12211480323447">
            <text:p>4.1221148032</text:p>
          </table:table-cell>
          <table:table-cell office:value-type="float" office:value="2.64556104499605">
            <text:p>2.6455610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.2">
            <text:p>28.2</text:p>
          </table:table-cell>
          <table:table-cell office:value-type="float" office:value="-669.293203637872">
            <text:p>-669.2932036379</text:p>
          </table:table-cell>
          <table:table-cell office:value-type="float" office:value="-673.864802554774">
            <text:p>-673.8648025548</text:p>
          </table:table-cell>
          <table:table-cell office:value-type="float" office:value="4.57159891690263">
            <text:p>4.5715989169</text:p>
          </table:table-cell>
          <table:table-cell office:value-type="float" office:value="2.93403861493951">
            <text:p>2.93403861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.3">
            <text:p>28.3</text:p>
          </table:table-cell>
          <table:table-cell office:value-type="float" office:value="-669.293209619588">
            <text:p>-669.2932096196</text:p>
          </table:table-cell>
          <table:table-cell office:value-type="float" office:value="-673.76811868061">
            <text:p>-673.7681186806</text:p>
          </table:table-cell>
          <table:table-cell office:value-type="float" office:value="4.47490906102204">
            <text:p>4.474909061</text:p>
          </table:table-cell>
          <table:table-cell office:value-type="float" office:value="2.87198335244094">
            <text:p>2.87198335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.4">
            <text:p>28.4</text:p>
          </table:table-cell>
          <table:table-cell office:value-type="float" office:value="-669.293187507719">
            <text:p>-669.2931875077</text:p>
          </table:table-cell>
          <table:table-cell office:value-type="float" office:value="-672.752485621409">
            <text:p>-672.7524856214</text:p>
          </table:table-cell>
          <table:table-cell office:value-type="float" office:value="3.4592981136908">
            <text:p>3.4592981137</text:p>
          </table:table-cell>
          <table:table-cell office:value-type="float" office:value="2.22016726109317">
            <text:p>2.2201672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.5">
            <text:p>28.5</text:p>
          </table:table-cell>
          <table:table-cell office:value-type="float" office:value="-669.293200768524">
            <text:p>-669.2932007685</text:p>
          </table:table-cell>
          <table:table-cell office:value-type="float" office:value="-673.342983977701">
            <text:p>-673.3429839777</text:p>
          </table:table-cell>
          <table:table-cell office:value-type="float" office:value="4.04978320917609">
            <text:p>4.0497832092</text:p>
          </table:table-cell>
          <table:table-cell office:value-type="float" office:value="2.59913884263207">
            <text:p>2.59913884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.6">
            <text:p>28.6</text:p>
          </table:table-cell>
          <table:table-cell office:value-type="float" office:value="-669.293214470082">
            <text:p>-669.2932144701</text:p>
          </table:table-cell>
          <table:table-cell office:value-type="float" office:value="-673.976803033308">
            <text:p>-673.9768030333</text:p>
          </table:table-cell>
          <table:table-cell office:value-type="float" office:value="4.68358856322664">
            <text:p>4.6835885632</text:p>
          </table:table-cell>
          <table:table-cell office:value-type="float" office:value="3.00591323753014">
            <text:p>3.0059132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.7">
            <text:p>28.7</text:p>
          </table:table-cell>
          <table:table-cell office:value-type="float" office:value="-669.293194137791">
            <text:p>-669.2931941378</text:p>
          </table:table-cell>
          <table:table-cell office:value-type="float" office:value="-672.873725990994">
            <text:p>-672.873725991</text:p>
          </table:table-cell>
          <table:table-cell office:value-type="float" office:value="3.58053185320285">
            <text:p>3.5805318532</text:p>
          </table:table-cell>
          <table:table-cell office:value-type="float" office:value="2.29797471525253">
            <text:p>2.29797471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.8">
            <text:p>28.8</text:p>
          </table:table-cell>
          <table:table-cell office:value-type="float" office:value="-669.293192766313">
            <text:p>-669.2931927663</text:p>
          </table:table-cell>
          <table:table-cell office:value-type="float" office:value="-672.252030851309">
            <text:p>-672.2520308513</text:p>
          </table:table-cell>
          <table:table-cell office:value-type="float" office:value="2.95883808499629">
            <text:p>2.958838085</text:p>
          </table:table-cell>
          <table:table-cell office:value-type="float" office:value="1.89897350019818">
            <text:p>1.8989735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.9">
            <text:p>28.9</text:p>
          </table:table-cell>
          <table:table-cell office:value-type="float" office:value="-669.293195626544">
            <text:p>-669.2931956265</text:p>
          </table:table-cell>
          <table:table-cell office:value-type="float" office:value="-672.626415853741">
            <text:p>-672.6264158537</text:p>
          </table:table-cell>
          <table:table-cell office:value-type="float" office:value="3.33322022719664">
            <text:p>3.3332202272</text:p>
          </table:table-cell>
          <table:table-cell office:value-type="float" office:value="2.13925084777963">
            <text:p>2.13925084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-669.293203351631">
            <text:p>-669.2932033516</text:p>
          </table:table-cell>
          <table:table-cell office:value-type="float" office:value="-673.460973241289">
            <text:p>-673.4609732413</text:p>
          </table:table-cell>
          <table:table-cell office:value-type="float" office:value="4.16776988965805">
            <text:p>4.1677698897</text:p>
          </table:table-cell>
          <table:table-cell office:value-type="float" office:value="2.67486234394419">
            <text:p>2.67486234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.1">
            <text:p>29.1</text:p>
          </table:table-cell>
          <table:table-cell office:value-type="float" office:value="-669.293210393201">
            <text:p>-669.2932103932</text:p>
          </table:table-cell>
          <table:table-cell office:value-type="float" office:value="-673.574448788534">
            <text:p>-673.5744487885</text:p>
          </table:table-cell>
          <table:table-cell office:value-type="float" office:value="4.28123839533373">
            <text:p>4.2812383953</text:p>
          </table:table-cell>
          <table:table-cell office:value-type="float" office:value="2.747686094077">
            <text:p>2.74768609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.2">
            <text:p>29.2</text:p>
          </table:table-cell>
          <table:table-cell office:value-type="float" office:value="-669.29319043556">
            <text:p>-669.2931904356</text:p>
          </table:table-cell>
          <table:table-cell office:value-type="float" office:value="-672.469673350689">
            <text:p>-672.4696733507</text:p>
          </table:table-cell>
          <table:table-cell office:value-type="float" office:value="3.17648291512901">
            <text:p>3.1764829151</text:p>
          </table:table-cell>
          <table:table-cell office:value-type="float" office:value="2.03865730613975">
            <text:p>2.03865730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.3">
            <text:p>29.3</text:p>
          </table:table-cell>
          <table:table-cell office:value-type="float" office:value="-669.293199115243">
            <text:p>-669.2931991152</text:p>
          </table:table-cell>
          <table:table-cell office:value-type="float" office:value="-672.535479085285">
            <text:p>-672.5354790853</text:p>
          </table:table-cell>
          <table:table-cell office:value-type="float" office:value="3.24227997004216">
            <text:p>3.24227997</text:p>
          </table:table-cell>
          <table:table-cell office:value-type="float" office:value="2.08088566067688">
            <text:p>2.08088566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.4">
            <text:p>29.4</text:p>
          </table:table-cell>
          <table:table-cell office:value-type="float" office:value="-669.293211518297">
            <text:p>-669.2932115183</text:p>
          </table:table-cell>
          <table:table-cell office:value-type="float" office:value="-672.780445042257">
            <text:p>-672.7804450423</text:p>
          </table:table-cell>
          <table:table-cell office:value-type="float" office:value="3.48723352395962">
            <text:p>3.487233524</text:p>
          </table:table-cell>
          <table:table-cell office:value-type="float" office:value="2.23809612448271">
            <text:p>2.23809612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.5">
            <text:p>29.5</text:p>
          </table:table-cell>
          <table:table-cell office:value-type="float" office:value="-669.29318802024">
            <text:p>-669.2931880202</text:p>
          </table:table-cell>
          <table:table-cell office:value-type="float" office:value="-671.892532073593">
            <text:p>-671.8925320736</text:p>
          </table:table-cell>
          <table:table-cell office:value-type="float" office:value="2.59934405335305">
            <text:p>2.5993440534</text:p>
          </table:table-cell>
          <table:table-cell office:value-type="float" office:value="1.66825129777973">
            <text:p>1.66825129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.6">
            <text:p>29.6</text:p>
          </table:table-cell>
          <table:table-cell office:value-type="float" office:value="-669.293196964143">
            <text:p>-669.2931969641</text:p>
          </table:table-cell>
          <table:table-cell office:value-type="float" office:value="-672.412586003474">
            <text:p>-672.4125860035</text:p>
          </table:table-cell>
          <table:table-cell office:value-type="float" office:value="3.11938903933115">
            <text:p>3.1193890393</text:p>
          </table:table-cell>
          <table:table-cell office:value-type="float" office:value="2.00201462612508">
            <text:p>2.0020146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.7">
            <text:p>29.7</text:p>
          </table:table-cell>
          <table:table-cell office:value-type="float" office:value="-669.293204718113">
            <text:p>-669.2932047181</text:p>
          </table:table-cell>
          <table:table-cell office:value-type="float" office:value="-673.602923685496">
            <text:p>-673.6029236855</text:p>
          </table:table-cell>
          <table:table-cell office:value-type="float" office:value="4.30971896738243">
            <text:p>4.3097189674</text:p>
          </table:table-cell>
          <table:table-cell office:value-type="float" office:value="2.76596484067865">
            <text:p>2.76596484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.8">
            <text:p>29.8</text:p>
          </table:table-cell>
          <table:table-cell office:value-type="float" office:value="-669.293203228043">
            <text:p>-669.293203228</text:p>
          </table:table-cell>
          <table:table-cell office:value-type="float" office:value="-674.28571206179">
            <text:p>-674.2857120618</text:p>
          </table:table-cell>
          <table:table-cell office:value-type="float" office:value="4.99250883374656">
            <text:p>4.9925088337</text:p>
          </table:table-cell>
          <table:table-cell office:value-type="float" office:value="3.20417735017829">
            <text:p>3.20417735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.9">
            <text:p>29.9</text:p>
          </table:table-cell>
          <table:table-cell office:value-type="float" office:value="-669.293208485522">
            <text:p>-669.2932084855</text:p>
          </table:table-cell>
          <table:table-cell office:value-type="float" office:value="-674.497043716056">
            <text:p>-674.4970437161</text:p>
          </table:table-cell>
          <table:table-cell office:value-type="float" office:value="5.20383523053446">
            <text:p>5.2038352305</text:p>
          </table:table-cell>
          <table:table-cell office:value-type="float" office:value="3.33980600435425">
            <text:p>3.33980600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669.293203066083">
            <text:p>-669.2932030661</text:p>
          </table:table-cell>
          <table:table-cell office:value-type="float" office:value="-673.735876296514">
            <text:p>-673.7358762965</text:p>
          </table:table-cell>
          <table:table-cell office:value-type="float" office:value="4.44267323043107">
            <text:p>4.4426732304</text:p>
          </table:table-cell>
          <table:table-cell office:value-type="float" office:value="2.85129449205363">
            <text:p>2.85129449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.1">
            <text:p>30.1</text:p>
          </table:table-cell>
          <table:table-cell office:value-type="float" office:value="-669.293190838313">
            <text:p>-669.2931908383</text:p>
          </table:table-cell>
          <table:table-cell office:value-type="float" office:value="-672.813583233307">
            <text:p>-672.8135832333</text:p>
          </table:table-cell>
          <table:table-cell office:value-type="float" office:value="3.52039239499391">
            <text:p>3.520392395</text:p>
          </table:table-cell>
          <table:table-cell office:value-type="float" office:value="2.25937738948667">
            <text:p>2.25937738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.2">
            <text:p>30.2</text:p>
          </table:table-cell>
          <table:table-cell office:value-type="float" office:value="-669.293202843873">
            <text:p>-669.2932028439</text:p>
          </table:table-cell>
          <table:table-cell office:value-type="float" office:value="-673.013709795936">
            <text:p>-673.0137097959</text:p>
          </table:table-cell>
          <table:table-cell office:value-type="float" office:value="3.72050695206231">
            <text:p>3.7205069521</text:p>
          </table:table-cell>
          <table:table-cell office:value-type="float" office:value="2.38781031821087">
            <text:p>2.38781031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.3">
            <text:p>30.3</text:p>
          </table:table-cell>
          <table:table-cell office:value-type="float" office:value="-669.293203697106">
            <text:p>-669.2932036971</text:p>
          </table:table-cell>
          <table:table-cell office:value-type="float" office:value="-672.850342820723">
            <text:p>-672.8503428207</text:p>
          </table:table-cell>
          <table:table-cell office:value-type="float" office:value="3.55713912361715">
            <text:p>3.5571391236</text:p>
          </table:table-cell>
          <table:table-cell office:value-type="float" office:value="2.28296133084133">
            <text:p>2.28296133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.4">
            <text:p>30.4</text:p>
          </table:table-cell>
          <table:table-cell office:value-type="float" office:value="-669.293187602364">
            <text:p>-669.2931876024</text:p>
          </table:table-cell>
          <table:table-cell office:value-type="float" office:value="-672.18652230924">
            <text:p>-672.1865223092</text:p>
          </table:table-cell>
          <table:table-cell office:value-type="float" office:value="2.89333470687618">
            <text:p>2.8933347069</text:p>
          </table:table-cell>
          <table:table-cell office:value-type="float" office:value="1.85693362655511">
            <text:p>1.8569336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.5">
            <text:p>30.5</text:p>
          </table:table-cell>
          <table:table-cell office:value-type="float" office:value="-669.293198266803">
            <text:p>-669.2931982668</text:p>
          </table:table-cell>
          <table:table-cell office:value-type="float" office:value="-672.861752549163">
            <text:p>-672.8617525492</text:p>
          </table:table-cell>
          <table:table-cell office:value-type="float" office:value="3.56855428236023">
            <text:p>3.5685542824</text:p>
          </table:table-cell>
          <table:table-cell office:value-type="float" office:value="2.2902875458389">
            <text:p>2.29028754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.6">
            <text:p>30.6</text:p>
          </table:table-cell>
          <table:table-cell office:value-type="float" office:value="-669.293206946472">
            <text:p>-669.2932069465</text:p>
          </table:table-cell>
          <table:table-cell office:value-type="float" office:value="-673.596350051849">
            <text:p>-673.5963500518</text:p>
          </table:table-cell>
          <table:table-cell office:value-type="float" office:value="4.30314310537669">
            <text:p>4.3031431054</text:p>
          </table:table-cell>
          <table:table-cell office:value-type="float" office:value="2.76174447196258">
            <text:p>2.7617444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.7">
            <text:p>30.7</text:p>
          </table:table-cell>
          <table:table-cell office:value-type="float" office:value="-669.293194812077">
            <text:p>-669.2931948121</text:p>
          </table:table-cell>
          <table:table-cell office:value-type="float" office:value="-673.301549512546">
            <text:p>-673.3015495125</text:p>
          </table:table-cell>
          <table:table-cell office:value-type="float" office:value="4.00835470046941">
            <text:p>4.0083547005</text:p>
          </table:table-cell>
          <table:table-cell office:value-type="float" office:value="2.57255014871683">
            <text:p>2.57255014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.8">
            <text:p>30.8</text:p>
          </table:table-cell>
          <table:table-cell office:value-type="float" office:value="-669.293204142805">
            <text:p>-669.2932041428</text:p>
          </table:table-cell>
          <table:table-cell office:value-type="float" office:value="-673.222268632452">
            <text:p>-673.2222686325</text:p>
          </table:table-cell>
          <table:table-cell office:value-type="float" office:value="3.92906448964668">
            <text:p>3.9290644896</text:p>
          </table:table-cell>
          <table:table-cell office:value-type="float" office:value="2.52166192676883">
            <text:p>2.5216619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.9">
            <text:p>30.9</text:p>
          </table:table-cell>
          <table:table-cell office:value-type="float" office:value="-669.293198784733">
            <text:p>-669.2931987847</text:p>
          </table:table-cell>
          <table:table-cell office:value-type="float" office:value="-672.631446215876">
            <text:p>-672.6314462159</text:p>
          </table:table-cell>
          <table:table-cell office:value-type="float" office:value="3.33824743114323">
            <text:p>3.3382474311</text:p>
          </table:table-cell>
          <table:table-cell office:value-type="float" office:value="2.14247729235025">
            <text:p>2.14247729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-669.293191947446">
            <text:p>-669.2931919474</text:p>
          </table:table-cell>
          <table:table-cell office:value-type="float" office:value="-672.129835746319">
            <text:p>-672.1298357463</text:p>
          </table:table-cell>
          <table:table-cell office:value-type="float" office:value="2.83664379887317">
            <text:p>2.8366437989</text:p>
          </table:table-cell>
          <table:table-cell office:value-type="float" office:value="1.82054957007504">
            <text:p>1.82054957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.1">
            <text:p>31.1</text:p>
          </table:table-cell>
          <table:table-cell office:value-type="float" office:value="-669.2932022712">
            <text:p>-669.2932022712</text:p>
          </table:table-cell>
          <table:table-cell office:value-type="float" office:value="-672.484752834969">
            <text:p>-672.484752835</text:p>
          </table:table-cell>
          <table:table-cell office:value-type="float" office:value="3.19155056376908">
            <text:p>3.1915505638</text:p>
          </table:table-cell>
          <table:table-cell office:value-type="float" office:value="2.04832767831148">
            <text:p>2.04832767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.2">
            <text:p>31.2</text:p>
          </table:table-cell>
          <table:table-cell office:value-type="float" office:value="-669.293198027664">
            <text:p>-669.2931980277</text:p>
          </table:table-cell>
          <table:table-cell office:value-type="float" office:value="-672.520102868332">
            <text:p>-672.5201028683</text:p>
          </table:table-cell>
          <table:table-cell office:value-type="float" office:value="3.2269048406686">
            <text:p>3.2269048407</text:p>
          </table:table-cell>
          <table:table-cell office:value-type="float" office:value="2.0710179482831">
            <text:p>2.0710179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.3">
            <text:p>31.3</text:p>
          </table:table-cell>
          <table:table-cell office:value-type="float" office:value="-669.293193383449">
            <text:p>-669.2931933834</text:p>
          </table:table-cell>
          <table:table-cell office:value-type="float" office:value="-672.581652952454">
            <text:p>-672.5816529525</text:p>
          </table:table-cell>
          <table:table-cell office:value-type="float" office:value="3.28845956900467">
            <text:p>3.288459569</text:p>
          </table:table-cell>
          <table:table-cell office:value-type="float" office:value="2.11052359021559">
            <text:p>2.11052359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.4">
            <text:p>31.4</text:p>
          </table:table-cell>
          <table:table-cell office:value-type="float" office:value="-669.293200580605">
            <text:p>-669.2932005806</text:p>
          </table:table-cell>
          <table:table-cell office:value-type="float" office:value="-673.165684672992">
            <text:p>-673.165684673</text:p>
          </table:table-cell>
          <table:table-cell office:value-type="float" office:value="3.87248409238684">
            <text:p>3.8724840924</text:p>
          </table:table-cell>
          <table:table-cell office:value-type="float" office:value="2.48534879575569">
            <text:p>2.48534879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.5">
            <text:p>31.5</text:p>
          </table:table-cell>
          <table:table-cell office:value-type="float" office:value="-669.293198439556">
            <text:p>-669.2931984396</text:p>
          </table:table-cell>
          <table:table-cell office:value-type="float" office:value="-673.464036132812">
            <text:p>-673.4640361328</text:p>
          </table:table-cell>
          <table:table-cell office:value-type="float" office:value="4.17083769325587">
            <text:p>4.1708376933</text:p>
          </table:table-cell>
          <table:table-cell office:value-type="float" office:value="2.67683125118708">
            <text:p>2.67683125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.6">
            <text:p>31.6</text:p>
          </table:table-cell>
          <table:table-cell office:value-type="float" office:value="-669.293197771847">
            <text:p>-669.2931977718</text:p>
          </table:table-cell>
          <table:table-cell office:value-type="float" office:value="-673.724371213314">
            <text:p>-673.7243712133</text:p>
          </table:table-cell>
          <table:table-cell office:value-type="float" office:value="4.43117344146703">
            <text:p>4.4311734415</text:p>
          </table:table-cell>
          <table:table-cell office:value-type="float" office:value="2.84391396163146">
            <text:p>2.8439139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.7">
            <text:p>31.7</text:p>
          </table:table-cell>
          <table:table-cell office:value-type="float" office:value="-669.293207595702">
            <text:p>-669.2932075957</text:p>
          </table:table-cell>
          <table:table-cell office:value-type="float" office:value="-674.035546608212">
            <text:p>-674.0355466082</text:p>
          </table:table-cell>
          <table:table-cell office:value-type="float" office:value="4.74233901250958">
            <text:p>4.7423390125</text:p>
          </table:table-cell>
          <table:table-cell office:value-type="float" office:value="3.04361910149031">
            <text:p>3.0436191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.8">
            <text:p>31.8</text:p>
          </table:table-cell>
          <table:table-cell office:value-type="float" office:value="-669.293202695317">
            <text:p>-669.2932026953</text:p>
          </table:table-cell>
          <table:table-cell office:value-type="float" office:value="-673.338301575391">
            <text:p>-673.3383015754</text:p>
          </table:table-cell>
          <table:table-cell office:value-type="float" office:value="4.04509888007354">
            <text:p>4.0450988801</text:p>
          </table:table-cell>
          <table:table-cell office:value-type="float" office:value="2.5961324541186">
            <text:p>2.59613245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.9">
            <text:p>31.9</text:p>
          </table:table-cell>
          <table:table-cell office:value-type="float" office:value="-669.293188020019">
            <text:p>-669.29318802</text:p>
          </table:table-cell>
          <table:table-cell office:value-type="float" office:value="-672.358744702455">
            <text:p>-672.3587447025</text:p>
          </table:table-cell>
          <table:table-cell office:value-type="float" office:value="3.06555668243607">
            <text:p>3.0655566824</text:p>
          </table:table-cell>
          <table:table-cell office:value-type="float" office:value="1.96746517926102">
            <text:p>1.96746517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-669.293197106449">
            <text:p>-669.2931971064</text:p>
          </table:table-cell>
          <table:table-cell office:value-type="float" office:value="-672.935012404061">
            <text:p>-672.9350124041</text:p>
          </table:table-cell>
          <table:table-cell office:value-type="float" office:value="3.64181529761255">
            <text:p>3.6418152976</text:p>
          </table:table-cell>
          <table:table-cell office:value-type="float" office:value="2.33730624796634">
            <text:p>2.337306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.1">
            <text:p>32.1</text:p>
          </table:table-cell>
          <table:table-cell office:value-type="float" office:value="-669.293213317243">
            <text:p>-669.2932133172</text:p>
          </table:table-cell>
          <table:table-cell office:value-type="float" office:value="-673.877169224493">
            <text:p>-673.8771692245</text:p>
          </table:table-cell>
          <table:table-cell office:value-type="float" office:value="4.58395590725023">
            <text:p>4.5839559073</text:p>
          </table:table-cell>
          <table:table-cell office:value-type="float" office:value="2.94196929466521">
            <text:p>2.94196929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.2">
            <text:p>32.2</text:p>
          </table:table-cell>
          <table:table-cell office:value-type="float" office:value="-669.293199234513">
            <text:p>-669.2931992345</text:p>
          </table:table-cell>
          <table:table-cell office:value-type="float" office:value="-673.291461718415">
            <text:p>-673.2914617184</text:p>
          </table:table-cell>
          <table:table-cell office:value-type="float" office:value="3.99826248390168">
            <text:p>3.9982624839</text:p>
          </table:table-cell>
          <table:table-cell office:value-type="float" office:value="2.5660729940805">
            <text:p>2.56607299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.3">
            <text:p>32.3</text:p>
          </table:table-cell>
          <table:table-cell office:value-type="float" office:value="-669.293195901089">
            <text:p>-669.2931959011</text:p>
          </table:table-cell>
          <table:table-cell office:value-type="float" office:value="-672.748712608992">
            <text:p>-672.748712609</text:p>
          </table:table-cell>
          <table:table-cell office:value-type="float" office:value="3.45551670790264">
            <text:p>3.4555167079</text:p>
          </table:table-cell>
          <table:table-cell office:value-type="float" office:value="2.21774036608272">
            <text:p>2.21774036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.4">
            <text:p>32.4</text:p>
          </table:table-cell>
          <table:table-cell office:value-type="float" office:value="-669.29319785663">
            <text:p>-669.2931978566</text:p>
          </table:table-cell>
          <table:table-cell office:value-type="float" office:value="-673.085540878548">
            <text:p>-673.0855408785</text:p>
          </table:table-cell>
          <table:table-cell office:value-type="float" office:value="3.79234302191815">
            <text:p>3.7923430219</text:p>
          </table:table-cell>
          <table:table-cell office:value-type="float" office:value="2.43391449461253">
            <text:p>2.43391449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.5">
            <text:p>32.5</text:p>
          </table:table-cell>
          <table:table-cell office:value-type="float" office:value="-669.293212850237">
            <text:p>-669.2932128502</text:p>
          </table:table-cell>
          <table:table-cell office:value-type="float" office:value="-673.690759596601">
            <text:p>-673.6907595966</text:p>
          </table:table-cell>
          <table:table-cell office:value-type="float" office:value="4.39754674636404">
            <text:p>4.3975467464</text:p>
          </table:table-cell>
          <table:table-cell office:value-type="float" office:value="2.82233244852887">
            <text:p>2.82233244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.6">
            <text:p>32.6</text:p>
          </table:table-cell>
          <table:table-cell office:value-type="float" office:value="-669.293200924533">
            <text:p>-669.2932009245</text:p>
          </table:table-cell>
          <table:table-cell office:value-type="float" office:value="-672.855469239978">
            <text:p>-672.85546924</text:p>
          </table:table-cell>
          <table:table-cell office:value-type="float" office:value="3.56226831544475">
            <text:p>3.5622683154</text:p>
          </table:table-cell>
          <table:table-cell office:value-type="float" office:value="2.28625323093125">
            <text:p>2.28625323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.7">
            <text:p>32.7</text:p>
          </table:table-cell>
          <table:table-cell office:value-type="float" office:value="-669.293190595536">
            <text:p>-669.2931905955</text:p>
          </table:table-cell>
          <table:table-cell office:value-type="float" office:value="-671.839680898457">
            <text:p>-671.8396808985</text:p>
          </table:table-cell>
          <table:table-cell office:value-type="float" office:value="2.54649030292136">
            <text:p>2.5464903029</text:p>
          </table:table-cell>
          <table:table-cell office:value-type="float" office:value="1.63432991763906">
            <text:p>1.63432991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.8">
            <text:p>32.8</text:p>
          </table:table-cell>
          <table:table-cell office:value-type="float" office:value="-669.293193531237">
            <text:p>-669.2931935312</text:p>
          </table:table-cell>
          <table:table-cell office:value-type="float" office:value="-672.150224740718">
            <text:p>-672.1502247407</text:p>
          </table:table-cell>
          <table:table-cell office:value-type="float" office:value="2.85703120948096">
            <text:p>2.8570312095</text:p>
          </table:table-cell>
          <table:table-cell office:value-type="float" office:value="1.83363414968694">
            <text:p>1.8336341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.9">
            <text:p>32.9</text:p>
          </table:table-cell>
          <table:table-cell office:value-type="float" office:value="-669.293206928258">
            <text:p>-669.2932069283</text:p>
          </table:table-cell>
          <table:table-cell office:value-type="float" office:value="-673.277520608438">
            <text:p>-673.2775206084</text:p>
          </table:table-cell>
          <table:table-cell office:value-type="float" office:value="3.98431368018027">
            <text:p>3.9843136802</text:p>
          </table:table-cell>
          <table:table-cell office:value-type="float" office:value="2.55712069325649">
            <text:p>2.55712069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-669.293207776531">
            <text:p>-669.2932077765</text:p>
          </table:table-cell>
          <table:table-cell office:value-type="float" office:value="-673.39656153978">
            <text:p>-673.3965615398</text:p>
          </table:table-cell>
          <table:table-cell office:value-type="float" office:value="4.10335376324961">
            <text:p>4.1033537632</text:p>
          </table:table-cell>
          <table:table-cell office:value-type="float" office:value="2.63352026522237">
            <text:p>2.63352026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.1">
            <text:p>33.1</text:p>
          </table:table-cell>
          <table:table-cell office:value-type="float" office:value="-669.293189567056">
            <text:p>-669.2931895671</text:p>
          </table:table-cell>
          <table:table-cell office:value-type="float" office:value="-672.593146824806">
            <text:p>-672.5931468248</text:p>
          </table:table-cell>
          <table:table-cell office:value-type="float" office:value="3.29995725775012">
            <text:p>3.2999572578</text:p>
          </table:table-cell>
          <table:table-cell office:value-type="float" office:value="2.1179027727237">
            <text:p>2.11790277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.2">
            <text:p>33.2</text:p>
          </table:table-cell>
          <table:table-cell office:value-type="float" office:value="-669.293197828335">
            <text:p>-669.2931978283</text:p>
          </table:table-cell>
          <table:table-cell office:value-type="float" office:value="-673.065973229916">
            <text:p>-673.0659732299</text:p>
          </table:table-cell>
          <table:table-cell office:value-type="float" office:value="3.77277540158103">
            <text:p>3.7727754016</text:p>
          </table:table-cell>
          <table:table-cell office:value-type="float" office:value="2.42135605396295">
            <text:p>2.4213560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.3">
            <text:p>33.3</text:p>
          </table:table-cell>
          <table:table-cell office:value-type="float" office:value="-669.293205147953">
            <text:p>-669.293205148</text:p>
          </table:table-cell>
          <table:table-cell office:value-type="float" office:value="-674.062624434765">
            <text:p>-674.0626244348</text:p>
          </table:table-cell>
          <table:table-cell office:value-type="float" office:value="4.76941928681181">
            <text:p>4.7694192868</text:p>
          </table:table-cell>
          <table:table-cell office:value-type="float" office:value="3.06099914115479">
            <text:p>3.06099914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.4">
            <text:p>33.4</text:p>
          </table:table-cell>
          <table:table-cell office:value-type="float" office:value="-669.293209568071">
            <text:p>-669.2932095681</text:p>
          </table:table-cell>
          <table:table-cell office:value-type="float" office:value="-674.303525336739">
            <text:p>-674.3035253367</text:p>
          </table:table-cell>
          <table:table-cell office:value-type="float" office:value="5.01031576866784">
            <text:p>5.0103157687</text:p>
          </table:table-cell>
          <table:table-cell office:value-type="float" office:value="3.21560578815425">
            <text:p>3.21560578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.5">
            <text:p>33.5</text:p>
          </table:table-cell>
          <table:table-cell office:value-type="float" office:value="-669.29319896904">
            <text:p>-669.293198969</text:p>
          </table:table-cell>
          <table:table-cell office:value-type="float" office:value="-673.326640079086">
            <text:p>-673.3266400791</text:p>
          </table:table-cell>
          <table:table-cell office:value-type="float" office:value="4.03344111004608">
            <text:p>4.03344111</text:p>
          </table:table-cell>
          <table:table-cell office:value-type="float" office:value="2.58865053191886">
            <text:p>2.58865053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.6">
            <text:p>33.6</text:p>
          </table:table-cell>
          <table:table-cell office:value-type="float" office:value="-669.293190628347">
            <text:p>-669.2931906283</text:p>
          </table:table-cell>
          <table:table-cell office:value-type="float" office:value="-672.599432944843">
            <text:p>-672.5994329448</text:p>
          </table:table-cell>
          <table:table-cell office:value-type="float" office:value="3.30624231649658">
            <text:p>3.3062423165</text:p>
          </table:table-cell>
          <table:table-cell office:value-type="float" office:value="2.12193650477117">
            <text:p>2.12193650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.7">
            <text:p>33.7</text:p>
          </table:table-cell>
          <table:table-cell office:value-type="float" office:value="-669.293204787174">
            <text:p>-669.2932047872</text:p>
          </table:table-cell>
          <table:table-cell office:value-type="float" office:value="-673.163716276954">
            <text:p>-673.163716277</text:p>
          </table:table-cell>
          <table:table-cell office:value-type="float" office:value="3.87051148977974">
            <text:p>3.8705114898</text:p>
          </table:table-cell>
          <table:table-cell office:value-type="float" office:value="2.48408278525775">
            <text:p>2.48408278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.8">
            <text:p>33.8</text:p>
          </table:table-cell>
          <table:table-cell office:value-type="float" office:value="-669.293209690232">
            <text:p>-669.2932096902</text:p>
          </table:table-cell>
          <table:table-cell office:value-type="float" office:value="-673.315471762809">
            <text:p>-673.3154717628</text:p>
          </table:table-cell>
          <table:table-cell office:value-type="float" office:value="4.02226207257761">
            <text:p>4.0222620726</text:p>
          </table:table-cell>
          <table:table-cell office:value-type="float" office:value="2.58147585885446">
            <text:p>2.58147585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.9">
            <text:p>33.9</text:p>
          </table:table-cell>
          <table:table-cell office:value-type="float" office:value="-669.293196695447">
            <text:p>-669.2931966954</text:p>
          </table:table-cell>
          <table:table-cell office:value-type="float" office:value="-672.510133683603">
            <text:p>-672.5101336836</text:p>
          </table:table-cell>
          <table:table-cell office:value-type="float" office:value="3.21693698815658">
            <text:p>3.2169369882</text:p>
          </table:table-cell>
          <table:table-cell office:value-type="float" office:value="2.06462061012857">
            <text:p>2.0646206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-669.293192537787">
            <text:p>-669.2931925378</text:p>
          </table:table-cell>
          <table:table-cell office:value-type="float" office:value="-672.498198940159">
            <text:p>-672.4981989402</text:p>
          </table:table-cell>
          <table:table-cell office:value-type="float" office:value="3.20500640237218">
            <text:p>3.2050064024</text:p>
          </table:table-cell>
          <table:table-cell office:value-type="float" office:value="2.05696359558583">
            <text:p>2.0569635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.1">
            <text:p>34.1</text:p>
          </table:table-cell>
          <table:table-cell office:value-type="float" office:value="-669.293207791069">
            <text:p>-669.2932077911</text:p>
          </table:table-cell>
          <table:table-cell office:value-type="float" office:value="-673.687965540128">
            <text:p>-673.6879655401</text:p>
          </table:table-cell>
          <table:table-cell office:value-type="float" office:value="4.39475774905963">
            <text:p>4.3947577491</text:p>
          </table:table-cell>
          <table:table-cell office:value-type="float" office:value="2.82054247833751">
            <text:p>2.82054247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.2">
            <text:p>34.2</text:p>
          </table:table-cell>
          <table:table-cell office:value-type="float" office:value="-669.293210455118">
            <text:p>-669.2932104551</text:p>
          </table:table-cell>
          <table:table-cell office:value-type="float" office:value="-673.955849282295">
            <text:p>-673.9558492823</text:p>
          </table:table-cell>
          <table:table-cell office:value-type="float" office:value="4.66263882717644">
            <text:p>4.6626388272</text:p>
          </table:table-cell>
          <table:table-cell office:value-type="float" office:value="2.99246775911846">
            <text:p>2.99246775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.3">
            <text:p>34.3</text:p>
          </table:table-cell>
          <table:table-cell office:value-type="float" office:value="-669.293195709757">
            <text:p>-669.2931957098</text:p>
          </table:table-cell>
          <table:table-cell office:value-type="float" office:value="-672.640264011561">
            <text:p>-672.6402640116</text:p>
          </table:table-cell>
          <table:table-cell office:value-type="float" office:value="3.34706830180372">
            <text:p>3.3470683018</text:p>
          </table:table-cell>
          <table:table-cell office:value-type="float" office:value="2.14813850095706">
            <text:p>2.1481385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.4">
            <text:p>34.4</text:p>
          </table:table-cell>
          <table:table-cell office:value-type="float" office:value="-669.293185225331">
            <text:p>-669.2931852253</text:p>
          </table:table-cell>
          <table:table-cell office:value-type="float" office:value="-671.710589293594">
            <text:p>-671.7105892936</text:p>
          </table:table-cell>
          <table:table-cell office:value-type="float" office:value="2.41740406826278">
            <text:p>2.4174040683</text:p>
          </table:table-cell>
          <table:table-cell office:value-type="float" office:value="1.55148275540331">
            <text:p>1.55148275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.5">
            <text:p>34.5</text:p>
          </table:table-cell>
          <table:table-cell office:value-type="float" office:value="-669.293201168061">
            <text:p>-669.2932011681</text:p>
          </table:table-cell>
          <table:table-cell office:value-type="float" office:value="-672.482392693786">
            <text:p>-672.4823926938</text:p>
          </table:table-cell>
          <table:table-cell office:value-type="float" office:value="3.18919152572514">
            <text:p>3.1891915257</text:p>
          </table:table-cell>
          <table:table-cell office:value-type="float" office:value="2.04681365469724">
            <text:p>2.0468136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.6">
            <text:p>34.6</text:p>
          </table:table-cell>
          <table:table-cell office:value-type="float" office:value="-669.293209145846">
            <text:p>-669.2932091458</text:p>
          </table:table-cell>
          <table:table-cell office:value-type="float" office:value="-673.044607591149">
            <text:p>-673.0446075912</text:p>
          </table:table-cell>
          <table:table-cell office:value-type="float" office:value="3.75139844530379">
            <text:p>3.7513984453</text:p>
          </table:table-cell>
          <table:table-cell office:value-type="float" office:value="2.40763638687768">
            <text:p>2.40763638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.7">
            <text:p>34.7</text:p>
          </table:table-cell>
          <table:table-cell office:value-type="float" office:value="-669.293195265947">
            <text:p>-669.2931952659</text:p>
          </table:table-cell>
          <table:table-cell office:value-type="float" office:value="-672.499113800524">
            <text:p>-672.4991138005</text:p>
          </table:table-cell>
          <table:table-cell office:value-type="float" office:value="3.2059185345766">
            <text:p>3.2059185346</text:p>
          </table:table-cell>
          <table:table-cell office:value-type="float" office:value="2.05754899932714">
            <text:p>2.05754899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.8">
            <text:p>34.8</text:p>
          </table:table-cell>
          <table:table-cell office:value-type="float" office:value="-669.29319623221">
            <text:p>-669.2931962322</text:p>
          </table:table-cell>
          <table:table-cell office:value-type="float" office:value="-672.656855676152">
            <text:p>-672.6568556762</text:p>
          </table:table-cell>
          <table:table-cell office:value-type="float" office:value="3.36365944394156">
            <text:p>3.3636594439</text:p>
          </table:table-cell>
          <table:table-cell office:value-type="float" office:value="2.15878664673345">
            <text:p>2.15878664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.9">
            <text:p>34.9</text:p>
          </table:table-cell>
          <table:table-cell office:value-type="float" office:value="-669.293204140488">
            <text:p>-669.2932041405</text:p>
          </table:table-cell>
          <table:table-cell office:value-type="float" office:value="-673.527238206132">
            <text:p>-673.5272382061</text:p>
          </table:table-cell>
          <table:table-cell office:value-type="float" office:value="4.23403406564458">
            <text:p>4.2340340656</text:p>
          </table:table-cell>
          <table:table-cell office:value-type="float" office:value="2.71739049539965">
            <text:p>2.71739049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-669.293200082994">
            <text:p>-669.293200083</text:p>
          </table:table-cell>
          <table:table-cell office:value-type="float" office:value="-674.06897461071">
            <text:p>-674.0689746107</text:p>
          </table:table-cell>
          <table:table-cell office:value-type="float" office:value="4.7757745277164">
            <text:p>4.7757745277</text:p>
          </table:table-cell>
          <table:table-cell office:value-type="float" office:value="3.06507791590303">
            <text:p>3.06507791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.1">
            <text:p>35.1</text:p>
          </table:table-cell>
          <table:table-cell office:value-type="float" office:value="-669.29320821618">
            <text:p>-669.2932082162</text:p>
          </table:table-cell>
          <table:table-cell office:value-type="float" office:value="-674.410468983807">
            <text:p>-674.4104689838</text:p>
          </table:table-cell>
          <table:table-cell office:value-type="float" office:value="5.11726076762696">
            <text:p>5.1172607676</text:p>
          </table:table-cell>
          <table:table-cell office:value-type="float" office:value="3.28424277104017">
            <text:p>3.2842427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.2">
            <text:p>35.2</text:p>
          </table:table-cell>
          <table:table-cell office:value-type="float" office:value="-669.293204950393">
            <text:p>-669.2932049504</text:p>
          </table:table-cell>
          <table:table-cell office:value-type="float" office:value="-673.69772504788">
            <text:p>-673.6977250479</text:p>
          </table:table-cell>
          <table:table-cell office:value-type="float" office:value="4.40452009748699">
            <text:p>4.4045200975</text:p>
          </table:table-cell>
          <table:table-cell office:value-type="float" office:value="2.8268079245805">
            <text:p>2.8268079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.3">
            <text:p>35.3</text:p>
          </table:table-cell>
          <table:table-cell office:value-type="float" office:value="-669.293195288115">
            <text:p>-669.2931952881</text:p>
          </table:table-cell>
          <table:table-cell office:value-type="float" office:value="-672.51364322548">
            <text:p>-672.5136432255</text:p>
          </table:table-cell>
          <table:table-cell office:value-type="float" office:value="3.22044793736531">
            <text:p>3.2204479374</text:p>
          </table:table-cell>
          <table:table-cell office:value-type="float" office:value="2.06687392690914">
            <text:p>2.0668739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.4">
            <text:p>35.4</text:p>
          </table:table-cell>
          <table:table-cell office:value-type="float" office:value="-669.293200308656">
            <text:p>-669.2932003087</text:p>
          </table:table-cell>
          <table:table-cell office:value-type="float" office:value="-672.226421571987">
            <text:p>-672.226421572</text:p>
          </table:table-cell>
          <table:table-cell office:value-type="float" office:value="2.93322126333035">
            <text:p>2.9332212633</text:p>
          </table:table-cell>
          <table:table-cell office:value-type="float" office:value="1.88253270009168">
            <text:p>1.88253270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.5">
            <text:p>35.5</text:p>
          </table:table-cell>
          <table:table-cell office:value-type="float" office:value="-669.293200147896">
            <text:p>-669.2932001479</text:p>
          </table:table-cell>
          <table:table-cell office:value-type="float" office:value="-672.5928980102">
            <text:p>-672.5928980102</text:p>
          </table:table-cell>
          <table:table-cell office:value-type="float" office:value="3.29969786230374">
            <text:p>3.2996978623</text:p>
          </table:table-cell>
          <table:table-cell office:value-type="float" office:value="2.11773629349618">
            <text:p>2.11773629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.6">
            <text:p>35.6</text:p>
          </table:table-cell>
          <table:table-cell office:value-type="float" office:value="-669.293206370665">
            <text:p>-669.2932063707</text:p>
          </table:table-cell>
          <table:table-cell office:value-type="float" office:value="-673.396097580775">
            <text:p>-673.3960975808</text:p>
          </table:table-cell>
          <table:table-cell office:value-type="float" office:value="4.10289121010954">
            <text:p>4.1028912101</text:p>
          </table:table-cell>
          <table:table-cell office:value-type="float" office:value="2.63322339999008">
            <text:p>2.63322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.7">
            <text:p>35.7</text:p>
          </table:table-cell>
          <table:table-cell office:value-type="float" office:value="-669.293207143009">
            <text:p>-669.293207143</text:p>
          </table:table-cell>
          <table:table-cell office:value-type="float" office:value="-673.723848667473">
            <text:p>-673.7238486675</text:p>
          </table:table-cell>
          <table:table-cell office:value-type="float" office:value="4.43064152446362">
            <text:p>4.4306415245</text:p>
          </table:table-cell>
          <table:table-cell office:value-type="float" office:value="2.84357257887758">
            <text:p>2.84357257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.8">
            <text:p>35.8</text:p>
          </table:table-cell>
          <table:table-cell office:value-type="float" office:value="-669.293197051554">
            <text:p>-669.2931970516</text:p>
          </table:table-cell>
          <table:table-cell office:value-type="float" office:value="-673.417514061682">
            <text:p>-673.4175140617</text:p>
          </table:table-cell>
          <table:table-cell office:value-type="float" office:value="4.12431701012787">
            <text:p>4.1243170101</text:p>
          </table:table-cell>
          <table:table-cell office:value-type="float" office:value="2.64697441484339">
            <text:p>2.64697441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.9">
            <text:p>35.9</text:p>
          </table:table-cell>
          <table:table-cell office:value-type="float" office:value="-669.293202664016">
            <text:p>-669.293202664</text:p>
          </table:table-cell>
          <table:table-cell office:value-type="float" office:value="-673.498297193702">
            <text:p>-673.4982971937</text:p>
          </table:table-cell>
          <table:table-cell office:value-type="float" office:value="4.20509452968598">
            <text:p>4.2050945297</text:p>
          </table:table-cell>
          <table:table-cell office:value-type="float" office:value="2.69881718712297">
            <text:p>2.69881718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-669.293209449409">
            <text:p>-669.2932094494</text:p>
          </table:table-cell>
          <table:table-cell office:value-type="float" office:value="-673.155796655502">
            <text:p>-673.1557966555</text:p>
          </table:table-cell>
          <table:table-cell office:value-type="float" office:value="3.86258720609331">
            <text:p>3.8625872061</text:p>
          </table:table-cell>
          <table:table-cell office:value-type="float" office:value="2.47899700350955">
            <text:p>2.47899700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.1">
            <text:p>36.1</text:p>
          </table:table-cell>
          <table:table-cell office:value-type="float" office:value="-669.293190582353">
            <text:p>-669.2931905824</text:p>
          </table:table-cell>
          <table:table-cell office:value-type="float" office:value="-671.749215431598">
            <text:p>-671.7492154316</text:p>
          </table:table-cell>
          <table:table-cell office:value-type="float" office:value="2.45602484924489">
            <text:p>2.4560248492</text:p>
          </table:table-cell>
          <table:table-cell office:value-type="float" office:value="1.57626945799912">
            <text:p>1.5762694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.2">
            <text:p>36.2</text:p>
          </table:table-cell>
          <table:table-cell office:value-type="float" office:value="-669.293190816199">
            <text:p>-669.2931908162</text:p>
          </table:table-cell>
          <table:table-cell office:value-type="float" office:value="-671.705310218398">
            <text:p>-671.7053102184</text:p>
          </table:table-cell>
          <table:table-cell office:value-type="float" office:value="2.41211940219893">
            <text:p>2.4121194022</text:p>
          </table:table-cell>
          <table:table-cell office:value-type="float" office:value="1.54809107241007">
            <text:p>1.54809107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.3">
            <text:p>36.3</text:p>
          </table:table-cell>
          <table:table-cell office:value-type="float" office:value="-669.293208745894">
            <text:p>-669.2932087459</text:p>
          </table:table-cell>
          <table:table-cell office:value-type="float" office:value="-673.012339677078">
            <text:p>-673.0123396771</text:p>
          </table:table-cell>
          <table:table-cell office:value-type="float" office:value="3.71913093118335">
            <text:p>3.7191309312</text:p>
          </table:table-cell>
          <table:table-cell office:value-type="float" office:value="2.38692719209521">
            <text:p>2.38692719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.4">
            <text:p>36.4</text:p>
          </table:table-cell>
          <table:table-cell office:value-type="float" office:value="-669.293201559322">
            <text:p>-669.2932015593</text:p>
          </table:table-cell>
          <table:table-cell office:value-type="float" office:value="-673.572756078756">
            <text:p>-673.5727560788</text:p>
          </table:table-cell>
          <table:table-cell office:value-type="float" office:value="4.27955451943421">
            <text:p>4.2795545194</text:p>
          </table:table-cell>
          <table:table-cell office:value-type="float" office:value="2.74660538752296">
            <text:p>2.7466053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.5">
            <text:p>36.5</text:p>
          </table:table-cell>
          <table:table-cell office:value-type="float" office:value="-669.293208574141">
            <text:p>-669.2932085741</text:p>
          </table:table-cell>
          <table:table-cell office:value-type="float" office:value="-673.647130735547">
            <text:p>-673.6471307355</text:p>
          </table:table-cell>
          <table:table-cell office:value-type="float" office:value="4.35392216140565">
            <text:p>4.3539221614</text:p>
          </table:table-cell>
          <table:table-cell office:value-type="float" office:value="2.79433431939392">
            <text:p>2.79433431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.6">
            <text:p>36.6</text:p>
          </table:table-cell>
          <table:table-cell office:value-type="float" office:value="-669.293193267673">
            <text:p>-669.2931932677</text:p>
          </table:table-cell>
          <table:table-cell office:value-type="float" office:value="-672.90717436078">
            <text:p>-672.9071743608</text:p>
          </table:table-cell>
          <table:table-cell office:value-type="float" office:value="3.61398109310685">
            <text:p>3.6139810931</text:p>
          </table:table-cell>
          <table:table-cell office:value-type="float" office:value="2.31944233813516">
            <text:p>2.31944233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.7">
            <text:p>36.7</text:p>
          </table:table-cell>
          <table:table-cell office:value-type="float" office:value="-669.293197373172">
            <text:p>-669.2931973732</text:p>
          </table:table-cell>
          <table:table-cell office:value-type="float" office:value="-673.032923138664">
            <text:p>-673.0329231387</text:p>
          </table:table-cell>
          <table:table-cell office:value-type="float" office:value="3.73972576549214">
            <text:p>3.7397257655</text:p>
          </table:table-cell>
          <table:table-cell office:value-type="float" office:value="2.40014489562271">
            <text:p>2.4001448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.8">
            <text:p>36.8</text:p>
          </table:table-cell>
          <table:table-cell office:value-type="float" office:value="-669.293207489108">
            <text:p>-669.2932074891</text:p>
          </table:table-cell>
          <table:table-cell office:value-type="float" office:value="-673.712461528227">
            <text:p>-673.7124615282</text:p>
          </table:table-cell>
          <table:table-cell office:value-type="float" office:value="4.41925403911887">
            <text:p>4.4192540391</text:p>
          </table:table-cell>
          <table:table-cell office:value-type="float" office:value="2.83626412458491">
            <text:p>2.83626412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6.9">
            <text:p>36.9</text:p>
          </table:table-cell>
          <table:table-cell office:value-type="float" office:value="-669.293201849163">
            <text:p>-669.2932018492</text:p>
          </table:table-cell>
          <table:table-cell office:value-type="float" office:value="-673.611118267883">
            <text:p>-673.6111182679</text:p>
          </table:table-cell>
          <table:table-cell office:value-type="float" office:value="4.31791641872057">
            <text:p>4.3179164187</text:p>
          </table:table-cell>
          <table:table-cell office:value-type="float" office:value="2.77122594061489">
            <text:p>2.77122594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-669.293200947874">
            <text:p>-669.2932009479</text:p>
          </table:table-cell>
          <table:table-cell office:value-type="float" office:value="-673.358369710545">
            <text:p>-673.3583697105</text:p>
          </table:table-cell>
          <table:table-cell office:value-type="float" office:value="4.06516876267076">
            <text:p>4.0651687627</text:p>
          </table:table-cell>
          <table:table-cell office:value-type="float" office:value="2.60901324519584">
            <text:p>2.60901324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.1">
            <text:p>37.1</text:p>
          </table:table-cell>
          <table:table-cell office:value-type="float" office:value="-669.29320118932">
            <text:p>-669.2932011893</text:p>
          </table:table-cell>
          <table:table-cell office:value-type="float" office:value="-673.255966660889">
            <text:p>-673.2559666609</text:p>
          </table:table-cell>
          <table:table-cell office:value-type="float" office:value="3.9627654715693">
            <text:p>3.9627654716</text:p>
          </table:table-cell>
          <table:table-cell office:value-type="float" office:value="2.54329111693176">
            <text:p>2.54329111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.2">
            <text:p>37.2</text:p>
          </table:table-cell>
          <table:table-cell office:value-type="float" office:value="-669.293201359476">
            <text:p>-669.2932013595</text:p>
          </table:table-cell>
          <table:table-cell office:value-type="float" office:value="-673.189572700228">
            <text:p>-673.1895727002</text:p>
          </table:table-cell>
          <table:table-cell office:value-type="float" office:value="3.89637134075195">
            <text:p>3.8963713408</text:p>
          </table:table-cell>
          <table:table-cell office:value-type="float" office:value="2.50067956085163">
            <text:p>2.5006795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.3">
            <text:p>37.3</text:p>
          </table:table-cell>
          <table:table-cell office:value-type="float" office:value="-669.29320383385">
            <text:p>-669.2932038339</text:p>
          </table:table-cell>
          <table:table-cell office:value-type="float" office:value="-672.967673313524">
            <text:p>-672.9676733135</text:p>
          </table:table-cell>
          <table:table-cell office:value-type="float" office:value="3.67446947967427">
            <text:p>3.6744694797</text:p>
          </table:table-cell>
          <table:table-cell office:value-type="float" office:value="2.35826360508577">
            <text:p>2.35826360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.4">
            <text:p>37.4</text:p>
          </table:table-cell>
          <table:table-cell office:value-type="float" office:value="-669.293196477944">
            <text:p>-669.2931964779</text:p>
          </table:table-cell>
          <table:table-cell office:value-type="float" office:value="-672.327293033325">
            <text:p>-672.3272930333</text:p>
          </table:table-cell>
          <table:table-cell office:value-type="float" office:value="3.0340965553811">
            <text:p>3.0340965554</text:p>
          </table:table-cell>
          <table:table-cell office:value-type="float" office:value="1.94727416310059">
            <text:p>1.94727416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.5">
            <text:p>37.5</text:p>
          </table:table-cell>
          <table:table-cell office:value-type="float" office:value="-669.293192283182">
            <text:p>-669.2931922832</text:p>
          </table:table-cell>
          <table:table-cell office:value-type="float" office:value="-672.177522564544">
            <text:p>-672.1775225645</text:p>
          </table:table-cell>
          <table:table-cell office:value-type="float" office:value="2.88433028136267">
            <text:p>2.8843302814</text:p>
          </table:table-cell>
          <table:table-cell office:value-type="float" office:value="1.85115461298847">
            <text:p>1.8511546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.6">
            <text:p>37.6</text:p>
          </table:table-cell>
          <table:table-cell office:value-type="float" office:value="-669.293199164419">
            <text:p>-669.2931991644</text:p>
          </table:table-cell>
          <table:table-cell office:value-type="float" office:value="-673.059270204976">
            <text:p>-673.059270205</text:p>
          </table:table-cell>
          <table:table-cell office:value-type="float" office:value="3.76607104055709">
            <text:p>3.7660710406</text:p>
          </table:table-cell>
          <table:table-cell office:value-type="float" office:value="2.41705321495842">
            <text:p>2.4170532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.7">
            <text:p>37.7</text:p>
          </table:table-cell>
          <table:table-cell office:value-type="float" office:value="-669.293214005123">
            <text:p>-669.2932140051</text:p>
          </table:table-cell>
          <table:table-cell office:value-type="float" office:value="-673.787612362228">
            <text:p>-673.7876123622</text:p>
          </table:table-cell>
          <table:table-cell office:value-type="float" office:value="4.49439835710538">
            <text:p>4.4943983571</text:p>
          </table:table-cell>
          <table:table-cell office:value-type="float" office:value="2.88449152481693">
            <text:p>2.88449152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.8">
            <text:p>37.8</text:p>
          </table:table-cell>
          <table:table-cell office:value-type="float" office:value="-669.293198885574">
            <text:p>-669.2931988856</text:p>
          </table:table-cell>
          <table:table-cell office:value-type="float" office:value="-672.65219821569">
            <text:p>-672.6521982157</text:p>
          </table:table-cell>
          <table:table-cell office:value-type="float" office:value="3.35899933011665">
            <text:p>3.3589993301</text:p>
          </table:table-cell>
          <table:table-cell office:value-type="float" office:value="2.15579579951329">
            <text:p>2.1557957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.9">
            <text:p>37.9</text:p>
          </table:table-cell>
          <table:table-cell office:value-type="float" office:value="-669.293182265895">
            <text:p>-669.2931822659</text:p>
          </table:table-cell>
          <table:table-cell office:value-type="float" office:value="-671.984458146341">
            <text:p>-671.9844581463</text:p>
          </table:table-cell>
          <table:table-cell office:value-type="float" office:value="2.69127588044652">
            <text:p>2.6912758804</text:p>
          </table:table-cell>
          <table:table-cell office:value-type="float" office:value="1.72725287152605">
            <text:p>1.72725287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-669.293215849666">
            <text:p>-669.2932158497</text:p>
          </table:table-cell>
          <table:table-cell office:value-type="float" office:value="-673.52590298034">
            <text:p>-673.5259029803</text:p>
          </table:table-cell>
          <table:table-cell office:value-type="float" office:value="4.23268713067415">
            <text:p>4.2326871307</text:p>
          </table:table-cell>
          <table:table-cell office:value-type="float" office:value="2.71652603653375">
            <text:p>2.71652603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.1">
            <text:p>38.1</text:p>
          </table:table-cell>
          <table:table-cell office:value-type="float" office:value="-669.293206376681">
            <text:p>-669.2932063767</text:p>
          </table:table-cell>
          <table:table-cell office:value-type="float" office:value="-673.528976172543">
            <text:p>-673.5289761725</text:p>
          </table:table-cell>
          <table:table-cell office:value-type="float" office:value="4.23576979586176">
            <text:p>4.2357697959</text:p>
          </table:table-cell>
          <table:table-cell office:value-type="float" office:value="2.71850448190085">
            <text:p>2.71850448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.2">
            <text:p>38.2</text:p>
          </table:table-cell>
          <table:table-cell office:value-type="float" office:value="-669.293197971885">
            <text:p>-669.2931979719</text:p>
          </table:table-cell>
          <table:table-cell office:value-type="float" office:value="-672.557134861725">
            <text:p>-672.5571348617</text:p>
          </table:table-cell>
          <table:table-cell office:value-type="float" office:value="3.26393688984011">
            <text:p>3.2639368898</text:p>
          </table:table-cell>
          <table:table-cell office:value-type="float" office:value="2.09478500751872">
            <text:p>2.09478500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.3">
            <text:p>38.3</text:p>
          </table:table-cell>
          <table:table-cell office:value-type="float" office:value="-669.293192804602">
            <text:p>-669.2931928046</text:p>
          </table:table-cell>
          <table:table-cell office:value-type="float" office:value="-672.048707081196">
            <text:p>-672.0487070812</text:p>
          </table:table-cell>
          <table:table-cell office:value-type="float" office:value="2.75551427659403">
            <text:p>2.7555142766</text:p>
          </table:table-cell>
          <table:table-cell office:value-type="float" office:value="1.76848088349396">
            <text:p>1.76848088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.4">
            <text:p>38.4</text:p>
          </table:table-cell>
          <table:table-cell office:value-type="float" office:value="-669.293198207377">
            <text:p>-669.2931982074</text:p>
          </table:table-cell>
          <table:table-cell office:value-type="float" office:value="-672.815892216399">
            <text:p>-672.8158922164</text:p>
          </table:table-cell>
          <table:table-cell office:value-type="float" office:value="3.52269400902205">
            <text:p>3.522694009</text:p>
          </table:table-cell>
          <table:table-cell office:value-type="float" office:value="2.26085455853802">
            <text:p>2.26085455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.5">
            <text:p>38.5</text:p>
          </table:table-cell>
          <table:table-cell office:value-type="float" office:value="-669.293208232094">
            <text:p>-669.2932082321</text:p>
          </table:table-cell>
          <table:table-cell office:value-type="float" office:value="-674.180317201925">
            <text:p>-674.1803172019</text:p>
          </table:table-cell>
          <table:table-cell office:value-type="float" office:value="4.88710896983083">
            <text:p>4.8871089698</text:p>
          </table:table-cell>
          <table:table-cell office:value-type="float" office:value="3.13653203037678">
            <text:p>3.13653203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.6">
            <text:p>38.6</text:p>
          </table:table-cell>
          <table:table-cell office:value-type="float" office:value="-669.293211200361">
            <text:p>-669.2932112004</text:p>
          </table:table-cell>
          <table:table-cell office:value-type="float" office:value="-674.737390030074">
            <text:p>-674.7373900301</text:p>
          </table:table-cell>
          <table:table-cell office:value-type="float" office:value="5.44417882971348">
            <text:p>5.4441788297</text:p>
          </table:table-cell>
          <table:table-cell office:value-type="float" office:value="3.49405781289273">
            <text:p>3.4940578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.7">
            <text:p>38.7</text:p>
          </table:table-cell>
          <table:table-cell office:value-type="float" office:value="-669.293211323797">
            <text:p>-669.2932113238</text:p>
          </table:table-cell>
          <table:table-cell office:value-type="float" office:value="-673.954475887742">
            <text:p>-673.9544758877</text:p>
          </table:table-cell>
          <table:table-cell office:value-type="float" office:value="4.66126456394504">
            <text:p>4.6612645639</text:p>
          </table:table-cell>
          <table:table-cell office:value-type="float" office:value="2.99158576105578">
            <text:p>2.9915857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.8">
            <text:p>38.8</text:p>
          </table:table-cell>
          <table:table-cell office:value-type="float" office:value="-669.293186946035">
            <text:p>-669.293186946</text:p>
          </table:table-cell>
          <table:table-cell office:value-type="float" office:value="-672.40576393364">
            <text:p>-672.4057639336</text:p>
          </table:table-cell>
          <table:table-cell office:value-type="float" office:value="3.11257698760462">
            <text:p>3.1125769876</text:p>
          </table:table-cell>
          <table:table-cell office:value-type="float" office:value="1.99764267154729">
            <text:p>1.99764267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.9">
            <text:p>38.9</text:p>
          </table:table-cell>
          <table:table-cell office:value-type="float" office:value="-669.293206165827">
            <text:p>-669.2932061658</text:p>
          </table:table-cell>
          <table:table-cell office:value-type="float" office:value="-672.76073787125">
            <text:p>-672.7607378713</text:p>
          </table:table-cell>
          <table:table-cell office:value-type="float" office:value="3.46753170542251">
            <text:p>3.4675317054</text:p>
          </table:table-cell>
          <table:table-cell office:value-type="float" office:value="2.22545155582672">
            <text:p>2.2254515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-669.293212062408">
            <text:p>-669.2932120624</text:p>
          </table:table-cell>
          <table:table-cell office:value-type="float" office:value="-672.855589322143">
            <text:p>-672.8555893221</text:p>
          </table:table-cell>
          <table:table-cell office:value-type="float" office:value="3.56237725973489">
            <text:p>3.5623772597</text:p>
          </table:table-cell>
          <table:table-cell office:value-type="float" office:value="2.28632315105328">
            <text:p>2.28632315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.1">
            <text:p>39.1</text:p>
          </table:table-cell>
          <table:table-cell office:value-type="float" office:value="-669.293187126976">
            <text:p>-669.293187127</text:p>
          </table:table-cell>
          <table:table-cell office:value-type="float" office:value="-671.954277655077">
            <text:p>-671.9542776551</text:p>
          </table:table-cell>
          <table:table-cell office:value-type="float" office:value="2.66109052810003">
            <text:p>2.6610905281</text:p>
          </table:table-cell>
          <table:table-cell office:value-type="float" office:value="1.70788000198959">
            <text:p>1.707880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.2">
            <text:p>39.2</text:p>
          </table:table-cell>
          <table:table-cell office:value-type="float" office:value="-669.293203381414">
            <text:p>-669.2932033814</text:p>
          </table:table-cell>
          <table:table-cell office:value-type="float" office:value="-672.862900944803">
            <text:p>-672.8629009448</text:p>
          </table:table-cell>
          <table:table-cell office:value-type="float" office:value="3.56969756338894">
            <text:p>3.5696975634</text:p>
          </table:table-cell>
          <table:table-cell office:value-type="float" office:value="2.29102130020951">
            <text:p>2.2910213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.3">
            <text:p>39.3</text:p>
          </table:table-cell>
          <table:table-cell office:value-type="float" office:value="-669.293208926792">
            <text:p>-669.2932089268</text:p>
          </table:table-cell>
          <table:table-cell office:value-type="float" office:value="-674.036610803961">
            <text:p>-674.036610804</text:p>
          </table:table-cell>
          <table:table-cell office:value-type="float" office:value="4.7434018771685">
            <text:p>4.7434018772</text:p>
          </table:table-cell>
          <table:table-cell office:value-type="float" office:value="3.04430124487349">
            <text:p>3.04430124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.4">
            <text:p>39.4</text:p>
          </table:table-cell>
          <table:table-cell office:value-type="float" office:value="-669.293211796533">
            <text:p>-669.2932117965</text:p>
          </table:table-cell>
          <table:table-cell office:value-type="float" office:value="-674.097636575433">
            <text:p>-674.0976365754</text:p>
          </table:table-cell>
          <table:table-cell office:value-type="float" office:value="4.80442477890055">
            <text:p>4.8044247789</text:p>
          </table:table-cell>
          <table:table-cell office:value-type="float" office:value="3.08346556207015">
            <text:p>3.08346556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.5">
            <text:p>39.5</text:p>
          </table:table-cell>
          <table:table-cell office:value-type="float" office:value="-669.293196580688">
            <text:p>-669.2931965807</text:p>
          </table:table-cell>
          <table:table-cell office:value-type="float" office:value="-672.885070114545">
            <text:p>-672.8850701145</text:p>
          </table:table-cell>
          <table:table-cell office:value-type="float" office:value="3.59187353385666">
            <text:p>3.5918735339</text:p>
          </table:table-cell>
          <table:table-cell office:value-type="float" office:value="2.30525377223051">
            <text:p>2.30525377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.6">
            <text:p>39.6</text:p>
          </table:table-cell>
          <table:table-cell office:value-type="float" office:value="-669.293192648067">
            <text:p>-669.2931926481</text:p>
          </table:table-cell>
          <table:table-cell office:value-type="float" office:value="-672.322899089702">
            <text:p>-672.3228990897</text:p>
          </table:table-cell>
          <table:table-cell office:value-type="float" office:value="3.02970644163467">
            <text:p>3.0297064416</text:p>
          </table:table-cell>
          <table:table-cell office:value-type="float" office:value="1.94445660112935">
            <text:p>1.9444566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.7">
            <text:p>39.7</text:p>
          </table:table-cell>
          <table:table-cell office:value-type="float" office:value="-669.29321143426">
            <text:p>-669.2932114343</text:p>
          </table:table-cell>
          <table:table-cell office:value-type="float" office:value="-672.76274626632">
            <text:p>-672.7627462663</text:p>
          </table:table-cell>
          <table:table-cell office:value-type="float" office:value="3.46953483205973">
            <text:p>3.4695348321</text:p>
          </table:table-cell>
          <table:table-cell office:value-type="float" office:value="2.22673715655658">
            <text:p>2.22673715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.8">
            <text:p>39.8</text:p>
          </table:table-cell>
          <table:table-cell office:value-type="float" office:value="-669.293194935281">
            <text:p>-669.2931949353</text:p>
          </table:table-cell>
          <table:table-cell office:value-type="float" office:value="-672.249153724221">
            <text:p>-672.2491537242</text:p>
          </table:table-cell>
          <table:table-cell office:value-type="float" office:value="2.95595878894082">
            <text:p>2.9559587889</text:p>
          </table:table-cell>
          <table:table-cell office:value-type="float" office:value="1.89712557653643">
            <text:p>1.89712557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9.9">
            <text:p>39.9</text:p>
          </table:table-cell>
          <table:table-cell office:value-type="float" office:value="-669.293196319527">
            <text:p>-669.2931963195</text:p>
          </table:table-cell>
          <table:table-cell office:value-type="float" office:value="-672.45142747236">
            <text:p>-672.4514274724</text:p>
          </table:table-cell>
          <table:table-cell office:value-type="float" office:value="3.15823115283269">
            <text:p>3.1582311528</text:p>
          </table:table-cell>
          <table:table-cell office:value-type="float" office:value="2.02694337927489">
            <text:p>2.02694337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669.293208267147">
            <text:p>-669.2932082671</text:p>
          </table:table-cell>
          <table:table-cell office:value-type="float" office:value="-673.42597244858">
            <text:p>-673.4259724486</text:p>
          </table:table-cell>
          <table:table-cell office:value-type="float" office:value="4.13276418143384">
            <text:p>4.1327641814</text:p>
          </table:table-cell>
          <table:table-cell office:value-type="float" office:value="2.65239578431374">
            <text:p>2.65239578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.1">
            <text:p>40.1</text:p>
          </table:table-cell>
          <table:table-cell office:value-type="float" office:value="-669.293201768381">
            <text:p>-669.2932017684</text:p>
          </table:table-cell>
          <table:table-cell office:value-type="float" office:value="-673.741665977666">
            <text:p>-673.7416659777</text:p>
          </table:table-cell>
          <table:table-cell office:value-type="float" office:value="4.44846420928561">
            <text:p>4.4484642093</text:p>
          </table:table-cell>
          <table:table-cell office:value-type="float" office:value="2.85501112509305">
            <text:p>2.85501112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.2">
            <text:p>40.2</text:p>
          </table:table-cell>
          <table:table-cell office:value-type="float" office:value="-669.293207026665">
            <text:p>-669.2932070267</text:p>
          </table:table-cell>
          <table:table-cell office:value-type="float" office:value="-674.173045187097">
            <text:p>-674.1730451871</text:p>
          </table:table-cell>
          <table:table-cell office:value-type="float" office:value="4.87983816043209">
            <text:p>4.8798381604</text:p>
          </table:table-cell>
          <table:table-cell office:value-type="float" office:value="3.1318656464867">
            <text:p>3.13186564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.3">
            <text:p>40.3</text:p>
          </table:table-cell>
          <table:table-cell office:value-type="float" office:value="-669.293214045788">
            <text:p>-669.2932140458</text:p>
          </table:table-cell>
          <table:table-cell office:value-type="float" office:value="-673.984776354529">
            <text:p>-673.9847763545</text:p>
          </table:table-cell>
          <table:table-cell office:value-type="float" office:value="4.69156230874031">
            <text:p>4.6915623087</text:p>
          </table:table-cell>
          <table:table-cell office:value-type="float" office:value="3.01103076373225">
            <text:p>3.01103076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.4">
            <text:p>40.4</text:p>
          </table:table-cell>
          <table:table-cell office:value-type="float" office:value="-669.293191604441">
            <text:p>-669.2931916044</text:p>
          </table:table-cell>
          <table:table-cell office:value-type="float" office:value="-672.497689840611">
            <text:p>-672.4976898406</text:p>
          </table:table-cell>
          <table:table-cell office:value-type="float" office:value="3.2044982361702">
            <text:p>3.2044982362</text:p>
          </table:table-cell>
          <table:table-cell office:value-type="float" office:value="2.0566374560258">
            <text:p>2.0566374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.5">
            <text:p>40.5</text:p>
          </table:table-cell>
          <table:table-cell office:value-type="float" office:value="-669.293193656764">
            <text:p>-669.2931936568</text:p>
          </table:table-cell>
          <table:table-cell office:value-type="float" office:value="-672.263381025449">
            <text:p>-672.2633810254</text:p>
          </table:table-cell>
          <table:table-cell office:value-type="float" office:value="2.97018736868469">
            <text:p>2.9701873687</text:p>
          </table:table-cell>
          <table:table-cell office:value-type="float" office:value="1.90625743678119">
            <text:p>1.90625743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.6">
            <text:p>40.6</text:p>
          </table:table-cell>
          <table:table-cell office:value-type="float" office:value="-669.293206128789">
            <text:p>-669.2932061288</text:p>
          </table:table-cell>
          <table:table-cell office:value-type="float" office:value="-673.15151423751">
            <text:p>-673.1515142375</text:p>
          </table:table-cell>
          <table:table-cell office:value-type="float" office:value="3.85830810872006">
            <text:p>3.8583081087</text:p>
          </table:table-cell>
          <table:table-cell office:value-type="float" office:value="2.47625069151709">
            <text:p>2.47625069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.7">
            <text:p>40.7</text:p>
          </table:table-cell>
          <table:table-cell office:value-type="float" office:value="-669.293204506029">
            <text:p>-669.293204506</text:p>
          </table:table-cell>
          <table:table-cell office:value-type="float" office:value="-673.476289102181">
            <text:p>-673.4762891022</text:p>
          </table:table-cell>
          <table:table-cell office:value-type="float" office:value="4.18308459615209">
            <text:p>4.1830845962</text:p>
          </table:table-cell>
          <table:table-cell office:value-type="float" office:value="2.68469127711325">
            <text:p>2.68469127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.8">
            <text:p>40.8</text:p>
          </table:table-cell>
          <table:table-cell office:value-type="float" office:value="-669.293205432871">
            <text:p>-669.2932054329</text:p>
          </table:table-cell>
          <table:table-cell office:value-type="float" office:value="-673.447153567987">
            <text:p>-673.447153568</text:p>
          </table:table-cell>
          <table:table-cell office:value-type="float" office:value="4.15394813511603">
            <text:p>4.1539481351</text:p>
          </table:table-cell>
          <table:table-cell office:value-type="float" office:value="2.66599158290639">
            <text:p>2.66599158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.9">
            <text:p>40.9</text:p>
          </table:table-cell>
          <table:table-cell office:value-type="float" office:value="-669.293207936898">
            <text:p>-669.2932079369</text:p>
          </table:table-cell>
          <table:table-cell office:value-type="float" office:value="-672.955580338549">
            <text:p>-672.9555803386</text:p>
          </table:table-cell>
          <table:table-cell office:value-type="float" office:value="3.66237240165152">
            <text:p>3.6623724017</text:p>
          </table:table-cell>
          <table:table-cell office:value-type="float" office:value="2.35049973631867">
            <text:p>2.35049973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-669.293187671036">
            <text:p>-669.293187671</text:p>
          </table:table-cell>
          <table:table-cell office:value-type="float" office:value="-672.346015869174">
            <text:p>-672.3460158692</text:p>
          </table:table-cell>
          <table:table-cell office:value-type="float" office:value="3.05282819813789">
            <text:p>3.0528281981</text:p>
          </table:table-cell>
          <table:table-cell office:value-type="float" office:value="1.95929607582055">
            <text:p>1.95929607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.1">
            <text:p>41.1</text:p>
          </table:table-cell>
          <table:table-cell office:value-type="float" office:value="-669.293215648518">
            <text:p>-669.2932156485</text:p>
          </table:table-cell>
          <table:table-cell office:value-type="float" office:value="-673.428642192596">
            <text:p>-673.4286421926</text:p>
          </table:table-cell>
          <table:table-cell office:value-type="float" office:value="4.13542654407755">
            <text:p>4.1354265441</text:p>
          </table:table-cell>
          <table:table-cell office:value-type="float" office:value="2.65410448075575">
            <text:p>2.65410448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.2">
            <text:p>41.2</text:p>
          </table:table-cell>
          <table:table-cell office:value-type="float" office:value="-669.293205665091">
            <text:p>-669.2932056651</text:p>
          </table:table-cell>
          <table:table-cell office:value-type="float" office:value="-673.079064449958">
            <text:p>-673.07906445</text:p>
          </table:table-cell>
          <table:table-cell office:value-type="float" office:value="3.78585878486754">
            <text:p>3.7858587849</text:p>
          </table:table-cell>
          <table:table-cell office:value-type="float" office:value="2.42975293052068">
            <text:p>2.42975293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.3">
            <text:p>41.3</text:p>
          </table:table-cell>
          <table:table-cell office:value-type="float" office:value="-669.293191332228">
            <text:p>-669.2931913322</text:p>
          </table:table-cell>
          <table:table-cell office:value-type="float" office:value="-671.918442639102">
            <text:p>-671.9184426391</text:p>
          </table:table-cell>
          <table:table-cell office:value-type="float" office:value="2.62525130687425">
            <text:p>2.6252513069</text:p>
          </table:table-cell>
          <table:table-cell office:value-type="float" office:value="1.68487849618885">
            <text:p>1.68487849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.4">
            <text:p>41.4</text:p>
          </table:table-cell>
          <table:table-cell office:value-type="float" office:value="-669.293190920488">
            <text:p>-669.2931909205</text:p>
          </table:table-cell>
          <table:table-cell office:value-type="float" office:value="-671.950024719158">
            <text:p>-671.9500247192</text:p>
          </table:table-cell>
          <table:table-cell office:value-type="float" office:value="2.65683379866972">
            <text:p>2.6568337987</text:p>
          </table:table-cell>
          <table:table-cell office:value-type="float" office:value="1.70514804567651">
            <text:p>1.70514804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.5">
            <text:p>41.5</text:p>
          </table:table-cell>
          <table:table-cell office:value-type="float" office:value="-669.293201958773">
            <text:p>-669.2932019588</text:p>
          </table:table-cell>
          <table:table-cell office:value-type="float" office:value="-673.269880829842">
            <text:p>-673.2698808298</text:p>
          </table:table-cell>
          <table:table-cell office:value-type="float" office:value="3.9766788710684">
            <text:p>3.9766788711</text:p>
          </table:table-cell>
          <table:table-cell office:value-type="float" office:value="2.55222069543098">
            <text:p>2.55222069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.6">
            <text:p>41.6</text:p>
          </table:table-cell>
          <table:table-cell office:value-type="float" office:value="-669.293214625731">
            <text:p>-669.2932146257</text:p>
          </table:table-cell>
          <table:table-cell office:value-type="float" office:value="-674.231865022457">
            <text:p>-674.2318650225</text:p>
          </table:table-cell>
          <table:table-cell office:value-type="float" office:value="4.93865039672556">
            <text:p>4.9386503967</text:p>
          </table:table-cell>
          <table:table-cell office:value-type="float" office:value="3.16961116516683">
            <text:p>3.16961116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.7">
            <text:p>41.7</text:p>
          </table:table-cell>
          <table:table-cell office:value-type="float" office:value="-669.293199368968">
            <text:p>-669.293199369</text:p>
          </table:table-cell>
          <table:table-cell office:value-type="float" office:value="-673.45901875952">
            <text:p>-673.4590187595</text:p>
          </table:table-cell>
          <table:table-cell office:value-type="float" office:value="4.16581939055245">
            <text:p>4.1658193906</text:p>
          </table:table-cell>
          <table:table-cell office:value-type="float" office:value="2.67361051940791">
            <text:p>2.67361051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.8">
            <text:p>41.8</text:p>
          </table:table-cell>
          <table:table-cell office:value-type="float" office:value="-669.293198840679">
            <text:p>-669.2931988407</text:p>
          </table:table-cell>
          <table:table-cell office:value-type="float" office:value="-672.780292317381">
            <text:p>-672.7802923174</text:p>
          </table:table-cell>
          <table:table-cell office:value-type="float" office:value="3.48709347670202">
            <text:p>3.4870934767</text:p>
          </table:table-cell>
          <table:table-cell office:value-type="float" office:value="2.23800624256848">
            <text:p>2.23800624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.9">
            <text:p>41.9</text:p>
          </table:table-cell>
          <table:table-cell office:value-type="float" office:value="-669.293197973171">
            <text:p>-669.2931979732</text:p>
          </table:table-cell>
          <table:table-cell office:value-type="float" office:value="-672.707296709964">
            <text:p>-672.70729671</text:p>
          </table:table-cell>
          <table:table-cell office:value-type="float" office:value="3.41409873679286">
            <text:p>3.4140987368</text:p>
          </table:table-cell>
          <table:table-cell office:value-type="float" office:value="2.1911584351659">
            <text:p>2.19115843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669.293204957747">
            <text:p>-669.2932049577</text:p>
          </table:table-cell>
          <table:table-cell office:value-type="float" office:value="-673.253068917908">
            <text:p>-673.2530689179</text:p>
          </table:table-cell>
          <table:table-cell office:value-type="float" office:value="3.95986396016104">
            <text:p>3.9598639602</text:p>
          </table:table-cell>
          <table:table-cell office:value-type="float" office:value="2.54142893552253">
            <text:p>2.54142893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.1">
            <text:p>42.1</text:p>
          </table:table-cell>
          <table:table-cell office:value-type="float" office:value="-669.293210307162">
            <text:p>-669.2932103072</text:p>
          </table:table-cell>
          <table:table-cell office:value-type="float" office:value="-673.457686675622">
            <text:p>-673.4576866756</text:p>
          </table:table-cell>
          <table:table-cell office:value-type="float" office:value="4.16447636845955">
            <text:p>4.1644763685</text:p>
          </table:table-cell>
          <table:table-cell office:value-type="float" office:value="2.6727485718152">
            <text:p>2.67274857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.2">
            <text:p>42.2</text:p>
          </table:table-cell>
          <table:table-cell office:value-type="float" office:value="-669.293192757118">
            <text:p>-669.2931927571</text:p>
          </table:table-cell>
          <table:table-cell office:value-type="float" office:value="-672.985916849185">
            <text:p>-672.9859168492</text:p>
          </table:table-cell>
          <table:table-cell office:value-type="float" office:value="3.69272409206733">
            <text:p>3.6927240921</text:p>
          </table:table-cell>
          <table:table-cell office:value-type="float" office:value="2.36997936113427">
            <text:p>2.3699793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.3">
            <text:p>42.3</text:p>
          </table:table-cell>
          <table:table-cell office:value-type="float" office:value="-669.293211275514">
            <text:p>-669.2932112755</text:p>
          </table:table-cell>
          <table:table-cell office:value-type="float" office:value="-673.599175503781">
            <text:p>-673.5991755038</text:p>
          </table:table-cell>
          <table:table-cell office:value-type="float" office:value="4.30596422826696">
            <text:p>4.3059642283</text:p>
          </table:table-cell>
          <table:table-cell office:value-type="float" office:value="2.76355506025958">
            <text:p>2.7635550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.4">
            <text:p>42.4</text:p>
          </table:table-cell>
          <table:table-cell office:value-type="float" office:value="-669.293205105474">
            <text:p>-669.2932051055</text:p>
          </table:table-cell>
          <table:table-cell office:value-type="float" office:value="-673.586059645037">
            <text:p>-673.586059645</text:p>
          </table:table-cell>
          <table:table-cell office:value-type="float" office:value="4.29285453956278">
            <text:p>4.2928545396</text:p>
          </table:table-cell>
          <table:table-cell office:value-type="float" office:value="2.75514130096287">
            <text:p>2.7551413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.5">
            <text:p>42.5</text:p>
          </table:table-cell>
          <table:table-cell office:value-type="float" office:value="-669.293204915732">
            <text:p>-669.2932049157</text:p>
          </table:table-cell>
          <table:table-cell office:value-type="float" office:value="-673.233067643161">
            <text:p>-673.2330676432</text:p>
          </table:table-cell>
          <table:table-cell office:value-type="float" office:value="3.93986272742876">
            <text:p>3.9398627274</text:p>
          </table:table-cell>
          <table:table-cell office:value-type="float" office:value="2.52859220372483">
            <text:p>2.52859220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.6">
            <text:p>42.6</text:p>
          </table:table-cell>
          <table:table-cell office:value-type="float" office:value="-669.293198554003">
            <text:p>-669.293198554</text:p>
          </table:table-cell>
          <table:table-cell office:value-type="float" office:value="-672.826068431574">
            <text:p>-672.8260684316</text:p>
          </table:table-cell>
          <table:table-cell office:value-type="float" office:value="3.53286987757144">
            <text:p>3.5328698776</text:p>
          </table:table-cell>
          <table:table-cell office:value-type="float" office:value="2.26738540076787">
            <text:p>2.2673854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.7">
            <text:p>42.7</text:p>
          </table:table-cell>
          <table:table-cell office:value-type="float" office:value="-669.293199017817">
            <text:p>-669.2931990178</text:p>
          </table:table-cell>
          <table:table-cell office:value-type="float" office:value="-672.952812380574">
            <text:p>-672.9528123806</text:p>
          </table:table-cell>
          <table:table-cell office:value-type="float" office:value="3.65961336275612">
            <text:p>3.6596133628</text:p>
          </table:table-cell>
          <table:table-cell office:value-type="float" office:value="2.34872899334528">
            <text:p>2.34872899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.8">
            <text:p>42.8</text:p>
          </table:table-cell>
          <table:table-cell office:value-type="float" office:value="-669.293210144833">
            <text:p>-669.2932101448</text:p>
          </table:table-cell>
          <table:table-cell office:value-type="float" office:value="-673.257273492319">
            <text:p>-673.2572734923</text:p>
          </table:table-cell>
          <table:table-cell office:value-type="float" office:value="3.96406334748646">
            <text:p>3.9640633475</text:p>
          </table:table-cell>
          <table:table-cell office:value-type="float" office:value="2.54412408984289">
            <text:p>2.54412408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.9">
            <text:p>42.9</text:p>
          </table:table-cell>
          <table:table-cell office:value-type="float" office:value="-669.2931944947">
            <text:p>-669.2931944947</text:p>
          </table:table-cell>
          <table:table-cell office:value-type="float" office:value="-672.388484745252">
            <text:p>-672.3884847453</text:p>
          </table:table-cell>
          <table:table-cell office:value-type="float" office:value="3.09529025055218">
            <text:p>3.0952902506</text:p>
          </table:table-cell>
          <table:table-cell office:value-type="float" office:value="1.98654809501945">
            <text:p>1.9865480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-669.293187804611">
            <text:p>-669.2931878046</text:p>
          </table:table-cell>
          <table:table-cell office:value-type="float" office:value="-672.146325147519">
            <text:p>-672.1463251475</text:p>
          </table:table-cell>
          <table:table-cell office:value-type="float" office:value="2.85313734290811">
            <text:p>2.8531373429</text:p>
          </table:table-cell>
          <table:table-cell office:value-type="float" office:value="1.83113507767869">
            <text:p>1.83113507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.1">
            <text:p>43.1</text:p>
          </table:table-cell>
          <table:table-cell office:value-type="float" office:value="-669.293207491918">
            <text:p>-669.2932074919</text:p>
          </table:table-cell>
          <table:table-cell office:value-type="float" office:value="-673.270327277685">
            <text:p>-673.2703272777</text:p>
          </table:table-cell>
          <table:table-cell office:value-type="float" office:value="3.97711978576758">
            <text:p>3.9771197858</text:p>
          </table:table-cell>
          <table:table-cell office:value-type="float" office:value="2.55250367317614">
            <text:p>2.55250367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.2">
            <text:p>43.2</text:p>
          </table:table-cell>
          <table:table-cell office:value-type="float" office:value="-669.293207415796">
            <text:p>-669.2932074158</text:p>
          </table:table-cell>
          <table:table-cell office:value-type="float" office:value="-673.35919697476">
            <text:p>-673.3591969748</text:p>
          </table:table-cell>
          <table:table-cell office:value-type="float" office:value="4.06598955896433">
            <text:p>4.065989559</text:p>
          </table:table-cell>
          <table:table-cell office:value-type="float" office:value="2.60954002982067">
            <text:p>2.60954002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.3">
            <text:p>43.3</text:p>
          </table:table-cell>
          <table:table-cell office:value-type="float" office:value="-669.293189092984">
            <text:p>-669.293189093</text:p>
          </table:table-cell>
          <table:table-cell office:value-type="float" office:value="-672.514545550288">
            <text:p>-672.5145455503</text:p>
          </table:table-cell>
          <table:table-cell office:value-type="float" office:value="3.2213564573037">
            <text:p>3.2213564573</text:p>
          </table:table-cell>
          <table:table-cell office:value-type="float" office:value="2.06745701230883">
            <text:p>2.0674570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.4">
            <text:p>43.4</text:p>
          </table:table-cell>
          <table:table-cell office:value-type="float" office:value="-669.293203075539">
            <text:p>-669.2932030755</text:p>
          </table:table-cell>
          <table:table-cell office:value-type="float" office:value="-672.902082351527">
            <text:p>-672.9020823515</text:p>
          </table:table-cell>
          <table:table-cell office:value-type="float" office:value="3.608879275988">
            <text:p>3.608879276</text:p>
          </table:table-cell>
          <table:table-cell office:value-type="float" office:value="2.31616800705207">
            <text:p>2.31616800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.5">
            <text:p>43.5</text:p>
          </table:table-cell>
          <table:table-cell office:value-type="float" office:value="-669.293204278176">
            <text:p>-669.2932042782</text:p>
          </table:table-cell>
          <table:table-cell office:value-type="float" office:value="-673.139640923764">
            <text:p>-673.1396409238</text:p>
          </table:table-cell>
          <table:table-cell office:value-type="float" office:value="3.84643664558785">
            <text:p>3.8464366456</text:p>
          </table:table-cell>
          <table:table-cell office:value-type="float" office:value="2.46863162171703">
            <text:p>2.46863162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.6">
            <text:p>43.6</text:p>
          </table:table-cell>
          <table:table-cell office:value-type="float" office:value="-669.293192532404">
            <text:p>-669.2931925324</text:p>
          </table:table-cell>
          <table:table-cell office:value-type="float" office:value="-673.18363174342">
            <text:p>-673.1836317434</text:p>
          </table:table-cell>
          <table:table-cell office:value-type="float" office:value="3.89043921101627">
            <text:p>3.890439211</text:p>
          </table:table-cell>
          <table:table-cell office:value-type="float" office:value="2.49687233759568">
            <text:p>2.49687233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.7">
            <text:p>43.7</text:p>
          </table:table-cell>
          <table:table-cell office:value-type="float" office:value="-669.29321456748">
            <text:p>-669.2932145675</text:p>
          </table:table-cell>
          <table:table-cell office:value-type="float" office:value="-674.127481644675">
            <text:p>-674.1274816447</text:p>
          </table:table-cell>
          <table:table-cell office:value-type="float" office:value="4.8342670771952">
            <text:p>4.8342670772</text:p>
          </table:table-cell>
          <table:table-cell office:value-type="float" office:value="3.10261826053443">
            <text:p>3.1026182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.8">
            <text:p>43.8</text:p>
          </table:table-cell>
          <table:table-cell office:value-type="float" office:value="-669.293207767769">
            <text:p>-669.2932077678</text:p>
          </table:table-cell>
          <table:table-cell office:value-type="float" office:value="-673.631041977316">
            <text:p>-673.6310419773</text:p>
          </table:table-cell>
          <table:table-cell office:value-type="float" office:value="4.33783420954703">
            <text:p>4.3378342095</text:p>
          </table:table-cell>
          <table:table-cell office:value-type="float" office:value="2.7840091196451">
            <text:p>2.7840091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.9">
            <text:p>43.9</text:p>
          </table:table-cell>
          <table:table-cell office:value-type="float" office:value="-669.293195897991">
            <text:p>-669.293195898</text:p>
          </table:table-cell>
          <table:table-cell office:value-type="float" office:value="-672.428433405062">
            <text:p>-672.4284334051</text:p>
          </table:table-cell>
          <table:table-cell office:value-type="float" office:value="3.13523750707138">
            <text:p>3.1352375071</text:p>
          </table:table-cell>
          <table:table-cell office:value-type="float" office:value="2.01218612567758">
            <text:p>2.01218612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-669.293197495698">
            <text:p>-669.2931974957</text:p>
          </table:table-cell>
          <table:table-cell office:value-type="float" office:value="-672.339069439954">
            <text:p>-672.33906944</text:p>
          </table:table-cell>
          <table:table-cell office:value-type="float" office:value="3.04587194425606">
            <text:p>3.0458719443</text:p>
          </table:table-cell>
          <table:table-cell office:value-type="float" office:value="1.95483157272751">
            <text:p>1.95483157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.1">
            <text:p>44.1</text:p>
          </table:table-cell>
          <table:table-cell office:value-type="float" office:value="-669.293204880013">
            <text:p>-669.29320488</text:p>
          </table:table-cell>
          <table:table-cell office:value-type="float" office:value="-673.246324853082">
            <text:p>-673.2463248531</text:p>
          </table:table-cell>
          <table:table-cell office:value-type="float" office:value="3.95311997306981">
            <text:p>3.9531199731</text:p>
          </table:table-cell>
          <table:table-cell office:value-type="float" office:value="2.53710066462563">
            <text:p>2.53710066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.2">
            <text:p>44.2</text:p>
          </table:table-cell>
          <table:table-cell office:value-type="float" office:value="-669.293209848421">
            <text:p>-669.2932098484</text:p>
          </table:table-cell>
          <table:table-cell office:value-type="float" office:value="-674.116383846599">
            <text:p>-674.1163838466</text:p>
          </table:table-cell>
          <table:table-cell office:value-type="float" office:value="4.82317399817809">
            <text:p>4.8231739982</text:p>
          </table:table-cell>
          <table:table-cell office:value-type="float" office:value="3.09549875534896">
            <text:p>3.09549875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.3">
            <text:p>44.3</text:p>
          </table:table-cell>
          <table:table-cell office:value-type="float" office:value="-669.293208742328">
            <text:p>-669.2932087423</text:p>
          </table:table-cell>
          <table:table-cell office:value-type="float" office:value="-673.968644275971">
            <text:p>-673.968644276</text:p>
          </table:table-cell>
          <table:table-cell office:value-type="float" office:value="4.67543553364272">
            <text:p>4.6754355336</text:p>
          </table:table-cell>
          <table:table-cell office:value-type="float" office:value="3.0006806473439">
            <text:p>3.00068064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.4">
            <text:p>44.4</text:p>
          </table:table-cell>
          <table:table-cell office:value-type="float" office:value="-669.293194374123">
            <text:p>-669.2931943741</text:p>
          </table:table-cell>
          <table:table-cell office:value-type="float" office:value="-672.79899386049">
            <text:p>-672.7989938605</text:p>
          </table:table-cell>
          <table:table-cell office:value-type="float" office:value="3.50579948636693">
            <text:p>3.5057994864</text:p>
          </table:table-cell>
          <table:table-cell office:value-type="float" office:value="2.25001170404617">
            <text:p>2.2500117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.5">
            <text:p>44.5</text:p>
          </table:table-cell>
          <table:table-cell office:value-type="float" office:value="-669.293191345556">
            <text:p>-669.2931913456</text:p>
          </table:table-cell>
          <table:table-cell office:value-type="float" office:value="-672.299917245765">
            <text:p>-672.2999172458</text:p>
          </table:table-cell>
          <table:table-cell office:value-type="float" office:value="3.00672590020948">
            <text:p>3.0067259002</text:p>
          </table:table-cell>
          <table:table-cell office:value-type="float" office:value="1.92970775785606">
            <text:p>1.92970775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.6">
            <text:p>44.6</text:p>
          </table:table-cell>
          <table:table-cell office:value-type="float" office:value="-669.293202144268">
            <text:p>-669.2932021443</text:p>
          </table:table-cell>
          <table:table-cell office:value-type="float" office:value="-672.753496618349">
            <text:p>-672.7534966183</text:p>
          </table:table-cell>
          <table:table-cell office:value-type="float" office:value="3.46029447408091">
            <text:p>3.4602944741</text:p>
          </table:table-cell>
          <table:table-cell office:value-type="float" office:value="2.22080672223404">
            <text:p>2.22080672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.7">
            <text:p>44.7</text:p>
          </table:table-cell>
          <table:table-cell office:value-type="float" office:value="-669.293202320575">
            <text:p>-669.2932023206</text:p>
          </table:table-cell>
          <table:table-cell office:value-type="float" office:value="-672.761065618295">
            <text:p>-672.7610656183</text:p>
          </table:table-cell>
          <table:table-cell office:value-type="float" office:value="3.46786329772025">
            <text:p>3.4678632977</text:p>
          </table:table-cell>
          <table:table-cell office:value-type="float" office:value="2.22566437077914">
            <text:p>2.22566437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.8">
            <text:p>44.8</text:p>
          </table:table-cell>
          <table:table-cell office:value-type="float" office:value="-669.293200196795">
            <text:p>-669.2932001968</text:p>
          </table:table-cell>
          <table:table-cell office:value-type="float" office:value="-672.201913038075">
            <text:p>-672.2019130381</text:p>
          </table:table-cell>
          <table:table-cell office:value-type="float" office:value="2.90871284127999">
            <text:p>2.9087128413</text:p>
          </table:table-cell>
          <table:table-cell office:value-type="float" office:value="1.86680326756838">
            <text:p>1.86680326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.9">
            <text:p>44.9</text:p>
          </table:table-cell>
          <table:table-cell office:value-type="float" office:value="-669.293189285793">
            <text:p>-669.2931892858</text:p>
          </table:table-cell>
          <table:table-cell office:value-type="float" office:value="-671.907560772497">
            <text:p>-671.9075607725</text:p>
          </table:table-cell>
          <table:table-cell office:value-type="float" office:value="2.61437148670339">
            <text:p>2.6143714867</text:p>
          </table:table-cell>
          <table:table-cell office:value-type="float" office:value="1.67789585989789">
            <text:p>1.67789585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-669.293204299964">
            <text:p>-669.2932043</text:p>
          </table:table-cell>
          <table:table-cell office:value-type="float" office:value="-673.122286656771">
            <text:p>-673.1222866568</text:p>
          </table:table-cell>
          <table:table-cell office:value-type="float" office:value="3.82908235680653">
            <text:p>3.8290823568</text:p>
          </table:table-cell>
          <table:table-cell office:value-type="float" office:value="2.45749369069011">
            <text:p>2.45749369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.1">
            <text:p>45.1</text:p>
          </table:table-cell>
          <table:table-cell office:value-type="float" office:value="-669.293208361141">
            <text:p>-669.2932083611</text:p>
          </table:table-cell>
          <table:table-cell office:value-type="float" office:value="-674.266075642107">
            <text:p>-674.2660756421</text:p>
          </table:table-cell>
          <table:table-cell office:value-type="float" office:value="4.97286728096643">
            <text:p>4.972867281</text:p>
          </table:table-cell>
          <table:table-cell office:value-type="float" office:value="3.19157145990625">
            <text:p>3.19157145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.2">
            <text:p>45.2</text:p>
          </table:table-cell>
          <table:table-cell office:value-type="float" office:value="-669.293209734444">
            <text:p>-669.2932097344</text:p>
          </table:table-cell>
          <table:table-cell office:value-type="float" office:value="-674.345856310784">
            <text:p>-674.3458563108</text:p>
          </table:table-cell>
          <table:table-cell office:value-type="float" office:value="5.05264657634007">
            <text:p>5.0526465763</text:p>
          </table:table-cell>
          <table:table-cell office:value-type="float" office:value="3.24277357486727">
            <text:p>3.24277357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.3">
            <text:p>45.3</text:p>
          </table:table-cell>
          <table:table-cell office:value-type="float" office:value="-669.293199665969">
            <text:p>-669.293199666</text:p>
          </table:table-cell>
          <table:table-cell office:value-type="float" office:value="-673.378264153968">
            <text:p>-673.378264154</text:p>
          </table:table-cell>
          <table:table-cell office:value-type="float" office:value="4.08506448799959">
            <text:p>4.085064488</text:p>
          </table:table-cell>
          <table:table-cell office:value-type="float" office:value="2.62178226265517">
            <text:p>2.62178226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.4">
            <text:p>45.4</text:p>
          </table:table-cell>
          <table:table-cell office:value-type="float" office:value="-669.293197735183">
            <text:p>-669.2931977352</text:p>
          </table:table-cell>
          <table:table-cell office:value-type="float" office:value="-672.798229327525">
            <text:p>-672.7982293275</text:p>
          </table:table-cell>
          <table:table-cell office:value-type="float" office:value="3.50503159234157">
            <text:p>3.5050315923</text:p>
          </table:table-cell>
          <table:table-cell office:value-type="float" office:value="2.24951887194004">
            <text:p>2.24951887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.5">
            <text:p>45.5</text:p>
          </table:table-cell>
          <table:table-cell office:value-type="float" office:value="-669.293211514234">
            <text:p>-669.2932115142</text:p>
          </table:table-cell>
          <table:table-cell office:value-type="float" office:value="-672.881242374596">
            <text:p>-672.8812423746</text:p>
          </table:table-cell>
          <table:table-cell office:value-type="float" office:value="3.58803086036159">
            <text:p>3.5880308604</text:p>
          </table:table-cell>
          <table:table-cell office:value-type="float" office:value="2.30278755578762">
            <text:p>2.3027875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.6">
            <text:p>45.6</text:p>
          </table:table-cell>
          <table:table-cell office:value-type="float" office:value="-669.293197969065">
            <text:p>-669.2931979691</text:p>
          </table:table-cell>
          <table:table-cell office:value-type="float" office:value="-672.302377037245">
            <text:p>-672.3023770372</text:p>
          </table:table-cell>
          <table:table-cell office:value-type="float" office:value="3.00917906817931">
            <text:p>3.0091790682</text:p>
          </table:table-cell>
          <table:table-cell office:value-type="float" office:value="1.93128219377734">
            <text:p>1.93128219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.7">
            <text:p>45.7</text:p>
          </table:table-cell>
          <table:table-cell office:value-type="float" office:value="-669.293196279532">
            <text:p>-669.2931962795</text:p>
          </table:table-cell>
          <table:table-cell office:value-type="float" office:value="-672.700446251188">
            <text:p>-672.7004462512</text:p>
          </table:table-cell>
          <table:table-cell office:value-type="float" office:value="3.40724997165557">
            <text:p>3.4072499717</text:p>
          </table:table-cell>
          <table:table-cell office:value-type="float" office:value="2.18676291803005">
            <text:p>2.1867629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.8">
            <text:p>45.8</text:p>
          </table:table-cell>
          <table:table-cell office:value-type="float" office:value="-669.293215828754">
            <text:p>-669.2932158288</text:p>
          </table:table-cell>
          <table:table-cell office:value-type="float" office:value="-674.18702603194">
            <text:p>-674.1870260319</text:p>
          </table:table-cell>
          <table:table-cell office:value-type="float" office:value="4.89381020318594">
            <text:p>4.8938102032</text:p>
          </table:table-cell>
          <table:table-cell office:value-type="float" office:value="3.14083286205275">
            <text:p>3.14083286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5.9">
            <text:p>45.9</text:p>
          </table:table-cell>
          <table:table-cell office:value-type="float" office:value="-669.29321320538">
            <text:p>-669.2932132054</text:p>
          </table:table-cell>
          <table:table-cell office:value-type="float" office:value="-674.140013229686">
            <text:p>-674.1400132297</text:p>
          </table:table-cell>
          <table:table-cell office:value-type="float" office:value="4.84680002430607">
            <text:p>4.8468000243</text:p>
          </table:table-cell>
          <table:table-cell office:value-type="float" office:value="3.11066186878849">
            <text:p>3.11066186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-669.293190360615">
            <text:p>-669.2931903606</text:p>
          </table:table-cell>
          <table:table-cell office:value-type="float" office:value="-672.724352158178">
            <text:p>-672.7243521582</text:p>
          </table:table-cell>
          <table:table-cell office:value-type="float" office:value="3.43116179756324">
            <text:p>3.4311617976</text:p>
          </table:table-cell>
          <table:table-cell office:value-type="float" office:value="2.20210945691985">
            <text:p>2.20210945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.1">
            <text:p>46.1</text:p>
          </table:table-cell>
          <table:table-cell office:value-type="float" office:value="-669.293195012078">
            <text:p>-669.2931950121</text:p>
          </table:table-cell>
          <table:table-cell office:value-type="float" office:value="-672.800966010784">
            <text:p>-672.8009660108</text:p>
          </table:table-cell>
          <table:table-cell office:value-type="float" office:value="3.50777099870592">
            <text:p>3.5077709987</text:p>
          </table:table-cell>
          <table:table-cell office:value-type="float" office:value="2.25127701481327">
            <text:p>2.25127701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.2">
            <text:p>46.2</text:p>
          </table:table-cell>
          <table:table-cell office:value-type="float" office:value="-669.293212926192">
            <text:p>-669.2932129262</text:p>
          </table:table-cell>
          <table:table-cell office:value-type="float" office:value="-673.744603899827">
            <text:p>-673.7446038998</text:p>
          </table:table-cell>
          <table:table-cell office:value-type="float" office:value="4.45139097363469">
            <text:p>4.4513909736</text:p>
          </table:table-cell>
          <table:table-cell office:value-type="float" office:value="2.85688951376474">
            <text:p>2.85688951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.3">
            <text:p>46.3</text:p>
          </table:table-cell>
          <table:table-cell office:value-type="float" office:value="-669.293204195692">
            <text:p>-669.2932041957</text:p>
          </table:table-cell>
          <table:table-cell office:value-type="float" office:value="-673.170035814738">
            <text:p>-673.1700358147</text:p>
          </table:table-cell>
          <table:table-cell office:value-type="float" office:value="3.87683161904611">
            <text:p>3.876831619</text:p>
          </table:table-cell>
          <table:table-cell office:value-type="float" office:value="2.4881390254608">
            <text:p>2.4881390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.4">
            <text:p>46.4</text:p>
          </table:table-cell>
          <table:table-cell office:value-type="float" office:value="-669.293196128538">
            <text:p>-669.2931961285</text:p>
          </table:table-cell>
          <table:table-cell office:value-type="float" office:value="-671.99167277458">
            <text:p>-671.9916727746</text:p>
          </table:table-cell>
          <table:table-cell office:value-type="float" office:value="2.69847664604138">
            <text:p>2.698476646</text:p>
          </table:table-cell>
          <table:table-cell office:value-type="float" office:value="1.73187430151071">
            <text:p>1.73187430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.5">
            <text:p>46.5</text:p>
          </table:table-cell>
          <table:table-cell office:value-type="float" office:value="-669.293193403791">
            <text:p>-669.2931934038</text:p>
          </table:table-cell>
          <table:table-cell office:value-type="float" office:value="-671.632900648674">
            <text:p>-671.6329006487</text:p>
          </table:table-cell>
          <table:table-cell office:value-type="float" office:value="2.33970724488286">
            <text:p>2.3397072449</text:p>
          </table:table-cell>
          <table:table-cell office:value-type="float" office:value="1.50161716478643">
            <text:p>1.50161716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.6">
            <text:p>46.6</text:p>
          </table:table-cell>
          <table:table-cell office:value-type="float" office:value="-669.293203091284">
            <text:p>-669.2932030913</text:p>
          </table:table-cell>
          <table:table-cell office:value-type="float" office:value="-672.386950740125">
            <text:p>-672.3869507401</text:p>
          </table:table-cell>
          <table:table-cell office:value-type="float" office:value="3.09374764884047">
            <text:p>3.0937476488</text:p>
          </table:table-cell>
          <table:table-cell office:value-type="float" office:value="1.98555805781979">
            <text:p>1.98555805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.7">
            <text:p>46.7</text:p>
          </table:table-cell>
          <table:table-cell office:value-type="float" office:value="-669.293199038266">
            <text:p>-669.2931990383</text:p>
          </table:table-cell>
          <table:table-cell office:value-type="float" office:value="-673.221391659593">
            <text:p>-673.2213916596</text:p>
          </table:table-cell>
          <table:table-cell office:value-type="float" office:value="3.92819262132666">
            <text:p>3.9281926213</text:p>
          </table:table-cell>
          <table:table-cell office:value-type="float" office:value="2.52110236426902">
            <text:p>2.52110236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.8">
            <text:p>46.8</text:p>
          </table:table-cell>
          <table:table-cell office:value-type="float" office:value="-669.293211441417">
            <text:p>-669.2932114414</text:p>
          </table:table-cell>
          <table:table-cell office:value-type="float" office:value="-674.169404186627">
            <text:p>-674.1694041866</text:p>
          </table:table-cell>
          <table:table-cell office:value-type="float" office:value="4.8761927452094">
            <text:p>4.8761927452</text:p>
          </table:table-cell>
          <table:table-cell office:value-type="float" office:value="3.1295260298175">
            <text:p>3.12952602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.9">
            <text:p>46.9</text:p>
          </table:table-cell>
          <table:table-cell office:value-type="float" office:value="-669.293209564414">
            <text:p>-669.2932095644</text:p>
          </table:table-cell>
          <table:table-cell office:value-type="float" office:value="-673.83419138236">
            <text:p>-673.8341913824</text:p>
          </table:table-cell>
          <table:table-cell office:value-type="float" office:value="4.5409818179459">
            <text:p>4.5409818179</text:p>
          </table:table-cell>
          <table:table-cell office:value-type="float" office:value="2.91438865171017">
            <text:p>2.91438865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-669.29318897345">
            <text:p>-669.2931889735</text:p>
          </table:table-cell>
          <table:table-cell office:value-type="float" office:value="-672.876202702474">
            <text:p>-672.8762027025</text:p>
          </table:table-cell>
          <table:table-cell office:value-type="float" office:value="3.58301372902345">
            <text:p>3.583013729</text:p>
          </table:table-cell>
          <table:table-cell office:value-type="float" office:value="2.29956757578721">
            <text:p>2.29956757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.1">
            <text:p>47.1</text:p>
          </table:table-cell>
          <table:table-cell office:value-type="float" office:value="-669.293212618328">
            <text:p>-669.2932126183</text:p>
          </table:table-cell>
          <table:table-cell office:value-type="float" office:value="-673.650447665482">
            <text:p>-673.6504476655</text:p>
          </table:table-cell>
          <table:table-cell office:value-type="float" office:value="4.35723504715374">
            <text:p>4.3572350472</text:p>
          </table:table-cell>
          <table:table-cell office:value-type="float" office:value="2.79646051963337">
            <text:p>2.79646051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.2">
            <text:p>47.2</text:p>
          </table:table-cell>
          <table:table-cell office:value-type="float" office:value="-669.293214044644">
            <text:p>-669.2932140446</text:p>
          </table:table-cell>
          <table:table-cell office:value-type="float" office:value="-673.753123824125">
            <text:p>-673.7531238241</text:p>
          </table:table-cell>
          <table:table-cell office:value-type="float" office:value="4.45990977948091">
            <text:p>4.4599097795</text:p>
          </table:table-cell>
          <table:table-cell office:value-type="float" office:value="2.86235685807038">
            <text:p>2.86235685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.3">
            <text:p>47.3</text:p>
          </table:table-cell>
          <table:table-cell office:value-type="float" office:value="-669.29320074351">
            <text:p>-669.2932007435</text:p>
          </table:table-cell>
          <table:table-cell office:value-type="float" office:value="-672.849579035633">
            <text:p>-672.8495790356</text:p>
          </table:table-cell>
          <table:table-cell office:value-type="float" office:value="3.55637829212342">
            <text:p>3.5563782921</text:p>
          </table:table-cell>
          <table:table-cell office:value-type="float" office:value="2.28247303144704">
            <text:p>2.28247303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.4">
            <text:p>47.4</text:p>
          </table:table-cell>
          <table:table-cell office:value-type="float" office:value="-669.293203331498">
            <text:p>-669.2932033315</text:p>
          </table:table-cell>
          <table:table-cell office:value-type="float" office:value="-672.453902640903">
            <text:p>-672.4539026409</text:p>
          </table:table-cell>
          <table:table-cell office:value-type="float" office:value="3.16069930940503">
            <text:p>3.1606993094</text:p>
          </table:table-cell>
          <table:table-cell office:value-type="float" office:value="2.02852743483676">
            <text:p>2.02852743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.5">
            <text:p>47.5</text:p>
          </table:table-cell>
          <table:table-cell office:value-type="float" office:value="-669.293198277646">
            <text:p>-669.2931982776</text:p>
          </table:table-cell>
          <table:table-cell office:value-type="float" office:value="-672.240937848609">
            <text:p>-672.2409378486</text:p>
          </table:table-cell>
          <table:table-cell office:value-type="float" office:value="2.9477395709635">
            <text:p>2.947739571</text:p>
          </table:table-cell>
          <table:table-cell office:value-type="float" office:value="1.89185050683578">
            <text:p>1.89185050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.6">
            <text:p>47.6</text:p>
          </table:table-cell>
          <table:table-cell office:value-type="float" office:value="-669.293194896607">
            <text:p>-669.2931948966</text:p>
          </table:table-cell>
          <table:table-cell office:value-type="float" office:value="-672.600375163883">
            <text:p>-672.6003751639</text:p>
          </table:table-cell>
          <table:table-cell office:value-type="float" office:value="3.30718026727542">
            <text:p>3.3071802673</text:p>
          </table:table-cell>
          <table:table-cell office:value-type="float" office:value="2.1225384787969">
            <text:p>2.1225384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.7">
            <text:p>47.7</text:p>
          </table:table-cell>
          <table:table-cell office:value-type="float" office:value="-669.29320827241">
            <text:p>-669.2932082724</text:p>
          </table:table-cell>
          <table:table-cell office:value-type="float" office:value="-673.717088630954">
            <text:p>-673.717088631</text:p>
          </table:table-cell>
          <table:table-cell office:value-type="float" office:value="4.42388035854466">
            <text:p>4.4238803585</text:p>
          </table:table-cell>
          <table:table-cell office:value-type="float" office:value="2.83923328266003">
            <text:p>2.83923328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.8">
            <text:p>47.8</text:p>
          </table:table-cell>
          <table:table-cell office:value-type="float" office:value="-669.293208539636">
            <text:p>-669.2932085396</text:p>
          </table:table-cell>
          <table:table-cell office:value-type="float" office:value="-674.014582280671">
            <text:p>-674.0145822807</text:p>
          </table:table-cell>
          <table:table-cell office:value-type="float" office:value="4.72137374103502">
            <text:p>4.721373741</text:p>
          </table:table-cell>
          <table:table-cell office:value-type="float" office:value="3.03016365248938">
            <text:p>3.03016365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7.9">
            <text:p>47.9</text:p>
          </table:table-cell>
          <table:table-cell office:value-type="float" office:value="-669.293204910877">
            <text:p>-669.2932049109</text:p>
          </table:table-cell>
          <table:table-cell office:value-type="float" office:value="-673.428538921262">
            <text:p>-673.4285389213</text:p>
          </table:table-cell>
          <table:table-cell office:value-type="float" office:value="4.135334010385">
            <text:p>4.1353340104</text:p>
          </table:table-cell>
          <table:table-cell office:value-type="float" office:value="2.65404509290654">
            <text:p>2.654045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-669.29319984591">
            <text:p>-669.2931998459</text:p>
          </table:table-cell>
          <table:table-cell office:value-type="float" office:value="-672.867330383251">
            <text:p>-672.8673303833</text:p>
          </table:table-cell>
          <table:table-cell office:value-type="float" office:value="3.57413053734098">
            <text:p>3.5741305373</text:p>
          </table:table-cell>
          <table:table-cell office:value-type="float" office:value="2.29386636973348">
            <text:p>2.29386636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.1">
            <text:p>48.1</text:p>
          </table:table-cell>
          <table:table-cell office:value-type="float" office:value="-669.293207471128">
            <text:p>-669.2932074711</text:p>
          </table:table-cell>
          <table:table-cell office:value-type="float" office:value="-672.874614559777">
            <text:p>-672.8746145598</text:p>
          </table:table-cell>
          <table:table-cell office:value-type="float" office:value="3.58140708864886">
            <text:p>3.5814070886</text:p>
          </table:table-cell>
          <table:table-cell office:value-type="float" office:value="2.29853643876381">
            <text:p>2.29853643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.2">
            <text:p>48.2</text:p>
          </table:table-cell>
          <table:table-cell office:value-type="float" office:value="-669.293204652919">
            <text:p>-669.2932046529</text:p>
          </table:table-cell>
          <table:table-cell office:value-type="float" office:value="-672.498741922302">
            <text:p>-672.4987419223</text:p>
          </table:table-cell>
          <table:table-cell office:value-type="float" office:value="3.20553726938289">
            <text:p>3.2055372694</text:p>
          </table:table-cell>
          <table:table-cell office:value-type="float" office:value="2.05730430445753">
            <text:p>2.05730430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.3">
            <text:p>48.3</text:p>
          </table:table-cell>
          <table:table-cell office:value-type="float" office:value="-669.293190040222">
            <text:p>-669.2931900402</text:p>
          </table:table-cell>
          <table:table-cell office:value-type="float" office:value="-671.896638122845">
            <text:p>-671.8966381228</text:p>
          </table:table-cell>
          <table:table-cell office:value-type="float" office:value="2.60344808262352">
            <text:p>2.6034480826</text:p>
          </table:table-cell>
          <table:table-cell office:value-type="float" office:value="1.67088525158349">
            <text:p>1.67088525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.4">
            <text:p>48.4</text:p>
          </table:table-cell>
          <table:table-cell office:value-type="float" office:value="-669.293199197435">
            <text:p>-669.2931991974</text:p>
          </table:table-cell>
          <table:table-cell office:value-type="float" office:value="-672.695212193975">
            <text:p>-672.695212194</text:p>
          </table:table-cell>
          <table:table-cell office:value-type="float" office:value="3.40201299653972">
            <text:p>3.4020129965</text:p>
          </table:table-cell>
          <table:table-cell office:value-type="float" office:value="2.18340184294567">
            <text:p>2.18340184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.5">
            <text:p>48.5</text:p>
          </table:table-cell>
          <table:table-cell office:value-type="float" office:value="-669.293215910208">
            <text:p>-669.2932159102</text:p>
          </table:table-cell>
          <table:table-cell office:value-type="float" office:value="-673.660427206673">
            <text:p>-673.6604272067</text:p>
          </table:table-cell>
          <table:table-cell office:value-type="float" office:value="4.36721129646495">
            <text:p>4.3672112965</text:p>
          </table:table-cell>
          <table:table-cell office:value-type="float" office:value="2.80286324682869">
            <text:p>2.80286324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.6">
            <text:p>48.6</text:p>
          </table:table-cell>
          <table:table-cell office:value-type="float" office:value="-669.293198646449">
            <text:p>-669.2931986464</text:p>
          </table:table-cell>
          <table:table-cell office:value-type="float" office:value="-672.979109585281">
            <text:p>-672.9791095853</text:p>
          </table:table-cell>
          <table:table-cell office:value-type="float" office:value="3.68591093883204">
            <text:p>3.6859109388</text:p>
          </table:table-cell>
          <table:table-cell office:value-type="float" office:value="2.36560669961142">
            <text:p>2.3656066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.7">
            <text:p>48.7</text:p>
          </table:table-cell>
          <table:table-cell office:value-type="float" office:value="-669.293198118625">
            <text:p>-669.2931981186</text:p>
          </table:table-cell>
          <table:table-cell office:value-type="float" office:value="-672.830647517079">
            <text:p>-672.8306475171</text:p>
          </table:table-cell>
          <table:table-cell office:value-type="float" office:value="3.53744939845374">
            <text:p>3.5374493985</text:p>
          </table:table-cell>
          <table:table-cell office:value-type="float" office:value="2.27032452367669">
            <text:p>2.2703245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.8">
            <text:p>48.8</text:p>
          </table:table-cell>
          <table:table-cell office:value-type="float" office:value="-669.293208214747">
            <text:p>-669.2932082147</text:p>
          </table:table-cell>
          <table:table-cell office:value-type="float" office:value="-673.578488339372">
            <text:p>-673.5784883394</text:p>
          </table:table-cell>
          <table:table-cell office:value-type="float" office:value="4.28528012462488">
            <text:p>4.2852801246</text:p>
          </table:table-cell>
          <table:table-cell office:value-type="float" office:value="2.75028006393895">
            <text:p>2.75028006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.9">
            <text:p>48.9</text:p>
          </table:table-cell>
          <table:table-cell office:value-type="float" office:value="-669.293205773688">
            <text:p>-669.2932057737</text:p>
          </table:table-cell>
          <table:table-cell office:value-type="float" office:value="-674.093725766767">
            <text:p>-674.0937257668</text:p>
          </table:table-cell>
          <table:table-cell office:value-type="float" office:value="4.80051999307891">
            <text:p>4.8005199931</text:p>
          </table:table-cell>
          <table:table-cell office:value-type="float" office:value="3.08095948212044">
            <text:p>3.08095948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-669.293222134319">
            <text:p>-669.2932221343</text:p>
          </table:table-cell>
          <table:table-cell office:value-type="float" office:value="-674.038417239486">
            <text:p>-674.0384172395</text:p>
          </table:table-cell>
          <table:table-cell office:value-type="float" office:value="4.74519510516691">
            <text:p>4.7451951052</text:p>
          </table:table-cell>
          <table:table-cell office:value-type="float" office:value="3.04545213328">
            <text:p>3.0454521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.1">
            <text:p>49.1</text:p>
          </table:table-cell>
          <table:table-cell office:value-type="float" office:value="-669.293193832168">
            <text:p>-669.2931938322</text:p>
          </table:table-cell>
          <table:table-cell office:value-type="float" office:value="-671.938865006383">
            <text:p>-671.9388650064</text:p>
          </table:table-cell>
          <table:table-cell office:value-type="float" office:value="2.64567117421503">
            <text:p>2.6456711742</text:p>
          </table:table-cell>
          <table:table-cell office:value-type="float" office:value="1.69798390643564">
            <text:p>1.69798390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.2">
            <text:p>49.2</text:p>
          </table:table-cell>
          <table:table-cell office:value-type="float" office:value="-669.293179290633">
            <text:p>-669.2931792906</text:p>
          </table:table-cell>
          <table:table-cell office:value-type="float" office:value="-671.387763159417">
            <text:p>-671.3877631594</text:p>
          </table:table-cell>
          <table:table-cell office:value-type="float" office:value="2.09458386878409">
            <text:p>2.0945838688</text:p>
          </table:table-cell>
          <table:table-cell office:value-type="float" office:value="1.34429770960872">
            <text:p>1.34429770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.3">
            <text:p>49.3</text:p>
          </table:table-cell>
          <table:table-cell office:value-type="float" office:value="-669.293221848133">
            <text:p>-669.2932218481</text:p>
          </table:table-cell>
          <table:table-cell office:value-type="float" office:value="-674.042943939415">
            <text:p>-674.0429439394</text:p>
          </table:table-cell>
          <table:table-cell office:value-type="float" office:value="4.74972209128244">
            <text:p>4.7497220913</text:p>
          </table:table-cell>
          <table:table-cell office:value-type="float" office:value="3.04835753953145">
            <text:p>3.04835753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.4">
            <text:p>49.4</text:p>
          </table:table-cell>
          <table:table-cell office:value-type="float" office:value="-669.293225957459">
            <text:p>-669.2932259575</text:p>
          </table:table-cell>
          <table:table-cell office:value-type="float" office:value="-674.471035635906">
            <text:p>-674.4710356359</text:p>
          </table:table-cell>
          <table:table-cell office:value-type="float" office:value="5.17780967844728">
            <text:p>5.1778096784</text:p>
          </table:table-cell>
          <table:table-cell office:value-type="float" office:value="3.32310288227663">
            <text:p>3.32310288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.5">
            <text:p>49.5</text:p>
          </table:table-cell>
          <table:table-cell office:value-type="float" office:value="-669.29318077183">
            <text:p>-669.2931807718</text:p>
          </table:table-cell>
          <table:table-cell office:value-type="float" office:value="-672.165026316492">
            <text:p>-672.1650263165</text:p>
          </table:table-cell>
          <table:table-cell office:value-type="float" office:value="2.87184554466163">
            <text:p>2.8718455447</text:p>
          </table:table-cell>
          <table:table-cell office:value-type="float" office:value="1.84314194603233">
            <text:p>1.8431419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.6">
            <text:p>49.6</text:p>
          </table:table-cell>
          <table:table-cell office:value-type="float" office:value="-669.293195059642">
            <text:p>-669.2931950596</text:p>
          </table:table-cell>
          <table:table-cell office:value-type="float" office:value="-672.5716467028">
            <text:p>-672.5716467028</text:p>
          </table:table-cell>
          <table:table-cell office:value-type="float" office:value="3.27845164315721">
            <text:p>3.2784516432</text:p>
          </table:table-cell>
          <table:table-cell office:value-type="float" office:value="2.10410053311333">
            <text:p>2.10410053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.7">
            <text:p>49.7</text:p>
          </table:table-cell>
          <table:table-cell office:value-type="float" office:value="-669.29321804715">
            <text:p>-669.2932180472</text:p>
          </table:table-cell>
          <table:table-cell office:value-type="float" office:value="-674.243260624829">
            <text:p>-674.2432606248</text:p>
          </table:table-cell>
          <table:table-cell office:value-type="float" office:value="4.95004257767857">
            <text:p>4.9500425777</text:p>
          </table:table-cell>
          <table:table-cell office:value-type="float" office:value="3.17692263308693">
            <text:p>3.17692263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.8">
            <text:p>49.8</text:p>
          </table:table-cell>
          <table:table-cell office:value-type="float" office:value="-669.293211616068">
            <text:p>-669.2932116161</text:p>
          </table:table-cell>
          <table:table-cell office:value-type="float" office:value="-673.878380268961">
            <text:p>-673.878380269</text:p>
          </table:table-cell>
          <table:table-cell office:value-type="float" office:value="4.58516865289302">
            <text:p>4.5851686529</text:p>
          </table:table-cell>
          <table:table-cell office:value-type="float" office:value="2.94274763121895">
            <text:p>2.94274763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.9">
            <text:p>49.9</text:p>
          </table:table-cell>
          <table:table-cell office:value-type="float" office:value="-669.2931967867">
            <text:p>-669.2931967867</text:p>
          </table:table-cell>
          <table:table-cell office:value-type="float" office:value="-672.132727672843">
            <text:p>-672.1327276728</text:p>
          </table:table-cell>
          <table:table-cell office:value-type="float" office:value="2.83953088614355">
            <text:p>2.8395308861</text:p>
          </table:table-cell>
          <table:table-cell office:value-type="float" office:value="1.8224024941154">
            <text:p>1.82240249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669.293188060506">
            <text:p>-669.2931880605</text:p>
          </table:table-cell>
          <table:table-cell office:value-type="float" office:value="-671.274123650307">
            <text:p>-671.2741236503</text:p>
          </table:table-cell>
          <table:table-cell office:value-type="float" office:value="1.98093558980153">
            <text:p>1.9809355898</text:p>
          </table:table-cell>
          <table:table-cell office:value-type="float" office:value="1.27135858150118">
            <text:p>1.2713585815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7T10:10:09</dc:date>
    <dc:creator>Adam Szczepanski</dc:creator>
    <meta:editing-duration>PT11M36S</meta:editing-duration>
    <meta:editing-cycles>3</meta:editing-cycles>
    <meta:generator>LibreOffice/3.5$Linux_X86_64 LibreOffice_project/350m1$Build-2</meta:generator>
    <meta:document-statistic meta:table-count="2" meta:cell-count="30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26cm" svg:height="12.326cm" xlink:href=".." xlink:type="simple" chart:class="chart:line" chart:style-name="ch1">
        <chart:legend chart:legend-position="end" svg:x="18.733cm" svg:y="5.117cm" style:legend-expansion="high" chart:style-name="ch2"/>
        <chart:plot-area chart:style-name="ch3" table:cell-range-address="argon_wyniki_200K.A1:argon_wyniki_200K.E502" chart:data-source-has-labels="both" svg:x="0.844cm" svg:y="1.119cm" svg:width="17.101cm" svg:height="10.541cm">
          <chartooo:coordinate-region svg:x="1.756cm" svg:y="1.318cm" svg:width="16.002cm" svg:height="10.143cm"/>
          <chart:axis chart:dimension="x" chart:name="primary-x" chart:style-name="ch4" chartooo:axis-type="auto">
            <chartooo:date-scale/>
            <chart:categories table:cell-range-address="argon_wyniki_200K.A2:argon_wyniki_200K.A5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gon_wyniki_200K.B2:argon_wyniki_200K.B502" chart:label-cell-address="argon_wyniki_200K.B1:argon_wyniki_200K.B1" chart:class="chart:line">
            <chart:data-point chart:repeated="501"/>
          </chart:series>
          <chart:series chart:style-name="ch7" chart:values-cell-range-address="argon_wyniki_200K.C2:argon_wyniki_200K.C502" chart:label-cell-address="argon_wyniki_200K.C1:argon_wyniki_200K.C1" chart:class="chart:line">
            <chart:data-point chart:repeated="501"/>
          </chart:series>
          <chart:series chart:style-name="ch8" chart:values-cell-range-address="argon_wyniki_200K.D2:argon_wyniki_200K.D502" chart:label-cell-address="argon_wyniki_200K.D1:argon_wyniki_200K.D1" chart:class="chart:line">
            <chart:data-point chart:repeated="501"/>
          </chart:series>
          <chart:series chart:style-name="ch9" chart:values-cell-range-address="argon_wyniki_200K.E2:argon_wyniki_200K.E502" chart:label-cell-address="argon_wyniki_200K.E1:argon_wyniki_200K.E1" chart:class="chart:line">
            <chart:data-point chart:repeated="5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</text:p>
                <draw:g>
                  <svg:desc>argon_wyniki_200K.B1:argon_wyniki_200K.B1</svg:desc>
                </draw:g>
              </table:table-cell>
              <table:table-cell office:value-type="string">
                <text:p>V</text:p>
                <draw:g>
                  <svg:desc>argon_wyniki_200K.C1:argon_wyniki_200K.C1</svg:desc>
                </draw:g>
              </table:table-cell>
              <table:table-cell office:value-type="string">
                <text:p>T</text:p>
                <draw:g>
                  <svg:desc>argon_wyniki_200K.D1:argon_wyniki_200K.D1</svg:desc>
                </draw:g>
              </table:table-cell>
              <table:table-cell office:value-type="string">
                <text:p>P</text:p>
                <draw:g>
                  <svg:desc>argon_wyniki_200K.E1:argon_wyniki_200K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gon_wyniki_200K.A2:argon_wyniki_200K.A502</svg:desc>
                </draw:g>
              </table:table-cell>
              <table:table-cell office:value-type="float" office:value="-669.293178875157">
                <text:p>-669.293178875157</text:p>
                <draw:g>
                  <svg:desc>argon_wyniki_200K.B2:argon_wyniki_200K.B502</svg:desc>
                </draw:g>
              </table:table-cell>
              <table:table-cell office:value-type="float" office:value="-669.293203625356">
                <text:p>-669.293203625356</text:p>
                <draw:g>
                  <svg:desc>argon_wyniki_200K.C2:argon_wyniki_200K.C502</svg:desc>
                </draw:g>
              </table:table-cell>
              <table:table-cell office:value-type="float" office:value="NaN">
                <text:p>NaN</text:p>
                <draw:g>
                  <svg:desc>argon_wyniki_200K.D2:argon_wyniki_200K.D502</svg:desc>
                </draw:g>
              </table:table-cell>
              <table:table-cell office:value-type="float" office:value="NaN">
                <text:p>NaN</text:p>
                <draw:g>
                  <svg:desc>argon_wyniki_200K.E2:argon_wyniki_200K.E50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-669.293182598779">
                <text:p>-669.293182598779</text:p>
              </table:table-cell>
              <table:table-cell office:value-type="float" office:value="-670.241694090569">
                <text:p>-670.241694090569</text:p>
              </table:table-cell>
              <table:table-cell office:value-type="float" office:value="0.94851149178999">
                <text:p>0.94851149178999</text:p>
              </table:table-cell>
              <table:table-cell office:value-type="float" office:value="0.608751859953464">
                <text:p>0.608751859953464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-669.293191652801">
                <text:p>-669.293191652801</text:p>
              </table:table-cell>
              <table:table-cell office:value-type="float" office:value="-672.50490307193">
                <text:p>-672.50490307193</text:p>
              </table:table-cell>
              <table:table-cell office:value-type="float" office:value="3.21171141912932">
                <text:p>3.21171141912932</text:p>
              </table:table-cell>
              <table:table-cell office:value-type="float" office:value="2.06126685543799">
                <text:p>2.0612668554379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-669.293200426306">
                <text:p>-669.293200426306</text:p>
              </table:table-cell>
              <table:table-cell office:value-type="float" office:value="-674.741997735385">
                <text:p>-674.741997735385</text:p>
              </table:table-cell>
              <table:table-cell office:value-type="float" office:value="5.44879730907918">
                <text:p>5.44879730907918</text:p>
              </table:table-cell>
              <table:table-cell office:value-type="float" office:value="3.49702193924055">
                <text:p>3.4970219392405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-669.293203904447">
                <text:p>-669.293203904447</text:p>
              </table:table-cell>
              <table:table-cell office:value-type="float" office:value="-675.698626993235">
                <text:p>-675.698626993235</text:p>
              </table:table-cell>
              <table:table-cell office:value-type="float" office:value="6.40542308878842">
                <text:p>6.40542308878842</text:p>
              </table:table-cell>
              <table:table-cell office:value-type="float" office:value="4.11098152509485">
                <text:p>4.1109815250948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-669.29320061848">
                <text:p>-669.29320061848</text:p>
              </table:table-cell>
              <table:table-cell office:value-type="float" office:value="-674.953388103397">
                <text:p>-674.953388103397</text:p>
              </table:table-cell>
              <table:table-cell office:value-type="float" office:value="5.66018748491672">
                <text:p>5.66018748491672</text:p>
              </table:table-cell>
              <table:table-cell office:value-type="float" office:value="3.63269152662124">
                <text:p>3.6326915266212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-669.293191106116">
                <text:p>-669.293191106116</text:p>
              </table:table-cell>
              <table:table-cell office:value-type="float" office:value="-673.161715550385">
                <text:p>-673.161715550385</text:p>
              </table:table-cell>
              <table:table-cell office:value-type="float" office:value="3.8685244442688">
                <text:p>3.8685244442688</text:p>
              </table:table-cell>
              <table:table-cell office:value-type="float" office:value="2.48280750534701">
                <text:p>2.4828075053470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-669.293184480646">
                <text:p>-669.293184480646</text:p>
              </table:table-cell>
              <table:table-cell office:value-type="float" office:value="-671.792618757615">
                <text:p>-671.792618757615</text:p>
              </table:table-cell>
              <table:table-cell office:value-type="float" office:value="2.49943427696857">
                <text:p>2.49943427696857</text:p>
              </table:table-cell>
              <table:table-cell office:value-type="float" office:value="1.60412949985949">
                <text:p>1.6041294998594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-669.29318599993">
                <text:p>-669.29318599993</text:p>
              </table:table-cell>
              <table:table-cell office:value-type="float" office:value="-671.857533434513">
                <text:p>-671.857533434513</text:p>
              </table:table-cell>
              <table:table-cell office:value-type="float" office:value="2.56434743458288">
                <text:p>2.56434743458288</text:p>
              </table:table-cell>
              <table:table-cell office:value-type="float" office:value="1.6457905717339">
                <text:p>1.645790571733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-669.293191956161">
                <text:p>-669.293191956161</text:p>
              </table:table-cell>
              <table:table-cell office:value-type="float" office:value="-673.170117340611">
                <text:p>-673.170117340611</text:p>
              </table:table-cell>
              <table:table-cell office:value-type="float" office:value="3.87692538445005">
                <text:p>3.87692538445005</text:p>
              </table:table-cell>
              <table:table-cell office:value-type="float" office:value="2.48819920381872">
                <text:p>2.4881992038187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669.293200167219">
                <text:p>-669.293200167219</text:p>
              </table:table-cell>
              <table:table-cell office:value-type="float" office:value="-674.74755350013">
                <text:p>-674.74755350013</text:p>
              </table:table-cell>
              <table:table-cell office:value-type="float" office:value="5.45435333291113">
                <text:p>5.45435333291113</text:p>
              </table:table-cell>
              <table:table-cell office:value-type="float" office:value="3.50058777884388">
                <text:p>3.50058777884388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-669.293201530311">
                <text:p>-669.293201530311</text:p>
              </table:table-cell>
              <table:table-cell office:value-type="float" office:value="-675.333494924581">
                <text:p>-675.333494924581</text:p>
              </table:table-cell>
              <table:table-cell office:value-type="float" office:value="6.04029339426986">
                <text:p>6.04029339426986</text:p>
              </table:table-cell>
              <table:table-cell office:value-type="float" office:value="3.87664237097143">
                <text:p>3.87664237097143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-669.293195290847">
                <text:p>-669.293195290847</text:p>
              </table:table-cell>
              <table:table-cell office:value-type="float" office:value="-674.603185682063">
                <text:p>-674.603185682063</text:p>
              </table:table-cell>
              <table:table-cell office:value-type="float" office:value="5.30999039121613">
                <text:p>5.30999039121613</text:p>
              </table:table-cell>
              <table:table-cell office:value-type="float" office:value="3.40793607137818">
                <text:p>3.40793607137818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-669.293190167298">
                <text:p>-669.293190167298</text:p>
              </table:table-cell>
              <table:table-cell office:value-type="float" office:value="-673.320244856636">
                <text:p>-673.320244856636</text:p>
              </table:table-cell>
              <table:table-cell office:value-type="float" office:value="4.0270546893381">
                <text:p>4.0270546893381</text:p>
              </table:table-cell>
              <table:table-cell office:value-type="float" office:value="2.58455174606537">
                <text:p>2.58455174606537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-669.293188583828">
                <text:p>-669.293188583828</text:p>
              </table:table-cell>
              <table:table-cell office:value-type="float" office:value="-672.215006481138">
                <text:p>-672.215006481138</text:p>
              </table:table-cell>
              <table:table-cell office:value-type="float" office:value="2.92181789730997">
                <text:p>2.92181789730997</text:p>
              </table:table-cell>
              <table:table-cell office:value-type="float" office:value="1.87521405362854">
                <text:p>1.87521405362854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-669.29318847432">
                <text:p>-669.29318847432</text:p>
              </table:table-cell>
              <table:table-cell office:value-type="float" office:value="-671.545693864446">
                <text:p>-671.545693864446</text:p>
              </table:table-cell>
              <table:table-cell office:value-type="float" office:value="2.25250539012592">
                <text:p>2.25250539012592</text:p>
              </table:table-cell>
              <table:table-cell office:value-type="float" office:value="1.44565127324568">
                <text:p>1.44565127324568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-669.293188657872">
                <text:p>-669.293188657872</text:p>
              </table:table-cell>
              <table:table-cell office:value-type="float" office:value="-671.345463925451">
                <text:p>-671.345463925451</text:p>
              </table:table-cell>
              <table:table-cell office:value-type="float" office:value="2.05227526757913">
                <text:p>2.05227526757913</text:p>
              </table:table-cell>
              <table:table-cell office:value-type="float" office:value="1.31714417494047">
                <text:p>1.31714417494047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-669.29319011808">
                <text:p>-669.29319011808</text:p>
              </table:table-cell>
              <table:table-cell office:value-type="float" office:value="-671.58308685489">
                <text:p>-671.58308685489</text:p>
              </table:table-cell>
              <table:table-cell office:value-type="float" office:value="2.28989673680955">
                <text:p>2.28989673680955</text:p>
              </table:table-cell>
              <table:table-cell office:value-type="float" office:value="1.46964892855808">
                <text:p>1.46964892855808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-669.293191979685">
                <text:p>-669.293191979685</text:p>
              </table:table-cell>
              <table:table-cell office:value-type="float" office:value="-672.068579315021">
                <text:p>-672.068579315021</text:p>
              </table:table-cell>
              <table:table-cell office:value-type="float" office:value="2.77538733533577">
                <text:p>2.77538733533577</text:p>
              </table:table-cell>
              <table:table-cell office:value-type="float" office:value="1.78123535360499">
                <text:p>1.78123535360499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-669.293192825304">
                <text:p>-669.293192825304</text:p>
              </table:table-cell>
              <table:table-cell office:value-type="float" office:value="-672.567721035014">
                <text:p>-672.567721035014</text:p>
              </table:table-cell>
              <table:table-cell office:value-type="float" office:value="3.27452820971023">
                <text:p>3.27452820971023</text:p>
              </table:table-cell>
              <table:table-cell office:value-type="float" office:value="2.10158248517303">
                <text:p>2.1015824851730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669.293193475606">
                <text:p>-669.293193475606</text:p>
              </table:table-cell>
              <table:table-cell office:value-type="float" office:value="-672.978141331635">
                <text:p>-672.978141331635</text:p>
              </table:table-cell>
              <table:table-cell office:value-type="float" office:value="3.68494785602866">
                <text:p>3.68494785602866</text:p>
              </table:table-cell>
              <table:table-cell office:value-type="float" office:value="2.36498859592694">
                <text:p>2.36498859592694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669.293193027826">
                <text:p>-669.293193027826</text:p>
              </table:table-cell>
              <table:table-cell office:value-type="float" office:value="-673.273186858163">
                <text:p>-673.273186858163</text:p>
              </table:table-cell>
              <table:table-cell office:value-type="float" office:value="3.9799938303379">
                <text:p>3.9799938303379</text:p>
              </table:table-cell>
              <table:table-cell office:value-type="float" office:value="2.55434822645032">
                <text:p>2.55434822645032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669.293192819566">
                <text:p>-669.293192819566</text:p>
              </table:table-cell>
              <table:table-cell office:value-type="float" office:value="-673.560915850497">
                <text:p>-673.560915850497</text:p>
              </table:table-cell>
              <table:table-cell office:value-type="float" office:value="4.26772303093171">
                <text:p>4.26772303093171</text:p>
              </table:table-cell>
              <table:table-cell office:value-type="float" office:value="2.73901197332159">
                <text:p>2.73901197332159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669.29319472281">
                <text:p>-669.29319472281</text:p>
              </table:table-cell>
              <table:table-cell office:value-type="float" office:value="-673.891398168928">
                <text:p>-673.891398168928</text:p>
              </table:table-cell>
              <table:table-cell office:value-type="float" office:value="4.59820344611824">
                <text:p>4.59820344611824</text:p>
              </table:table-cell>
              <table:table-cell office:value-type="float" office:value="2.95111332281957">
                <text:p>2.95111332281957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669.293196256094">
                <text:p>-669.293196256094</text:p>
              </table:table-cell>
              <table:table-cell office:value-type="float" office:value="-674.025944280362">
                <text:p>-674.025944280362</text:p>
              </table:table-cell>
              <table:table-cell office:value-type="float" office:value="4.732748024268">
                <text:p>4.732748024268</text:p>
              </table:table-cell>
              <table:table-cell office:value-type="float" office:value="3.0374636337059">
                <text:p>3.0374636337059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669.293194138189">
                <text:p>-669.293194138189</text:p>
              </table:table-cell>
              <table:table-cell office:value-type="float" office:value="-673.811390617108">
                <text:p>-673.811390617108</text:p>
              </table:table-cell>
              <table:table-cell office:value-type="float" office:value="4.51819647891935">
                <text:p>4.51819647891935</text:p>
              </table:table-cell>
              <table:table-cell office:value-type="float" office:value="2.8997650887569">
                <text:p>2.8997650887569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669.293193564621">
                <text:p>-669.293193564621</text:p>
              </table:table-cell>
              <table:table-cell office:value-type="float" office:value="-673.494507945659">
                <text:p>-673.494507945659</text:p>
              </table:table-cell>
              <table:table-cell office:value-type="float" office:value="4.20131438103797">
                <text:p>4.20131438103797</text:p>
              </table:table-cell>
              <table:table-cell office:value-type="float" office:value="2.69639109894134">
                <text:p>2.69639109894134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669.293190790715">
                <text:p>-669.293190790715</text:p>
              </table:table-cell>
              <table:table-cell office:value-type="float" office:value="-673.241432346069">
                <text:p>-673.241432346069</text:p>
              </table:table-cell>
              <table:table-cell office:value-type="float" office:value="3.94824155535394">
                <text:p>3.94824155535394</text:p>
              </table:table-cell>
              <table:table-cell office:value-type="float" office:value="2.53396971061625">
                <text:p>2.5339697106162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669.293192634116">
                <text:p>-669.293192634116</text:p>
              </table:table-cell>
              <table:table-cell office:value-type="float" office:value="-673.321325676063">
                <text:p>-673.321325676063</text:p>
              </table:table-cell>
              <table:table-cell office:value-type="float" office:value="4.02813304194722">
                <text:p>4.02813304194722</text:p>
              </table:table-cell>
              <table:table-cell office:value-type="float" office:value="2.58524382956901">
                <text:p>2.58524382956901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669.29319486404">
                <text:p>-669.29319486404</text:p>
              </table:table-cell>
              <table:table-cell office:value-type="float" office:value="-673.461823289746">
                <text:p>-673.461823289746</text:p>
              </table:table-cell>
              <table:table-cell office:value-type="float" office:value="4.16862842570647">
                <text:p>4.16862842570647</text:p>
              </table:table-cell>
              <table:table-cell office:value-type="float" office:value="2.67541334983167">
                <text:p>2.675413349831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669.293191102289">
                <text:p>-669.293191102289</text:p>
              </table:table-cell>
              <table:table-cell office:value-type="float" office:value="-673.351378984155">
                <text:p>-673.351378984155</text:p>
              </table:table-cell>
              <table:table-cell office:value-type="float" office:value="4.05818788186677">
                <text:p>4.05818788186677</text:p>
              </table:table-cell>
              <table:table-cell office:value-type="float" office:value="2.60453293661726">
                <text:p>2.60453293661726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669.293190739024">
                <text:p>-669.293190739024</text:p>
              </table:table-cell>
              <table:table-cell office:value-type="float" office:value="-673.396626442447">
                <text:p>-673.396626442447</text:p>
              </table:table-cell>
              <table:table-cell office:value-type="float" office:value="4.10343570342294">
                <text:p>4.10343570342294</text:p>
              </table:table-cell>
              <table:table-cell office:value-type="float" office:value="2.63357285418239">
                <text:p>2.63357285418239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669.293197127746">
                <text:p>-669.293197127746</text:p>
              </table:table-cell>
              <table:table-cell office:value-type="float" office:value="-673.59366342214">
                <text:p>-673.59366342214</text:p>
              </table:table-cell>
              <table:table-cell office:value-type="float" office:value="4.30046629439352">
                <text:p>4.30046629439352</text:p>
              </table:table-cell>
              <table:table-cell office:value-type="float" office:value="2.76002650261919">
                <text:p>2.76002650261919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669.293200989583">
                <text:p>-669.293200989583</text:p>
              </table:table-cell>
              <table:table-cell office:value-type="float" office:value="-673.095287749056">
                <text:p>-673.095287749056</text:p>
              </table:table-cell>
              <table:table-cell office:value-type="float" office:value="3.80208675947292">
                <text:p>3.80208675947292</text:p>
              </table:table-cell>
              <table:table-cell office:value-type="float" office:value="2.44016799645274">
                <text:p>2.44016799645274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669.293191045108">
                <text:p>-669.293191045108</text:p>
              </table:table-cell>
              <table:table-cell office:value-type="float" office:value="-671.583756649976">
                <text:p>-671.583756649976</text:p>
              </table:table-cell>
              <table:table-cell office:value-type="float" office:value="2.2905656048678">
                <text:p>2.2905656048678</text:p>
              </table:table-cell>
              <table:table-cell office:value-type="float" office:value="1.47007820609245">
                <text:p>1.4700782060924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669.293183785454">
                <text:p>-669.293183785454</text:p>
              </table:table-cell>
              <table:table-cell office:value-type="float" office:value="-670.525647578708">
                <text:p>-670.525647578708</text:p>
              </table:table-cell>
              <table:table-cell office:value-type="float" office:value="1.23246379325415">
                <text:p>1.23246379325415</text:p>
              </table:table-cell>
              <table:table-cell office:value-type="float" office:value="0.790991604174346">
                <text:p>0.790991604174346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669.293189364401">
                <text:p>-669.293189364401</text:p>
              </table:table-cell>
              <table:table-cell office:value-type="float" office:value="-670.952830186933">
                <text:p>-670.952830186933</text:p>
              </table:table-cell>
              <table:table-cell office:value-type="float" office:value="1.65964082253245">
                <text:p>1.65964082253245</text:p>
              </table:table-cell>
              <table:table-cell office:value-type="float" office:value="1.06515255357077">
                <text:p>1.06515255357077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669.293193585323">
                <text:p>-669.293193585323</text:p>
              </table:table-cell>
              <table:table-cell office:value-type="float" office:value="-672.166836585647">
                <text:p>-672.166836585647</text:p>
              </table:table-cell>
              <table:table-cell office:value-type="float" office:value="2.87364300032339">
                <text:p>2.87364300032339</text:p>
              </table:table-cell>
              <table:table-cell office:value-type="float" office:value="1.84429554774064">
                <text:p>1.84429554774064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669.293196370189">
                <text:p>-669.293196370189</text:p>
              </table:table-cell>
              <table:table-cell office:value-type="float" office:value="-673.414701557555">
                <text:p>-673.414701557555</text:p>
              </table:table-cell>
              <table:table-cell office:value-type="float" office:value="4.12150518736624">
                <text:p>4.12150518736624</text:p>
              </table:table-cell>
              <table:table-cell office:value-type="float" office:value="2.64516979534135">
                <text:p>2.6451697953413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669.293196557804">
                <text:p>-669.293196557804</text:p>
              </table:table-cell>
              <table:table-cell office:value-type="float" office:value="-674.251228436444">
                <text:p>-674.251228436444</text:p>
              </table:table-cell>
              <table:table-cell office:value-type="float" office:value="4.95803187864059">
                <text:p>4.95803187864059</text:p>
              </table:table-cell>
              <table:table-cell office:value-type="float" office:value="3.18205014272962">
                <text:p>3.1820501427296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669.293198832137">
                <text:p>-669.293198832137</text:p>
              </table:table-cell>
              <table:table-cell office:value-type="float" office:value="-674.575818995487">
                <text:p>-674.575818995487</text:p>
              </table:table-cell>
              <table:table-cell office:value-type="float" office:value="5.2826201633501">
                <text:p>5.2826201633501</text:p>
              </table:table-cell>
              <table:table-cell office:value-type="float" office:value="3.39036994037712">
                <text:p>3.39036994037712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-669.293199355959">
                <text:p>-669.293199355959</text:p>
              </table:table-cell>
              <table:table-cell office:value-type="float" office:value="-674.171603610386">
                <text:p>-674.171603610386</text:p>
              </table:table-cell>
              <table:table-cell office:value-type="float" office:value="4.87840425442693">
                <text:p>4.87840425442693</text:p>
              </table:table-cell>
              <table:table-cell office:value-type="float" office:value="3.13094536986887">
                <text:p>3.13094536986887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-669.293196046542">
                <text:p>-669.293196046542</text:p>
              </table:table-cell>
              <table:table-cell office:value-type="float" office:value="-673.089459249489">
                <text:p>-673.089459249489</text:p>
              </table:table-cell>
              <table:table-cell office:value-type="float" office:value="3.79626320294675">
                <text:p>3.79626320294675</text:p>
              </table:table-cell>
              <table:table-cell office:value-type="float" office:value="2.43643045516037">
                <text:p>2.43643045516037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-669.293185059001">
                <text:p>-669.293185059001</text:p>
              </table:table-cell>
              <table:table-cell office:value-type="float" office:value="-672.13766711985">
                <text:p>-672.13766711985</text:p>
              </table:table-cell>
              <table:table-cell office:value-type="float" office:value="2.84448206084862">
                <text:p>2.84448206084862</text:p>
              </table:table-cell>
              <table:table-cell office:value-type="float" office:value="1.82558014334448">
                <text:p>1.82558014334448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-669.2931917175">
                <text:p>-669.2931917175</text:p>
              </table:table-cell>
              <table:table-cell office:value-type="float" office:value="-672.713537456291">
                <text:p>-672.713537456291</text:p>
              </table:table-cell>
              <table:table-cell office:value-type="float" office:value="3.42034573879017">
                <text:p>3.42034573879017</text:p>
              </table:table-cell>
              <table:table-cell office:value-type="float" office:value="2.19516774250472">
                <text:p>2.19516774250472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-669.293199956243">
                <text:p>-669.293199956243</text:p>
              </table:table-cell>
              <table:table-cell office:value-type="float" office:value="-674.023876146721">
                <text:p>-674.023876146721</text:p>
              </table:table-cell>
              <table:table-cell office:value-type="float" office:value="4.73067619047855">
                <text:p>4.73067619047855</text:p>
              </table:table-cell>
              <table:table-cell office:value-type="float" office:value="3.03613393692968">
                <text:p>3.03613393692968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-669.29320065606">
                <text:p>-669.29320065606</text:p>
              </table:table-cell>
              <table:table-cell office:value-type="float" office:value="-674.730299788901">
                <text:p>-674.730299788901</text:p>
              </table:table-cell>
              <table:table-cell office:value-type="float" office:value="5.43709913284078">
                <text:p>5.43709913284078</text:p>
              </table:table-cell>
              <table:table-cell office:value-type="float" office:value="3.48951408445457">
                <text:p>3.48951408445457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-669.293199304157">
                <text:p>-669.293199304157</text:p>
              </table:table-cell>
              <table:table-cell office:value-type="float" office:value="-674.610759816192">
                <text:p>-674.610759816192</text:p>
              </table:table-cell>
              <table:table-cell office:value-type="float" office:value="5.31756051203469">
                <text:p>5.31756051203469</text:p>
              </table:table-cell>
              <table:table-cell office:value-type="float" office:value="3.41279455244906">
                <text:p>3.41279455244906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-669.293197224067">
                <text:p>-669.293197224067</text:p>
              </table:table-cell>
              <table:table-cell office:value-type="float" office:value="-673.878530599965">
                <text:p>-673.878530599965</text:p>
              </table:table-cell>
              <table:table-cell office:value-type="float" office:value="4.58533337589809">
                <text:p>4.58533337589809</text:p>
              </table:table-cell>
              <table:table-cell office:value-type="float" office:value="2.94285334995465">
                <text:p>2.94285334995465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-669.293198763994">
                <text:p>-669.293198763994</text:p>
              </table:table-cell>
              <table:table-cell office:value-type="float" office:value="-672.81700018087">
                <text:p>-672.81700018087</text:p>
              </table:table-cell>
              <table:table-cell office:value-type="float" office:value="3.52380141687646">
                <text:p>3.52380141687646</text:p>
              </table:table-cell>
              <table:table-cell office:value-type="float" office:value="2.26156528961185">
                <text:p>2.2615652896118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69.293191367917">
                <text:p>-669.293191367917</text:p>
              </table:table-cell>
              <table:table-cell office:value-type="float" office:value="-671.475910795517">
                <text:p>-671.475910795517</text:p>
              </table:table-cell>
              <table:table-cell office:value-type="float" office:value="2.18271942760025">
                <text:p>2.18271942760025</text:p>
              </table:table-cell>
              <table:table-cell office:value-type="float" office:value="1.40086284964316">
                <text:p>1.40086284964316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-669.293185597375">
                <text:p>-669.293185597375</text:p>
              </table:table-cell>
              <table:table-cell office:value-type="float" office:value="-671.014834621046">
                <text:p>-671.014834621046</text:p>
              </table:table-cell>
              <table:table-cell office:value-type="float" office:value="1.72164902367122">
                <text:p>1.72164902367122</text:p>
              </table:table-cell>
              <table:table-cell office:value-type="float" office:value="1.10494923300199">
                <text:p>1.10494923300199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-669.293203093469">
                <text:p>-669.293203093469</text:p>
              </table:table-cell>
              <table:table-cell office:value-type="float" office:value="-671.94089617312">
                <text:p>-671.94089617312</text:p>
              </table:table-cell>
              <table:table-cell office:value-type="float" office:value="2.64769307965081">
                <text:p>2.64769307965081</text:p>
              </table:table-cell>
              <table:table-cell office:value-type="float" office:value="1.69928155934267">
                <text:p>1.69928155934267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-669.293196590283">
                <text:p>-669.293196590283</text:p>
              </table:table-cell>
              <table:table-cell office:value-type="float" office:value="-672.26600787345">
                <text:p>-672.26600787345</text:p>
              </table:table-cell>
              <table:table-cell office:value-type="float" office:value="2.97281128316699">
                <text:p>2.97281128316699</text:p>
              </table:table-cell>
              <table:table-cell office:value-type="float" office:value="1.90794145730733">
                <text:p>1.90794145730733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-669.293193124491">
                <text:p>-669.293193124491</text:p>
              </table:table-cell>
              <table:table-cell office:value-type="float" office:value="-672.4696623678">
                <text:p>-672.4696623678</text:p>
              </table:table-cell>
              <table:table-cell office:value-type="float" office:value="3.17646924330866">
                <text:p>3.17646924330866</text:p>
              </table:table-cell>
              <table:table-cell office:value-type="float" office:value="2.03864853160604">
                <text:p>2.03864853160604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-669.293196772781">
                <text:p>-669.293196772781</text:p>
              </table:table-cell>
              <table:table-cell office:value-type="float" office:value="-673.087110316846">
                <text:p>-673.087110316846</text:p>
              </table:table-cell>
              <table:table-cell office:value-type="float" office:value="3.79391354406586">
                <text:p>3.79391354406586</text:p>
              </table:table-cell>
              <table:table-cell office:value-type="float" office:value="2.43492245106513">
                <text:p>2.43492245106513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-669.293199577168">
                <text:p>-669.293199577168</text:p>
              </table:table-cell>
              <table:table-cell office:value-type="float" office:value="-673.652027853044">
                <text:p>-673.652027853044</text:p>
              </table:table-cell>
              <table:table-cell office:value-type="float" office:value="4.3588282758759">
                <text:p>4.3588282758759</text:p>
              </table:table-cell>
              <table:table-cell office:value-type="float" office:value="2.79748304909805">
                <text:p>2.79748304909805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-669.293201298825">
                <text:p>-669.293201298825</text:p>
              </table:table-cell>
              <table:table-cell office:value-type="float" office:value="-673.773163025184">
                <text:p>-673.773163025184</text:p>
              </table:table-cell>
              <table:table-cell office:value-type="float" office:value="4.47996172635966">
                <text:p>4.47996172635966</text:p>
              </table:table-cell>
              <table:table-cell office:value-type="float" office:value="2.87522613805674">
                <text:p>2.87522613805674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-669.293195074261">
                <text:p>-669.293195074261</text:p>
              </table:table-cell>
              <table:table-cell office:value-type="float" office:value="-673.470606643437">
                <text:p>-673.470606643437</text:p>
              </table:table-cell>
              <table:table-cell office:value-type="float" office:value="4.17741156917597">
                <text:p>4.17741156917597</text:p>
              </table:table-cell>
              <table:table-cell office:value-type="float" office:value="2.68105034523929">
                <text:p>2.68105034523929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-669.293199163368">
                <text:p>-669.293199163368</text:p>
              </table:table-cell>
              <table:table-cell office:value-type="float" office:value="-673.494625012186">
                <text:p>-673.494625012186</text:p>
              </table:table-cell>
              <table:table-cell office:value-type="float" office:value="4.20142584881878">
                <text:p>4.20142584881878</text:p>
              </table:table-cell>
              <table:table-cell office:value-type="float" office:value="2.69646263863219">
                <text:p>2.696462638632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669.293198228953">
                <text:p>-669.293198228953</text:p>
              </table:table-cell>
              <table:table-cell office:value-type="float" office:value="-673.471227528112">
                <text:p>-673.471227528112</text:p>
              </table:table-cell>
              <table:table-cell office:value-type="float" office:value="4.17802929915927">
                <text:p>4.17802929915927</text:p>
              </table:table-cell>
              <table:table-cell office:value-type="float" office:value="2.68144680250896">
                <text:p>2.68144680250896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-669.293194213878">
                <text:p>-669.293194213878</text:p>
              </table:table-cell>
              <table:table-cell office:value-type="float" office:value="-673.47663999696">
                <text:p>-673.47663999696</text:p>
              </table:table-cell>
              <table:table-cell office:value-type="float" office:value="4.18344578308144">
                <text:p>4.18344578308144</text:p>
              </table:table-cell>
              <table:table-cell office:value-type="float" office:value="2.6849230858124">
                <text:p>2.6849230858124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-669.2932019867">
                <text:p>-669.2932019867</text:p>
              </table:table-cell>
              <table:table-cell office:value-type="float" office:value="-673.939985275639">
                <text:p>-673.939985275639</text:p>
              </table:table-cell>
              <table:table-cell office:value-type="float" office:value="4.64678328893831">
                <text:p>4.64678328893831</text:p>
              </table:table-cell>
              <table:table-cell office:value-type="float" office:value="2.9822917217414">
                <text:p>2.9822917217414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-669.293203450171">
                <text:p>-669.293203450171</text:p>
              </table:table-cell>
              <table:table-cell office:value-type="float" office:value="-673.935304644797">
                <text:p>-673.935304644797</text:p>
              </table:table-cell>
              <table:table-cell office:value-type="float" office:value="4.64210119462614">
                <text:p>4.64210119462614</text:p>
              </table:table-cell>
              <table:table-cell office:value-type="float" office:value="2.97928676750976">
                <text:p>2.97928676750976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-669.293195294149">
                <text:p>-669.293195294149</text:p>
              </table:table-cell>
              <table:table-cell office:value-type="float" office:value="-673.458905116713">
                <text:p>-673.458905116713</text:p>
              </table:table-cell>
              <table:table-cell office:value-type="float" office:value="4.1657098225636">
                <text:p>4.1657098225636</text:p>
              </table:table-cell>
              <table:table-cell office:value-type="float" office:value="2.67354019899789">
                <text:p>2.67354019899789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-669.293203823901">
                <text:p>-669.293203823901</text:p>
              </table:table-cell>
              <table:table-cell office:value-type="float" office:value="-673.358830089259">
                <text:p>-673.358830089259</text:p>
              </table:table-cell>
              <table:table-cell office:value-type="float" office:value="4.06562626535822">
                <text:p>4.06562626535822</text:p>
              </table:table-cell>
              <table:table-cell office:value-type="float" office:value="2.60930686906264">
                <text:p>2.60930686906264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-669.293195711893">
                <text:p>-669.293195711893</text:p>
              </table:table-cell>
              <table:table-cell office:value-type="float" office:value="-672.960263312047">
                <text:p>-672.960263312047</text:p>
              </table:table-cell>
              <table:table-cell office:value-type="float" office:value="3.66706760015425">
                <text:p>3.66706760015425</text:p>
              </table:table-cell>
              <table:table-cell office:value-type="float" office:value="2.35351310078091">
                <text:p>2.35351310078091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-669.293199575818">
                <text:p>-669.293199575818</text:p>
              </table:table-cell>
              <table:table-cell office:value-type="float" office:value="-672.815359045381">
                <text:p>-672.815359045381</text:p>
              </table:table-cell>
              <table:table-cell office:value-type="float" office:value="3.52215946956294">
                <text:p>3.52215946956294</text:p>
              </table:table-cell>
              <table:table-cell office:value-type="float" office:value="2.26051149269984">
                <text:p>2.26051149269984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-669.293198659846">
                <text:p>-669.293198659846</text:p>
              </table:table-cell>
              <table:table-cell office:value-type="float" office:value="-672.439171189222">
                <text:p>-672.439171189222</text:p>
              </table:table-cell>
              <table:table-cell office:value-type="float" office:value="3.14597252937634">
                <text:p>3.14597252937634</text:p>
              </table:table-cell>
              <table:table-cell office:value-type="float" office:value="2.01907583112801">
                <text:p>2.01907583112801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-669.293192836069">
                <text:p>-669.293192836069</text:p>
              </table:table-cell>
              <table:table-cell office:value-type="float" office:value="-671.780435207339">
                <text:p>-671.780435207339</text:p>
              </table:table-cell>
              <table:table-cell office:value-type="float" office:value="2.48724237126933">
                <text:p>2.48724237126933</text:p>
              </table:table-cell>
              <table:table-cell office:value-type="float" office:value="1.59630477097109">
                <text:p>1.5963047709710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669.293191805417">
                <text:p>-669.293191805417</text:p>
              </table:table-cell>
              <table:table-cell office:value-type="float" office:value="-671.525885716211">
                <text:p>-671.525885716211</text:p>
              </table:table-cell>
              <table:table-cell office:value-type="float" office:value="2.232693910794">
                <text:p>2.232693910794</text:p>
              </table:table-cell>
              <table:table-cell office:value-type="float" office:value="1.43293632461709">
                <text:p>1.43293632461709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-669.293195417425">
                <text:p>-669.293195417425</text:p>
              </table:table-cell>
              <table:table-cell office:value-type="float" office:value="-671.828238071821">
                <text:p>-671.828238071821</text:p>
              </table:table-cell>
              <table:table-cell office:value-type="float" office:value="2.53504265439624">
                <text:p>2.53504265439624</text:p>
              </table:table-cell>
              <table:table-cell office:value-type="float" office:value="1.62698285079582">
                <text:p>1.62698285079582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-669.293196907345">
                <text:p>-669.293196907345</text:p>
              </table:table-cell>
              <table:table-cell office:value-type="float" office:value="-672.215171783895">
                <text:p>-672.215171783895</text:p>
              </table:table-cell>
              <table:table-cell office:value-type="float" office:value="2.92197487654981">
                <text:p>2.92197487654981</text:p>
              </table:table-cell>
              <table:table-cell office:value-type="float" office:value="1.87531480243871">
                <text:p>1.87531480243871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-669.293189457912">
                <text:p>-669.293189457912</text:p>
              </table:table-cell>
              <table:table-cell office:value-type="float" office:value="-672.667557620256">
                <text:p>-672.667557620256</text:p>
              </table:table-cell>
              <table:table-cell office:value-type="float" office:value="3.37436816234392">
                <text:p>3.37436816234392</text:p>
              </table:table-cell>
              <table:table-cell office:value-type="float" office:value="2.16565947041727">
                <text:p>2.16565947041727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-669.293198847238">
                <text:p>-669.293198847238</text:p>
              </table:table-cell>
              <table:table-cell office:value-type="float" office:value="-674.070038775974">
                <text:p>-674.070038775974</text:p>
              </table:table-cell>
              <table:table-cell office:value-type="float" office:value="4.77683992873525">
                <text:p>4.77683992873525</text:p>
              </table:table-cell>
              <table:table-cell office:value-type="float" office:value="3.06576168711448">
                <text:p>3.06576168711448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-669.293217082059">
                <text:p>-669.293217082059</text:p>
              </table:table-cell>
              <table:table-cell office:value-type="float" office:value="-675.132563748965">
                <text:p>-675.132563748965</text:p>
              </table:table-cell>
              <table:table-cell office:value-type="float" office:value="5.83934666690615">
                <text:p>5.83934666690615</text:p>
              </table:table-cell>
              <table:table-cell office:value-type="float" office:value="3.74767535782184">
                <text:p>3.74767535782184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-669.293198942658">
                <text:p>-669.293198942658</text:p>
              </table:table-cell>
              <table:table-cell office:value-type="float" office:value="-673.878902667449">
                <text:p>-673.878902667449</text:p>
              </table:table-cell>
              <table:table-cell office:value-type="float" office:value="4.58570372479066">
                <text:p>4.58570372479066</text:p>
              </table:table-cell>
              <table:table-cell office:value-type="float" office:value="2.94309103877459">
                <text:p>2.94309103877459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-669.293187398615">
                <text:p>-669.293187398615</text:p>
              </table:table-cell>
              <table:table-cell office:value-type="float" office:value="-672.828996164083">
                <text:p>-672.828996164083</text:p>
              </table:table-cell>
              <table:table-cell office:value-type="float" office:value="3.53580876546818">
                <text:p>3.53580876546818</text:p>
              </table:table-cell>
              <table:table-cell office:value-type="float" office:value="2.26927157029646">
                <text:p>2.26927157029646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-669.293211411549">
                <text:p>-669.293211411549</text:p>
              </table:table-cell>
              <table:table-cell office:value-type="float" office:value="-673.354988008531">
                <text:p>-673.354988008531</text:p>
              </table:table-cell>
              <table:table-cell office:value-type="float" office:value="4.06177659698215">
                <text:p>4.06177659698215</text:p>
              </table:table-cell>
              <table:table-cell office:value-type="float" office:value="2.60683616332589">
                <text:p>2.60683616332589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-669.293197130107">
                <text:p>-669.293197130107</text:p>
              </table:table-cell>
              <table:table-cell office:value-type="float" office:value="-672.920895117276">
                <text:p>-672.920895117276</text:p>
              </table:table-cell>
              <table:table-cell office:value-type="float" office:value="3.62769798716903">
                <text:p>3.62769798716903</text:p>
              </table:table-cell>
              <table:table-cell office:value-type="float" office:value="2.32824580002826">
                <text:p>2.328245800028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669.293188927048">
                <text:p>-669.293188927048</text:p>
              </table:table-cell>
              <table:table-cell office:value-type="float" office:value="-673.017956875461">
                <text:p>-673.017956875461</text:p>
              </table:table-cell>
              <table:table-cell office:value-type="float" office:value="3.72476794841291">
                <text:p>3.72476794841291</text:p>
              </table:table-cell>
              <table:table-cell office:value-type="float" office:value="2.39054501302072">
                <text:p>2.39054501302072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-669.293209978615">
                <text:p>-669.293209978615</text:p>
              </table:table-cell>
              <table:table-cell office:value-type="float" office:value="-674.558095281997">
                <text:p>-674.558095281997</text:p>
              </table:table-cell>
              <table:table-cell office:value-type="float" office:value="5.26488530338197">
                <text:p>5.26488530338197</text:p>
              </table:table-cell>
              <table:table-cell office:value-type="float" office:value="3.37898775989216">
                <text:p>3.37898775989216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-669.293210541819">
                <text:p>-669.293210541819</text:p>
              </table:table-cell>
              <table:table-cell office:value-type="float" office:value="-674.83319933246">
                <text:p>-674.83319933246</text:p>
              </table:table-cell>
              <table:table-cell office:value-type="float" office:value="5.53998879064118">
                <text:p>5.53998879064118</text:p>
              </table:table-cell>
              <table:table-cell office:value-type="float" office:value="3.55554836142234">
                <text:p>3.55554836142234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-669.29319541784">
                <text:p>-669.29319541784</text:p>
              </table:table-cell>
              <table:table-cell office:value-type="float" office:value="-673.548313994333">
                <text:p>-673.548313994333</text:p>
              </table:table-cell>
              <table:table-cell office:value-type="float" office:value="4.25511857649255">
                <text:p>4.25511857649255</text:p>
              </table:table-cell>
              <table:table-cell office:value-type="float" office:value="2.73092247187648">
                <text:p>2.73092247187648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-669.293198462781">
                <text:p>-669.293198462781</text:p>
              </table:table-cell>
              <table:table-cell office:value-type="float" office:value="-672.510437798735">
                <text:p>-672.510437798735</text:p>
              </table:table-cell>
              <table:table-cell office:value-type="float" office:value="3.21723933595495">
                <text:p>3.21723933595495</text:p>
              </table:table-cell>
              <table:table-cell office:value-type="float" office:value="2.0648146560481">
                <text:p>2.0648146560481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-669.293196917739">
                <text:p>-669.293196917739</text:p>
              </table:table-cell>
              <table:table-cell office:value-type="float" office:value="-671.54831781338">
                <text:p>-671.54831781338</text:p>
              </table:table-cell>
              <table:table-cell office:value-type="float" office:value="2.25512089564096">
                <text:p>2.25512089564096</text:p>
              </table:table-cell>
              <table:table-cell office:value-type="float" office:value="1.44732989692159">
                <text:p>1.44732989692159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-669.293187632237">
                <text:p>-669.293187632237</text:p>
              </table:table-cell>
              <table:table-cell office:value-type="float" office:value="-670.852417743501">
                <text:p>-670.852417743501</text:p>
              </table:table-cell>
              <table:table-cell office:value-type="float" office:value="1.55923011126387">
                <text:p>1.55923011126387</text:p>
              </table:table-cell>
              <table:table-cell office:value-type="float" office:value="1.00070925712884">
                <text:p>1.00070925712884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-669.293194132759">
                <text:p>-669.293194132759</text:p>
              </table:table-cell>
              <table:table-cell office:value-type="float" office:value="-671.488625260667">
                <text:p>-671.488625260667</text:p>
              </table:table-cell>
              <table:table-cell office:value-type="float" office:value="2.19543112790812">
                <text:p>2.19543112790812</text:p>
              </table:table-cell>
              <table:table-cell office:value-type="float" office:value="1.40902118116847">
                <text:p>1.40902118116847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-669.293206453304">
                <text:p>-669.293206453304</text:p>
              </table:table-cell>
              <table:table-cell office:value-type="float" office:value="-672.515033102331">
                <text:p>-672.515033102331</text:p>
              </table:table-cell>
              <table:table-cell office:value-type="float" office:value="3.22182664902691">
                <text:p>3.22182664902691</text:p>
              </table:table-cell>
              <table:table-cell office:value-type="float" office:value="2.06775877996112">
                <text:p>2.06775877996112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-669.293192421085">
                <text:p>-669.293192421085</text:p>
              </table:table-cell>
              <table:table-cell office:value-type="float" office:value="-672.553684643401">
                <text:p>-672.553684643401</text:p>
              </table:table-cell>
              <table:table-cell office:value-type="float" office:value="3.26049222231607">
                <text:p>3.26049222231607</text:p>
              </table:table-cell>
              <table:table-cell office:value-type="float" office:value="2.09257423012664">
                <text:p>2.0925742301266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669.293193151717">
                <text:p>-669.293193151717</text:p>
              </table:table-cell>
              <table:table-cell office:value-type="float" office:value="-673.292567401746">
                <text:p>-673.292567401746</text:p>
              </table:table-cell>
              <table:table-cell office:value-type="float" office:value="3.99937425002856">
                <text:p>3.99937425002856</text:p>
              </table:table-cell>
              <table:table-cell office:value-type="float" office:value="2.56678652228067">
                <text:p>2.56678652228067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-669.293215195864">
                <text:p>-669.293215195864</text:p>
              </table:table-cell>
              <table:table-cell office:value-type="float" office:value="-674.537302463717">
                <text:p>-674.537302463717</text:p>
              </table:table-cell>
              <table:table-cell office:value-type="float" office:value="5.24408726785304">
                <text:p>5.24408726785304</text:p>
              </table:table-cell>
              <table:table-cell office:value-type="float" office:value="3.36563964242474">
                <text:p>3.36563964242474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-669.29319957885">
                <text:p>-669.29319957885</text:p>
              </table:table-cell>
              <table:table-cell office:value-type="float" office:value="-673.9302214264">
                <text:p>-673.9302214264</text:p>
              </table:table-cell>
              <table:table-cell office:value-type="float" office:value="4.63702184755011">
                <text:p>4.63702184755011</text:p>
              </table:table-cell>
              <table:table-cell office:value-type="float" office:value="2.97602685763344">
                <text:p>2.97602685763344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-669.293196247926">
                <text:p>-669.293196247926</text:p>
              </table:table-cell>
              <table:table-cell office:value-type="float" office:value="-673.250895958785">
                <text:p>-673.250895958785</text:p>
              </table:table-cell>
              <table:table-cell office:value-type="float" office:value="3.95769971085891">
                <text:p>3.95769971085891</text:p>
              </table:table-cell>
              <table:table-cell office:value-type="float" office:value="2.54003992674458">
                <text:p>2.54003992674458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-669.29320491443">
                <text:p>-669.29320491443</text:p>
              </table:table-cell>
              <table:table-cell office:value-type="float" office:value="-673.208507324886">
                <text:p>-673.208507324886</text:p>
              </table:table-cell>
              <table:table-cell office:value-type="float" office:value="3.91530241045631">
                <text:p>3.91530241045631</text:p>
              </table:table-cell>
              <table:table-cell office:value-type="float" office:value="2.51282946519458">
                <text:p>2.51282946519458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-669.293193164724">
                <text:p>-669.293193164724</text:p>
              </table:table-cell>
              <table:table-cell office:value-type="float" office:value="-673.006962022626">
                <text:p>-673.006962022626</text:p>
              </table:table-cell>
              <table:table-cell office:value-type="float" office:value="3.71376885790237">
                <text:p>3.71376885790237</text:p>
              </table:table-cell>
              <table:table-cell office:value-type="float" office:value="2.38348582937978">
                <text:p>2.38348582937978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-669.293201927047">
                <text:p>-669.293201927047</text:p>
              </table:table-cell>
              <table:table-cell office:value-type="float" office:value="-673.802893189684">
                <text:p>-673.802893189684</text:p>
              </table:table-cell>
              <table:table-cell office:value-type="float" office:value="4.50969126263753">
                <text:p>4.50969126263753</text:p>
              </table:table-cell>
              <table:table-cell office:value-type="float" office:value="2.89430646619336">
                <text:p>2.89430646619336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-669.293209885051">
                <text:p>-669.293209885051</text:p>
              </table:table-cell>
              <table:table-cell office:value-type="float" office:value="-674.409823166494">
                <text:p>-674.409823166494</text:p>
              </table:table-cell>
              <table:table-cell office:value-type="float" office:value="5.11661328144328">
                <text:p>5.11661328144328</text:p>
              </table:table-cell>
              <table:table-cell office:value-type="float" office:value="3.28382721632942">
                <text:p>3.28382721632942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-669.293191963041">
                <text:p>-669.293191963041</text:p>
              </table:table-cell>
              <table:table-cell office:value-type="float" office:value="-673.761771032715">
                <text:p>-673.761771032715</text:p>
              </table:table-cell>
              <table:table-cell office:value-type="float" office:value="4.46857906967463">
                <text:p>4.46857906967463</text:p>
              </table:table-cell>
              <table:table-cell office:value-type="float" office:value="2.86792078278356">
                <text:p>2.86792078278356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-669.29319983757">
                <text:p>-669.29319983757</text:p>
              </table:table-cell>
              <table:table-cell office:value-type="float" office:value="-673.678562815437">
                <text:p>-673.678562815437</text:p>
              </table:table-cell>
              <table:table-cell office:value-type="float" office:value="4.38536297786694">
                <text:p>4.38536297786694</text:p>
              </table:table-cell>
              <table:table-cell office:value-type="float" office:value="2.81451294207264">
                <text:p>2.814512942072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669.293206415078">
                <text:p>-669.293206415078</text:p>
              </table:table-cell>
              <table:table-cell office:value-type="float" office:value="-673.253078257573">
                <text:p>-673.253078257573</text:p>
              </table:table-cell>
              <table:table-cell office:value-type="float" office:value="3.95987184249544">
                <text:p>3.95987184249544</text:p>
              </table:table-cell>
              <table:table-cell office:value-type="float" office:value="2.54143399438135">
                <text:p>2.54143399438135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-669.293187276449">
                <text:p>-669.293187276449</text:p>
              </table:table-cell>
              <table:table-cell office:value-type="float" office:value="-671.717263936999">
                <text:p>-671.717263936999</text:p>
              </table:table-cell>
              <table:table-cell office:value-type="float" office:value="2.42407666054991">
                <text:p>2.42407666054991</text:p>
              </table:table-cell>
              <table:table-cell office:value-type="float" office:value="1.55576520532686">
                <text:p>1.55576520532686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-669.293186784083">
                <text:p>-669.293186784083</text:p>
              </table:table-cell>
              <table:table-cell office:value-type="float" office:value="-671.388111305955">
                <text:p>-671.388111305955</text:p>
              </table:table-cell>
              <table:table-cell office:value-type="float" office:value="2.09492452187229">
                <text:p>2.09492452187229</text:p>
              </table:table-cell>
              <table:table-cell office:value-type="float" office:value="1.34451633974956">
                <text:p>1.34451633974956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-669.293202668422">
                <text:p>-669.293202668422</text:p>
              </table:table-cell>
              <table:table-cell office:value-type="float" office:value="-672.421683558298">
                <text:p>-672.421683558298</text:p>
              </table:table-cell>
              <table:table-cell office:value-type="float" office:value="3.12848088987545">
                <text:p>3.12848088987545</text:p>
              </table:table-cell>
              <table:table-cell office:value-type="float" office:value="2.00784974881698">
                <text:p>2.00784974881698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-669.293203629735">
                <text:p>-669.293203629735</text:p>
              </table:table-cell>
              <table:table-cell office:value-type="float" office:value="-672.756791354596">
                <text:p>-672.756791354596</text:p>
              </table:table-cell>
              <table:table-cell office:value-type="float" office:value="3.4635877248611">
                <text:p>3.4635877248611</text:p>
              </table:table-cell>
              <table:table-cell office:value-type="float" office:value="2.22292032080937">
                <text:p>2.22292032080937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-669.293191792954">
                <text:p>-669.293191792954</text:p>
              </table:table-cell>
              <table:table-cell office:value-type="float" office:value="-672.275662053877">
                <text:p>-672.275662053877</text:p>
              </table:table-cell>
              <table:table-cell office:value-type="float" office:value="2.98247026092359">
                <text:p>2.98247026092359</text:p>
              </table:table-cell>
              <table:table-cell office:value-type="float" office:value="1.91414056056067">
                <text:p>1.91414056056067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-669.293196237077">
                <text:p>-669.293196237077</text:p>
              </table:table-cell>
              <table:table-cell office:value-type="float" office:value="-672.511672934833">
                <text:p>-672.511672934833</text:p>
              </table:table-cell>
              <table:table-cell office:value-type="float" office:value="3.21847669775648">
                <text:p>3.21847669775648</text:p>
              </table:table-cell>
              <table:table-cell office:value-type="float" office:value="2.06560879117945">
                <text:p>2.06560879117945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-669.293207661607">
                <text:p>-669.293207661607</text:p>
              </table:table-cell>
              <table:table-cell office:value-type="float" office:value="-672.937881596684">
                <text:p>-672.937881596684</text:p>
              </table:table-cell>
              <table:table-cell office:value-type="float" office:value="3.64467393507771">
                <text:p>3.64467393507771</text:p>
              </table:table-cell>
              <table:table-cell office:value-type="float" office:value="2.33914091300615">
                <text:p>2.33914091300615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-669.293190451623">
                <text:p>-669.293190451623</text:p>
              </table:table-cell>
              <table:table-cell office:value-type="float" office:value="-672.464302269603">
                <text:p>-672.464302269603</text:p>
              </table:table-cell>
              <table:table-cell office:value-type="float" office:value="3.17111181798029">
                <text:p>3.17111181798029</text:p>
              </table:table-cell>
              <table:table-cell office:value-type="float" office:value="2.0352101519328">
                <text:p>2.0352101519328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-669.293194340803">
                <text:p>-669.293194340803</text:p>
              </table:table-cell>
              <table:table-cell office:value-type="float" office:value="-673.150363888869">
                <text:p>-673.150363888869</text:p>
              </table:table-cell>
              <table:table-cell office:value-type="float" office:value="3.8571695480663">
                <text:p>3.8571695480663</text:p>
              </table:table-cell>
              <table:table-cell office:value-type="float" office:value="2.47551996666911">
                <text:p>2.4755199666691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669.29321622475">
                <text:p>-669.29321622475</text:p>
              </table:table-cell>
              <table:table-cell office:value-type="float" office:value="-674.448755941701">
                <text:p>-674.448755941701</text:p>
              </table:table-cell>
              <table:table-cell office:value-type="float" office:value="5.15553971695175">
                <text:p>5.15553971695175</text:p>
              </table:table-cell>
              <table:table-cell office:value-type="float" office:value="3.30881008709298">
                <text:p>3.30881008709298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-669.29319823359">
                <text:p>-669.29319823359</text:p>
              </table:table-cell>
              <table:table-cell office:value-type="float" office:value="-673.87045152641">
                <text:p>-673.87045152641</text:p>
              </table:table-cell>
              <table:table-cell office:value-type="float" office:value="4.57725329282025">
                <text:p>4.57725329282025</text:p>
              </table:table-cell>
              <table:table-cell office:value-type="float" office:value="2.93766757661949">
                <text:p>2.93766757661949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-669.293191499814">
                <text:p>-669.293191499814</text:p>
              </table:table-cell>
              <table:table-cell office:value-type="float" office:value="-673.509090834329">
                <text:p>-673.509090834329</text:p>
              </table:table-cell>
              <table:table-cell office:value-type="float" office:value="4.21589933451589">
                <text:p>4.21589933451589</text:p>
              </table:table-cell>
              <table:table-cell office:value-type="float" office:value="2.70575167879079">
                <text:p>2.70575167879079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-669.293212693904">
                <text:p>-669.293212693904</text:p>
              </table:table-cell>
              <table:table-cell office:value-type="float" office:value="-674.217422634412">
                <text:p>-674.217422634412</text:p>
              </table:table-cell>
              <table:table-cell office:value-type="float" office:value="4.92420994050795">
                <text:p>4.92420994050795</text:p>
              </table:table-cell>
              <table:table-cell office:value-type="float" office:value="3.16034332323013">
                <text:p>3.16034332323013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-669.293203070342">
                <text:p>-669.293203070342</text:p>
              </table:table-cell>
              <table:table-cell office:value-type="float" office:value="-673.478883531975">
                <text:p>-673.478883531975</text:p>
              </table:table-cell>
              <table:table-cell office:value-type="float" office:value="4.18568046163295">
                <text:p>4.18568046163295</text:p>
              </table:table-cell>
              <table:table-cell office:value-type="float" office:value="2.68635729587353">
                <text:p>2.68635729587353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-669.293185603092">
                <text:p>-669.293185603092</text:p>
              </table:table-cell>
              <table:table-cell office:value-type="float" office:value="-672.40814061621">
                <text:p>-672.40814061621</text:p>
              </table:table-cell>
              <table:table-cell office:value-type="float" office:value="3.11495501311797">
                <text:p>3.11495501311797</text:p>
              </table:table-cell>
              <table:table-cell office:value-type="float" office:value="1.99916888126304">
                <text:p>1.99916888126304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-669.293201685537">
                <text:p>-669.293201685537</text:p>
              </table:table-cell>
              <table:table-cell office:value-type="float" office:value="-673.096074193986">
                <text:p>-673.096074193986</text:p>
              </table:table-cell>
              <table:table-cell office:value-type="float" office:value="3.80287250844923">
                <text:p>3.80287250844923</text:p>
              </table:table-cell>
              <table:table-cell office:value-type="float" office:value="2.44067228781339">
                <text:p>2.44067228781339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-669.293205867124">
                <text:p>-669.293205867124</text:p>
              </table:table-cell>
              <table:table-cell office:value-type="float" office:value="-673.695274188481">
                <text:p>-673.695274188481</text:p>
              </table:table-cell>
              <table:table-cell office:value-type="float" office:value="4.40206832135711">
                <text:p>4.40206832135711</text:p>
              </table:table-cell>
              <table:table-cell office:value-type="float" office:value="2.82523438193798">
                <text:p>2.82523438193798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-669.293199119357">
                <text:p>-669.293199119357</text:p>
              </table:table-cell>
              <table:table-cell office:value-type="float" office:value="-673.525639317271">
                <text:p>-673.525639317271</text:p>
              </table:table-cell>
              <table:table-cell office:value-type="float" office:value="4.23244019791386">
                <text:p>4.23244019791386</text:p>
              </table:table-cell>
              <table:table-cell office:value-type="float" office:value="2.71636755582117">
                <text:p>2.71636755582117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-669.293207254388">
                <text:p>-669.293207254388</text:p>
              </table:table-cell>
              <table:table-cell office:value-type="float" office:value="-673.295488427376">
                <text:p>-673.295488427376</text:p>
              </table:table-cell>
              <table:table-cell office:value-type="float" office:value="4.00228117298784">
                <text:p>4.00228117298784</text:p>
              </table:table-cell>
              <table:table-cell office:value-type="float" office:value="2.56865217680728">
                <text:p>2.5686521768072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669.293201124595">
                <text:p>-669.293201124595</text:p>
              </table:table-cell>
              <table:table-cell office:value-type="float" office:value="-672.289429887828">
                <text:p>-672.289429887828</text:p>
              </table:table-cell>
              <table:table-cell office:value-type="float" office:value="2.99622876323305">
                <text:p>2.99622876323305</text:p>
              </table:table-cell>
              <table:table-cell office:value-type="float" office:value="1.92297072650336">
                <text:p>1.92297072650336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-669.293190141371">
                <text:p>-669.293190141371</text:p>
              </table:table-cell>
              <table:table-cell office:value-type="float" office:value="-671.410882541399">
                <text:p>-671.410882541399</text:p>
              </table:table-cell>
              <table:table-cell office:value-type="float" office:value="2.11769240002812">
                <text:p>2.11769240002812</text:p>
              </table:table-cell>
              <table:table-cell office:value-type="float" office:value="1.35912869636782">
                <text:p>1.35912869636782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-669.293206818584">
                <text:p>-669.293206818584</text:p>
              </table:table-cell>
              <table:table-cell office:value-type="float" office:value="-671.872189154084">
                <text:p>-671.872189154084</text:p>
              </table:table-cell>
              <table:table-cell office:value-type="float" office:value="2.57898233549999">
                <text:p>2.57898233549999</text:p>
              </table:table-cell>
              <table:table-cell office:value-type="float" office:value="1.65518320770156">
                <text:p>1.65518320770156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-669.293198890323">
                <text:p>-669.293198890323</text:p>
              </table:table-cell>
              <table:table-cell office:value-type="float" office:value="-671.955348579354">
                <text:p>-671.955348579354</text:p>
              </table:table-cell>
              <table:table-cell office:value-type="float" office:value="2.66214968903071">
                <text:p>2.66214968903071</text:p>
              </table:table-cell>
              <table:table-cell office:value-type="float" office:value="1.70855976833098">
                <text:p>1.70855976833098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-669.293192842094">
                <text:p>-669.293192842094</text:p>
              </table:table-cell>
              <table:table-cell office:value-type="float" office:value="-672.478288406772">
                <text:p>-672.478288406772</text:p>
              </table:table-cell>
              <table:table-cell office:value-type="float" office:value="3.18509556467842">
                <text:p>3.18509556467842</text:p>
              </table:table-cell>
              <table:table-cell office:value-type="float" office:value="2.04418487905554">
                <text:p>2.04418487905554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-669.293211767295">
                <text:p>-669.293211767295</text:p>
              </table:table-cell>
              <table:table-cell office:value-type="float" office:value="-674.027021182001">
                <text:p>-674.027021182001</text:p>
              </table:table-cell>
              <table:table-cell office:value-type="float" office:value="4.73380941470562">
                <text:p>4.73380941470562</text:p>
              </table:table-cell>
              <table:table-cell office:value-type="float" office:value="3.03814483093822">
                <text:p>3.03814483093822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-669.293207627905">
                <text:p>-669.293207627905</text:p>
              </table:table-cell>
              <table:table-cell office:value-type="float" office:value="-674.339166513988">
                <text:p>-674.339166513988</text:p>
              </table:table-cell>
              <table:table-cell office:value-type="float" office:value="5.04595888608332">
                <text:p>5.04595888608332</text:p>
              </table:table-cell>
              <table:table-cell office:value-type="float" office:value="3.23848143511164">
                <text:p>3.23848143511164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-669.293195918671">
                <text:p>-669.293195918671</text:p>
              </table:table-cell>
              <table:table-cell office:value-type="float" office:value="-673.752454942929">
                <text:p>-673.752454942929</text:p>
              </table:table-cell>
              <table:table-cell office:value-type="float" office:value="4.45925902425766">
                <text:p>4.45925902425766</text:p>
              </table:table-cell>
              <table:table-cell office:value-type="float" office:value="2.86193920529974">
                <text:p>2.86193920529974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-669.293202232155">
                <text:p>-669.293202232155</text:p>
              </table:table-cell>
              <table:table-cell office:value-type="float" office:value="-673.883287588441">
                <text:p>-673.883287588441</text:p>
              </table:table-cell>
              <table:table-cell office:value-type="float" office:value="4.59008535628644">
                <text:p>4.59008535628644</text:p>
              </table:table-cell>
              <table:table-cell office:value-type="float" office:value="2.94590315686254">
                <text:p>2.94590315686254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-669.293215486828">
                <text:p>-669.293215486828</text:p>
              </table:table-cell>
              <table:table-cell office:value-type="float" office:value="-673.807023381544">
                <text:p>-673.807023381544</text:p>
              </table:table-cell>
              <table:table-cell office:value-type="float" office:value="4.51380789471603">
                <text:p>4.51380789471603</text:p>
              </table:table-cell>
              <table:table-cell office:value-type="float" office:value="2.89694850844189">
                <text:p>2.8969485084418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-669.293183410534">
                <text:p>-669.293183410534</text:p>
              </table:table-cell>
              <table:table-cell office:value-type="float" office:value="-672.459707781535">
                <text:p>-672.459707781535</text:p>
              </table:table-cell>
              <table:table-cell office:value-type="float" office:value="3.1665243710011">
                <text:p>3.1665243710011</text:p>
              </table:table-cell>
              <table:table-cell office:value-type="float" office:value="2.03226594207852">
                <text:p>2.03226594207852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-669.293199857804">
                <text:p>-669.293199857804</text:p>
              </table:table-cell>
              <table:table-cell office:value-type="float" office:value="-673.169238241602">
                <text:p>-673.169238241602</text:p>
              </table:table-cell>
              <table:table-cell office:value-type="float" office:value="3.87603838379776">
                <text:p>3.87603838379776</text:p>
              </table:table-cell>
              <table:table-cell office:value-type="float" office:value="2.48762992943298">
                <text:p>2.48762992943298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-669.293214052822">
                <text:p>-669.293214052822</text:p>
              </table:table-cell>
              <table:table-cell office:value-type="float" office:value="-674.133322061832">
                <text:p>-674.133322061832</text:p>
              </table:table-cell>
              <table:table-cell office:value-type="float" office:value="4.84010800901056">
                <text:p>4.84010800901056</text:p>
              </table:table-cell>
              <table:table-cell office:value-type="float" office:value="3.10636695323582">
                <text:p>3.10636695323582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-669.293191347087">
                <text:p>-669.293191347087</text:p>
              </table:table-cell>
              <table:table-cell office:value-type="float" office:value="-673.437851273294">
                <text:p>-673.437851273294</text:p>
              </table:table-cell>
              <table:table-cell office:value-type="float" office:value="4.14465992620671">
                <text:p>4.14465992620671</text:p>
              </table:table-cell>
              <table:table-cell office:value-type="float" office:value="2.66003043799869">
                <text:p>2.66003043799869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-669.29320039682">
                <text:p>-669.29320039682</text:p>
              </table:table-cell>
              <table:table-cell office:value-type="float" office:value="-673.567421416703">
                <text:p>-673.567421416703</text:p>
              </table:table-cell>
              <table:table-cell office:value-type="float" office:value="4.27422101988288">
                <text:p>4.27422101988288</text:p>
              </table:table-cell>
              <table:table-cell office:value-type="float" office:value="2.7431823633424">
                <text:p>2.7431823633424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-669.293214805458">
                <text:p>-669.293214805458</text:p>
              </table:table-cell>
              <table:table-cell office:value-type="float" office:value="-673.611943334527">
                <text:p>-673.611943334527</text:p>
              </table:table-cell>
              <table:table-cell office:value-type="float" office:value="4.31872852906913">
                <text:p>4.31872852906913</text:p>
              </table:table-cell>
              <table:table-cell office:value-type="float" office:value="2.771747150626">
                <text:p>2.771747150626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-669.293193629568">
                <text:p>-669.293193629568</text:p>
              </table:table-cell>
              <table:table-cell office:value-type="float" office:value="-671.961001450017">
                <text:p>-671.961001450017</text:p>
              </table:table-cell>
              <table:table-cell office:value-type="float" office:value="2.66780782044904">
                <text:p>2.66780782044904</text:p>
              </table:table-cell>
              <table:table-cell office:value-type="float" office:value="1.71219114028017">
                <text:p>1.71219114028017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-669.293186884133">
                <text:p>-669.293186884133</text:p>
              </table:table-cell>
              <table:table-cell office:value-type="float" office:value="-671.196599679289">
                <text:p>-671.196599679289</text:p>
              </table:table-cell>
              <table:table-cell office:value-type="float" office:value="1.90341279515595">
                <text:p>1.90341279515595</text:p>
              </table:table-cell>
              <table:table-cell office:value-type="float" office:value="1.22160468200943">
                <text:p>1.22160468200943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-669.293204016219">
                <text:p>-669.293204016219</text:p>
              </table:table-cell>
              <table:table-cell office:value-type="float" office:value="-672.259928900797">
                <text:p>-672.259928900797</text:p>
              </table:table-cell>
              <table:table-cell office:value-type="float" office:value="2.96672488457827">
                <text:p>2.96672488457827</text:p>
              </table:table-cell>
              <table:table-cell office:value-type="float" office:value="1.90403522475942">
                <text:p>1.90403522475942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-669.293205957729">
                <text:p>-669.293205957729</text:p>
              </table:table-cell>
              <table:table-cell office:value-type="float" office:value="-672.851067944711">
                <text:p>-672.851067944711</text:p>
              </table:table-cell>
              <table:table-cell office:value-type="float" office:value="3.55786198698223">
                <text:p>3.55786198698223</text:p>
              </table:table-cell>
              <table:table-cell office:value-type="float" office:value="2.28342526240335">
                <text:p>2.2834252624033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669.293193345496">
                <text:p>-669.293193345496</text:p>
              </table:table-cell>
              <table:table-cell office:value-type="float" office:value="-672.51067768783">
                <text:p>-672.51067768783</text:p>
              </table:table-cell>
              <table:table-cell office:value-type="float" office:value="3.21748434233409">
                <text:p>3.21748434233409</text:p>
              </table:table-cell>
              <table:table-cell office:value-type="float" office:value="2.06497190041498">
                <text:p>2.06497190041498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-669.293196677108">
                <text:p>-669.293196677108</text:p>
              </table:table-cell>
              <table:table-cell office:value-type="float" office:value="-672.688142144494">
                <text:p>-672.688142144494</text:p>
              </table:table-cell>
              <table:table-cell office:value-type="float" office:value="3.3949454673864">
                <text:p>3.3949454673864</text:p>
              </table:table-cell>
              <table:table-cell office:value-type="float" office:value="2.1788659237137">
                <text:p>2.1788659237137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-669.293202221348">
                <text:p>-669.293202221348</text:p>
              </table:table-cell>
              <table:table-cell office:value-type="float" office:value="-673.053275498774">
                <text:p>-673.053275498774</text:p>
              </table:table-cell>
              <table:table-cell office:value-type="float" office:value="3.76007327742581">
                <text:p>3.76007327742581</text:p>
              </table:table-cell>
              <table:table-cell office:value-type="float" office:value="2.413203868384">
                <text:p>2.413203868384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-669.29319603148">
                <text:p>-669.29319603148</text:p>
              </table:table-cell>
              <table:table-cell office:value-type="float" office:value="-672.965778655188">
                <text:p>-672.965778655188</text:p>
              </table:table-cell>
              <table:table-cell office:value-type="float" office:value="3.67258262370779">
                <text:p>3.67258262370779</text:p>
              </table:table-cell>
              <table:table-cell office:value-type="float" office:value="2.35705262652726">
                <text:p>2.35705262652726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-669.293196428961">
                <text:p>-669.293196428961</text:p>
              </table:table-cell>
              <table:table-cell office:value-type="float" office:value="-673.228384518627">
                <text:p>-673.228384518627</text:p>
              </table:table-cell>
              <table:table-cell office:value-type="float" office:value="3.93518808966584">
                <text:p>3.93518808966584</text:p>
              </table:table-cell>
              <table:table-cell office:value-type="float" office:value="2.52559203508437">
                <text:p>2.52559203508437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-669.293205752097">
                <text:p>-669.293205752097</text:p>
              </table:table-cell>
              <table:table-cell office:value-type="float" office:value="-673.83693059486">
                <text:p>-673.83693059486</text:p>
              </table:table-cell>
              <table:table-cell office:value-type="float" office:value="4.54372484276327">
                <text:p>4.54372484276327</text:p>
              </table:table-cell>
              <table:table-cell office:value-type="float" office:value="2.9161491168958">
                <text:p>2.9161491168958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-669.293202717735">
                <text:p>-669.293202717735</text:p>
              </table:table-cell>
              <table:table-cell office:value-type="float" office:value="-673.817085735679">
                <text:p>-673.817085735679</text:p>
              </table:table-cell>
              <table:table-cell office:value-type="float" office:value="4.52388301794358">
                <text:p>4.52388301794358</text:p>
              </table:table-cell>
              <table:table-cell office:value-type="float" office:value="2.90341469262323">
                <text:p>2.90341469262323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-669.293197520613">
                <text:p>-669.293197520613</text:p>
              </table:table-cell>
              <table:table-cell office:value-type="float" office:value="-673.524616220482">
                <text:p>-673.524616220482</text:p>
              </table:table-cell>
              <table:table-cell office:value-type="float" office:value="4.23141869986895">
                <text:p>4.23141869986895</text:p>
              </table:table-cell>
              <table:table-cell office:value-type="float" office:value="2.71571196140807">
                <text:p>2.71571196140807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-669.293198272091">
                <text:p>-669.293198272091</text:p>
              </table:table-cell>
              <table:table-cell office:value-type="float" office:value="-673.85958075883">
                <text:p>-673.85958075883</text:p>
              </table:table-cell>
              <table:table-cell office:value-type="float" office:value="4.56638248673963">
                <text:p>4.56638248673963</text:p>
              </table:table-cell>
              <table:table-cell office:value-type="float" office:value="2.93069072554489">
                <text:p>2.93069072554489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-669.29321980775">
                <text:p>-669.29321980775</text:p>
              </table:table-cell>
              <table:table-cell office:value-type="float" office:value="-674.307616205687">
                <text:p>-674.307616205687</text:p>
              </table:table-cell>
              <table:table-cell office:value-type="float" office:value="5.01439639793718">
                <text:p>5.01439639793718</text:p>
              </table:table-cell>
              <table:table-cell office:value-type="float" office:value="3.21822472390673">
                <text:p>3.2182247239067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-669.293191486618">
                <text:p>-669.293191486618</text:p>
              </table:table-cell>
              <table:table-cell office:value-type="float" office:value="-672.801175222717">
                <text:p>-672.801175222717</text:p>
              </table:table-cell>
              <table:table-cell office:value-type="float" office:value="3.50798373609873">
                <text:p>3.50798373609873</text:p>
              </table:table-cell>
              <table:table-cell office:value-type="float" office:value="2.2514135490405">
                <text:p>2.2514135490405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-669.293193613282">
                <text:p>-669.293193613282</text:p>
              </table:table-cell>
              <table:table-cell office:value-type="float" office:value="-672.685256648185">
                <text:p>-672.685256648185</text:p>
              </table:table-cell>
              <table:table-cell office:value-type="float" office:value="3.39206303490367">
                <text:p>3.39206303490367</text:p>
              </table:table-cell>
              <table:table-cell office:value-type="float" office:value="2.17701598710223">
                <text:p>2.17701598710223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-669.293222128894">
                <text:p>-669.293222128894</text:p>
              </table:table-cell>
              <table:table-cell office:value-type="float" office:value="-673.62987694851">
                <text:p>-673.62987694851</text:p>
              </table:table-cell>
              <table:table-cell office:value-type="float" office:value="4.3366548196166">
                <text:p>4.3366548196166</text:p>
              </table:table-cell>
              <table:table-cell office:value-type="float" office:value="2.78325219068855">
                <text:p>2.78325219068855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-669.293189210404">
                <text:p>-669.293189210404</text:p>
              </table:table-cell>
              <table:table-cell office:value-type="float" office:value="-672.479361942955">
                <text:p>-672.479361942955</text:p>
              </table:table-cell>
              <table:table-cell office:value-type="float" office:value="3.18617273255081">
                <text:p>3.18617273255081</text:p>
              </table:table-cell>
              <table:table-cell office:value-type="float" office:value="2.04487620219868">
                <text:p>2.04487620219868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-669.293198624132">
                <text:p>-669.293198624132</text:p>
              </table:table-cell>
              <table:table-cell office:value-type="float" office:value="-672.610025672033">
                <text:p>-672.610025672033</text:p>
              </table:table-cell>
              <table:table-cell office:value-type="float" office:value="3.31682704790105">
                <text:p>3.31682704790105</text:p>
              </table:table-cell>
              <table:table-cell office:value-type="float" office:value="2.12872975396778">
                <text:p>2.12872975396778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-669.293215049687">
                <text:p>-669.293215049687</text:p>
              </table:table-cell>
              <table:table-cell office:value-type="float" office:value="-673.104753846465">
                <text:p>-673.104753846465</text:p>
              </table:table-cell>
              <table:table-cell office:value-type="float" office:value="3.81153879677808">
                <text:p>3.81153879677808</text:p>
              </table:table-cell>
              <table:table-cell office:value-type="float" office:value="2.4462342859386">
                <text:p>2.4462342859386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-669.293190233094">
                <text:p>-669.293190233094</text:p>
              </table:table-cell>
              <table:table-cell office:value-type="float" office:value="-671.93643689711">
                <text:p>-671.93643689711</text:p>
              </table:table-cell>
              <table:table-cell office:value-type="float" office:value="2.64324666401584">
                <text:p>2.64324666401584</text:p>
              </table:table-cell>
              <table:table-cell office:value-type="float" office:value="1.6964278629865">
                <text:p>1.6964278629865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-669.29319503775">
                <text:p>-669.29319503775</text:p>
              </table:table-cell>
              <table:table-cell office:value-type="float" office:value="-671.785155382187">
                <text:p>-671.785155382187</text:p>
              </table:table-cell>
              <table:table-cell office:value-type="float" office:value="2.49196034443657">
                <text:p>2.49196034443657</text:p>
              </table:table-cell>
              <table:table-cell office:value-type="float" office:value="1.59933275214541">
                <text:p>1.59933275214541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-669.29320537507">
                <text:p>-669.29320537507</text:p>
              </table:table-cell>
              <table:table-cell office:value-type="float" office:value="-672.302142959447">
                <text:p>-672.302142959447</text:p>
              </table:table-cell>
              <table:table-cell office:value-type="float" office:value="3.00893758437752">
                <text:p>3.00893758437752</text:p>
              </table:table-cell>
              <table:table-cell office:value-type="float" office:value="1.93112721019014">
                <text:p>1.93112721019014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-669.293188860325">
                <text:p>-669.293188860325</text:p>
              </table:table-cell>
              <table:table-cell office:value-type="float" office:value="-672.414700492319">
                <text:p>-672.414700492319</text:p>
              </table:table-cell>
              <table:table-cell office:value-type="float" office:value="3.12151163199392">
                <text:p>3.12151163199392</text:p>
              </table:table-cell>
              <table:table-cell office:value-type="float" office:value="2.00337689979554">
                <text:p>2.0033768997955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669.293204853128">
                <text:p>-669.293204853128</text:p>
              </table:table-cell>
              <table:table-cell office:value-type="float" office:value="-673.732844867749">
                <text:p>-673.732844867749</text:p>
              </table:table-cell>
              <table:table-cell office:value-type="float" office:value="4.43964001462058">
                <text:p>4.43964001462058</text:p>
              </table:table-cell>
              <table:table-cell office:value-type="float" office:value="2.84934778314999">
                <text:p>2.84934778314999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-669.293209854333">
                <text:p>-669.293209854333</text:p>
              </table:table-cell>
              <table:table-cell office:value-type="float" office:value="-674.527846342475">
                <text:p>-674.527846342475</text:p>
              </table:table-cell>
              <table:table-cell office:value-type="float" office:value="5.23463648814212">
                <text:p>5.23463648814212</text:p>
              </table:table-cell>
              <table:table-cell office:value-type="float" office:value="3.35957416005912">
                <text:p>3.35957416005912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-669.293197793561">
                <text:p>-669.293197793561</text:p>
              </table:table-cell>
              <table:table-cell office:value-type="float" office:value="-674.115558238686">
                <text:p>-674.115558238686</text:p>
              </table:table-cell>
              <table:table-cell office:value-type="float" office:value="4.82236044512439">
                <text:p>4.82236044512439</text:p>
              </table:table-cell>
              <table:table-cell office:value-type="float" office:value="3.09497661941397">
                <text:p>3.09497661941397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-669.293207158037">
                <text:p>-669.293207158037</text:p>
              </table:table-cell>
              <table:table-cell office:value-type="float" office:value="-673.847853893499">
                <text:p>-673.847853893499</text:p>
              </table:table-cell>
              <table:table-cell office:value-type="float" office:value="4.55464673546142">
                <text:p>4.55464673546142</text:p>
              </table:table-cell>
              <table:table-cell office:value-type="float" office:value="2.92315875520989">
                <text:p>2.92315875520989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-669.293198317494">
                <text:p>-669.293198317494</text:p>
              </table:table-cell>
              <table:table-cell office:value-type="float" office:value="-673.141281597059">
                <text:p>-673.141281597059</text:p>
              </table:table-cell>
              <table:table-cell office:value-type="float" office:value="3.84808327956542">
                <text:p>3.84808327956542</text:p>
              </table:table-cell>
              <table:table-cell office:value-type="float" office:value="2.46968842651611">
                <text:p>2.46968842651611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-669.293203263293">
                <text:p>-669.293203263293</text:p>
              </table:table-cell>
              <table:table-cell office:value-type="float" office:value="-673.034401205342">
                <text:p>-673.034401205342</text:p>
              </table:table-cell>
              <table:table-cell office:value-type="float" office:value="3.74119794204861">
                <text:p>3.74119794204861</text:p>
              </table:table-cell>
              <table:table-cell office:value-type="float" office:value="2.40108973416678">
                <text:p>2.40108973416678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-669.29320739152">
                <text:p>-669.29320739152</text:p>
              </table:table-cell>
              <table:table-cell office:value-type="float" office:value="-673.088587362446">
                <text:p>-673.088587362446</text:p>
              </table:table-cell>
              <table:table-cell office:value-type="float" office:value="3.795379970926">
                <text:p>3.795379970926</text:p>
              </table:table-cell>
              <table:table-cell office:value-type="float" office:value="2.43586359947116">
                <text:p>2.43586359947116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-669.293190979391">
                <text:p>-669.293190979391</text:p>
              </table:table-cell>
              <table:table-cell office:value-type="float" office:value="-672.966290396867">
                <text:p>-672.966290396867</text:p>
              </table:table-cell>
              <table:table-cell office:value-type="float" office:value="3.67309941747618">
                <text:p>3.67309941747618</text:p>
              </table:table-cell>
              <table:table-cell office:value-type="float" office:value="2.35738430323381">
                <text:p>2.35738430323381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-669.293209016651">
                <text:p>-669.293209016651</text:p>
              </table:table-cell>
              <table:table-cell office:value-type="float" office:value="-674.138705037611">
                <text:p>-674.138705037611</text:p>
              </table:table-cell>
              <table:table-cell office:value-type="float" office:value="4.84549602096003">
                <text:p>4.84549602096003</text:p>
              </table:table-cell>
              <table:table-cell office:value-type="float" office:value="3.10982496331169">
                <text:p>3.10982496331169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-669.293212058561">
                <text:p>-669.293212058561</text:p>
              </table:table-cell>
              <table:table-cell office:value-type="float" office:value="-674.344697900187">
                <text:p>-674.344697900187</text:p>
              </table:table-cell>
              <table:table-cell office:value-type="float" office:value="5.05148584162621">
                <text:p>5.05148584162621</text:p>
              </table:table-cell>
              <table:table-cell office:value-type="float" office:value="3.24202861877334">
                <text:p>3.2420286187733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-669.293195919988">
                <text:p>-669.293195919988</text:p>
              </table:table-cell>
              <table:table-cell office:value-type="float" office:value="-672.762647295694">
                <text:p>-672.762647295694</text:p>
              </table:table-cell>
              <table:table-cell office:value-type="float" office:value="3.46945137570636">
                <text:p>3.46945137570636</text:p>
              </table:table-cell>
              <table:table-cell office:value-type="float" office:value="2.22668359451672">
                <text:p>2.22668359451672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-669.29318881488">
                <text:p>-669.29318881488</text:p>
              </table:table-cell>
              <table:table-cell office:value-type="float" office:value="-671.436004532608">
                <text:p>-671.436004532608</text:p>
              </table:table-cell>
              <table:table-cell office:value-type="float" office:value="2.14281571772764">
                <text:p>2.14281571772764</text:p>
              </table:table-cell>
              <table:table-cell office:value-type="float" office:value="1.37525276709355">
                <text:p>1.37525276709355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-669.293196848599">
                <text:p>-669.293196848599</text:p>
              </table:table-cell>
              <table:table-cell office:value-type="float" office:value="-671.383660010213">
                <text:p>-671.383660010213</text:p>
              </table:table-cell>
              <table:table-cell office:value-type="float" office:value="2.09046316161358">
                <text:p>2.09046316161358</text:p>
              </table:table-cell>
              <table:table-cell office:value-type="float" office:value="1.34165305197823">
                <text:p>1.34165305197823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-669.293197325078">
                <text:p>-669.293197325078</text:p>
              </table:table-cell>
              <table:table-cell office:value-type="float" office:value="-671.729616710552">
                <text:p>-671.729616710552</text:p>
              </table:table-cell>
              <table:table-cell office:value-type="float" office:value="2.43641938547416">
                <text:p>2.43641938547416</text:p>
              </table:table-cell>
              <table:table-cell office:value-type="float" office:value="1.56368672954619">
                <text:p>1.56368672954619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-669.293196995299">
                <text:p>-669.293196995299</text:p>
              </table:table-cell>
              <table:table-cell office:value-type="float" office:value="-672.288645916951">
                <text:p>-672.288645916951</text:p>
              </table:table-cell>
              <table:table-cell office:value-type="float" office:value="2.9954489216516">
                <text:p>2.9954489216516</text:p>
              </table:table-cell>
              <table:table-cell office:value-type="float" office:value="1.9224702264912">
                <text:p>1.9224702264912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-669.293200733847">
                <text:p>-669.293200733847</text:p>
              </table:table-cell>
              <table:table-cell office:value-type="float" office:value="-673.076122833604">
                <text:p>-673.076122833604</text:p>
              </table:table-cell>
              <table:table-cell office:value-type="float" office:value="3.78292209975606">
                <text:p>3.78292209975606</text:p>
              </table:table-cell>
              <table:table-cell office:value-type="float" office:value="2.42786817473313">
                <text:p>2.42786817473313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-669.293201645139">
                <text:p>-669.293201645139</text:p>
              </table:table-cell>
              <table:table-cell office:value-type="float" office:value="-673.658807156132">
                <text:p>-673.658807156132</text:p>
              </table:table-cell>
              <table:table-cell office:value-type="float" office:value="4.3656055109928">
                <text:p>4.3656055109928</text:p>
              </table:table-cell>
              <table:table-cell office:value-type="float" office:value="2.80183265847913">
                <text:p>2.80183265847913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-669.293204213883">
                <text:p>-669.293204213883</text:p>
              </table:table-cell>
              <table:table-cell office:value-type="float" office:value="-673.938806791309">
                <text:p>-673.938806791309</text:p>
              </table:table-cell>
              <table:table-cell office:value-type="float" office:value="4.64560257742575">
                <text:p>4.64560257742575</text:p>
              </table:table-cell>
              <table:table-cell office:value-type="float" office:value="2.98153394459735">
                <text:p>2.98153394459735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-669.293208727606">
                <text:p>-669.293208727606</text:p>
              </table:table-cell>
              <table:table-cell office:value-type="float" office:value="-673.660903479344">
                <text:p>-673.660903479344</text:p>
              </table:table-cell>
              <table:table-cell office:value-type="float" office:value="4.36769475173782">
                <text:p>4.36769475173782</text:p>
              </table:table-cell>
              <table:table-cell office:value-type="float" office:value="2.80317352698777">
                <text:p>2.80317352698777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-669.293191916233">
                <text:p>-669.293191916233</text:p>
              </table:table-cell>
              <table:table-cell office:value-type="float" office:value="-672.739353726176">
                <text:p>-672.739353726176</text:p>
              </table:table-cell>
              <table:table-cell office:value-type="float" office:value="3.44616180994385">
                <text:p>3.44616180994385</text:p>
              </table:table-cell>
              <table:table-cell office:value-type="float" office:value="2.21173642034102">
                <text:p>2.211736420341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669.293202158169">
                <text:p>-669.293202158169</text:p>
              </table:table-cell>
              <table:table-cell office:value-type="float" office:value="-673.317804129554">
                <text:p>-673.317804129554</text:p>
              </table:table-cell>
              <table:table-cell office:value-type="float" office:value="4.02460197138495">
                <text:p>4.02460197138495</text:p>
              </table:table-cell>
              <table:table-cell office:value-type="float" office:value="2.58297759896347">
                <text:p>2.58297759896347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-669.293220575878">
                <text:p>-669.293220575878</text:p>
              </table:table-cell>
              <table:table-cell office:value-type="float" office:value="-673.991157904943">
                <text:p>-673.991157904943</text:p>
              </table:table-cell>
              <table:table-cell office:value-type="float" office:value="4.69793732906495">
                <text:p>4.69793732906495</text:p>
              </table:table-cell>
              <table:table-cell office:value-type="float" office:value="3.01512223285356">
                <text:p>3.01512223285356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-669.293183415428">
                <text:p>-669.293183415428</text:p>
              </table:table-cell>
              <table:table-cell office:value-type="float" office:value="-672.968372207817">
                <text:p>-672.968372207817</text:p>
              </table:table-cell>
              <table:table-cell office:value-type="float" office:value="3.67518879238964">
                <text:p>3.67518879238964</text:p>
              </table:table-cell>
              <table:table-cell office:value-type="float" office:value="2.35872525785135">
                <text:p>2.35872525785135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-669.293206392118">
                <text:p>-669.293206392118</text:p>
              </table:table-cell>
              <table:table-cell office:value-type="float" office:value="-674.039473810774">
                <text:p>-674.039473810774</text:p>
              </table:table-cell>
              <table:table-cell office:value-type="float" office:value="4.74626741865678">
                <text:p>4.74626741865678</text:p>
              </table:table-cell>
              <table:table-cell office:value-type="float" office:value="3.04614034089485">
                <text:p>3.04614034089485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-669.293221973048">
                <text:p>-669.293221973048</text:p>
              </table:table-cell>
              <table:table-cell office:value-type="float" office:value="-674.596769187104">
                <text:p>-674.596769187104</text:p>
              </table:table-cell>
              <table:table-cell office:value-type="float" office:value="5.30354721405598">
                <text:p>5.30354721405598</text:p>
              </table:table-cell>
              <table:table-cell office:value-type="float" office:value="3.40380085940215">
                <text:p>3.40380085940215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-669.293187865054">
                <text:p>-669.293187865054</text:p>
              </table:table-cell>
              <table:table-cell office:value-type="float" office:value="-672.565199053706">
                <text:p>-672.565199053706</text:p>
              </table:table-cell>
              <table:table-cell office:value-type="float" office:value="3.27201118865231">
                <text:p>3.27201118865231</text:p>
              </table:table-cell>
              <table:table-cell office:value-type="float" office:value="2.09996706852936">
                <text:p>2.09996706852936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-669.293186316838">
                <text:p>-669.293186316838</text:p>
              </table:table-cell>
              <table:table-cell office:value-type="float" office:value="-672.099813224923">
                <text:p>-672.099813224923</text:p>
              </table:table-cell>
              <table:table-cell office:value-type="float" office:value="2.80662690808479">
                <text:p>2.80662690808479</text:p>
              </table:table-cell>
              <table:table-cell office:value-type="float" office:value="1.80128481866653">
                <text:p>1.80128481866653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-669.293220889367">
                <text:p>-669.293220889367</text:p>
              </table:table-cell>
              <table:table-cell office:value-type="float" office:value="-673.322995632838">
                <text:p>-673.322995632838</text:p>
              </table:table-cell>
              <table:table-cell office:value-type="float" office:value="4.02977474347142">
                <text:p>4.02977474347142</text:p>
              </table:table-cell>
              <table:table-cell office:value-type="float" office:value="2.58629746873416">
                <text:p>2.58629746873416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-669.29319826331">
                <text:p>-669.29319826331</text:p>
              </table:table-cell>
              <table:table-cell office:value-type="float" office:value="-672.298711542367">
                <text:p>-672.298711542367</text:p>
              </table:table-cell>
              <table:table-cell office:value-type="float" office:value="3.00551327905764">
                <text:p>3.00551327905764</text:p>
              </table:table-cell>
              <table:table-cell office:value-type="float" office:value="1.92892950120025">
                <text:p>1.92892950120025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-669.293185095919">
                <text:p>-669.293185095919</text:p>
              </table:table-cell>
              <table:table-cell office:value-type="float" office:value="-671.681109290611">
                <text:p>-671.681109290611</text:p>
              </table:table-cell>
              <table:table-cell office:value-type="float" office:value="2.38792419469218">
                <text:p>2.38792419469218</text:p>
              </table:table-cell>
              <table:table-cell office:value-type="float" office:value="1.53256266005114">
                <text:p>1.5325626600511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-669.293213823453">
                <text:p>-669.293213823453</text:p>
              </table:table-cell>
              <table:table-cell office:value-type="float" office:value="-673.079275109097">
                <text:p>-673.079275109097</text:p>
              </table:table-cell>
              <table:table-cell office:value-type="float" office:value="3.78606128564424">
                <text:p>3.78606128564424</text:p>
              </table:table-cell>
              <table:table-cell office:value-type="float" office:value="2.42988289491808">
                <text:p>2.42988289491808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-669.293207394619">
                <text:p>-669.293207394619</text:p>
              </table:table-cell>
              <table:table-cell office:value-type="float" office:value="-673.238759877158">
                <text:p>-673.238759877158</text:p>
              </table:table-cell>
              <table:table-cell office:value-type="float" office:value="3.94555248253919">
                <text:p>3.94555248253919</text:p>
              </table:table-cell>
              <table:table-cell office:value-type="float" office:value="2.53224387166575">
                <text:p>2.53224387166575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-669.293197140471">
                <text:p>-669.293197140471</text:p>
              </table:table-cell>
              <table:table-cell office:value-type="float" office:value="-672.604614510924">
                <text:p>-672.604614510924</text:p>
              </table:table-cell>
              <table:table-cell office:value-type="float" office:value="3.31141737045289">
                <text:p>3.31141737045289</text:p>
              </table:table-cell>
              <table:table-cell office:value-type="float" office:value="2.12525783903916">
                <text:p>2.12525783903916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-669.293202169923">
                <text:p>-669.293202169923</text:p>
              </table:table-cell>
              <table:table-cell office:value-type="float" office:value="-672.557804265362">
                <text:p>-672.557804265362</text:p>
              </table:table-cell>
              <table:table-cell office:value-type="float" office:value="3.26460209543889">
                <text:p>3.26460209543889</text:p>
              </table:table-cell>
              <table:table-cell office:value-type="float" office:value="2.09521193449748">
                <text:p>2.09521193449748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-669.293201350031">
                <text:p>-669.293201350031</text:p>
              </table:table-cell>
              <table:table-cell office:value-type="float" office:value="-672.7115085048">
                <text:p>-672.7115085048</text:p>
              </table:table-cell>
              <table:table-cell office:value-type="float" office:value="3.41830715476955">
                <text:p>3.41830715476955</text:p>
              </table:table-cell>
              <table:table-cell office:value-type="float" office:value="2.19385938533144">
                <text:p>2.19385938533144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-669.293196157038">
                <text:p>-669.293196157038</text:p>
              </table:table-cell>
              <table:table-cell office:value-type="float" office:value="-673.138776585289">
                <text:p>-673.138776585289</text:p>
              </table:table-cell>
              <table:table-cell office:value-type="float" office:value="3.8455804282507">
                <text:p>3.8455804282507</text:p>
              </table:table-cell>
              <table:table-cell office:value-type="float" office:value="2.46808210397157">
                <text:p>2.46808210397157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-669.293207349498">
                <text:p>-669.293207349498</text:p>
              </table:table-cell>
              <table:table-cell office:value-type="float" office:value="-674.350042377381">
                <text:p>-674.350042377381</text:p>
              </table:table-cell>
              <table:table-cell office:value-type="float" office:value="5.0568350278832">
                <text:p>5.0568350278832</text:p>
              </table:table-cell>
              <table:table-cell office:value-type="float" office:value="3.24546171063502">
                <text:p>3.24546171063502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-669.293217396625">
                <text:p>-669.293217396625</text:p>
              </table:table-cell>
              <table:table-cell office:value-type="float" office:value="-674.847650013797">
                <text:p>-674.847650013797</text:p>
              </table:table-cell>
              <table:table-cell office:value-type="float" office:value="5.55443261717156">
                <text:p>5.55443261717156</text:p>
              </table:table-cell>
              <table:table-cell office:value-type="float" office:value="3.56481836641576">
                <text:p>3.56481836641576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-669.293193481853">
                <text:p>-669.293193481853</text:p>
              </table:table-cell>
              <table:table-cell office:value-type="float" office:value="-673.664848694672">
                <text:p>-673.664848694672</text:p>
              </table:table-cell>
              <table:table-cell office:value-type="float" office:value="4.37165521281868">
                <text:p>4.37165521281868</text:p>
              </table:table-cell>
              <table:table-cell office:value-type="float" office:value="2.80571533915358">
                <text:p>2.80571533915358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-669.293202155343">
                <text:p>-669.293202155343</text:p>
              </table:table-cell>
              <table:table-cell office:value-type="float" office:value="-673.384096452013">
                <text:p>-673.384096452013</text:p>
              </table:table-cell>
              <table:table-cell office:value-type="float" office:value="4.09089429666949">
                <text:p>4.09089429666949</text:p>
              </table:table-cell>
              <table:table-cell office:value-type="float" office:value="2.62552381655483">
                <text:p>2.6255238165548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669.293207107826">
                <text:p>-669.293207107826</text:p>
              </table:table-cell>
              <table:table-cell office:value-type="float" office:value="-673.184144890469">
                <text:p>-673.184144890469</text:p>
              </table:table-cell>
              <table:table-cell office:value-type="float" office:value="3.89093778264257">
                <text:p>3.89093778264257</text:p>
              </table:table-cell>
              <table:table-cell office:value-type="float" office:value="2.49719231938553">
                <text:p>2.49719231938553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-669.293190542382">
                <text:p>-669.293190542382</text:p>
              </table:table-cell>
              <table:table-cell office:value-type="float" office:value="-672.155066932751">
                <text:p>-672.155066932751</text:p>
              </table:table-cell>
              <table:table-cell office:value-type="float" office:value="2.86187639036928">
                <text:p>2.86187639036928</text:p>
              </table:table-cell>
              <table:table-cell office:value-type="float" office:value="1.83674377239905">
                <text:p>1.83674377239905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-669.293189643893">
                <text:p>-669.293189643893</text:p>
              </table:table-cell>
              <table:table-cell office:value-type="float" office:value="-672.217716380587">
                <text:p>-672.217716380587</text:p>
              </table:table-cell>
              <table:table-cell office:value-type="float" office:value="2.92452673669396">
                <text:p>2.92452673669396</text:p>
              </table:table-cell>
              <table:table-cell office:value-type="float" office:value="1.87695257870451">
                <text:p>1.87695257870451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-669.293206724106">
                <text:p>-669.293206724106</text:p>
              </table:table-cell>
              <table:table-cell office:value-type="float" office:value="-673.373239611975">
                <text:p>-673.373239611975</text:p>
              </table:table-cell>
              <table:table-cell office:value-type="float" office:value="4.08003288786918">
                <text:p>4.08003288786918</text:p>
              </table:table-cell>
              <table:table-cell office:value-type="float" office:value="2.61855299662683">
                <text:p>2.61855299662683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-669.293202924736">
                <text:p>-669.293202924736</text:p>
              </table:table-cell>
              <table:table-cell office:value-type="float" office:value="-673.464162890158">
                <text:p>-673.464162890158</text:p>
              </table:table-cell>
              <table:table-cell office:value-type="float" office:value="4.17095996542228">
                <text:p>4.17095996542228</text:p>
              </table:table-cell>
              <table:table-cell office:value-type="float" office:value="2.67690972510054">
                <text:p>2.67690972510054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-669.293193231157">
                <text:p>-669.293193231157</text:p>
              </table:table-cell>
              <table:table-cell office:value-type="float" office:value="-673.118970869226">
                <text:p>-673.118970869226</text:p>
              </table:table-cell>
              <table:table-cell office:value-type="float" office:value="3.82577763806867">
                <text:p>3.82577763806867</text:p>
              </table:table-cell>
              <table:table-cell office:value-type="float" office:value="2.45537273201358">
                <text:p>2.45537273201358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-669.293216729644">
                <text:p>-669.293216729644</text:p>
              </table:table-cell>
              <table:table-cell office:value-type="float" office:value="-673.229992735726">
                <text:p>-673.229992735726</text:p>
              </table:table-cell>
              <table:table-cell office:value-type="float" office:value="3.93677600608167">
                <text:p>3.93677600608167</text:p>
              </table:table-cell>
              <table:table-cell office:value-type="float" office:value="2.52661115512662">
                <text:p>2.52661115512662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-669.293192845948">
                <text:p>-669.293192845948</text:p>
              </table:table-cell>
              <table:table-cell office:value-type="float" office:value="-671.658172866732">
                <text:p>-671.658172866732</text:p>
              </table:table-cell>
              <table:table-cell office:value-type="float" office:value="2.36498002078391">
                <text:p>2.36498002078391</text:p>
              </table:table-cell>
              <table:table-cell office:value-type="float" office:value="1.51783715734226">
                <text:p>1.51783715734226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-669.29318536929">
                <text:p>-669.29318536929</text:p>
              </table:table-cell>
              <table:table-cell office:value-type="float" office:value="-671.165609742345">
                <text:p>-671.165609742345</text:p>
              </table:table-cell>
              <table:table-cell office:value-type="float" office:value="1.87242437305467">
                <text:p>1.87242437305467</text:p>
              </table:table-cell>
              <table:table-cell office:value-type="float" office:value="1.20171640468812">
                <text:p>1.20171640468812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-669.293210213525">
                <text:p>-669.293210213525</text:p>
              </table:table-cell>
              <table:table-cell office:value-type="float" office:value="-672.725156626402">
                <text:p>-672.725156626402</text:p>
              </table:table-cell>
              <table:table-cell office:value-type="float" office:value="3.43194641287732">
                <text:p>3.43194641287732</text:p>
              </table:table-cell>
              <table:table-cell office:value-type="float" office:value="2.20261302069944">
                <text:p>2.2026130206994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669.293202423646">
                <text:p>-669.293202423646</text:p>
              </table:table-cell>
              <table:table-cell office:value-type="float" office:value="-673.339347147522">
                <text:p>-673.339347147522</text:p>
              </table:table-cell>
              <table:table-cell office:value-type="float" office:value="4.04614472387594">
                <text:p>4.04614472387594</text:p>
              </table:table-cell>
              <table:table-cell office:value-type="float" office:value="2.59680367356658">
                <text:p>2.59680367356658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-669.293197501366">
                <text:p>-669.293197501366</text:p>
              </table:table-cell>
              <table:table-cell office:value-type="float" office:value="-673.619565785115">
                <text:p>-673.619565785115</text:p>
              </table:table-cell>
              <table:table-cell office:value-type="float" office:value="4.32636828374891">
                <text:p>4.32636828374891</text:p>
              </table:table-cell>
              <table:table-cell office:value-type="float" office:value="2.77665032250231">
                <text:p>2.77665032250231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-669.293207741711">
                <text:p>-669.293207741711</text:p>
              </table:table-cell>
              <table:table-cell office:value-type="float" office:value="-674.188733740936">
                <text:p>-674.188733740936</text:p>
              </table:table-cell>
              <table:table-cell office:value-type="float" office:value="4.89552599922434">
                <text:p>4.89552599922434</text:p>
              </table:table-cell>
              <table:table-cell office:value-type="float" office:value="3.14193405485717">
                <text:p>3.14193405485717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-669.293205058805">
                <text:p>-669.293205058805</text:p>
              </table:table-cell>
              <table:table-cell office:value-type="float" office:value="-673.801091951933">
                <text:p>-673.801091951933</text:p>
              </table:table-cell>
              <table:table-cell office:value-type="float" office:value="4.50788689312845">
                <text:p>4.50788689312845</text:p>
              </table:table-cell>
              <table:table-cell office:value-type="float" office:value="2.89314842719836">
                <text:p>2.89314842719836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-669.29319336497">
                <text:p>-669.29319336497</text:p>
              </table:table-cell>
              <table:table-cell office:value-type="float" office:value="-672.911349440102">
                <text:p>-672.911349440102</text:p>
              </table:table-cell>
              <table:table-cell office:value-type="float" office:value="3.61815607513218">
                <text:p>3.61815607513218</text:p>
              </table:table-cell>
              <table:table-cell office:value-type="float" office:value="2.32212182920637">
                <text:p>2.32212182920637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-669.29319977142">
                <text:p>-669.29319977142</text:p>
              </table:table-cell>
              <table:table-cell office:value-type="float" office:value="-672.929012266249">
                <text:p>-672.929012266249</text:p>
              </table:table-cell>
              <table:table-cell office:value-type="float" office:value="3.63581249482948">
                <text:p>3.63581249482948</text:p>
              </table:table-cell>
              <table:table-cell office:value-type="float" office:value="2.33345366695835">
                <text:p>2.33345366695835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-669.293201498924">
                <text:p>-669.293201498924</text:p>
              </table:table-cell>
              <table:table-cell office:value-type="float" office:value="-673.274255566784">
                <text:p>-673.274255566784</text:p>
              </table:table-cell>
              <table:table-cell office:value-type="float" office:value="3.98105406785955">
                <text:p>3.98105406785955</text:p>
              </table:table-cell>
              <table:table-cell office:value-type="float" office:value="2.55502868374459">
                <text:p>2.55502868374459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-669.293203402193">
                <text:p>-669.293203402193</text:p>
              </table:table-cell>
              <table:table-cell office:value-type="float" office:value="-673.539161189626">
                <text:p>-673.539161189626</text:p>
              </table:table-cell>
              <table:table-cell office:value-type="float" office:value="4.24595778743371">
                <text:p>4.24595778743371</text:p>
              </table:table-cell>
              <table:table-cell office:value-type="float" office:value="2.7250431046506">
                <text:p>2.7250431046506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-669.293200267172">
                <text:p>-669.293200267172</text:p>
              </table:table-cell>
              <table:table-cell office:value-type="float" office:value="-673.512904718622">
                <text:p>-673.512904718622</text:p>
              </table:table-cell>
              <table:table-cell office:value-type="float" office:value="4.21970445145057">
                <text:p>4.21970445145057</text:p>
              </table:table-cell>
              <table:table-cell office:value-type="float" office:value="2.70819379154469">
                <text:p>2.70819379154469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-669.293200708569">
                <text:p>-669.293200708569</text:p>
              </table:table-cell>
              <table:table-cell office:value-type="float" office:value="-673.621625673618">
                <text:p>-673.621625673618</text:p>
              </table:table-cell>
              <table:table-cell office:value-type="float" office:value="4.32842496504918">
                <text:p>4.32842496504918</text:p>
              </table:table-cell>
              <table:table-cell office:value-type="float" office:value="2.77797029445595">
                <text:p>2.7779702944559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669.293212686133">
                <text:p>-669.293212686133</text:p>
              </table:table-cell>
              <table:table-cell office:value-type="float" office:value="-673.578159403265">
                <text:p>-673.578159403265</text:p>
              </table:table-cell>
              <table:table-cell office:value-type="float" office:value="4.28494671713185">
                <text:p>4.28494671713185</text:p>
              </table:table-cell>
              <table:table-cell office:value-type="float" office:value="2.75006608399958">
                <text:p>2.75006608399958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-669.293192365504">
                <text:p>-669.293192365504</text:p>
              </table:table-cell>
              <table:table-cell office:value-type="float" office:value="-672.285962446983">
                <text:p>-672.285962446983</text:p>
              </table:table-cell>
              <table:table-cell office:value-type="float" office:value="2.99277008147887">
                <text:p>2.99277008147887</text:p>
              </table:table-cell>
              <table:table-cell office:value-type="float" office:value="1.92075095481997">
                <text:p>1.92075095481997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-669.293195960261">
                <text:p>-669.293195960261</text:p>
              </table:table-cell>
              <table:table-cell office:value-type="float" office:value="-672.2008022116">
                <text:p>-672.2008022116</text:p>
              </table:table-cell>
              <table:table-cell office:value-type="float" office:value="2.90760625133827">
                <text:p>2.90760625133827</text:p>
              </table:table-cell>
              <table:table-cell office:value-type="float" office:value="1.86609306142849">
                <text:p>1.86609306142849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-669.293215514752">
                <text:p>-669.293215514752</text:p>
              </table:table-cell>
              <table:table-cell office:value-type="float" office:value="-672.846943600526">
                <text:p>-672.846943600526</text:p>
              </table:table-cell>
              <table:table-cell office:value-type="float" office:value="3.55372808577446">
                <text:p>3.55372808577446</text:p>
              </table:table-cell>
              <table:table-cell office:value-type="float" office:value="2.28077213687892">
                <text:p>2.28077213687892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-669.293191934167">
                <text:p>-669.293191934167</text:p>
              </table:table-cell>
              <table:table-cell office:value-type="float" office:value="-672.143152587539">
                <text:p>-672.143152587539</text:p>
              </table:table-cell>
              <table:table-cell office:value-type="float" office:value="2.84996065337203">
                <text:p>2.84996065337203</text:p>
              </table:table-cell>
              <table:table-cell office:value-type="float" office:value="1.82909628776384">
                <text:p>1.82909628776384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-669.293203362951">
                <text:p>-669.293203362951</text:p>
              </table:table-cell>
              <table:table-cell office:value-type="float" office:value="-672.665856778181">
                <text:p>-672.665856778181</text:p>
              </table:table-cell>
              <table:table-cell office:value-type="float" office:value="3.3726534152297">
                <text:p>3.3726534152297</text:p>
              </table:table-cell>
              <table:table-cell office:value-type="float" office:value="2.16455895080927">
                <text:p>2.16455895080927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-669.29320904242">
                <text:p>-669.29320904242</text:p>
              </table:table-cell>
              <table:table-cell office:value-type="float" office:value="-673.194037521085">
                <text:p>-673.194037521085</text:p>
              </table:table-cell>
              <table:table-cell office:value-type="float" office:value="3.90082847866504">
                <text:p>3.90082847866504</text:p>
              </table:table-cell>
              <table:table-cell office:value-type="float" office:value="2.50354013873408">
                <text:p>2.50354013873408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-669.293192690589">
                <text:p>-669.293192690589</text:p>
              </table:table-cell>
              <table:table-cell office:value-type="float" office:value="-672.954630546371">
                <text:p>-672.954630546371</text:p>
              </table:table-cell>
              <table:table-cell office:value-type="float" office:value="3.66143785578226">
                <text:p>3.66143785578226</text:p>
              </table:table-cell>
              <table:table-cell office:value-type="float" office:value="2.3498999475538">
                <text:p>2.3498999475538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-669.293209593907">
                <text:p>-669.293209593907</text:p>
              </table:table-cell>
              <table:table-cell office:value-type="float" office:value="-673.647905295907">
                <text:p>-673.647905295907</text:p>
              </table:table-cell>
              <table:table-cell office:value-type="float" office:value="4.35469570199987">
                <text:p>4.35469570199987</text:p>
              </table:table-cell>
              <table:table-cell office:value-type="float" office:value="2.79483077545118">
                <text:p>2.79483077545118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-669.293203686642">
                <text:p>-669.293203686642</text:p>
              </table:table-cell>
              <table:table-cell office:value-type="float" office:value="-673.454996370599">
                <text:p>-673.454996370599</text:p>
              </table:table-cell>
              <table:table-cell office:value-type="float" office:value="4.16179268395658">
                <text:p>4.16179268395658</text:p>
              </table:table-cell>
              <table:table-cell office:value-type="float" office:value="2.6710261910672">
                <text:p>2.671026191067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-669.293189742039">
                <text:p>-669.293189742039</text:p>
              </table:table-cell>
              <table:table-cell office:value-type="float" office:value="-673.018607991686">
                <text:p>-673.018607991686</text:p>
              </table:table-cell>
              <table:table-cell office:value-type="float" office:value="3.7254182496473">
                <text:p>3.7254182496473</text:p>
              </table:table-cell>
              <table:table-cell office:value-type="float" office:value="2.39096237442265">
                <text:p>2.39096237442265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-669.293208865371">
                <text:p>-669.293208865371</text:p>
              </table:table-cell>
              <table:table-cell office:value-type="float" office:value="-673.78804741006">
                <text:p>-673.78804741006</text:p>
              </table:table-cell>
              <table:table-cell office:value-type="float" office:value="4.49483854468878">
                <text:p>4.49483854468878</text:p>
              </table:table-cell>
              <table:table-cell office:value-type="float" office:value="2.88477403590134">
                <text:p>2.88477403590134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-669.293204809908">
                <text:p>-669.293204809908</text:p>
              </table:table-cell>
              <table:table-cell office:value-type="float" office:value="-673.618686039019">
                <text:p>-673.618686039019</text:p>
              </table:table-cell>
              <table:table-cell office:value-type="float" office:value="4.32548122911092">
                <text:p>4.32548122911092</text:p>
              </table:table-cell>
              <table:table-cell office:value-type="float" office:value="2.7760810134687">
                <text:p>2.7760810134687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-669.293188534228">
                <text:p>-669.293188534228</text:p>
              </table:table-cell>
              <table:table-cell office:value-type="float" office:value="-672.911071641673">
                <text:p>-672.911071641673</text:p>
              </table:table-cell>
              <table:table-cell office:value-type="float" office:value="3.61788310744434">
                <text:p>3.61788310744434</text:p>
              </table:table-cell>
              <table:table-cell office:value-type="float" office:value="2.32194663935457">
                <text:p>2.32194663935457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-669.293205273466">
                <text:p>-669.293205273466</text:p>
              </table:table-cell>
              <table:table-cell office:value-type="float" office:value="-673.613769193092">
                <text:p>-673.613769193092</text:p>
              </table:table-cell>
              <table:table-cell office:value-type="float" office:value="4.32056391962661">
                <text:p>4.32056391962661</text:p>
              </table:table-cell>
              <table:table-cell office:value-type="float" office:value="2.77292509883778">
                <text:p>2.77292509883778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-669.293211921143">
                <text:p>-669.293211921143</text:p>
              </table:table-cell>
              <table:table-cell office:value-type="float" office:value="-673.829237539918">
                <text:p>-673.829237539918</text:p>
              </table:table-cell>
              <table:table-cell office:value-type="float" office:value="4.53602561877488">
                <text:p>4.53602561877488</text:p>
              </table:table-cell>
              <table:table-cell office:value-type="float" office:value="2.91120777779374">
                <text:p>2.91120777779374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-669.293196435143">
                <text:p>-669.293196435143</text:p>
              </table:table-cell>
              <table:table-cell office:value-type="float" office:value="-672.810066694415">
                <text:p>-672.810066694415</text:p>
              </table:table-cell>
              <table:table-cell office:value-type="float" office:value="3.51687025927171">
                <text:p>3.51687025927171</text:p>
              </table:table-cell>
              <table:table-cell office:value-type="float" office:value="2.25711689323495">
                <text:p>2.25711689323495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-669.293197706824">
                <text:p>-669.293197706824</text:p>
              </table:table-cell>
              <table:table-cell office:value-type="float" office:value="-672.464030348144">
                <text:p>-672.464030348144</text:p>
              </table:table-cell>
              <table:table-cell office:value-type="float" office:value="3.17083264131955">
                <text:p>3.17083264131955</text:p>
              </table:table-cell>
              <table:table-cell office:value-type="float" office:value="2.03503097718062">
                <text:p>2.03503097718062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-669.293201583935">
                <text:p>-669.293201583935</text:p>
              </table:table-cell>
              <table:table-cell office:value-type="float" office:value="-672.795908877808">
                <text:p>-672.795908877808</text:p>
              </table:table-cell>
              <table:table-cell office:value-type="float" office:value="3.50270729387309">
                <text:p>3.50270729387309</text:p>
              </table:table-cell>
              <table:table-cell office:value-type="float" office:value="2.24802714408221">
                <text:p>2.24802714408221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-669.293202401451">
                <text:p>-669.293202401451</text:p>
              </table:table-cell>
              <table:table-cell office:value-type="float" office:value="-673.150396949328">
                <text:p>-673.150396949328</text:p>
              </table:table-cell>
              <table:table-cell office:value-type="float" office:value="3.85719454787695">
                <text:p>3.85719454787695</text:p>
              </table:table-cell>
              <table:table-cell office:value-type="float" office:value="2.47553601147337">
                <text:p>2.4755360114733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669.293206059236">
                <text:p>-669.293206059236</text:p>
              </table:table-cell>
              <table:table-cell office:value-type="float" office:value="-673.014752820131">
                <text:p>-673.014752820131</text:p>
              </table:table-cell>
              <table:table-cell office:value-type="float" office:value="3.72154676089505">
                <text:p>3.72154676089505</text:p>
              </table:table-cell>
              <table:table-cell office:value-type="float" office:value="2.38847766443324">
                <text:p>2.38847766443324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-669.293190381253">
                <text:p>-669.293190381253</text:p>
              </table:table-cell>
              <table:table-cell office:value-type="float" office:value="-672.169784711362">
                <text:p>-672.169784711362</text:p>
              </table:table-cell>
              <table:table-cell office:value-type="float" office:value="2.87659433010853">
                <text:p>2.87659433010853</text:p>
              </table:table-cell>
              <table:table-cell office:value-type="float" office:value="1.84618970243628">
                <text:p>1.84618970243628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-669.293200042228">
                <text:p>-669.293200042228</text:p>
              </table:table-cell>
              <table:table-cell office:value-type="float" office:value="-672.241856120229">
                <text:p>-672.241856120229</text:p>
              </table:table-cell>
              <table:table-cell office:value-type="float" office:value="2.94865607800077">
                <text:p>2.94865607800077</text:p>
              </table:table-cell>
              <table:table-cell office:value-type="float" office:value="1.89243871833182">
                <text:p>1.89243871833182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-669.293201923716">
                <text:p>-669.293201923716</text:p>
              </table:table-cell>
              <table:table-cell office:value-type="float" office:value="-672.280761468532">
                <text:p>-672.280761468532</text:p>
              </table:table-cell>
              <table:table-cell office:value-type="float" office:value="2.98755954481551">
                <text:p>2.98755954481551</text:p>
              </table:table-cell>
              <table:table-cell office:value-type="float" office:value="1.91740684785592">
                <text:p>1.91740684785592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-669.293189980312">
                <text:p>-669.293189980312</text:p>
              </table:table-cell>
              <table:table-cell office:value-type="float" office:value="-671.999695606199">
                <text:p>-671.999695606199</text:p>
              </table:table-cell>
              <table:table-cell office:value-type="float" office:value="2.70650562588746">
                <text:p>2.70650562588746</text:p>
              </table:table-cell>
              <table:table-cell office:value-type="float" office:value="1.73702727694342">
                <text:p>1.73702727694342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-669.293196087712">
                <text:p>-669.293196087712</text:p>
              </table:table-cell>
              <table:table-cell office:value-type="float" office:value="-672.82538368743">
                <text:p>-672.82538368743</text:p>
              </table:table-cell>
              <table:table-cell office:value-type="float" office:value="3.53218759971814">
                <text:p>3.53218759971814</text:p>
              </table:table-cell>
              <table:table-cell office:value-type="float" office:value="2.26694751686683">
                <text:p>2.26694751686683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-669.293203419771">
                <text:p>-669.293203419771</text:p>
              </table:table-cell>
              <table:table-cell office:value-type="float" office:value="-674.087103558811">
                <text:p>-674.087103558811</text:p>
              </table:table-cell>
              <table:table-cell office:value-type="float" office:value="4.79390013904058">
                <text:p>4.79390013904058</text:p>
              </table:table-cell>
              <table:table-cell office:value-type="float" office:value="3.07671087944842">
                <text:p>3.07671087944842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-669.293206172417">
                <text:p>-669.293206172417</text:p>
              </table:table-cell>
              <table:table-cell office:value-type="float" office:value="-674.773389925609">
                <text:p>-674.773389925609</text:p>
              </table:table-cell>
              <table:table-cell office:value-type="float" office:value="5.48018375319224">
                <text:p>5.48018375319224</text:p>
              </table:table-cell>
              <table:table-cell office:value-type="float" office:value="3.51716566590758">
                <text:p>3.51716566590758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-669.293215167684">
                <text:p>-669.293215167684</text:p>
              </table:table-cell>
              <table:table-cell office:value-type="float" office:value="-674.339976858936">
                <text:p>-674.339976858936</text:p>
              </table:table-cell>
              <table:table-cell office:value-type="float" office:value="5.04676169125171">
                <text:p>5.04676169125171</text:p>
              </table:table-cell>
              <table:table-cell office:value-type="float" office:value="3.23899667308574">
                <text:p>3.23899667308574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-669.293185523721">
                <text:p>-669.293185523721</text:p>
              </table:table-cell>
              <table:table-cell office:value-type="float" office:value="-672.519038998526">
                <text:p>-672.519038998526</text:p>
              </table:table-cell>
              <table:table-cell office:value-type="float" office:value="3.22585347480522">
                <text:p>3.22585347480522</text:p>
              </table:table-cell>
              <table:table-cell office:value-type="float" office:value="2.07034318479276">
                <text:p>2.0703431847927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669.293198575517">
                <text:p>-669.293198575517</text:p>
              </table:table-cell>
              <table:table-cell office:value-type="float" office:value="-672.939161284245">
                <text:p>-672.939161284245</text:p>
              </table:table-cell>
              <table:table-cell office:value-type="float" office:value="3.64596270872825">
                <text:p>3.64596270872825</text:p>
              </table:table-cell>
              <table:table-cell office:value-type="float" office:value="2.33996804410959">
                <text:p>2.33996804410959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-669.29322781437">
                <text:p>-669.29322781437</text:p>
              </table:table-cell>
              <table:table-cell office:value-type="float" office:value="-673.977046299315">
                <text:p>-673.977046299315</text:p>
              </table:table-cell>
              <table:table-cell office:value-type="float" office:value="4.68381848494497">
                <text:p>4.68381848494497</text:p>
              </table:table-cell>
              <table:table-cell office:value-type="float" office:value="3.00606080060648">
                <text:p>3.00606080060648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-669.293184396365">
                <text:p>-669.293184396365</text:p>
              </table:table-cell>
              <table:table-cell office:value-type="float" office:value="-672.38452478763">
                <text:p>-672.38452478763</text:p>
              </table:table-cell>
              <table:table-cell office:value-type="float" office:value="3.09134039126408">
                <text:p>3.09134039126408</text:p>
              </table:table-cell>
              <table:table-cell office:value-type="float" office:value="1.98401308705276">
                <text:p>1.98401308705276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-669.293192369947">
                <text:p>-669.293192369947</text:p>
              </table:table-cell>
              <table:table-cell office:value-type="float" office:value="-672.939653464607">
                <text:p>-672.939653464607</text:p>
              </table:table-cell>
              <table:table-cell office:value-type="float" office:value="3.64646109466045">
                <text:p>3.64646109466045</text:p>
              </table:table-cell>
              <table:table-cell office:value-type="float" office:value="2.34028790672151">
                <text:p>2.34028790672151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-669.293226462027">
                <text:p>-669.293226462027</text:p>
              </table:table-cell>
              <table:table-cell office:value-type="float" office:value="-674.720075285947">
                <text:p>-674.720075285947</text:p>
              </table:table-cell>
              <table:table-cell office:value-type="float" office:value="5.42684882391946">
                <text:p>5.42684882391946</text:p>
              </table:table-cell>
              <table:table-cell office:value-type="float" office:value="3.48293546661498">
                <text:p>3.48293546661498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-669.293200655946">
                <text:p>-669.293200655946</text:p>
              </table:table-cell>
              <table:table-cell office:value-type="float" office:value="-673.488780077216">
                <text:p>-673.488780077216</text:p>
              </table:table-cell>
              <table:table-cell office:value-type="float" office:value="4.19557942126945">
                <text:p>4.19557942126945</text:p>
              </table:table-cell>
              <table:table-cell office:value-type="float" office:value="2.69271041878505">
                <text:p>2.69271041878505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-669.29318872082">
                <text:p>-669.29318872082</text:p>
              </table:table-cell>
              <table:table-cell office:value-type="float" office:value="-672.014919054697">
                <text:p>-672.014919054697</text:p>
              </table:table-cell>
              <table:table-cell office:value-type="float" office:value="2.72173033387675">
                <text:p>2.72173033387675</text:p>
              </table:table-cell>
              <table:table-cell office:value-type="float" office:value="1.74679844933927">
                <text:p>1.74679844933927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-669.293199882813">
                <text:p>-669.293199882813</text:p>
              </table:table-cell>
              <table:table-cell office:value-type="float" office:value="-672.125002705892">
                <text:p>-672.125002705892</text:p>
              </table:table-cell>
              <table:table-cell office:value-type="float" office:value="2.83180282307896">
                <text:p>2.83180282307896</text:p>
              </table:table-cell>
              <table:table-cell office:value-type="float" office:value="1.81744264617984">
                <text:p>1.81744264617984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-669.293202541495">
                <text:p>-669.293202541495</text:p>
              </table:table-cell>
              <table:table-cell office:value-type="float" office:value="-672.377472333622">
                <text:p>-672.377472333622</text:p>
              </table:table-cell>
              <table:table-cell office:value-type="float" office:value="3.08426979212728">
                <text:p>3.08426979212728</text:p>
              </table:table-cell>
              <table:table-cell office:value-type="float" office:value="1.9794751975145">
                <text:p>1.9794751975145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-669.293202161748">
                <text:p>-669.293202161748</text:p>
              </table:table-cell>
              <table:table-cell office:value-type="float" office:value="-672.129576068813">
                <text:p>-672.129576068813</text:p>
              </table:table-cell>
              <table:table-cell office:value-type="float" office:value="2.83637390706431">
                <text:p>2.83637390706431</text:p>
              </table:table-cell>
              <table:table-cell office:value-type="float" office:value="1.82037635431324">
                <text:p>1.8203763543132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669.293189477612">
                <text:p>-669.293189477612</text:p>
              </table:table-cell>
              <table:table-cell office:value-type="float" office:value="-671.774962429009">
                <text:p>-671.774962429009</text:p>
              </table:table-cell>
              <table:table-cell office:value-type="float" office:value="2.4817729513971">
                <text:p>2.4817729513971</text:p>
              </table:table-cell>
              <table:table-cell office:value-type="float" office:value="1.59279451353203">
                <text:p>1.59279451353203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-669.293199221964">
                <text:p>-669.293199221964</text:p>
              </table:table-cell>
              <table:table-cell office:value-type="float" office:value="-672.752044922747">
                <text:p>-672.752044922747</text:p>
              </table:table-cell>
              <table:table-cell office:value-type="float" office:value="3.4588457007833">
                <text:p>3.4588457007833</text:p>
              </table:table-cell>
              <table:table-cell office:value-type="float" office:value="2.21987690383204">
                <text:p>2.21987690383204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-669.293206579304">
                <text:p>-669.293206579304</text:p>
              </table:table-cell>
              <table:table-cell office:value-type="float" office:value="-674.157187077439">
                <text:p>-674.157187077439</text:p>
              </table:table-cell>
              <table:table-cell office:value-type="float" office:value="4.86398049813486">
                <text:p>4.86398049813486</text:p>
              </table:table-cell>
              <table:table-cell office:value-type="float" office:value="3.12168824589481">
                <text:p>3.12168824589481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-669.293213945687">
                <text:p>-669.293213945687</text:p>
              </table:table-cell>
              <table:table-cell office:value-type="float" office:value="-674.539081195094">
                <text:p>-674.539081195094</text:p>
              </table:table-cell>
              <table:table-cell office:value-type="float" office:value="5.24586724940686">
                <text:p>5.24586724940686</text:p>
              </table:table-cell>
              <table:table-cell office:value-type="float" office:value="3.36678202930243">
                <text:p>3.36678202930243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-669.293192809648">
                <text:p>-669.293192809648</text:p>
              </table:table-cell>
              <table:table-cell office:value-type="float" office:value="-673.409428902666">
                <text:p>-673.409428902666</text:p>
              </table:table-cell>
              <table:table-cell office:value-type="float" office:value="4.11623609301818">
                <text:p>4.11623609301818</text:p>
              </table:table-cell>
              <table:table-cell office:value-type="float" office:value="2.64178810622908">
                <text:p>2.64178810622908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-669.293200298207">
                <text:p>-669.293200298207</text:p>
              </table:table-cell>
              <table:table-cell office:value-type="float" office:value="-673.289353286711">
                <text:p>-673.289353286711</text:p>
              </table:table-cell>
              <table:table-cell office:value-type="float" office:value="3.99615298850453">
                <text:p>3.99615298850453</text:p>
              </table:table-cell>
              <table:table-cell office:value-type="float" office:value="2.56471912619625">
                <text:p>2.56471912619625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-669.293212228855">
                <text:p>-669.293212228855</text:p>
              </table:table-cell>
              <table:table-cell office:value-type="float" office:value="-673.508804670269">
                <text:p>-673.508804670269</text:p>
              </table:table-cell>
              <table:table-cell office:value-type="float" office:value="4.2155924414148">
                <text:p>4.2155924414148</text:p>
              </table:table-cell>
              <table:table-cell office:value-type="float" office:value="2.70555471570946">
                <text:p>2.70555471570946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-669.293194344661">
                <text:p>-669.293194344661</text:p>
              </table:table-cell>
              <table:table-cell office:value-type="float" office:value="-672.826881896346">
                <text:p>-672.826881896346</text:p>
              </table:table-cell>
              <table:table-cell office:value-type="float" office:value="3.53368755168495">
                <text:p>3.53368755168495</text:p>
              </table:table-cell>
              <table:table-cell office:value-type="float" office:value="2.26791018158681">
                <text:p>2.26791018158681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-669.293206756931">
                <text:p>-669.293206756931</text:p>
              </table:table-cell>
              <table:table-cell office:value-type="float" office:value="-673.169383325003">
                <text:p>-673.169383325003</text:p>
              </table:table-cell>
              <table:table-cell office:value-type="float" office:value="3.87617656807253">
                <text:p>3.87617656807253</text:p>
              </table:table-cell>
              <table:table-cell office:value-type="float" office:value="2.48771861569035">
                <text:p>2.48771861569035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-669.293201996855">
                <text:p>-669.293201996855</text:p>
              </table:table-cell>
              <table:table-cell office:value-type="float" office:value="-673.527746891284">
                <text:p>-673.527746891284</text:p>
              </table:table-cell>
              <table:table-cell office:value-type="float" office:value="4.23454489442926">
                <text:p>4.23454489442926</text:p>
              </table:table-cell>
              <table:table-cell office:value-type="float" office:value="2.71771834379736">
                <text:p>2.7177183437973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669.293207408083">
                <text:p>-669.293207408083</text:p>
              </table:table-cell>
              <table:table-cell office:value-type="float" office:value="-673.869160458668">
                <text:p>-673.869160458668</text:p>
              </table:table-cell>
              <table:table-cell office:value-type="float" office:value="4.57595305058513">
                <text:p>4.57595305058513</text:p>
              </table:table-cell>
              <table:table-cell office:value-type="float" office:value="2.93683308501252">
                <text:p>2.93683308501252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-669.293205884937">
                <text:p>-669.293205884937</text:p>
              </table:table-cell>
              <table:table-cell office:value-type="float" office:value="-673.43883637011">
                <text:p>-673.43883637011</text:p>
              </table:table-cell>
              <table:table-cell office:value-type="float" office:value="4.14563048517205">
                <text:p>4.14563048517205</text:p>
              </table:table-cell>
              <table:table-cell office:value-type="float" office:value="2.66065333986172">
                <text:p>2.66065333986172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-669.293188828652">
                <text:p>-669.293188828652</text:p>
              </table:table-cell>
              <table:table-cell office:value-type="float" office:value="-672.23308257548">
                <text:p>-672.23308257548</text:p>
              </table:table-cell>
              <table:table-cell office:value-type="float" office:value="2.93989374682844">
                <text:p>2.93989374682844</text:p>
              </table:table-cell>
              <table:table-cell office:value-type="float" office:value="1.88681508019475">
                <text:p>1.88681508019475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-669.29319277105">
                <text:p>-669.29319277105</text:p>
              </table:table-cell>
              <table:table-cell office:value-type="float" office:value="-672.232299589327">
                <text:p>-672.232299589327</text:p>
              </table:table-cell>
              <table:table-cell office:value-type="float" office:value="2.93910681827738">
                <text:p>2.93910681827738</text:p>
              </table:table-cell>
              <table:table-cell office:value-type="float" office:value="1.88631003178652">
                <text:p>1.88631003178652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-669.293206561081">
                <text:p>-669.293206561081</text:p>
              </table:table-cell>
              <table:table-cell office:value-type="float" office:value="-672.885757946044">
                <text:p>-672.885757946044</text:p>
              </table:table-cell>
              <table:table-cell office:value-type="float" office:value="3.59255138496249">
                <text:p>3.59255138496249</text:p>
              </table:table-cell>
              <table:table-cell office:value-type="float" office:value="2.30568881505816">
                <text:p>2.30568881505816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-669.293197417187">
                <text:p>-669.293197417187</text:p>
              </table:table-cell>
              <table:table-cell office:value-type="float" office:value="-672.46431846293">
                <text:p>-672.46431846293</text:p>
              </table:table-cell>
              <table:table-cell office:value-type="float" office:value="3.17112104574274">
                <text:p>3.17112104574274</text:p>
              </table:table-cell>
              <table:table-cell office:value-type="float" office:value="2.03521607428335">
                <text:p>2.03521607428335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-669.293190144076">
                <text:p>-669.293190144076</text:p>
              </table:table-cell>
              <table:table-cell office:value-type="float" office:value="-672.115383818874">
                <text:p>-672.115383818874</text:p>
              </table:table-cell>
              <table:table-cell office:value-type="float" office:value="2.82219367479828">
                <text:p>2.82219367479828</text:p>
              </table:table-cell>
              <table:table-cell office:value-type="float" office:value="1.81127552333624">
                <text:p>1.81127552333624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-669.293203644009">
                <text:p>-669.293203644009</text:p>
              </table:table-cell>
              <table:table-cell office:value-type="float" office:value="-672.770576400143">
                <text:p>-672.770576400143</text:p>
              </table:table-cell>
              <table:table-cell office:value-type="float" office:value="3.47737275613449">
                <text:p>3.47737275613449</text:p>
              </table:table-cell>
              <table:table-cell office:value-type="float" office:value="2.23176751296237">
                <text:p>2.23176751296237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-669.29320008238">
                <text:p>-669.29320008238</text:p>
              </table:table-cell>
              <table:table-cell office:value-type="float" office:value="-672.948726768422">
                <text:p>-672.948726768422</text:p>
              </table:table-cell>
              <table:table-cell office:value-type="float" office:value="3.65552668604235">
                <text:p>3.65552668604235</text:p>
              </table:table-cell>
              <table:table-cell office:value-type="float" office:value="2.34610617636091">
                <text:p>2.34610617636091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-669.293195478499">
                <text:p>-669.293195478499</text:p>
              </table:table-cell>
              <table:table-cell office:value-type="float" office:value="-672.972144137214">
                <text:p>-672.972144137214</text:p>
              </table:table-cell>
              <table:table-cell office:value-type="float" office:value="3.67894865871465">
                <text:p>3.67894865871465</text:p>
              </table:table-cell>
              <table:table-cell office:value-type="float" office:value="2.36113832889829">
                <text:p>2.3611383288982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669.29320319621">
                <text:p>-669.29320319621</text:p>
              </table:table-cell>
              <table:table-cell office:value-type="float" office:value="-673.358714425828">
                <text:p>-673.358714425828</text:p>
              </table:table-cell>
              <table:table-cell office:value-type="float" office:value="4.06551122961745">
                <text:p>4.06551122961745</text:p>
              </table:table-cell>
              <table:table-cell office:value-type="float" office:value="2.60923303946567">
                <text:p>2.60923303946567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-669.293195592125">
                <text:p>-669.293195592125</text:p>
              </table:table-cell>
              <table:table-cell office:value-type="float" office:value="-673.41531039536">
                <text:p>-673.41531039536</text:p>
              </table:table-cell>
              <table:table-cell office:value-type="float" office:value="4.12211480323447">
                <text:p>4.12211480323447</text:p>
              </table:table-cell>
              <table:table-cell office:value-type="float" office:value="2.64556104499605">
                <text:p>2.64556104499605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-669.293203637872">
                <text:p>-669.293203637872</text:p>
              </table:table-cell>
              <table:table-cell office:value-type="float" office:value="-673.864802554774">
                <text:p>-673.864802554774</text:p>
              </table:table-cell>
              <table:table-cell office:value-type="float" office:value="4.57159891690263">
                <text:p>4.57159891690263</text:p>
              </table:table-cell>
              <table:table-cell office:value-type="float" office:value="2.93403861493951">
                <text:p>2.93403861493951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-669.293209619588">
                <text:p>-669.293209619588</text:p>
              </table:table-cell>
              <table:table-cell office:value-type="float" office:value="-673.76811868061">
                <text:p>-673.76811868061</text:p>
              </table:table-cell>
              <table:table-cell office:value-type="float" office:value="4.47490906102204">
                <text:p>4.47490906102204</text:p>
              </table:table-cell>
              <table:table-cell office:value-type="float" office:value="2.87198335244094">
                <text:p>2.87198335244094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-669.293187507719">
                <text:p>-669.293187507719</text:p>
              </table:table-cell>
              <table:table-cell office:value-type="float" office:value="-672.752485621409">
                <text:p>-672.752485621409</text:p>
              </table:table-cell>
              <table:table-cell office:value-type="float" office:value="3.4592981136908">
                <text:p>3.4592981136908</text:p>
              </table:table-cell>
              <table:table-cell office:value-type="float" office:value="2.22016726109317">
                <text:p>2.22016726109317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-669.293200768524">
                <text:p>-669.293200768524</text:p>
              </table:table-cell>
              <table:table-cell office:value-type="float" office:value="-673.342983977701">
                <text:p>-673.342983977701</text:p>
              </table:table-cell>
              <table:table-cell office:value-type="float" office:value="4.04978320917609">
                <text:p>4.04978320917609</text:p>
              </table:table-cell>
              <table:table-cell office:value-type="float" office:value="2.59913884263207">
                <text:p>2.59913884263207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-669.293214470082">
                <text:p>-669.293214470082</text:p>
              </table:table-cell>
              <table:table-cell office:value-type="float" office:value="-673.976803033308">
                <text:p>-673.976803033308</text:p>
              </table:table-cell>
              <table:table-cell office:value-type="float" office:value="4.68358856322664">
                <text:p>4.68358856322664</text:p>
              </table:table-cell>
              <table:table-cell office:value-type="float" office:value="3.00591323753014">
                <text:p>3.00591323753014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-669.293194137791">
                <text:p>-669.293194137791</text:p>
              </table:table-cell>
              <table:table-cell office:value-type="float" office:value="-672.873725990994">
                <text:p>-672.873725990994</text:p>
              </table:table-cell>
              <table:table-cell office:value-type="float" office:value="3.58053185320285">
                <text:p>3.58053185320285</text:p>
              </table:table-cell>
              <table:table-cell office:value-type="float" office:value="2.29797471525253">
                <text:p>2.29797471525253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-669.293192766313">
                <text:p>-669.293192766313</text:p>
              </table:table-cell>
              <table:table-cell office:value-type="float" office:value="-672.252030851309">
                <text:p>-672.252030851309</text:p>
              </table:table-cell>
              <table:table-cell office:value-type="float" office:value="2.95883808499629">
                <text:p>2.95883808499629</text:p>
              </table:table-cell>
              <table:table-cell office:value-type="float" office:value="1.89897350019818">
                <text:p>1.89897350019818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-669.293195626544">
                <text:p>-669.293195626544</text:p>
              </table:table-cell>
              <table:table-cell office:value-type="float" office:value="-672.626415853741">
                <text:p>-672.626415853741</text:p>
              </table:table-cell>
              <table:table-cell office:value-type="float" office:value="3.33322022719664">
                <text:p>3.33322022719664</text:p>
              </table:table-cell>
              <table:table-cell office:value-type="float" office:value="2.13925084777963">
                <text:p>2.1392508477796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669.293203351631">
                <text:p>-669.293203351631</text:p>
              </table:table-cell>
              <table:table-cell office:value-type="float" office:value="-673.460973241289">
                <text:p>-673.460973241289</text:p>
              </table:table-cell>
              <table:table-cell office:value-type="float" office:value="4.16776988965805">
                <text:p>4.16776988965805</text:p>
              </table:table-cell>
              <table:table-cell office:value-type="float" office:value="2.67486234394419">
                <text:p>2.67486234394419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-669.293210393201">
                <text:p>-669.293210393201</text:p>
              </table:table-cell>
              <table:table-cell office:value-type="float" office:value="-673.574448788534">
                <text:p>-673.574448788534</text:p>
              </table:table-cell>
              <table:table-cell office:value-type="float" office:value="4.28123839533373">
                <text:p>4.28123839533373</text:p>
              </table:table-cell>
              <table:table-cell office:value-type="float" office:value="2.747686094077">
                <text:p>2.747686094077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-669.29319043556">
                <text:p>-669.29319043556</text:p>
              </table:table-cell>
              <table:table-cell office:value-type="float" office:value="-672.469673350689">
                <text:p>-672.469673350689</text:p>
              </table:table-cell>
              <table:table-cell office:value-type="float" office:value="3.17648291512901">
                <text:p>3.17648291512901</text:p>
              </table:table-cell>
              <table:table-cell office:value-type="float" office:value="2.03865730613975">
                <text:p>2.03865730613975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-669.293199115243">
                <text:p>-669.293199115243</text:p>
              </table:table-cell>
              <table:table-cell office:value-type="float" office:value="-672.535479085285">
                <text:p>-672.535479085285</text:p>
              </table:table-cell>
              <table:table-cell office:value-type="float" office:value="3.24227997004216">
                <text:p>3.24227997004216</text:p>
              </table:table-cell>
              <table:table-cell office:value-type="float" office:value="2.08088566067688">
                <text:p>2.08088566067688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-669.293211518297">
                <text:p>-669.293211518297</text:p>
              </table:table-cell>
              <table:table-cell office:value-type="float" office:value="-672.780445042257">
                <text:p>-672.780445042257</text:p>
              </table:table-cell>
              <table:table-cell office:value-type="float" office:value="3.48723352395962">
                <text:p>3.48723352395962</text:p>
              </table:table-cell>
              <table:table-cell office:value-type="float" office:value="2.23809612448271">
                <text:p>2.23809612448271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-669.29318802024">
                <text:p>-669.29318802024</text:p>
              </table:table-cell>
              <table:table-cell office:value-type="float" office:value="-671.892532073593">
                <text:p>-671.892532073593</text:p>
              </table:table-cell>
              <table:table-cell office:value-type="float" office:value="2.59934405335305">
                <text:p>2.59934405335305</text:p>
              </table:table-cell>
              <table:table-cell office:value-type="float" office:value="1.66825129777973">
                <text:p>1.66825129777973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-669.293196964143">
                <text:p>-669.293196964143</text:p>
              </table:table-cell>
              <table:table-cell office:value-type="float" office:value="-672.412586003474">
                <text:p>-672.412586003474</text:p>
              </table:table-cell>
              <table:table-cell office:value-type="float" office:value="3.11938903933115">
                <text:p>3.11938903933115</text:p>
              </table:table-cell>
              <table:table-cell office:value-type="float" office:value="2.00201462612508">
                <text:p>2.00201462612508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-669.293204718113">
                <text:p>-669.293204718113</text:p>
              </table:table-cell>
              <table:table-cell office:value-type="float" office:value="-673.602923685496">
                <text:p>-673.602923685496</text:p>
              </table:table-cell>
              <table:table-cell office:value-type="float" office:value="4.30971896738243">
                <text:p>4.30971896738243</text:p>
              </table:table-cell>
              <table:table-cell office:value-type="float" office:value="2.76596484067865">
                <text:p>2.76596484067865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-669.293203228043">
                <text:p>-669.293203228043</text:p>
              </table:table-cell>
              <table:table-cell office:value-type="float" office:value="-674.28571206179">
                <text:p>-674.28571206179</text:p>
              </table:table-cell>
              <table:table-cell office:value-type="float" office:value="4.99250883374656">
                <text:p>4.99250883374656</text:p>
              </table:table-cell>
              <table:table-cell office:value-type="float" office:value="3.20417735017829">
                <text:p>3.20417735017829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-669.293208485522">
                <text:p>-669.293208485522</text:p>
              </table:table-cell>
              <table:table-cell office:value-type="float" office:value="-674.497043716056">
                <text:p>-674.497043716056</text:p>
              </table:table-cell>
              <table:table-cell office:value-type="float" office:value="5.20383523053446">
                <text:p>5.20383523053446</text:p>
              </table:table-cell>
              <table:table-cell office:value-type="float" office:value="3.33980600435425">
                <text:p>3.339806004354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669.293203066083">
                <text:p>-669.293203066083</text:p>
              </table:table-cell>
              <table:table-cell office:value-type="float" office:value="-673.735876296514">
                <text:p>-673.735876296514</text:p>
              </table:table-cell>
              <table:table-cell office:value-type="float" office:value="4.44267323043107">
                <text:p>4.44267323043107</text:p>
              </table:table-cell>
              <table:table-cell office:value-type="float" office:value="2.85129449205363">
                <text:p>2.85129449205363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-669.293190838313">
                <text:p>-669.293190838313</text:p>
              </table:table-cell>
              <table:table-cell office:value-type="float" office:value="-672.813583233307">
                <text:p>-672.813583233307</text:p>
              </table:table-cell>
              <table:table-cell office:value-type="float" office:value="3.52039239499391">
                <text:p>3.52039239499391</text:p>
              </table:table-cell>
              <table:table-cell office:value-type="float" office:value="2.25937738948667">
                <text:p>2.25937738948667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-669.293202843873">
                <text:p>-669.293202843873</text:p>
              </table:table-cell>
              <table:table-cell office:value-type="float" office:value="-673.013709795936">
                <text:p>-673.013709795936</text:p>
              </table:table-cell>
              <table:table-cell office:value-type="float" office:value="3.72050695206231">
                <text:p>3.72050695206231</text:p>
              </table:table-cell>
              <table:table-cell office:value-type="float" office:value="2.38781031821087">
                <text:p>2.38781031821087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-669.293203697106">
                <text:p>-669.293203697106</text:p>
              </table:table-cell>
              <table:table-cell office:value-type="float" office:value="-672.850342820723">
                <text:p>-672.850342820723</text:p>
              </table:table-cell>
              <table:table-cell office:value-type="float" office:value="3.55713912361715">
                <text:p>3.55713912361715</text:p>
              </table:table-cell>
              <table:table-cell office:value-type="float" office:value="2.28296133084133">
                <text:p>2.28296133084133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-669.293187602364">
                <text:p>-669.293187602364</text:p>
              </table:table-cell>
              <table:table-cell office:value-type="float" office:value="-672.18652230924">
                <text:p>-672.18652230924</text:p>
              </table:table-cell>
              <table:table-cell office:value-type="float" office:value="2.89333470687618">
                <text:p>2.89333470687618</text:p>
              </table:table-cell>
              <table:table-cell office:value-type="float" office:value="1.85693362655511">
                <text:p>1.85693362655511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-669.293198266803">
                <text:p>-669.293198266803</text:p>
              </table:table-cell>
              <table:table-cell office:value-type="float" office:value="-672.861752549163">
                <text:p>-672.861752549163</text:p>
              </table:table-cell>
              <table:table-cell office:value-type="float" office:value="3.56855428236023">
                <text:p>3.56855428236023</text:p>
              </table:table-cell>
              <table:table-cell office:value-type="float" office:value="2.2902875458389">
                <text:p>2.2902875458389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-669.293206946472">
                <text:p>-669.293206946472</text:p>
              </table:table-cell>
              <table:table-cell office:value-type="float" office:value="-673.596350051849">
                <text:p>-673.596350051849</text:p>
              </table:table-cell>
              <table:table-cell office:value-type="float" office:value="4.30314310537669">
                <text:p>4.30314310537669</text:p>
              </table:table-cell>
              <table:table-cell office:value-type="float" office:value="2.76174447196258">
                <text:p>2.76174447196258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-669.293194812077">
                <text:p>-669.293194812077</text:p>
              </table:table-cell>
              <table:table-cell office:value-type="float" office:value="-673.301549512546">
                <text:p>-673.301549512546</text:p>
              </table:table-cell>
              <table:table-cell office:value-type="float" office:value="4.00835470046941">
                <text:p>4.00835470046941</text:p>
              </table:table-cell>
              <table:table-cell office:value-type="float" office:value="2.57255014871683">
                <text:p>2.57255014871683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-669.293204142805">
                <text:p>-669.293204142805</text:p>
              </table:table-cell>
              <table:table-cell office:value-type="float" office:value="-673.222268632452">
                <text:p>-673.222268632452</text:p>
              </table:table-cell>
              <table:table-cell office:value-type="float" office:value="3.92906448964668">
                <text:p>3.92906448964668</text:p>
              </table:table-cell>
              <table:table-cell office:value-type="float" office:value="2.52166192676883">
                <text:p>2.52166192676883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-669.293198784733">
                <text:p>-669.293198784733</text:p>
              </table:table-cell>
              <table:table-cell office:value-type="float" office:value="-672.631446215876">
                <text:p>-672.631446215876</text:p>
              </table:table-cell>
              <table:table-cell office:value-type="float" office:value="3.33824743114323">
                <text:p>3.33824743114323</text:p>
              </table:table-cell>
              <table:table-cell office:value-type="float" office:value="2.14247729235025">
                <text:p>2.1424772923502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669.293191947446">
                <text:p>-669.293191947446</text:p>
              </table:table-cell>
              <table:table-cell office:value-type="float" office:value="-672.129835746319">
                <text:p>-672.129835746319</text:p>
              </table:table-cell>
              <table:table-cell office:value-type="float" office:value="2.83664379887317">
                <text:p>2.83664379887317</text:p>
              </table:table-cell>
              <table:table-cell office:value-type="float" office:value="1.82054957007504">
                <text:p>1.82054957007504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-669.2932022712">
                <text:p>-669.2932022712</text:p>
              </table:table-cell>
              <table:table-cell office:value-type="float" office:value="-672.484752834969">
                <text:p>-672.484752834969</text:p>
              </table:table-cell>
              <table:table-cell office:value-type="float" office:value="3.19155056376908">
                <text:p>3.19155056376908</text:p>
              </table:table-cell>
              <table:table-cell office:value-type="float" office:value="2.04832767831148">
                <text:p>2.04832767831148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-669.293198027664">
                <text:p>-669.293198027664</text:p>
              </table:table-cell>
              <table:table-cell office:value-type="float" office:value="-672.520102868332">
                <text:p>-672.520102868332</text:p>
              </table:table-cell>
              <table:table-cell office:value-type="float" office:value="3.2269048406686">
                <text:p>3.2269048406686</text:p>
              </table:table-cell>
              <table:table-cell office:value-type="float" office:value="2.0710179482831">
                <text:p>2.0710179482831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-669.293193383449">
                <text:p>-669.293193383449</text:p>
              </table:table-cell>
              <table:table-cell office:value-type="float" office:value="-672.581652952454">
                <text:p>-672.581652952454</text:p>
              </table:table-cell>
              <table:table-cell office:value-type="float" office:value="3.28845956900467">
                <text:p>3.28845956900467</text:p>
              </table:table-cell>
              <table:table-cell office:value-type="float" office:value="2.11052359021559">
                <text:p>2.11052359021559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-669.293200580605">
                <text:p>-669.293200580605</text:p>
              </table:table-cell>
              <table:table-cell office:value-type="float" office:value="-673.165684672992">
                <text:p>-673.165684672992</text:p>
              </table:table-cell>
              <table:table-cell office:value-type="float" office:value="3.87248409238684">
                <text:p>3.87248409238684</text:p>
              </table:table-cell>
              <table:table-cell office:value-type="float" office:value="2.48534879575569">
                <text:p>2.48534879575569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-669.293198439556">
                <text:p>-669.293198439556</text:p>
              </table:table-cell>
              <table:table-cell office:value-type="float" office:value="-673.464036132812">
                <text:p>-673.464036132812</text:p>
              </table:table-cell>
              <table:table-cell office:value-type="float" office:value="4.17083769325587">
                <text:p>4.17083769325587</text:p>
              </table:table-cell>
              <table:table-cell office:value-type="float" office:value="2.67683125118708">
                <text:p>2.67683125118708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-669.293197771847">
                <text:p>-669.293197771847</text:p>
              </table:table-cell>
              <table:table-cell office:value-type="float" office:value="-673.724371213314">
                <text:p>-673.724371213314</text:p>
              </table:table-cell>
              <table:table-cell office:value-type="float" office:value="4.43117344146703">
                <text:p>4.43117344146703</text:p>
              </table:table-cell>
              <table:table-cell office:value-type="float" office:value="2.84391396163146">
                <text:p>2.84391396163146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-669.293207595702">
                <text:p>-669.293207595702</text:p>
              </table:table-cell>
              <table:table-cell office:value-type="float" office:value="-674.035546608212">
                <text:p>-674.035546608212</text:p>
              </table:table-cell>
              <table:table-cell office:value-type="float" office:value="4.74233901250958">
                <text:p>4.74233901250958</text:p>
              </table:table-cell>
              <table:table-cell office:value-type="float" office:value="3.04361910149031">
                <text:p>3.04361910149031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-669.293202695317">
                <text:p>-669.293202695317</text:p>
              </table:table-cell>
              <table:table-cell office:value-type="float" office:value="-673.338301575391">
                <text:p>-673.338301575391</text:p>
              </table:table-cell>
              <table:table-cell office:value-type="float" office:value="4.04509888007354">
                <text:p>4.04509888007354</text:p>
              </table:table-cell>
              <table:table-cell office:value-type="float" office:value="2.5961324541186">
                <text:p>2.5961324541186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-669.293188020019">
                <text:p>-669.293188020019</text:p>
              </table:table-cell>
              <table:table-cell office:value-type="float" office:value="-672.358744702455">
                <text:p>-672.358744702455</text:p>
              </table:table-cell>
              <table:table-cell office:value-type="float" office:value="3.06555668243607">
                <text:p>3.06555668243607</text:p>
              </table:table-cell>
              <table:table-cell office:value-type="float" office:value="1.96746517926102">
                <text:p>1.967465179261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669.293197106449">
                <text:p>-669.293197106449</text:p>
              </table:table-cell>
              <table:table-cell office:value-type="float" office:value="-672.935012404061">
                <text:p>-672.935012404061</text:p>
              </table:table-cell>
              <table:table-cell office:value-type="float" office:value="3.64181529761255">
                <text:p>3.64181529761255</text:p>
              </table:table-cell>
              <table:table-cell office:value-type="float" office:value="2.33730624796634">
                <text:p>2.33730624796634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-669.293213317243">
                <text:p>-669.293213317243</text:p>
              </table:table-cell>
              <table:table-cell office:value-type="float" office:value="-673.877169224493">
                <text:p>-673.877169224493</text:p>
              </table:table-cell>
              <table:table-cell office:value-type="float" office:value="4.58395590725023">
                <text:p>4.58395590725023</text:p>
              </table:table-cell>
              <table:table-cell office:value-type="float" office:value="2.94196929466521">
                <text:p>2.94196929466521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-669.293199234513">
                <text:p>-669.293199234513</text:p>
              </table:table-cell>
              <table:table-cell office:value-type="float" office:value="-673.291461718415">
                <text:p>-673.291461718415</text:p>
              </table:table-cell>
              <table:table-cell office:value-type="float" office:value="3.99826248390168">
                <text:p>3.99826248390168</text:p>
              </table:table-cell>
              <table:table-cell office:value-type="float" office:value="2.5660729940805">
                <text:p>2.5660729940805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-669.293195901089">
                <text:p>-669.293195901089</text:p>
              </table:table-cell>
              <table:table-cell office:value-type="float" office:value="-672.748712608992">
                <text:p>-672.748712608992</text:p>
              </table:table-cell>
              <table:table-cell office:value-type="float" office:value="3.45551670790264">
                <text:p>3.45551670790264</text:p>
              </table:table-cell>
              <table:table-cell office:value-type="float" office:value="2.21774036608272">
                <text:p>2.21774036608272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-669.29319785663">
                <text:p>-669.29319785663</text:p>
              </table:table-cell>
              <table:table-cell office:value-type="float" office:value="-673.085540878548">
                <text:p>-673.085540878548</text:p>
              </table:table-cell>
              <table:table-cell office:value-type="float" office:value="3.79234302191815">
                <text:p>3.79234302191815</text:p>
              </table:table-cell>
              <table:table-cell office:value-type="float" office:value="2.43391449461253">
                <text:p>2.43391449461253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-669.293212850237">
                <text:p>-669.293212850237</text:p>
              </table:table-cell>
              <table:table-cell office:value-type="float" office:value="-673.690759596601">
                <text:p>-673.690759596601</text:p>
              </table:table-cell>
              <table:table-cell office:value-type="float" office:value="4.39754674636404">
                <text:p>4.39754674636404</text:p>
              </table:table-cell>
              <table:table-cell office:value-type="float" office:value="2.82233244852887">
                <text:p>2.82233244852887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-669.293200924533">
                <text:p>-669.293200924533</text:p>
              </table:table-cell>
              <table:table-cell office:value-type="float" office:value="-672.855469239978">
                <text:p>-672.855469239978</text:p>
              </table:table-cell>
              <table:table-cell office:value-type="float" office:value="3.56226831544475">
                <text:p>3.56226831544475</text:p>
              </table:table-cell>
              <table:table-cell office:value-type="float" office:value="2.28625323093125">
                <text:p>2.28625323093125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-669.293190595536">
                <text:p>-669.293190595536</text:p>
              </table:table-cell>
              <table:table-cell office:value-type="float" office:value="-671.839680898457">
                <text:p>-671.839680898457</text:p>
              </table:table-cell>
              <table:table-cell office:value-type="float" office:value="2.54649030292136">
                <text:p>2.54649030292136</text:p>
              </table:table-cell>
              <table:table-cell office:value-type="float" office:value="1.63432991763906">
                <text:p>1.63432991763906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-669.293193531237">
                <text:p>-669.293193531237</text:p>
              </table:table-cell>
              <table:table-cell office:value-type="float" office:value="-672.150224740718">
                <text:p>-672.150224740718</text:p>
              </table:table-cell>
              <table:table-cell office:value-type="float" office:value="2.85703120948096">
                <text:p>2.85703120948096</text:p>
              </table:table-cell>
              <table:table-cell office:value-type="float" office:value="1.83363414968694">
                <text:p>1.83363414968694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-669.293206928258">
                <text:p>-669.293206928258</text:p>
              </table:table-cell>
              <table:table-cell office:value-type="float" office:value="-673.277520608438">
                <text:p>-673.277520608438</text:p>
              </table:table-cell>
              <table:table-cell office:value-type="float" office:value="3.98431368018027">
                <text:p>3.98431368018027</text:p>
              </table:table-cell>
              <table:table-cell office:value-type="float" office:value="2.55712069325649">
                <text:p>2.5571206932564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669.293207776531">
                <text:p>-669.293207776531</text:p>
              </table:table-cell>
              <table:table-cell office:value-type="float" office:value="-673.39656153978">
                <text:p>-673.39656153978</text:p>
              </table:table-cell>
              <table:table-cell office:value-type="float" office:value="4.10335376324961">
                <text:p>4.10335376324961</text:p>
              </table:table-cell>
              <table:table-cell office:value-type="float" office:value="2.63352026522237">
                <text:p>2.63352026522237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-669.293189567056">
                <text:p>-669.293189567056</text:p>
              </table:table-cell>
              <table:table-cell office:value-type="float" office:value="-672.593146824806">
                <text:p>-672.593146824806</text:p>
              </table:table-cell>
              <table:table-cell office:value-type="float" office:value="3.29995725775012">
                <text:p>3.29995725775012</text:p>
              </table:table-cell>
              <table:table-cell office:value-type="float" office:value="2.1179027727237">
                <text:p>2.1179027727237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-669.293197828335">
                <text:p>-669.293197828335</text:p>
              </table:table-cell>
              <table:table-cell office:value-type="float" office:value="-673.065973229916">
                <text:p>-673.065973229916</text:p>
              </table:table-cell>
              <table:table-cell office:value-type="float" office:value="3.77277540158103">
                <text:p>3.77277540158103</text:p>
              </table:table-cell>
              <table:table-cell office:value-type="float" office:value="2.42135605396295">
                <text:p>2.42135605396295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-669.293205147953">
                <text:p>-669.293205147953</text:p>
              </table:table-cell>
              <table:table-cell office:value-type="float" office:value="-674.062624434765">
                <text:p>-674.062624434765</text:p>
              </table:table-cell>
              <table:table-cell office:value-type="float" office:value="4.76941928681181">
                <text:p>4.76941928681181</text:p>
              </table:table-cell>
              <table:table-cell office:value-type="float" office:value="3.06099914115479">
                <text:p>3.06099914115479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-669.293209568071">
                <text:p>-669.293209568071</text:p>
              </table:table-cell>
              <table:table-cell office:value-type="float" office:value="-674.303525336739">
                <text:p>-674.303525336739</text:p>
              </table:table-cell>
              <table:table-cell office:value-type="float" office:value="5.01031576866784">
                <text:p>5.01031576866784</text:p>
              </table:table-cell>
              <table:table-cell office:value-type="float" office:value="3.21560578815425">
                <text:p>3.21560578815425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-669.29319896904">
                <text:p>-669.29319896904</text:p>
              </table:table-cell>
              <table:table-cell office:value-type="float" office:value="-673.326640079086">
                <text:p>-673.326640079086</text:p>
              </table:table-cell>
              <table:table-cell office:value-type="float" office:value="4.03344111004608">
                <text:p>4.03344111004608</text:p>
              </table:table-cell>
              <table:table-cell office:value-type="float" office:value="2.58865053191886">
                <text:p>2.58865053191886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-669.293190628347">
                <text:p>-669.293190628347</text:p>
              </table:table-cell>
              <table:table-cell office:value-type="float" office:value="-672.599432944843">
                <text:p>-672.599432944843</text:p>
              </table:table-cell>
              <table:table-cell office:value-type="float" office:value="3.30624231649658">
                <text:p>3.30624231649658</text:p>
              </table:table-cell>
              <table:table-cell office:value-type="float" office:value="2.12193650477117">
                <text:p>2.12193650477117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-669.293204787174">
                <text:p>-669.293204787174</text:p>
              </table:table-cell>
              <table:table-cell office:value-type="float" office:value="-673.163716276954">
                <text:p>-673.163716276954</text:p>
              </table:table-cell>
              <table:table-cell office:value-type="float" office:value="3.87051148977974">
                <text:p>3.87051148977974</text:p>
              </table:table-cell>
              <table:table-cell office:value-type="float" office:value="2.48408278525775">
                <text:p>2.48408278525775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-669.293209690232">
                <text:p>-669.293209690232</text:p>
              </table:table-cell>
              <table:table-cell office:value-type="float" office:value="-673.315471762809">
                <text:p>-673.315471762809</text:p>
              </table:table-cell>
              <table:table-cell office:value-type="float" office:value="4.02226207257761">
                <text:p>4.02226207257761</text:p>
              </table:table-cell>
              <table:table-cell office:value-type="float" office:value="2.58147585885446">
                <text:p>2.58147585885446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-669.293196695447">
                <text:p>-669.293196695447</text:p>
              </table:table-cell>
              <table:table-cell office:value-type="float" office:value="-672.510133683603">
                <text:p>-672.510133683603</text:p>
              </table:table-cell>
              <table:table-cell office:value-type="float" office:value="3.21693698815658">
                <text:p>3.21693698815658</text:p>
              </table:table-cell>
              <table:table-cell office:value-type="float" office:value="2.06462061012857">
                <text:p>2.0646206101285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669.293192537787">
                <text:p>-669.293192537787</text:p>
              </table:table-cell>
              <table:table-cell office:value-type="float" office:value="-672.498198940159">
                <text:p>-672.498198940159</text:p>
              </table:table-cell>
              <table:table-cell office:value-type="float" office:value="3.20500640237218">
                <text:p>3.20500640237218</text:p>
              </table:table-cell>
              <table:table-cell office:value-type="float" office:value="2.05696359558583">
                <text:p>2.05696359558583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-669.293207791069">
                <text:p>-669.293207791069</text:p>
              </table:table-cell>
              <table:table-cell office:value-type="float" office:value="-673.687965540128">
                <text:p>-673.687965540128</text:p>
              </table:table-cell>
              <table:table-cell office:value-type="float" office:value="4.39475774905963">
                <text:p>4.39475774905963</text:p>
              </table:table-cell>
              <table:table-cell office:value-type="float" office:value="2.82054247833751">
                <text:p>2.82054247833751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-669.293210455118">
                <text:p>-669.293210455118</text:p>
              </table:table-cell>
              <table:table-cell office:value-type="float" office:value="-673.955849282295">
                <text:p>-673.955849282295</text:p>
              </table:table-cell>
              <table:table-cell office:value-type="float" office:value="4.66263882717644">
                <text:p>4.66263882717644</text:p>
              </table:table-cell>
              <table:table-cell office:value-type="float" office:value="2.99246775911846">
                <text:p>2.99246775911846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-669.293195709757">
                <text:p>-669.293195709757</text:p>
              </table:table-cell>
              <table:table-cell office:value-type="float" office:value="-672.640264011561">
                <text:p>-672.640264011561</text:p>
              </table:table-cell>
              <table:table-cell office:value-type="float" office:value="3.34706830180372">
                <text:p>3.34706830180372</text:p>
              </table:table-cell>
              <table:table-cell office:value-type="float" office:value="2.14813850095706">
                <text:p>2.14813850095706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-669.293185225331">
                <text:p>-669.293185225331</text:p>
              </table:table-cell>
              <table:table-cell office:value-type="float" office:value="-671.710589293594">
                <text:p>-671.710589293594</text:p>
              </table:table-cell>
              <table:table-cell office:value-type="float" office:value="2.41740406826278">
                <text:p>2.41740406826278</text:p>
              </table:table-cell>
              <table:table-cell office:value-type="float" office:value="1.55148275540331">
                <text:p>1.55148275540331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-669.293201168061">
                <text:p>-669.293201168061</text:p>
              </table:table-cell>
              <table:table-cell office:value-type="float" office:value="-672.482392693786">
                <text:p>-672.482392693786</text:p>
              </table:table-cell>
              <table:table-cell office:value-type="float" office:value="3.18919152572514">
                <text:p>3.18919152572514</text:p>
              </table:table-cell>
              <table:table-cell office:value-type="float" office:value="2.04681365469724">
                <text:p>2.04681365469724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-669.293209145846">
                <text:p>-669.293209145846</text:p>
              </table:table-cell>
              <table:table-cell office:value-type="float" office:value="-673.044607591149">
                <text:p>-673.044607591149</text:p>
              </table:table-cell>
              <table:table-cell office:value-type="float" office:value="3.75139844530379">
                <text:p>3.75139844530379</text:p>
              </table:table-cell>
              <table:table-cell office:value-type="float" office:value="2.40763638687768">
                <text:p>2.40763638687768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-669.293195265947">
                <text:p>-669.293195265947</text:p>
              </table:table-cell>
              <table:table-cell office:value-type="float" office:value="-672.499113800524">
                <text:p>-672.499113800524</text:p>
              </table:table-cell>
              <table:table-cell office:value-type="float" office:value="3.2059185345766">
                <text:p>3.2059185345766</text:p>
              </table:table-cell>
              <table:table-cell office:value-type="float" office:value="2.05754899932714">
                <text:p>2.05754899932714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-669.29319623221">
                <text:p>-669.29319623221</text:p>
              </table:table-cell>
              <table:table-cell office:value-type="float" office:value="-672.656855676152">
                <text:p>-672.656855676152</text:p>
              </table:table-cell>
              <table:table-cell office:value-type="float" office:value="3.36365944394156">
                <text:p>3.36365944394156</text:p>
              </table:table-cell>
              <table:table-cell office:value-type="float" office:value="2.15878664673345">
                <text:p>2.15878664673345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-669.293204140488">
                <text:p>-669.293204140488</text:p>
              </table:table-cell>
              <table:table-cell office:value-type="float" office:value="-673.527238206132">
                <text:p>-673.527238206132</text:p>
              </table:table-cell>
              <table:table-cell office:value-type="float" office:value="4.23403406564458">
                <text:p>4.23403406564458</text:p>
              </table:table-cell>
              <table:table-cell office:value-type="float" office:value="2.71739049539965">
                <text:p>2.7173904953996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669.293200082994">
                <text:p>-669.293200082994</text:p>
              </table:table-cell>
              <table:table-cell office:value-type="float" office:value="-674.06897461071">
                <text:p>-674.06897461071</text:p>
              </table:table-cell>
              <table:table-cell office:value-type="float" office:value="4.7757745277164">
                <text:p>4.7757745277164</text:p>
              </table:table-cell>
              <table:table-cell office:value-type="float" office:value="3.06507791590303">
                <text:p>3.06507791590303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-669.29320821618">
                <text:p>-669.29320821618</text:p>
              </table:table-cell>
              <table:table-cell office:value-type="float" office:value="-674.410468983807">
                <text:p>-674.410468983807</text:p>
              </table:table-cell>
              <table:table-cell office:value-type="float" office:value="5.11726076762696">
                <text:p>5.11726076762696</text:p>
              </table:table-cell>
              <table:table-cell office:value-type="float" office:value="3.28424277104017">
                <text:p>3.28424277104017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-669.293204950393">
                <text:p>-669.293204950393</text:p>
              </table:table-cell>
              <table:table-cell office:value-type="float" office:value="-673.69772504788">
                <text:p>-673.69772504788</text:p>
              </table:table-cell>
              <table:table-cell office:value-type="float" office:value="4.40452009748699">
                <text:p>4.40452009748699</text:p>
              </table:table-cell>
              <table:table-cell office:value-type="float" office:value="2.8268079245805">
                <text:p>2.8268079245805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-669.293195288115">
                <text:p>-669.293195288115</text:p>
              </table:table-cell>
              <table:table-cell office:value-type="float" office:value="-672.51364322548">
                <text:p>-672.51364322548</text:p>
              </table:table-cell>
              <table:table-cell office:value-type="float" office:value="3.22044793736531">
                <text:p>3.22044793736531</text:p>
              </table:table-cell>
              <table:table-cell office:value-type="float" office:value="2.06687392690914">
                <text:p>2.06687392690914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-669.293200308656">
                <text:p>-669.293200308656</text:p>
              </table:table-cell>
              <table:table-cell office:value-type="float" office:value="-672.226421571987">
                <text:p>-672.226421571987</text:p>
              </table:table-cell>
              <table:table-cell office:value-type="float" office:value="2.93322126333035">
                <text:p>2.93322126333035</text:p>
              </table:table-cell>
              <table:table-cell office:value-type="float" office:value="1.88253270009168">
                <text:p>1.88253270009168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-669.293200147896">
                <text:p>-669.293200147896</text:p>
              </table:table-cell>
              <table:table-cell office:value-type="float" office:value="-672.5928980102">
                <text:p>-672.5928980102</text:p>
              </table:table-cell>
              <table:table-cell office:value-type="float" office:value="3.29969786230374">
                <text:p>3.29969786230374</text:p>
              </table:table-cell>
              <table:table-cell office:value-type="float" office:value="2.11773629349618">
                <text:p>2.11773629349618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-669.293206370665">
                <text:p>-669.293206370665</text:p>
              </table:table-cell>
              <table:table-cell office:value-type="float" office:value="-673.396097580775">
                <text:p>-673.396097580775</text:p>
              </table:table-cell>
              <table:table-cell office:value-type="float" office:value="4.10289121010954">
                <text:p>4.10289121010954</text:p>
              </table:table-cell>
              <table:table-cell office:value-type="float" office:value="2.63322339999008">
                <text:p>2.63322339999008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-669.293207143009">
                <text:p>-669.293207143009</text:p>
              </table:table-cell>
              <table:table-cell office:value-type="float" office:value="-673.723848667473">
                <text:p>-673.723848667473</text:p>
              </table:table-cell>
              <table:table-cell office:value-type="float" office:value="4.43064152446362">
                <text:p>4.43064152446362</text:p>
              </table:table-cell>
              <table:table-cell office:value-type="float" office:value="2.84357257887758">
                <text:p>2.84357257887758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-669.293197051554">
                <text:p>-669.293197051554</text:p>
              </table:table-cell>
              <table:table-cell office:value-type="float" office:value="-673.417514061682">
                <text:p>-673.417514061682</text:p>
              </table:table-cell>
              <table:table-cell office:value-type="float" office:value="4.12431701012787">
                <text:p>4.12431701012787</text:p>
              </table:table-cell>
              <table:table-cell office:value-type="float" office:value="2.64697441484339">
                <text:p>2.64697441484339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-669.293202664016">
                <text:p>-669.293202664016</text:p>
              </table:table-cell>
              <table:table-cell office:value-type="float" office:value="-673.498297193702">
                <text:p>-673.498297193702</text:p>
              </table:table-cell>
              <table:table-cell office:value-type="float" office:value="4.20509452968598">
                <text:p>4.20509452968598</text:p>
              </table:table-cell>
              <table:table-cell office:value-type="float" office:value="2.69881718712297">
                <text:p>2.6988171871229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669.293209449409">
                <text:p>-669.293209449409</text:p>
              </table:table-cell>
              <table:table-cell office:value-type="float" office:value="-673.155796655502">
                <text:p>-673.155796655502</text:p>
              </table:table-cell>
              <table:table-cell office:value-type="float" office:value="3.86258720609331">
                <text:p>3.86258720609331</text:p>
              </table:table-cell>
              <table:table-cell office:value-type="float" office:value="2.47899700350955">
                <text:p>2.47899700350955</text:p>
              </table:table-cell>
            </table:table-row>
            <table:table-row>
              <table:table-cell office:value-type="float" office:value="36.1">
                <text:p>40</text:p>
              </table:table-cell>
              <table:table-cell office:value-type="float" office:value="-669.293190582353">
                <text:p>-669.293190582353</text:p>
              </table:table-cell>
              <table:table-cell office:value-type="float" office:value="-671.749215431598">
                <text:p>-671.749215431598</text:p>
              </table:table-cell>
              <table:table-cell office:value-type="float" office:value="2.45602484924489">
                <text:p>2.45602484924489</text:p>
              </table:table-cell>
              <table:table-cell office:value-type="float" office:value="1.57626945799912">
                <text:p>1.57626945799912</text:p>
              </table:table-cell>
            </table:table-row>
            <table:table-row>
              <table:table-cell office:value-type="float" office:value="36.2">
                <text:p>40</text:p>
              </table:table-cell>
              <table:table-cell office:value-type="float" office:value="-669.293190816199">
                <text:p>-669.293190816199</text:p>
              </table:table-cell>
              <table:table-cell office:value-type="float" office:value="-671.705310218398">
                <text:p>-671.705310218398</text:p>
              </table:table-cell>
              <table:table-cell office:value-type="float" office:value="2.41211940219893">
                <text:p>2.41211940219893</text:p>
              </table:table-cell>
              <table:table-cell office:value-type="float" office:value="1.54809107241007">
                <text:p>1.54809107241007</text:p>
              </table:table-cell>
            </table:table-row>
            <table:table-row>
              <table:table-cell office:value-type="float" office:value="36.3">
                <text:p>40</text:p>
              </table:table-cell>
              <table:table-cell office:value-type="float" office:value="-669.293208745894">
                <text:p>-669.293208745894</text:p>
              </table:table-cell>
              <table:table-cell office:value-type="float" office:value="-673.012339677078">
                <text:p>-673.012339677078</text:p>
              </table:table-cell>
              <table:table-cell office:value-type="float" office:value="3.71913093118335">
                <text:p>3.71913093118335</text:p>
              </table:table-cell>
              <table:table-cell office:value-type="float" office:value="2.38692719209521">
                <text:p>2.38692719209521</text:p>
              </table:table-cell>
            </table:table-row>
            <table:table-row>
              <table:table-cell office:value-type="float" office:value="36.4">
                <text:p>40</text:p>
              </table:table-cell>
              <table:table-cell office:value-type="float" office:value="-669.293201559322">
                <text:p>-669.293201559322</text:p>
              </table:table-cell>
              <table:table-cell office:value-type="float" office:value="-673.572756078756">
                <text:p>-673.572756078756</text:p>
              </table:table-cell>
              <table:table-cell office:value-type="float" office:value="4.27955451943421">
                <text:p>4.27955451943421</text:p>
              </table:table-cell>
              <table:table-cell office:value-type="float" office:value="2.74660538752296">
                <text:p>2.74660538752296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-669.293208574141">
                <text:p>-669.293208574141</text:p>
              </table:table-cell>
              <table:table-cell office:value-type="float" office:value="-673.647130735547">
                <text:p>-673.647130735547</text:p>
              </table:table-cell>
              <table:table-cell office:value-type="float" office:value="4.35392216140565">
                <text:p>4.35392216140565</text:p>
              </table:table-cell>
              <table:table-cell office:value-type="float" office:value="2.79433431939392">
                <text:p>2.79433431939392</text:p>
              </table:table-cell>
            </table:table-row>
            <table:table-row>
              <table:table-cell office:value-type="float" office:value="36.6">
                <text:p>40</text:p>
              </table:table-cell>
              <table:table-cell office:value-type="float" office:value="-669.293193267673">
                <text:p>-669.293193267673</text:p>
              </table:table-cell>
              <table:table-cell office:value-type="float" office:value="-672.90717436078">
                <text:p>-672.90717436078</text:p>
              </table:table-cell>
              <table:table-cell office:value-type="float" office:value="3.61398109310685">
                <text:p>3.61398109310685</text:p>
              </table:table-cell>
              <table:table-cell office:value-type="float" office:value="2.31944233813516">
                <text:p>2.31944233813516</text:p>
              </table:table-cell>
            </table:table-row>
            <table:table-row>
              <table:table-cell office:value-type="float" office:value="36.7">
                <text:p>40</text:p>
              </table:table-cell>
              <table:table-cell office:value-type="float" office:value="-669.293197373172">
                <text:p>-669.293197373172</text:p>
              </table:table-cell>
              <table:table-cell office:value-type="float" office:value="-673.032923138664">
                <text:p>-673.032923138664</text:p>
              </table:table-cell>
              <table:table-cell office:value-type="float" office:value="3.73972576549214">
                <text:p>3.73972576549214</text:p>
              </table:table-cell>
              <table:table-cell office:value-type="float" office:value="2.40014489562271">
                <text:p>2.40014489562271</text:p>
              </table:table-cell>
            </table:table-row>
            <table:table-row>
              <table:table-cell office:value-type="float" office:value="36.8">
                <text:p>40</text:p>
              </table:table-cell>
              <table:table-cell office:value-type="float" office:value="-669.293207489108">
                <text:p>-669.293207489108</text:p>
              </table:table-cell>
              <table:table-cell office:value-type="float" office:value="-673.712461528227">
                <text:p>-673.712461528227</text:p>
              </table:table-cell>
              <table:table-cell office:value-type="float" office:value="4.41925403911887">
                <text:p>4.41925403911887</text:p>
              </table:table-cell>
              <table:table-cell office:value-type="float" office:value="2.83626412458491">
                <text:p>2.83626412458491</text:p>
              </table:table-cell>
            </table:table-row>
            <table:table-row>
              <table:table-cell office:value-type="float" office:value="36.9">
                <text:p>40</text:p>
              </table:table-cell>
              <table:table-cell office:value-type="float" office:value="-669.293201849163">
                <text:p>-669.293201849163</text:p>
              </table:table-cell>
              <table:table-cell office:value-type="float" office:value="-673.611118267883">
                <text:p>-673.611118267883</text:p>
              </table:table-cell>
              <table:table-cell office:value-type="float" office:value="4.31791641872057">
                <text:p>4.31791641872057</text:p>
              </table:table-cell>
              <table:table-cell office:value-type="float" office:value="2.77122594061489">
                <text:p>2.7712259406148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669.293200947874">
                <text:p>-669.293200947874</text:p>
              </table:table-cell>
              <table:table-cell office:value-type="float" office:value="-673.358369710545">
                <text:p>-673.358369710545</text:p>
              </table:table-cell>
              <table:table-cell office:value-type="float" office:value="4.06516876267076">
                <text:p>4.06516876267076</text:p>
              </table:table-cell>
              <table:table-cell office:value-type="float" office:value="2.60901324519584">
                <text:p>2.60901324519584</text:p>
              </table:table-cell>
            </table:table-row>
            <table:table-row>
              <table:table-cell office:value-type="float" office:value="37.1">
                <text:p>40</text:p>
              </table:table-cell>
              <table:table-cell office:value-type="float" office:value="-669.29320118932">
                <text:p>-669.29320118932</text:p>
              </table:table-cell>
              <table:table-cell office:value-type="float" office:value="-673.255966660889">
                <text:p>-673.255966660889</text:p>
              </table:table-cell>
              <table:table-cell office:value-type="float" office:value="3.9627654715693">
                <text:p>3.9627654715693</text:p>
              </table:table-cell>
              <table:table-cell office:value-type="float" office:value="2.54329111693176">
                <text:p>2.54329111693176</text:p>
              </table:table-cell>
            </table:table-row>
            <table:table-row>
              <table:table-cell office:value-type="float" office:value="37.2">
                <text:p>40</text:p>
              </table:table-cell>
              <table:table-cell office:value-type="float" office:value="-669.293201359476">
                <text:p>-669.293201359476</text:p>
              </table:table-cell>
              <table:table-cell office:value-type="float" office:value="-673.189572700228">
                <text:p>-673.189572700228</text:p>
              </table:table-cell>
              <table:table-cell office:value-type="float" office:value="3.89637134075195">
                <text:p>3.89637134075195</text:p>
              </table:table-cell>
              <table:table-cell office:value-type="float" office:value="2.50067956085163">
                <text:p>2.50067956085163</text:p>
              </table:table-cell>
            </table:table-row>
            <table:table-row>
              <table:table-cell office:value-type="float" office:value="37.3">
                <text:p>40</text:p>
              </table:table-cell>
              <table:table-cell office:value-type="float" office:value="-669.29320383385">
                <text:p>-669.29320383385</text:p>
              </table:table-cell>
              <table:table-cell office:value-type="float" office:value="-672.967673313524">
                <text:p>-672.967673313524</text:p>
              </table:table-cell>
              <table:table-cell office:value-type="float" office:value="3.67446947967427">
                <text:p>3.67446947967427</text:p>
              </table:table-cell>
              <table:table-cell office:value-type="float" office:value="2.35826360508577">
                <text:p>2.35826360508577</text:p>
              </table:table-cell>
            </table:table-row>
            <table:table-row>
              <table:table-cell office:value-type="float" office:value="37.4">
                <text:p>40</text:p>
              </table:table-cell>
              <table:table-cell office:value-type="float" office:value="-669.293196477944">
                <text:p>-669.293196477944</text:p>
              </table:table-cell>
              <table:table-cell office:value-type="float" office:value="-672.327293033325">
                <text:p>-672.327293033325</text:p>
              </table:table-cell>
              <table:table-cell office:value-type="float" office:value="3.0340965553811">
                <text:p>3.0340965553811</text:p>
              </table:table-cell>
              <table:table-cell office:value-type="float" office:value="1.94727416310059">
                <text:p>1.94727416310059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-669.293192283182">
                <text:p>-669.293192283182</text:p>
              </table:table-cell>
              <table:table-cell office:value-type="float" office:value="-672.177522564544">
                <text:p>-672.177522564544</text:p>
              </table:table-cell>
              <table:table-cell office:value-type="float" office:value="2.88433028136267">
                <text:p>2.88433028136267</text:p>
              </table:table-cell>
              <table:table-cell office:value-type="float" office:value="1.85115461298847">
                <text:p>1.85115461298847</text:p>
              </table:table-cell>
            </table:table-row>
            <table:table-row>
              <table:table-cell office:value-type="float" office:value="37.6">
                <text:p>40</text:p>
              </table:table-cell>
              <table:table-cell office:value-type="float" office:value="-669.293199164419">
                <text:p>-669.293199164419</text:p>
              </table:table-cell>
              <table:table-cell office:value-type="float" office:value="-673.059270204976">
                <text:p>-673.059270204976</text:p>
              </table:table-cell>
              <table:table-cell office:value-type="float" office:value="3.76607104055709">
                <text:p>3.76607104055709</text:p>
              </table:table-cell>
              <table:table-cell office:value-type="float" office:value="2.41705321495842">
                <text:p>2.41705321495842</text:p>
              </table:table-cell>
            </table:table-row>
            <table:table-row>
              <table:table-cell office:value-type="float" office:value="37.7">
                <text:p>40</text:p>
              </table:table-cell>
              <table:table-cell office:value-type="float" office:value="-669.293214005123">
                <text:p>-669.293214005123</text:p>
              </table:table-cell>
              <table:table-cell office:value-type="float" office:value="-673.787612362228">
                <text:p>-673.787612362228</text:p>
              </table:table-cell>
              <table:table-cell office:value-type="float" office:value="4.49439835710538">
                <text:p>4.49439835710538</text:p>
              </table:table-cell>
              <table:table-cell office:value-type="float" office:value="2.88449152481693">
                <text:p>2.88449152481693</text:p>
              </table:table-cell>
            </table:table-row>
            <table:table-row>
              <table:table-cell office:value-type="float" office:value="37.8">
                <text:p>40</text:p>
              </table:table-cell>
              <table:table-cell office:value-type="float" office:value="-669.293198885574">
                <text:p>-669.293198885574</text:p>
              </table:table-cell>
              <table:table-cell office:value-type="float" office:value="-672.65219821569">
                <text:p>-672.65219821569</text:p>
              </table:table-cell>
              <table:table-cell office:value-type="float" office:value="3.35899933011665">
                <text:p>3.35899933011665</text:p>
              </table:table-cell>
              <table:table-cell office:value-type="float" office:value="2.15579579951329">
                <text:p>2.15579579951329</text:p>
              </table:table-cell>
            </table:table-row>
            <table:table-row>
              <table:table-cell office:value-type="float" office:value="37.9">
                <text:p>40</text:p>
              </table:table-cell>
              <table:table-cell office:value-type="float" office:value="-669.293182265895">
                <text:p>-669.293182265895</text:p>
              </table:table-cell>
              <table:table-cell office:value-type="float" office:value="-671.984458146341">
                <text:p>-671.984458146341</text:p>
              </table:table-cell>
              <table:table-cell office:value-type="float" office:value="2.69127588044652">
                <text:p>2.69127588044652</text:p>
              </table:table-cell>
              <table:table-cell office:value-type="float" office:value="1.72725287152605">
                <text:p>1.7272528715260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669.293215849666">
                <text:p>-669.293215849666</text:p>
              </table:table-cell>
              <table:table-cell office:value-type="float" office:value="-673.52590298034">
                <text:p>-673.52590298034</text:p>
              </table:table-cell>
              <table:table-cell office:value-type="float" office:value="4.23268713067415">
                <text:p>4.23268713067415</text:p>
              </table:table-cell>
              <table:table-cell office:value-type="float" office:value="2.71652603653375">
                <text:p>2.71652603653375</text:p>
              </table:table-cell>
            </table:table-row>
            <table:table-row>
              <table:table-cell office:value-type="float" office:value="38.1">
                <text:p>40</text:p>
              </table:table-cell>
              <table:table-cell office:value-type="float" office:value="-669.293206376681">
                <text:p>-669.293206376681</text:p>
              </table:table-cell>
              <table:table-cell office:value-type="float" office:value="-673.528976172543">
                <text:p>-673.528976172543</text:p>
              </table:table-cell>
              <table:table-cell office:value-type="float" office:value="4.23576979586176">
                <text:p>4.23576979586176</text:p>
              </table:table-cell>
              <table:table-cell office:value-type="float" office:value="2.71850448190085">
                <text:p>2.71850448190085</text:p>
              </table:table-cell>
            </table:table-row>
            <table:table-row>
              <table:table-cell office:value-type="float" office:value="38.2">
                <text:p>40</text:p>
              </table:table-cell>
              <table:table-cell office:value-type="float" office:value="-669.293197971885">
                <text:p>-669.293197971885</text:p>
              </table:table-cell>
              <table:table-cell office:value-type="float" office:value="-672.557134861725">
                <text:p>-672.557134861725</text:p>
              </table:table-cell>
              <table:table-cell office:value-type="float" office:value="3.26393688984011">
                <text:p>3.26393688984011</text:p>
              </table:table-cell>
              <table:table-cell office:value-type="float" office:value="2.09478500751872">
                <text:p>2.09478500751872</text:p>
              </table:table-cell>
            </table:table-row>
            <table:table-row>
              <table:table-cell office:value-type="float" office:value="38.3">
                <text:p>40</text:p>
              </table:table-cell>
              <table:table-cell office:value-type="float" office:value="-669.293192804602">
                <text:p>-669.293192804602</text:p>
              </table:table-cell>
              <table:table-cell office:value-type="float" office:value="-672.048707081196">
                <text:p>-672.048707081196</text:p>
              </table:table-cell>
              <table:table-cell office:value-type="float" office:value="2.75551427659403">
                <text:p>2.75551427659403</text:p>
              </table:table-cell>
              <table:table-cell office:value-type="float" office:value="1.76848088349396">
                <text:p>1.76848088349396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-669.293198207377">
                <text:p>-669.293198207377</text:p>
              </table:table-cell>
              <table:table-cell office:value-type="float" office:value="-672.815892216399">
                <text:p>-672.815892216399</text:p>
              </table:table-cell>
              <table:table-cell office:value-type="float" office:value="3.52269400902205">
                <text:p>3.52269400902205</text:p>
              </table:table-cell>
              <table:table-cell office:value-type="float" office:value="2.26085455853802">
                <text:p>2.26085455853802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-669.293208232094">
                <text:p>-669.293208232094</text:p>
              </table:table-cell>
              <table:table-cell office:value-type="float" office:value="-674.180317201925">
                <text:p>-674.180317201925</text:p>
              </table:table-cell>
              <table:table-cell office:value-type="float" office:value="4.88710896983083">
                <text:p>4.88710896983083</text:p>
              </table:table-cell>
              <table:table-cell office:value-type="float" office:value="3.13653203037678">
                <text:p>3.13653203037678</text:p>
              </table:table-cell>
            </table:table-row>
            <table:table-row>
              <table:table-cell office:value-type="float" office:value="38.6">
                <text:p>40</text:p>
              </table:table-cell>
              <table:table-cell office:value-type="float" office:value="-669.293211200361">
                <text:p>-669.293211200361</text:p>
              </table:table-cell>
              <table:table-cell office:value-type="float" office:value="-674.737390030074">
                <text:p>-674.737390030074</text:p>
              </table:table-cell>
              <table:table-cell office:value-type="float" office:value="5.44417882971348">
                <text:p>5.44417882971348</text:p>
              </table:table-cell>
              <table:table-cell office:value-type="float" office:value="3.49405781289273">
                <text:p>3.49405781289273</text:p>
              </table:table-cell>
            </table:table-row>
            <table:table-row>
              <table:table-cell office:value-type="float" office:value="38.7">
                <text:p>40</text:p>
              </table:table-cell>
              <table:table-cell office:value-type="float" office:value="-669.293211323797">
                <text:p>-669.293211323797</text:p>
              </table:table-cell>
              <table:table-cell office:value-type="float" office:value="-673.954475887742">
                <text:p>-673.954475887742</text:p>
              </table:table-cell>
              <table:table-cell office:value-type="float" office:value="4.66126456394504">
                <text:p>4.66126456394504</text:p>
              </table:table-cell>
              <table:table-cell office:value-type="float" office:value="2.99158576105578">
                <text:p>2.99158576105578</text:p>
              </table:table-cell>
            </table:table-row>
            <table:table-row>
              <table:table-cell office:value-type="float" office:value="38.8">
                <text:p>40</text:p>
              </table:table-cell>
              <table:table-cell office:value-type="float" office:value="-669.293186946035">
                <text:p>-669.293186946035</text:p>
              </table:table-cell>
              <table:table-cell office:value-type="float" office:value="-672.40576393364">
                <text:p>-672.40576393364</text:p>
              </table:table-cell>
              <table:table-cell office:value-type="float" office:value="3.11257698760462">
                <text:p>3.11257698760462</text:p>
              </table:table-cell>
              <table:table-cell office:value-type="float" office:value="1.99764267154729">
                <text:p>1.99764267154729</text:p>
              </table:table-cell>
            </table:table-row>
            <table:table-row>
              <table:table-cell office:value-type="float" office:value="38.9">
                <text:p>40</text:p>
              </table:table-cell>
              <table:table-cell office:value-type="float" office:value="-669.293206165827">
                <text:p>-669.293206165827</text:p>
              </table:table-cell>
              <table:table-cell office:value-type="float" office:value="-672.76073787125">
                <text:p>-672.76073787125</text:p>
              </table:table-cell>
              <table:table-cell office:value-type="float" office:value="3.46753170542251">
                <text:p>3.46753170542251</text:p>
              </table:table-cell>
              <table:table-cell office:value-type="float" office:value="2.22545155582672">
                <text:p>2.2254515558267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669.293212062408">
                <text:p>-669.293212062408</text:p>
              </table:table-cell>
              <table:table-cell office:value-type="float" office:value="-672.855589322143">
                <text:p>-672.855589322143</text:p>
              </table:table-cell>
              <table:table-cell office:value-type="float" office:value="3.56237725973489">
                <text:p>3.56237725973489</text:p>
              </table:table-cell>
              <table:table-cell office:value-type="float" office:value="2.28632315105328">
                <text:p>2.28632315105328</text:p>
              </table:table-cell>
            </table:table-row>
            <table:table-row>
              <table:table-cell office:value-type="float" office:value="39.1">
                <text:p>40</text:p>
              </table:table-cell>
              <table:table-cell office:value-type="float" office:value="-669.293187126976">
                <text:p>-669.293187126976</text:p>
              </table:table-cell>
              <table:table-cell office:value-type="float" office:value="-671.954277655077">
                <text:p>-671.954277655077</text:p>
              </table:table-cell>
              <table:table-cell office:value-type="float" office:value="2.66109052810003">
                <text:p>2.66109052810003</text:p>
              </table:table-cell>
              <table:table-cell office:value-type="float" office:value="1.70788000198959">
                <text:p>1.70788000198959</text:p>
              </table:table-cell>
            </table:table-row>
            <table:table-row>
              <table:table-cell office:value-type="float" office:value="39.2">
                <text:p>40</text:p>
              </table:table-cell>
              <table:table-cell office:value-type="float" office:value="-669.293203381414">
                <text:p>-669.293203381414</text:p>
              </table:table-cell>
              <table:table-cell office:value-type="float" office:value="-672.862900944803">
                <text:p>-672.862900944803</text:p>
              </table:table-cell>
              <table:table-cell office:value-type="float" office:value="3.56969756338894">
                <text:p>3.56969756338894</text:p>
              </table:table-cell>
              <table:table-cell office:value-type="float" office:value="2.29102130020951">
                <text:p>2.29102130020951</text:p>
              </table:table-cell>
            </table:table-row>
            <table:table-row>
              <table:table-cell office:value-type="float" office:value="39.3">
                <text:p>40</text:p>
              </table:table-cell>
              <table:table-cell office:value-type="float" office:value="-669.293208926792">
                <text:p>-669.293208926792</text:p>
              </table:table-cell>
              <table:table-cell office:value-type="float" office:value="-674.036610803961">
                <text:p>-674.036610803961</text:p>
              </table:table-cell>
              <table:table-cell office:value-type="float" office:value="4.7434018771685">
                <text:p>4.7434018771685</text:p>
              </table:table-cell>
              <table:table-cell office:value-type="float" office:value="3.04430124487349">
                <text:p>3.04430124487349</text:p>
              </table:table-cell>
            </table:table-row>
            <table:table-row>
              <table:table-cell office:value-type="float" office:value="39.4">
                <text:p>40</text:p>
              </table:table-cell>
              <table:table-cell office:value-type="float" office:value="-669.293211796533">
                <text:p>-669.293211796533</text:p>
              </table:table-cell>
              <table:table-cell office:value-type="float" office:value="-674.097636575433">
                <text:p>-674.097636575433</text:p>
              </table:table-cell>
              <table:table-cell office:value-type="float" office:value="4.80442477890055">
                <text:p>4.80442477890055</text:p>
              </table:table-cell>
              <table:table-cell office:value-type="float" office:value="3.08346556207015">
                <text:p>3.08346556207015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-669.293196580688">
                <text:p>-669.293196580688</text:p>
              </table:table-cell>
              <table:table-cell office:value-type="float" office:value="-672.885070114545">
                <text:p>-672.885070114545</text:p>
              </table:table-cell>
              <table:table-cell office:value-type="float" office:value="3.59187353385666">
                <text:p>3.59187353385666</text:p>
              </table:table-cell>
              <table:table-cell office:value-type="float" office:value="2.30525377223051">
                <text:p>2.30525377223051</text:p>
              </table:table-cell>
            </table:table-row>
            <table:table-row>
              <table:table-cell office:value-type="float" office:value="39.6">
                <text:p>40</text:p>
              </table:table-cell>
              <table:table-cell office:value-type="float" office:value="-669.293192648067">
                <text:p>-669.293192648067</text:p>
              </table:table-cell>
              <table:table-cell office:value-type="float" office:value="-672.322899089702">
                <text:p>-672.322899089702</text:p>
              </table:table-cell>
              <table:table-cell office:value-type="float" office:value="3.02970644163467">
                <text:p>3.02970644163467</text:p>
              </table:table-cell>
              <table:table-cell office:value-type="float" office:value="1.94445660112935">
                <text:p>1.94445660112935</text:p>
              </table:table-cell>
            </table:table-row>
            <table:table-row>
              <table:table-cell office:value-type="float" office:value="39.7">
                <text:p>40</text:p>
              </table:table-cell>
              <table:table-cell office:value-type="float" office:value="-669.29321143426">
                <text:p>-669.29321143426</text:p>
              </table:table-cell>
              <table:table-cell office:value-type="float" office:value="-672.76274626632">
                <text:p>-672.76274626632</text:p>
              </table:table-cell>
              <table:table-cell office:value-type="float" office:value="3.46953483205973">
                <text:p>3.46953483205973</text:p>
              </table:table-cell>
              <table:table-cell office:value-type="float" office:value="2.22673715655658">
                <text:p>2.22673715655658</text:p>
              </table:table-cell>
            </table:table-row>
            <table:table-row>
              <table:table-cell office:value-type="float" office:value="39.8">
                <text:p>40</text:p>
              </table:table-cell>
              <table:table-cell office:value-type="float" office:value="-669.293194935281">
                <text:p>-669.293194935281</text:p>
              </table:table-cell>
              <table:table-cell office:value-type="float" office:value="-672.249153724221">
                <text:p>-672.249153724221</text:p>
              </table:table-cell>
              <table:table-cell office:value-type="float" office:value="2.95595878894082">
                <text:p>2.95595878894082</text:p>
              </table:table-cell>
              <table:table-cell office:value-type="float" office:value="1.89712557653643">
                <text:p>1.89712557653643</text:p>
              </table:table-cell>
            </table:table-row>
            <table:table-row>
              <table:table-cell office:value-type="float" office:value="39.9">
                <text:p>40</text:p>
              </table:table-cell>
              <table:table-cell office:value-type="float" office:value="-669.293196319527">
                <text:p>-669.293196319527</text:p>
              </table:table-cell>
              <table:table-cell office:value-type="float" office:value="-672.45142747236">
                <text:p>-672.45142747236</text:p>
              </table:table-cell>
              <table:table-cell office:value-type="float" office:value="3.15823115283269">
                <text:p>3.15823115283269</text:p>
              </table:table-cell>
              <table:table-cell office:value-type="float" office:value="2.02694337927489">
                <text:p>2.026943379274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669.293208267147">
                <text:p>-669.293208267147</text:p>
              </table:table-cell>
              <table:table-cell office:value-type="float" office:value="-673.42597244858">
                <text:p>-673.42597244858</text:p>
              </table:table-cell>
              <table:table-cell office:value-type="float" office:value="4.13276418143384">
                <text:p>4.13276418143384</text:p>
              </table:table-cell>
              <table:table-cell office:value-type="float" office:value="2.65239578431374">
                <text:p>2.65239578431374</text:p>
              </table:table-cell>
            </table:table-row>
            <table:table-row>
              <table:table-cell office:value-type="float" office:value="40.1">
                <text:p>40</text:p>
              </table:table-cell>
              <table:table-cell office:value-type="float" office:value="-669.293201768381">
                <text:p>-669.293201768381</text:p>
              </table:table-cell>
              <table:table-cell office:value-type="float" office:value="-673.741665977666">
                <text:p>-673.741665977666</text:p>
              </table:table-cell>
              <table:table-cell office:value-type="float" office:value="4.44846420928561">
                <text:p>4.44846420928561</text:p>
              </table:table-cell>
              <table:table-cell office:value-type="float" office:value="2.85501112509305">
                <text:p>2.85501112509305</text:p>
              </table:table-cell>
            </table:table-row>
            <table:table-row>
              <table:table-cell office:value-type="float" office:value="40.2">
                <text:p>40</text:p>
              </table:table-cell>
              <table:table-cell office:value-type="float" office:value="-669.293207026665">
                <text:p>-669.293207026665</text:p>
              </table:table-cell>
              <table:table-cell office:value-type="float" office:value="-674.173045187097">
                <text:p>-674.173045187097</text:p>
              </table:table-cell>
              <table:table-cell office:value-type="float" office:value="4.87983816043209">
                <text:p>4.87983816043209</text:p>
              </table:table-cell>
              <table:table-cell office:value-type="float" office:value="3.1318656464867">
                <text:p>3.1318656464867</text:p>
              </table:table-cell>
            </table:table-row>
            <table:table-row>
              <table:table-cell office:value-type="float" office:value="40.3">
                <text:p>40</text:p>
              </table:table-cell>
              <table:table-cell office:value-type="float" office:value="-669.293214045788">
                <text:p>-669.293214045788</text:p>
              </table:table-cell>
              <table:table-cell office:value-type="float" office:value="-673.984776354529">
                <text:p>-673.984776354529</text:p>
              </table:table-cell>
              <table:table-cell office:value-type="float" office:value="4.69156230874031">
                <text:p>4.69156230874031</text:p>
              </table:table-cell>
              <table:table-cell office:value-type="float" office:value="3.01103076373225">
                <text:p>3.01103076373225</text:p>
              </table:table-cell>
            </table:table-row>
            <table:table-row>
              <table:table-cell office:value-type="float" office:value="40.4">
                <text:p>40</text:p>
              </table:table-cell>
              <table:table-cell office:value-type="float" office:value="-669.293191604441">
                <text:p>-669.293191604441</text:p>
              </table:table-cell>
              <table:table-cell office:value-type="float" office:value="-672.497689840611">
                <text:p>-672.497689840611</text:p>
              </table:table-cell>
              <table:table-cell office:value-type="float" office:value="3.2044982361702">
                <text:p>3.2044982361702</text:p>
              </table:table-cell>
              <table:table-cell office:value-type="float" office:value="2.0566374560258">
                <text:p>2.0566374560258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-669.293193656764">
                <text:p>-669.293193656764</text:p>
              </table:table-cell>
              <table:table-cell office:value-type="float" office:value="-672.263381025449">
                <text:p>-672.263381025449</text:p>
              </table:table-cell>
              <table:table-cell office:value-type="float" office:value="2.97018736868469">
                <text:p>2.97018736868469</text:p>
              </table:table-cell>
              <table:table-cell office:value-type="float" office:value="1.90625743678119">
                <text:p>1.90625743678119</text:p>
              </table:table-cell>
            </table:table-row>
            <table:table-row>
              <table:table-cell office:value-type="float" office:value="40.6">
                <text:p>40</text:p>
              </table:table-cell>
              <table:table-cell office:value-type="float" office:value="-669.293206128789">
                <text:p>-669.293206128789</text:p>
              </table:table-cell>
              <table:table-cell office:value-type="float" office:value="-673.15151423751">
                <text:p>-673.15151423751</text:p>
              </table:table-cell>
              <table:table-cell office:value-type="float" office:value="3.85830810872006">
                <text:p>3.85830810872006</text:p>
              </table:table-cell>
              <table:table-cell office:value-type="float" office:value="2.47625069151709">
                <text:p>2.47625069151709</text:p>
              </table:table-cell>
            </table:table-row>
            <table:table-row>
              <table:table-cell office:value-type="float" office:value="40.7">
                <text:p>40</text:p>
              </table:table-cell>
              <table:table-cell office:value-type="float" office:value="-669.293204506029">
                <text:p>-669.293204506029</text:p>
              </table:table-cell>
              <table:table-cell office:value-type="float" office:value="-673.476289102181">
                <text:p>-673.476289102181</text:p>
              </table:table-cell>
              <table:table-cell office:value-type="float" office:value="4.18308459615209">
                <text:p>4.18308459615209</text:p>
              </table:table-cell>
              <table:table-cell office:value-type="float" office:value="2.68469127711325">
                <text:p>2.68469127711325</text:p>
              </table:table-cell>
            </table:table-row>
            <table:table-row>
              <table:table-cell office:value-type="float" office:value="40.8">
                <text:p>40</text:p>
              </table:table-cell>
              <table:table-cell office:value-type="float" office:value="-669.293205432871">
                <text:p>-669.293205432871</text:p>
              </table:table-cell>
              <table:table-cell office:value-type="float" office:value="-673.447153567987">
                <text:p>-673.447153567987</text:p>
              </table:table-cell>
              <table:table-cell office:value-type="float" office:value="4.15394813511603">
                <text:p>4.15394813511603</text:p>
              </table:table-cell>
              <table:table-cell office:value-type="float" office:value="2.66599158290639">
                <text:p>2.66599158290639</text:p>
              </table:table-cell>
            </table:table-row>
            <table:table-row>
              <table:table-cell office:value-type="float" office:value="40.9">
                <text:p>40</text:p>
              </table:table-cell>
              <table:table-cell office:value-type="float" office:value="-669.293207936898">
                <text:p>-669.293207936898</text:p>
              </table:table-cell>
              <table:table-cell office:value-type="float" office:value="-672.955580338549">
                <text:p>-672.955580338549</text:p>
              </table:table-cell>
              <table:table-cell office:value-type="float" office:value="3.66237240165152">
                <text:p>3.66237240165152</text:p>
              </table:table-cell>
              <table:table-cell office:value-type="float" office:value="2.35049973631867">
                <text:p>2.3504997363186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669.293187671036">
                <text:p>-669.293187671036</text:p>
              </table:table-cell>
              <table:table-cell office:value-type="float" office:value="-672.346015869174">
                <text:p>-672.346015869174</text:p>
              </table:table-cell>
              <table:table-cell office:value-type="float" office:value="3.05282819813789">
                <text:p>3.05282819813789</text:p>
              </table:table-cell>
              <table:table-cell office:value-type="float" office:value="1.95929607582055">
                <text:p>1.95929607582055</text:p>
              </table:table-cell>
            </table:table-row>
            <table:table-row>
              <table:table-cell office:value-type="float" office:value="41.1">
                <text:p>40</text:p>
              </table:table-cell>
              <table:table-cell office:value-type="float" office:value="-669.293215648518">
                <text:p>-669.293215648518</text:p>
              </table:table-cell>
              <table:table-cell office:value-type="float" office:value="-673.428642192596">
                <text:p>-673.428642192596</text:p>
              </table:table-cell>
              <table:table-cell office:value-type="float" office:value="4.13542654407755">
                <text:p>4.13542654407755</text:p>
              </table:table-cell>
              <table:table-cell office:value-type="float" office:value="2.65410448075575">
                <text:p>2.65410448075575</text:p>
              </table:table-cell>
            </table:table-row>
            <table:table-row>
              <table:table-cell office:value-type="float" office:value="41.2">
                <text:p>40</text:p>
              </table:table-cell>
              <table:table-cell office:value-type="float" office:value="-669.293205665091">
                <text:p>-669.293205665091</text:p>
              </table:table-cell>
              <table:table-cell office:value-type="float" office:value="-673.079064449958">
                <text:p>-673.079064449958</text:p>
              </table:table-cell>
              <table:table-cell office:value-type="float" office:value="3.78585878486754">
                <text:p>3.78585878486754</text:p>
              </table:table-cell>
              <table:table-cell office:value-type="float" office:value="2.42975293052068">
                <text:p>2.42975293052068</text:p>
              </table:table-cell>
            </table:table-row>
            <table:table-row>
              <table:table-cell office:value-type="float" office:value="41.3">
                <text:p>40</text:p>
              </table:table-cell>
              <table:table-cell office:value-type="float" office:value="-669.293191332228">
                <text:p>-669.293191332228</text:p>
              </table:table-cell>
              <table:table-cell office:value-type="float" office:value="-671.918442639102">
                <text:p>-671.918442639102</text:p>
              </table:table-cell>
              <table:table-cell office:value-type="float" office:value="2.62525130687425">
                <text:p>2.62525130687425</text:p>
              </table:table-cell>
              <table:table-cell office:value-type="float" office:value="1.68487849618885">
                <text:p>1.68487849618885</text:p>
              </table:table-cell>
            </table:table-row>
            <table:table-row>
              <table:table-cell office:value-type="float" office:value="41.4">
                <text:p>40</text:p>
              </table:table-cell>
              <table:table-cell office:value-type="float" office:value="-669.293190920488">
                <text:p>-669.293190920488</text:p>
              </table:table-cell>
              <table:table-cell office:value-type="float" office:value="-671.950024719158">
                <text:p>-671.950024719158</text:p>
              </table:table-cell>
              <table:table-cell office:value-type="float" office:value="2.65683379866972">
                <text:p>2.65683379866972</text:p>
              </table:table-cell>
              <table:table-cell office:value-type="float" office:value="1.70514804567651">
                <text:p>1.70514804567651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-669.293201958773">
                <text:p>-669.293201958773</text:p>
              </table:table-cell>
              <table:table-cell office:value-type="float" office:value="-673.269880829842">
                <text:p>-673.269880829842</text:p>
              </table:table-cell>
              <table:table-cell office:value-type="float" office:value="3.9766788710684">
                <text:p>3.9766788710684</text:p>
              </table:table-cell>
              <table:table-cell office:value-type="float" office:value="2.55222069543098">
                <text:p>2.55222069543098</text:p>
              </table:table-cell>
            </table:table-row>
            <table:table-row>
              <table:table-cell office:value-type="float" office:value="41.6">
                <text:p>40</text:p>
              </table:table-cell>
              <table:table-cell office:value-type="float" office:value="-669.293214625731">
                <text:p>-669.293214625731</text:p>
              </table:table-cell>
              <table:table-cell office:value-type="float" office:value="-674.231865022457">
                <text:p>-674.231865022457</text:p>
              </table:table-cell>
              <table:table-cell office:value-type="float" office:value="4.93865039672556">
                <text:p>4.93865039672556</text:p>
              </table:table-cell>
              <table:table-cell office:value-type="float" office:value="3.16961116516683">
                <text:p>3.16961116516683</text:p>
              </table:table-cell>
            </table:table-row>
            <table:table-row>
              <table:table-cell office:value-type="float" office:value="41.7">
                <text:p>40</text:p>
              </table:table-cell>
              <table:table-cell office:value-type="float" office:value="-669.293199368968">
                <text:p>-669.293199368968</text:p>
              </table:table-cell>
              <table:table-cell office:value-type="float" office:value="-673.45901875952">
                <text:p>-673.45901875952</text:p>
              </table:table-cell>
              <table:table-cell office:value-type="float" office:value="4.16581939055245">
                <text:p>4.16581939055245</text:p>
              </table:table-cell>
              <table:table-cell office:value-type="float" office:value="2.67361051940791">
                <text:p>2.67361051940791</text:p>
              </table:table-cell>
            </table:table-row>
            <table:table-row>
              <table:table-cell office:value-type="float" office:value="41.8">
                <text:p>40</text:p>
              </table:table-cell>
              <table:table-cell office:value-type="float" office:value="-669.293198840679">
                <text:p>-669.293198840679</text:p>
              </table:table-cell>
              <table:table-cell office:value-type="float" office:value="-672.780292317381">
                <text:p>-672.780292317381</text:p>
              </table:table-cell>
              <table:table-cell office:value-type="float" office:value="3.48709347670202">
                <text:p>3.48709347670202</text:p>
              </table:table-cell>
              <table:table-cell office:value-type="float" office:value="2.23800624256848">
                <text:p>2.23800624256848</text:p>
              </table:table-cell>
            </table:table-row>
            <table:table-row>
              <table:table-cell office:value-type="float" office:value="41.9">
                <text:p>40</text:p>
              </table:table-cell>
              <table:table-cell office:value-type="float" office:value="-669.293197973171">
                <text:p>-669.293197973171</text:p>
              </table:table-cell>
              <table:table-cell office:value-type="float" office:value="-672.707296709964">
                <text:p>-672.707296709964</text:p>
              </table:table-cell>
              <table:table-cell office:value-type="float" office:value="3.41409873679286">
                <text:p>3.41409873679286</text:p>
              </table:table-cell>
              <table:table-cell office:value-type="float" office:value="2.1911584351659">
                <text:p>2.191158435165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669.293204957747">
                <text:p>-669.293204957747</text:p>
              </table:table-cell>
              <table:table-cell office:value-type="float" office:value="-673.253068917908">
                <text:p>-673.253068917908</text:p>
              </table:table-cell>
              <table:table-cell office:value-type="float" office:value="3.95986396016104">
                <text:p>3.95986396016104</text:p>
              </table:table-cell>
              <table:table-cell office:value-type="float" office:value="2.54142893552253">
                <text:p>2.54142893552253</text:p>
              </table:table-cell>
            </table:table-row>
            <table:table-row>
              <table:table-cell office:value-type="float" office:value="42.1">
                <text:p>40</text:p>
              </table:table-cell>
              <table:table-cell office:value-type="float" office:value="-669.293210307162">
                <text:p>-669.293210307162</text:p>
              </table:table-cell>
              <table:table-cell office:value-type="float" office:value="-673.457686675622">
                <text:p>-673.457686675622</text:p>
              </table:table-cell>
              <table:table-cell office:value-type="float" office:value="4.16447636845955">
                <text:p>4.16447636845955</text:p>
              </table:table-cell>
              <table:table-cell office:value-type="float" office:value="2.6727485718152">
                <text:p>2.6727485718152</text:p>
              </table:table-cell>
            </table:table-row>
            <table:table-row>
              <table:table-cell office:value-type="float" office:value="42.2">
                <text:p>40</text:p>
              </table:table-cell>
              <table:table-cell office:value-type="float" office:value="-669.293192757118">
                <text:p>-669.293192757118</text:p>
              </table:table-cell>
              <table:table-cell office:value-type="float" office:value="-672.985916849185">
                <text:p>-672.985916849185</text:p>
              </table:table-cell>
              <table:table-cell office:value-type="float" office:value="3.69272409206733">
                <text:p>3.69272409206733</text:p>
              </table:table-cell>
              <table:table-cell office:value-type="float" office:value="2.36997936113427">
                <text:p>2.36997936113427</text:p>
              </table:table-cell>
            </table:table-row>
            <table:table-row>
              <table:table-cell office:value-type="float" office:value="42.3">
                <text:p>40</text:p>
              </table:table-cell>
              <table:table-cell office:value-type="float" office:value="-669.293211275514">
                <text:p>-669.293211275514</text:p>
              </table:table-cell>
              <table:table-cell office:value-type="float" office:value="-673.599175503781">
                <text:p>-673.599175503781</text:p>
              </table:table-cell>
              <table:table-cell office:value-type="float" office:value="4.30596422826696">
                <text:p>4.30596422826696</text:p>
              </table:table-cell>
              <table:table-cell office:value-type="float" office:value="2.76355506025958">
                <text:p>2.76355506025958</text:p>
              </table:table-cell>
            </table:table-row>
            <table:table-row>
              <table:table-cell office:value-type="float" office:value="42.4">
                <text:p>40</text:p>
              </table:table-cell>
              <table:table-cell office:value-type="float" office:value="-669.293205105474">
                <text:p>-669.293205105474</text:p>
              </table:table-cell>
              <table:table-cell office:value-type="float" office:value="-673.586059645037">
                <text:p>-673.586059645037</text:p>
              </table:table-cell>
              <table:table-cell office:value-type="float" office:value="4.29285453956278">
                <text:p>4.29285453956278</text:p>
              </table:table-cell>
              <table:table-cell office:value-type="float" office:value="2.75514130096287">
                <text:p>2.75514130096287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-669.293204915732">
                <text:p>-669.293204915732</text:p>
              </table:table-cell>
              <table:table-cell office:value-type="float" office:value="-673.233067643161">
                <text:p>-673.233067643161</text:p>
              </table:table-cell>
              <table:table-cell office:value-type="float" office:value="3.93986272742876">
                <text:p>3.93986272742876</text:p>
              </table:table-cell>
              <table:table-cell office:value-type="float" office:value="2.52859220372483">
                <text:p>2.52859220372483</text:p>
              </table:table-cell>
            </table:table-row>
            <table:table-row>
              <table:table-cell office:value-type="float" office:value="42.6">
                <text:p>40</text:p>
              </table:table-cell>
              <table:table-cell office:value-type="float" office:value="-669.293198554003">
                <text:p>-669.293198554003</text:p>
              </table:table-cell>
              <table:table-cell office:value-type="float" office:value="-672.826068431574">
                <text:p>-672.826068431574</text:p>
              </table:table-cell>
              <table:table-cell office:value-type="float" office:value="3.53286987757144">
                <text:p>3.53286987757144</text:p>
              </table:table-cell>
              <table:table-cell office:value-type="float" office:value="2.26738540076787">
                <text:p>2.26738540076787</text:p>
              </table:table-cell>
            </table:table-row>
            <table:table-row>
              <table:table-cell office:value-type="float" office:value="42.7">
                <text:p>40</text:p>
              </table:table-cell>
              <table:table-cell office:value-type="float" office:value="-669.293199017817">
                <text:p>-669.293199017817</text:p>
              </table:table-cell>
              <table:table-cell office:value-type="float" office:value="-672.952812380574">
                <text:p>-672.952812380574</text:p>
              </table:table-cell>
              <table:table-cell office:value-type="float" office:value="3.65961336275612">
                <text:p>3.65961336275612</text:p>
              </table:table-cell>
              <table:table-cell office:value-type="float" office:value="2.34872899334528">
                <text:p>2.34872899334528</text:p>
              </table:table-cell>
            </table:table-row>
            <table:table-row>
              <table:table-cell office:value-type="float" office:value="42.8">
                <text:p>40</text:p>
              </table:table-cell>
              <table:table-cell office:value-type="float" office:value="-669.293210144833">
                <text:p>-669.293210144833</text:p>
              </table:table-cell>
              <table:table-cell office:value-type="float" office:value="-673.257273492319">
                <text:p>-673.257273492319</text:p>
              </table:table-cell>
              <table:table-cell office:value-type="float" office:value="3.96406334748646">
                <text:p>3.96406334748646</text:p>
              </table:table-cell>
              <table:table-cell office:value-type="float" office:value="2.54412408984289">
                <text:p>2.54412408984289</text:p>
              </table:table-cell>
            </table:table-row>
            <table:table-row>
              <table:table-cell office:value-type="float" office:value="42.9">
                <text:p>40</text:p>
              </table:table-cell>
              <table:table-cell office:value-type="float" office:value="-669.2931944947">
                <text:p>-669.2931944947</text:p>
              </table:table-cell>
              <table:table-cell office:value-type="float" office:value="-672.388484745252">
                <text:p>-672.388484745252</text:p>
              </table:table-cell>
              <table:table-cell office:value-type="float" office:value="3.09529025055218">
                <text:p>3.09529025055218</text:p>
              </table:table-cell>
              <table:table-cell office:value-type="float" office:value="1.98654809501945">
                <text:p>1.9865480950194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669.293187804611">
                <text:p>-669.293187804611</text:p>
              </table:table-cell>
              <table:table-cell office:value-type="float" office:value="-672.146325147519">
                <text:p>-672.146325147519</text:p>
              </table:table-cell>
              <table:table-cell office:value-type="float" office:value="2.85313734290811">
                <text:p>2.85313734290811</text:p>
              </table:table-cell>
              <table:table-cell office:value-type="float" office:value="1.83113507767869">
                <text:p>1.83113507767869</text:p>
              </table:table-cell>
            </table:table-row>
            <table:table-row>
              <table:table-cell office:value-type="float" office:value="43.1">
                <text:p>40</text:p>
              </table:table-cell>
              <table:table-cell office:value-type="float" office:value="-669.293207491918">
                <text:p>-669.293207491918</text:p>
              </table:table-cell>
              <table:table-cell office:value-type="float" office:value="-673.270327277685">
                <text:p>-673.270327277685</text:p>
              </table:table-cell>
              <table:table-cell office:value-type="float" office:value="3.97711978576758">
                <text:p>3.97711978576758</text:p>
              </table:table-cell>
              <table:table-cell office:value-type="float" office:value="2.55250367317614">
                <text:p>2.55250367317614</text:p>
              </table:table-cell>
            </table:table-row>
            <table:table-row>
              <table:table-cell office:value-type="float" office:value="43.2">
                <text:p>40</text:p>
              </table:table-cell>
              <table:table-cell office:value-type="float" office:value="-669.293207415796">
                <text:p>-669.293207415796</text:p>
              </table:table-cell>
              <table:table-cell office:value-type="float" office:value="-673.35919697476">
                <text:p>-673.35919697476</text:p>
              </table:table-cell>
              <table:table-cell office:value-type="float" office:value="4.06598955896433">
                <text:p>4.06598955896433</text:p>
              </table:table-cell>
              <table:table-cell office:value-type="float" office:value="2.60954002982067">
                <text:p>2.60954002982067</text:p>
              </table:table-cell>
            </table:table-row>
            <table:table-row>
              <table:table-cell office:value-type="float" office:value="43.3">
                <text:p>40</text:p>
              </table:table-cell>
              <table:table-cell office:value-type="float" office:value="-669.293189092984">
                <text:p>-669.293189092984</text:p>
              </table:table-cell>
              <table:table-cell office:value-type="float" office:value="-672.514545550288">
                <text:p>-672.514545550288</text:p>
              </table:table-cell>
              <table:table-cell office:value-type="float" office:value="3.2213564573037">
                <text:p>3.2213564573037</text:p>
              </table:table-cell>
              <table:table-cell office:value-type="float" office:value="2.06745701230883">
                <text:p>2.06745701230883</text:p>
              </table:table-cell>
            </table:table-row>
            <table:table-row>
              <table:table-cell office:value-type="float" office:value="43.4">
                <text:p>40</text:p>
              </table:table-cell>
              <table:table-cell office:value-type="float" office:value="-669.293203075539">
                <text:p>-669.293203075539</text:p>
              </table:table-cell>
              <table:table-cell office:value-type="float" office:value="-672.902082351527">
                <text:p>-672.902082351527</text:p>
              </table:table-cell>
              <table:table-cell office:value-type="float" office:value="3.608879275988">
                <text:p>3.608879275988</text:p>
              </table:table-cell>
              <table:table-cell office:value-type="float" office:value="2.31616800705207">
                <text:p>2.31616800705207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-669.293204278176">
                <text:p>-669.293204278176</text:p>
              </table:table-cell>
              <table:table-cell office:value-type="float" office:value="-673.139640923764">
                <text:p>-673.139640923764</text:p>
              </table:table-cell>
              <table:table-cell office:value-type="float" office:value="3.84643664558785">
                <text:p>3.84643664558785</text:p>
              </table:table-cell>
              <table:table-cell office:value-type="float" office:value="2.46863162171703">
                <text:p>2.46863162171703</text:p>
              </table:table-cell>
            </table:table-row>
            <table:table-row>
              <table:table-cell office:value-type="float" office:value="43.6">
                <text:p>40</text:p>
              </table:table-cell>
              <table:table-cell office:value-type="float" office:value="-669.293192532404">
                <text:p>-669.293192532404</text:p>
              </table:table-cell>
              <table:table-cell office:value-type="float" office:value="-673.18363174342">
                <text:p>-673.18363174342</text:p>
              </table:table-cell>
              <table:table-cell office:value-type="float" office:value="3.89043921101627">
                <text:p>3.89043921101627</text:p>
              </table:table-cell>
              <table:table-cell office:value-type="float" office:value="2.49687233759568">
                <text:p>2.49687233759568</text:p>
              </table:table-cell>
            </table:table-row>
            <table:table-row>
              <table:table-cell office:value-type="float" office:value="43.7">
                <text:p>40</text:p>
              </table:table-cell>
              <table:table-cell office:value-type="float" office:value="-669.29321456748">
                <text:p>-669.29321456748</text:p>
              </table:table-cell>
              <table:table-cell office:value-type="float" office:value="-674.127481644675">
                <text:p>-674.127481644675</text:p>
              </table:table-cell>
              <table:table-cell office:value-type="float" office:value="4.8342670771952">
                <text:p>4.8342670771952</text:p>
              </table:table-cell>
              <table:table-cell office:value-type="float" office:value="3.10261826053443">
                <text:p>3.10261826053443</text:p>
              </table:table-cell>
            </table:table-row>
            <table:table-row>
              <table:table-cell office:value-type="float" office:value="43.8">
                <text:p>40</text:p>
              </table:table-cell>
              <table:table-cell office:value-type="float" office:value="-669.293207767769">
                <text:p>-669.293207767769</text:p>
              </table:table-cell>
              <table:table-cell office:value-type="float" office:value="-673.631041977316">
                <text:p>-673.631041977316</text:p>
              </table:table-cell>
              <table:table-cell office:value-type="float" office:value="4.33783420954703">
                <text:p>4.33783420954703</text:p>
              </table:table-cell>
              <table:table-cell office:value-type="float" office:value="2.7840091196451">
                <text:p>2.7840091196451</text:p>
              </table:table-cell>
            </table:table-row>
            <table:table-row>
              <table:table-cell office:value-type="float" office:value="43.9">
                <text:p>40</text:p>
              </table:table-cell>
              <table:table-cell office:value-type="float" office:value="-669.293195897991">
                <text:p>-669.293195897991</text:p>
              </table:table-cell>
              <table:table-cell office:value-type="float" office:value="-672.428433405062">
                <text:p>-672.428433405062</text:p>
              </table:table-cell>
              <table:table-cell office:value-type="float" office:value="3.13523750707138">
                <text:p>3.13523750707138</text:p>
              </table:table-cell>
              <table:table-cell office:value-type="float" office:value="2.01218612567758">
                <text:p>2.0121861256775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669.293197495698">
                <text:p>-669.293197495698</text:p>
              </table:table-cell>
              <table:table-cell office:value-type="float" office:value="-672.339069439954">
                <text:p>-672.339069439954</text:p>
              </table:table-cell>
              <table:table-cell office:value-type="float" office:value="3.04587194425606">
                <text:p>3.04587194425606</text:p>
              </table:table-cell>
              <table:table-cell office:value-type="float" office:value="1.95483157272751">
                <text:p>1.95483157272751</text:p>
              </table:table-cell>
            </table:table-row>
            <table:table-row>
              <table:table-cell office:value-type="float" office:value="44.1">
                <text:p>40</text:p>
              </table:table-cell>
              <table:table-cell office:value-type="float" office:value="-669.293204880013">
                <text:p>-669.293204880013</text:p>
              </table:table-cell>
              <table:table-cell office:value-type="float" office:value="-673.246324853082">
                <text:p>-673.246324853082</text:p>
              </table:table-cell>
              <table:table-cell office:value-type="float" office:value="3.95311997306981">
                <text:p>3.95311997306981</text:p>
              </table:table-cell>
              <table:table-cell office:value-type="float" office:value="2.53710066462563">
                <text:p>2.53710066462563</text:p>
              </table:table-cell>
            </table:table-row>
            <table:table-row>
              <table:table-cell office:value-type="float" office:value="44.2">
                <text:p>40</text:p>
              </table:table-cell>
              <table:table-cell office:value-type="float" office:value="-669.293209848421">
                <text:p>-669.293209848421</text:p>
              </table:table-cell>
              <table:table-cell office:value-type="float" office:value="-674.116383846599">
                <text:p>-674.116383846599</text:p>
              </table:table-cell>
              <table:table-cell office:value-type="float" office:value="4.82317399817809">
                <text:p>4.82317399817809</text:p>
              </table:table-cell>
              <table:table-cell office:value-type="float" office:value="3.09549875534896">
                <text:p>3.09549875534896</text:p>
              </table:table-cell>
            </table:table-row>
            <table:table-row>
              <table:table-cell office:value-type="float" office:value="44.3">
                <text:p>40</text:p>
              </table:table-cell>
              <table:table-cell office:value-type="float" office:value="-669.293208742328">
                <text:p>-669.293208742328</text:p>
              </table:table-cell>
              <table:table-cell office:value-type="float" office:value="-673.968644275971">
                <text:p>-673.968644275971</text:p>
              </table:table-cell>
              <table:table-cell office:value-type="float" office:value="4.67543553364272">
                <text:p>4.67543553364272</text:p>
              </table:table-cell>
              <table:table-cell office:value-type="float" office:value="3.0006806473439">
                <text:p>3.0006806473439</text:p>
              </table:table-cell>
            </table:table-row>
            <table:table-row>
              <table:table-cell office:value-type="float" office:value="44.4">
                <text:p>40</text:p>
              </table:table-cell>
              <table:table-cell office:value-type="float" office:value="-669.293194374123">
                <text:p>-669.293194374123</text:p>
              </table:table-cell>
              <table:table-cell office:value-type="float" office:value="-672.79899386049">
                <text:p>-672.79899386049</text:p>
              </table:table-cell>
              <table:table-cell office:value-type="float" office:value="3.50579948636693">
                <text:p>3.50579948636693</text:p>
              </table:table-cell>
              <table:table-cell office:value-type="float" office:value="2.25001170404617">
                <text:p>2.25001170404617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-669.293191345556">
                <text:p>-669.293191345556</text:p>
              </table:table-cell>
              <table:table-cell office:value-type="float" office:value="-672.299917245765">
                <text:p>-672.299917245765</text:p>
              </table:table-cell>
              <table:table-cell office:value-type="float" office:value="3.00672590020948">
                <text:p>3.00672590020948</text:p>
              </table:table-cell>
              <table:table-cell office:value-type="float" office:value="1.92970775785606">
                <text:p>1.92970775785606</text:p>
              </table:table-cell>
            </table:table-row>
            <table:table-row>
              <table:table-cell office:value-type="float" office:value="44.6">
                <text:p>40</text:p>
              </table:table-cell>
              <table:table-cell office:value-type="float" office:value="-669.293202144268">
                <text:p>-669.293202144268</text:p>
              </table:table-cell>
              <table:table-cell office:value-type="float" office:value="-672.753496618349">
                <text:p>-672.753496618349</text:p>
              </table:table-cell>
              <table:table-cell office:value-type="float" office:value="3.46029447408091">
                <text:p>3.46029447408091</text:p>
              </table:table-cell>
              <table:table-cell office:value-type="float" office:value="2.22080672223404">
                <text:p>2.22080672223404</text:p>
              </table:table-cell>
            </table:table-row>
            <table:table-row>
              <table:table-cell office:value-type="float" office:value="44.7">
                <text:p>40</text:p>
              </table:table-cell>
              <table:table-cell office:value-type="float" office:value="-669.293202320575">
                <text:p>-669.293202320575</text:p>
              </table:table-cell>
              <table:table-cell office:value-type="float" office:value="-672.761065618295">
                <text:p>-672.761065618295</text:p>
              </table:table-cell>
              <table:table-cell office:value-type="float" office:value="3.46786329772025">
                <text:p>3.46786329772025</text:p>
              </table:table-cell>
              <table:table-cell office:value-type="float" office:value="2.22566437077914">
                <text:p>2.22566437077914</text:p>
              </table:table-cell>
            </table:table-row>
            <table:table-row>
              <table:table-cell office:value-type="float" office:value="44.8">
                <text:p>40</text:p>
              </table:table-cell>
              <table:table-cell office:value-type="float" office:value="-669.293200196795">
                <text:p>-669.293200196795</text:p>
              </table:table-cell>
              <table:table-cell office:value-type="float" office:value="-672.201913038075">
                <text:p>-672.201913038075</text:p>
              </table:table-cell>
              <table:table-cell office:value-type="float" office:value="2.90871284127999">
                <text:p>2.90871284127999</text:p>
              </table:table-cell>
              <table:table-cell office:value-type="float" office:value="1.86680326756838">
                <text:p>1.86680326756838</text:p>
              </table:table-cell>
            </table:table-row>
            <table:table-row>
              <table:table-cell office:value-type="float" office:value="44.9">
                <text:p>40</text:p>
              </table:table-cell>
              <table:table-cell office:value-type="float" office:value="-669.293189285793">
                <text:p>-669.293189285793</text:p>
              </table:table-cell>
              <table:table-cell office:value-type="float" office:value="-671.907560772497">
                <text:p>-671.907560772497</text:p>
              </table:table-cell>
              <table:table-cell office:value-type="float" office:value="2.61437148670339">
                <text:p>2.61437148670339</text:p>
              </table:table-cell>
              <table:table-cell office:value-type="float" office:value="1.67789585989789">
                <text:p>1.6778958598978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-669.293204299964">
                <text:p>-669.293204299964</text:p>
              </table:table-cell>
              <table:table-cell office:value-type="float" office:value="-673.122286656771">
                <text:p>-673.122286656771</text:p>
              </table:table-cell>
              <table:table-cell office:value-type="float" office:value="3.82908235680653">
                <text:p>3.82908235680653</text:p>
              </table:table-cell>
              <table:table-cell office:value-type="float" office:value="2.45749369069011">
                <text:p>2.45749369069011</text:p>
              </table:table-cell>
            </table:table-row>
            <table:table-row>
              <table:table-cell office:value-type="float" office:value="45.1">
                <text:p>50</text:p>
              </table:table-cell>
              <table:table-cell office:value-type="float" office:value="-669.293208361141">
                <text:p>-669.293208361141</text:p>
              </table:table-cell>
              <table:table-cell office:value-type="float" office:value="-674.266075642107">
                <text:p>-674.266075642107</text:p>
              </table:table-cell>
              <table:table-cell office:value-type="float" office:value="4.97286728096643">
                <text:p>4.97286728096643</text:p>
              </table:table-cell>
              <table:table-cell office:value-type="float" office:value="3.19157145990625">
                <text:p>3.19157145990625</text:p>
              </table:table-cell>
            </table:table-row>
            <table:table-row>
              <table:table-cell office:value-type="float" office:value="45.2">
                <text:p>50</text:p>
              </table:table-cell>
              <table:table-cell office:value-type="float" office:value="-669.293209734444">
                <text:p>-669.293209734444</text:p>
              </table:table-cell>
              <table:table-cell office:value-type="float" office:value="-674.345856310784">
                <text:p>-674.345856310784</text:p>
              </table:table-cell>
              <table:table-cell office:value-type="float" office:value="5.05264657634007">
                <text:p>5.05264657634007</text:p>
              </table:table-cell>
              <table:table-cell office:value-type="float" office:value="3.24277357486727">
                <text:p>3.24277357486727</text:p>
              </table:table-cell>
            </table:table-row>
            <table:table-row>
              <table:table-cell office:value-type="float" office:value="45.3">
                <text:p>50</text:p>
              </table:table-cell>
              <table:table-cell office:value-type="float" office:value="-669.293199665969">
                <text:p>-669.293199665969</text:p>
              </table:table-cell>
              <table:table-cell office:value-type="float" office:value="-673.378264153968">
                <text:p>-673.378264153968</text:p>
              </table:table-cell>
              <table:table-cell office:value-type="float" office:value="4.08506448799959">
                <text:p>4.08506448799959</text:p>
              </table:table-cell>
              <table:table-cell office:value-type="float" office:value="2.62178226265517">
                <text:p>2.62178226265517</text:p>
              </table:table-cell>
            </table:table-row>
            <table:table-row>
              <table:table-cell office:value-type="float" office:value="45.4">
                <text:p>50</text:p>
              </table:table-cell>
              <table:table-cell office:value-type="float" office:value="-669.293197735183">
                <text:p>-669.293197735183</text:p>
              </table:table-cell>
              <table:table-cell office:value-type="float" office:value="-672.798229327525">
                <text:p>-672.798229327525</text:p>
              </table:table-cell>
              <table:table-cell office:value-type="float" office:value="3.50503159234157">
                <text:p>3.50503159234157</text:p>
              </table:table-cell>
              <table:table-cell office:value-type="float" office:value="2.24951887194004">
                <text:p>2.24951887194004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-669.293211514234">
                <text:p>-669.293211514234</text:p>
              </table:table-cell>
              <table:table-cell office:value-type="float" office:value="-672.881242374596">
                <text:p>-672.881242374596</text:p>
              </table:table-cell>
              <table:table-cell office:value-type="float" office:value="3.58803086036159">
                <text:p>3.58803086036159</text:p>
              </table:table-cell>
              <table:table-cell office:value-type="float" office:value="2.30278755578762">
                <text:p>2.30278755578762</text:p>
              </table:table-cell>
            </table:table-row>
            <table:table-row>
              <table:table-cell office:value-type="float" office:value="45.6">
                <text:p>50</text:p>
              </table:table-cell>
              <table:table-cell office:value-type="float" office:value="-669.293197969065">
                <text:p>-669.293197969065</text:p>
              </table:table-cell>
              <table:table-cell office:value-type="float" office:value="-672.302377037245">
                <text:p>-672.302377037245</text:p>
              </table:table-cell>
              <table:table-cell office:value-type="float" office:value="3.00917906817931">
                <text:p>3.00917906817931</text:p>
              </table:table-cell>
              <table:table-cell office:value-type="float" office:value="1.93128219377734">
                <text:p>1.93128219377734</text:p>
              </table:table-cell>
            </table:table-row>
            <table:table-row>
              <table:table-cell office:value-type="float" office:value="45.7">
                <text:p>50</text:p>
              </table:table-cell>
              <table:table-cell office:value-type="float" office:value="-669.293196279532">
                <text:p>-669.293196279532</text:p>
              </table:table-cell>
              <table:table-cell office:value-type="float" office:value="-672.700446251188">
                <text:p>-672.700446251188</text:p>
              </table:table-cell>
              <table:table-cell office:value-type="float" office:value="3.40724997165557">
                <text:p>3.40724997165557</text:p>
              </table:table-cell>
              <table:table-cell office:value-type="float" office:value="2.18676291803005">
                <text:p>2.18676291803005</text:p>
              </table:table-cell>
            </table:table-row>
            <table:table-row>
              <table:table-cell office:value-type="float" office:value="45.8">
                <text:p>50</text:p>
              </table:table-cell>
              <table:table-cell office:value-type="float" office:value="-669.293215828754">
                <text:p>-669.293215828754</text:p>
              </table:table-cell>
              <table:table-cell office:value-type="float" office:value="-674.18702603194">
                <text:p>-674.18702603194</text:p>
              </table:table-cell>
              <table:table-cell office:value-type="float" office:value="4.89381020318594">
                <text:p>4.89381020318594</text:p>
              </table:table-cell>
              <table:table-cell office:value-type="float" office:value="3.14083286205275">
                <text:p>3.14083286205275</text:p>
              </table:table-cell>
            </table:table-row>
            <table:table-row>
              <table:table-cell office:value-type="float" office:value="45.9">
                <text:p>50</text:p>
              </table:table-cell>
              <table:table-cell office:value-type="float" office:value="-669.29321320538">
                <text:p>-669.29321320538</text:p>
              </table:table-cell>
              <table:table-cell office:value-type="float" office:value="-674.140013229686">
                <text:p>-674.140013229686</text:p>
              </table:table-cell>
              <table:table-cell office:value-type="float" office:value="4.84680002430607">
                <text:p>4.84680002430607</text:p>
              </table:table-cell>
              <table:table-cell office:value-type="float" office:value="3.11066186878849">
                <text:p>3.1106618687884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669.293190360615">
                <text:p>-669.293190360615</text:p>
              </table:table-cell>
              <table:table-cell office:value-type="float" office:value="-672.724352158178">
                <text:p>-672.724352158178</text:p>
              </table:table-cell>
              <table:table-cell office:value-type="float" office:value="3.43116179756324">
                <text:p>3.43116179756324</text:p>
              </table:table-cell>
              <table:table-cell office:value-type="float" office:value="2.20210945691985">
                <text:p>2.20210945691985</text:p>
              </table:table-cell>
            </table:table-row>
            <table:table-row>
              <table:table-cell office:value-type="float" office:value="46.1">
                <text:p>50</text:p>
              </table:table-cell>
              <table:table-cell office:value-type="float" office:value="-669.293195012078">
                <text:p>-669.293195012078</text:p>
              </table:table-cell>
              <table:table-cell office:value-type="float" office:value="-672.800966010784">
                <text:p>-672.800966010784</text:p>
              </table:table-cell>
              <table:table-cell office:value-type="float" office:value="3.50777099870592">
                <text:p>3.50777099870592</text:p>
              </table:table-cell>
              <table:table-cell office:value-type="float" office:value="2.25127701481327">
                <text:p>2.25127701481327</text:p>
              </table:table-cell>
            </table:table-row>
            <table:table-row>
              <table:table-cell office:value-type="float" office:value="46.2">
                <text:p>50</text:p>
              </table:table-cell>
              <table:table-cell office:value-type="float" office:value="-669.293212926192">
                <text:p>-669.293212926192</text:p>
              </table:table-cell>
              <table:table-cell office:value-type="float" office:value="-673.744603899827">
                <text:p>-673.744603899827</text:p>
              </table:table-cell>
              <table:table-cell office:value-type="float" office:value="4.45139097363469">
                <text:p>4.45139097363469</text:p>
              </table:table-cell>
              <table:table-cell office:value-type="float" office:value="2.85688951376474">
                <text:p>2.85688951376474</text:p>
              </table:table-cell>
            </table:table-row>
            <table:table-row>
              <table:table-cell office:value-type="float" office:value="46.3">
                <text:p>50</text:p>
              </table:table-cell>
              <table:table-cell office:value-type="float" office:value="-669.293204195692">
                <text:p>-669.293204195692</text:p>
              </table:table-cell>
              <table:table-cell office:value-type="float" office:value="-673.170035814738">
                <text:p>-673.170035814738</text:p>
              </table:table-cell>
              <table:table-cell office:value-type="float" office:value="3.87683161904611">
                <text:p>3.87683161904611</text:p>
              </table:table-cell>
              <table:table-cell office:value-type="float" office:value="2.4881390254608">
                <text:p>2.4881390254608</text:p>
              </table:table-cell>
            </table:table-row>
            <table:table-row>
              <table:table-cell office:value-type="float" office:value="46.4">
                <text:p>50</text:p>
              </table:table-cell>
              <table:table-cell office:value-type="float" office:value="-669.293196128538">
                <text:p>-669.293196128538</text:p>
              </table:table-cell>
              <table:table-cell office:value-type="float" office:value="-671.99167277458">
                <text:p>-671.99167277458</text:p>
              </table:table-cell>
              <table:table-cell office:value-type="float" office:value="2.69847664604138">
                <text:p>2.69847664604138</text:p>
              </table:table-cell>
              <table:table-cell office:value-type="float" office:value="1.73187430151071">
                <text:p>1.73187430151071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-669.293193403791">
                <text:p>-669.293193403791</text:p>
              </table:table-cell>
              <table:table-cell office:value-type="float" office:value="-671.632900648674">
                <text:p>-671.632900648674</text:p>
              </table:table-cell>
              <table:table-cell office:value-type="float" office:value="2.33970724488286">
                <text:p>2.33970724488286</text:p>
              </table:table-cell>
              <table:table-cell office:value-type="float" office:value="1.50161716478643">
                <text:p>1.50161716478643</text:p>
              </table:table-cell>
            </table:table-row>
            <table:table-row>
              <table:table-cell office:value-type="float" office:value="46.6">
                <text:p>50</text:p>
              </table:table-cell>
              <table:table-cell office:value-type="float" office:value="-669.293203091284">
                <text:p>-669.293203091284</text:p>
              </table:table-cell>
              <table:table-cell office:value-type="float" office:value="-672.386950740125">
                <text:p>-672.386950740125</text:p>
              </table:table-cell>
              <table:table-cell office:value-type="float" office:value="3.09374764884047">
                <text:p>3.09374764884047</text:p>
              </table:table-cell>
              <table:table-cell office:value-type="float" office:value="1.98555805781979">
                <text:p>1.98555805781979</text:p>
              </table:table-cell>
            </table:table-row>
            <table:table-row>
              <table:table-cell office:value-type="float" office:value="46.7">
                <text:p>50</text:p>
              </table:table-cell>
              <table:table-cell office:value-type="float" office:value="-669.293199038266">
                <text:p>-669.293199038266</text:p>
              </table:table-cell>
              <table:table-cell office:value-type="float" office:value="-673.221391659593">
                <text:p>-673.221391659593</text:p>
              </table:table-cell>
              <table:table-cell office:value-type="float" office:value="3.92819262132666">
                <text:p>3.92819262132666</text:p>
              </table:table-cell>
              <table:table-cell office:value-type="float" office:value="2.52110236426902">
                <text:p>2.52110236426902</text:p>
              </table:table-cell>
            </table:table-row>
            <table:table-row>
              <table:table-cell office:value-type="float" office:value="46.8">
                <text:p>50</text:p>
              </table:table-cell>
              <table:table-cell office:value-type="float" office:value="-669.293211441417">
                <text:p>-669.293211441417</text:p>
              </table:table-cell>
              <table:table-cell office:value-type="float" office:value="-674.169404186627">
                <text:p>-674.169404186627</text:p>
              </table:table-cell>
              <table:table-cell office:value-type="float" office:value="4.8761927452094">
                <text:p>4.8761927452094</text:p>
              </table:table-cell>
              <table:table-cell office:value-type="float" office:value="3.1295260298175">
                <text:p>3.1295260298175</text:p>
              </table:table-cell>
            </table:table-row>
            <table:table-row>
              <table:table-cell office:value-type="float" office:value="46.9">
                <text:p>50</text:p>
              </table:table-cell>
              <table:table-cell office:value-type="float" office:value="-669.293209564414">
                <text:p>-669.293209564414</text:p>
              </table:table-cell>
              <table:table-cell office:value-type="float" office:value="-673.83419138236">
                <text:p>-673.83419138236</text:p>
              </table:table-cell>
              <table:table-cell office:value-type="float" office:value="4.5409818179459">
                <text:p>4.5409818179459</text:p>
              </table:table-cell>
              <table:table-cell office:value-type="float" office:value="2.91438865171017">
                <text:p>2.9143886517101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669.29318897345">
                <text:p>-669.29318897345</text:p>
              </table:table-cell>
              <table:table-cell office:value-type="float" office:value="-672.876202702474">
                <text:p>-672.876202702474</text:p>
              </table:table-cell>
              <table:table-cell office:value-type="float" office:value="3.58301372902345">
                <text:p>3.58301372902345</text:p>
              </table:table-cell>
              <table:table-cell office:value-type="float" office:value="2.29956757578721">
                <text:p>2.29956757578721</text:p>
              </table:table-cell>
            </table:table-row>
            <table:table-row>
              <table:table-cell office:value-type="float" office:value="47.1">
                <text:p>50</text:p>
              </table:table-cell>
              <table:table-cell office:value-type="float" office:value="-669.293212618328">
                <text:p>-669.293212618328</text:p>
              </table:table-cell>
              <table:table-cell office:value-type="float" office:value="-673.650447665482">
                <text:p>-673.650447665482</text:p>
              </table:table-cell>
              <table:table-cell office:value-type="float" office:value="4.35723504715374">
                <text:p>4.35723504715374</text:p>
              </table:table-cell>
              <table:table-cell office:value-type="float" office:value="2.79646051963337">
                <text:p>2.79646051963337</text:p>
              </table:table-cell>
            </table:table-row>
            <table:table-row>
              <table:table-cell office:value-type="float" office:value="47.2">
                <text:p>50</text:p>
              </table:table-cell>
              <table:table-cell office:value-type="float" office:value="-669.293214044644">
                <text:p>-669.293214044644</text:p>
              </table:table-cell>
              <table:table-cell office:value-type="float" office:value="-673.753123824125">
                <text:p>-673.753123824125</text:p>
              </table:table-cell>
              <table:table-cell office:value-type="float" office:value="4.45990977948091">
                <text:p>4.45990977948091</text:p>
              </table:table-cell>
              <table:table-cell office:value-type="float" office:value="2.86235685807038">
                <text:p>2.86235685807038</text:p>
              </table:table-cell>
            </table:table-row>
            <table:table-row>
              <table:table-cell office:value-type="float" office:value="47.3">
                <text:p>50</text:p>
              </table:table-cell>
              <table:table-cell office:value-type="float" office:value="-669.29320074351">
                <text:p>-669.29320074351</text:p>
              </table:table-cell>
              <table:table-cell office:value-type="float" office:value="-672.849579035633">
                <text:p>-672.849579035633</text:p>
              </table:table-cell>
              <table:table-cell office:value-type="float" office:value="3.55637829212342">
                <text:p>3.55637829212342</text:p>
              </table:table-cell>
              <table:table-cell office:value-type="float" office:value="2.28247303144704">
                <text:p>2.28247303144704</text:p>
              </table:table-cell>
            </table:table-row>
            <table:table-row>
              <table:table-cell office:value-type="float" office:value="47.4">
                <text:p>50</text:p>
              </table:table-cell>
              <table:table-cell office:value-type="float" office:value="-669.293203331498">
                <text:p>-669.293203331498</text:p>
              </table:table-cell>
              <table:table-cell office:value-type="float" office:value="-672.453902640903">
                <text:p>-672.453902640903</text:p>
              </table:table-cell>
              <table:table-cell office:value-type="float" office:value="3.16069930940503">
                <text:p>3.16069930940503</text:p>
              </table:table-cell>
              <table:table-cell office:value-type="float" office:value="2.02852743483676">
                <text:p>2.02852743483676</text:p>
              </table:table-cell>
            </table:table-row>
            <table:table-row>
              <table:table-cell office:value-type="float" office:value="47.5">
                <text:p>50</text:p>
              </table:table-cell>
              <table:table-cell office:value-type="float" office:value="-669.293198277646">
                <text:p>-669.293198277646</text:p>
              </table:table-cell>
              <table:table-cell office:value-type="float" office:value="-672.240937848609">
                <text:p>-672.240937848609</text:p>
              </table:table-cell>
              <table:table-cell office:value-type="float" office:value="2.9477395709635">
                <text:p>2.9477395709635</text:p>
              </table:table-cell>
              <table:table-cell office:value-type="float" office:value="1.89185050683578">
                <text:p>1.89185050683578</text:p>
              </table:table-cell>
            </table:table-row>
            <table:table-row>
              <table:table-cell office:value-type="float" office:value="47.6">
                <text:p>50</text:p>
              </table:table-cell>
              <table:table-cell office:value-type="float" office:value="-669.293194896607">
                <text:p>-669.293194896607</text:p>
              </table:table-cell>
              <table:table-cell office:value-type="float" office:value="-672.600375163883">
                <text:p>-672.600375163883</text:p>
              </table:table-cell>
              <table:table-cell office:value-type="float" office:value="3.30718026727542">
                <text:p>3.30718026727542</text:p>
              </table:table-cell>
              <table:table-cell office:value-type="float" office:value="2.1225384787969">
                <text:p>2.1225384787969</text:p>
              </table:table-cell>
            </table:table-row>
            <table:table-row>
              <table:table-cell office:value-type="float" office:value="47.7">
                <text:p>50</text:p>
              </table:table-cell>
              <table:table-cell office:value-type="float" office:value="-669.29320827241">
                <text:p>-669.29320827241</text:p>
              </table:table-cell>
              <table:table-cell office:value-type="float" office:value="-673.717088630954">
                <text:p>-673.717088630954</text:p>
              </table:table-cell>
              <table:table-cell office:value-type="float" office:value="4.42388035854466">
                <text:p>4.42388035854466</text:p>
              </table:table-cell>
              <table:table-cell office:value-type="float" office:value="2.83923328266003">
                <text:p>2.83923328266003</text:p>
              </table:table-cell>
            </table:table-row>
            <table:table-row>
              <table:table-cell office:value-type="float" office:value="47.8">
                <text:p>50</text:p>
              </table:table-cell>
              <table:table-cell office:value-type="float" office:value="-669.293208539636">
                <text:p>-669.293208539636</text:p>
              </table:table-cell>
              <table:table-cell office:value-type="float" office:value="-674.014582280671">
                <text:p>-674.014582280671</text:p>
              </table:table-cell>
              <table:table-cell office:value-type="float" office:value="4.72137374103502">
                <text:p>4.72137374103502</text:p>
              </table:table-cell>
              <table:table-cell office:value-type="float" office:value="3.03016365248938">
                <text:p>3.03016365248938</text:p>
              </table:table-cell>
            </table:table-row>
            <table:table-row>
              <table:table-cell office:value-type="float" office:value="47.9">
                <text:p>50</text:p>
              </table:table-cell>
              <table:table-cell office:value-type="float" office:value="-669.293204910877">
                <text:p>-669.293204910877</text:p>
              </table:table-cell>
              <table:table-cell office:value-type="float" office:value="-673.428538921262">
                <text:p>-673.428538921262</text:p>
              </table:table-cell>
              <table:table-cell office:value-type="float" office:value="4.135334010385">
                <text:p>4.135334010385</text:p>
              </table:table-cell>
              <table:table-cell office:value-type="float" office:value="2.65404509290654">
                <text:p>2.6540450929065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669.29319984591">
                <text:p>-669.29319984591</text:p>
              </table:table-cell>
              <table:table-cell office:value-type="float" office:value="-672.867330383251">
                <text:p>-672.867330383251</text:p>
              </table:table-cell>
              <table:table-cell office:value-type="float" office:value="3.57413053734098">
                <text:p>3.57413053734098</text:p>
              </table:table-cell>
              <table:table-cell office:value-type="float" office:value="2.29386636973348">
                <text:p>2.29386636973348</text:p>
              </table:table-cell>
            </table:table-row>
            <table:table-row>
              <table:table-cell office:value-type="float" office:value="48.1">
                <text:p>50</text:p>
              </table:table-cell>
              <table:table-cell office:value-type="float" office:value="-669.293207471128">
                <text:p>-669.293207471128</text:p>
              </table:table-cell>
              <table:table-cell office:value-type="float" office:value="-672.874614559777">
                <text:p>-672.874614559777</text:p>
              </table:table-cell>
              <table:table-cell office:value-type="float" office:value="3.58140708864886">
                <text:p>3.58140708864886</text:p>
              </table:table-cell>
              <table:table-cell office:value-type="float" office:value="2.29853643876381">
                <text:p>2.29853643876381</text:p>
              </table:table-cell>
            </table:table-row>
            <table:table-row>
              <table:table-cell office:value-type="float" office:value="48.2">
                <text:p>50</text:p>
              </table:table-cell>
              <table:table-cell office:value-type="float" office:value="-669.293204652919">
                <text:p>-669.293204652919</text:p>
              </table:table-cell>
              <table:table-cell office:value-type="float" office:value="-672.498741922302">
                <text:p>-672.498741922302</text:p>
              </table:table-cell>
              <table:table-cell office:value-type="float" office:value="3.20553726938289">
                <text:p>3.20553726938289</text:p>
              </table:table-cell>
              <table:table-cell office:value-type="float" office:value="2.05730430445753">
                <text:p>2.05730430445753</text:p>
              </table:table-cell>
            </table:table-row>
            <table:table-row>
              <table:table-cell office:value-type="float" office:value="48.3">
                <text:p>50</text:p>
              </table:table-cell>
              <table:table-cell office:value-type="float" office:value="-669.293190040222">
                <text:p>-669.293190040222</text:p>
              </table:table-cell>
              <table:table-cell office:value-type="float" office:value="-671.896638122845">
                <text:p>-671.896638122845</text:p>
              </table:table-cell>
              <table:table-cell office:value-type="float" office:value="2.60344808262352">
                <text:p>2.60344808262352</text:p>
              </table:table-cell>
              <table:table-cell office:value-type="float" office:value="1.67088525158349">
                <text:p>1.67088525158349</text:p>
              </table:table-cell>
            </table:table-row>
            <table:table-row>
              <table:table-cell office:value-type="float" office:value="48.4">
                <text:p>50</text:p>
              </table:table-cell>
              <table:table-cell office:value-type="float" office:value="-669.293199197435">
                <text:p>-669.293199197435</text:p>
              </table:table-cell>
              <table:table-cell office:value-type="float" office:value="-672.695212193975">
                <text:p>-672.695212193975</text:p>
              </table:table-cell>
              <table:table-cell office:value-type="float" office:value="3.40201299653972">
                <text:p>3.40201299653972</text:p>
              </table:table-cell>
              <table:table-cell office:value-type="float" office:value="2.18340184294567">
                <text:p>2.18340184294567</text:p>
              </table:table-cell>
            </table:table-row>
            <table:table-row>
              <table:table-cell office:value-type="float" office:value="48.5">
                <text:p>50</text:p>
              </table:table-cell>
              <table:table-cell office:value-type="float" office:value="-669.293215910208">
                <text:p>-669.293215910208</text:p>
              </table:table-cell>
              <table:table-cell office:value-type="float" office:value="-673.660427206673">
                <text:p>-673.660427206673</text:p>
              </table:table-cell>
              <table:table-cell office:value-type="float" office:value="4.36721129646495">
                <text:p>4.36721129646495</text:p>
              </table:table-cell>
              <table:table-cell office:value-type="float" office:value="2.80286324682869">
                <text:p>2.80286324682869</text:p>
              </table:table-cell>
            </table:table-row>
            <table:table-row>
              <table:table-cell office:value-type="float" office:value="48.6">
                <text:p>50</text:p>
              </table:table-cell>
              <table:table-cell office:value-type="float" office:value="-669.293198646449">
                <text:p>-669.293198646449</text:p>
              </table:table-cell>
              <table:table-cell office:value-type="float" office:value="-672.979109585281">
                <text:p>-672.979109585281</text:p>
              </table:table-cell>
              <table:table-cell office:value-type="float" office:value="3.68591093883204">
                <text:p>3.68591093883204</text:p>
              </table:table-cell>
              <table:table-cell office:value-type="float" office:value="2.36560669961142">
                <text:p>2.36560669961142</text:p>
              </table:table-cell>
            </table:table-row>
            <table:table-row>
              <table:table-cell office:value-type="float" office:value="48.7">
                <text:p>50</text:p>
              </table:table-cell>
              <table:table-cell office:value-type="float" office:value="-669.293198118625">
                <text:p>-669.293198118625</text:p>
              </table:table-cell>
              <table:table-cell office:value-type="float" office:value="-672.830647517079">
                <text:p>-672.830647517079</text:p>
              </table:table-cell>
              <table:table-cell office:value-type="float" office:value="3.53744939845374">
                <text:p>3.53744939845374</text:p>
              </table:table-cell>
              <table:table-cell office:value-type="float" office:value="2.27032452367669">
                <text:p>2.27032452367669</text:p>
              </table:table-cell>
            </table:table-row>
            <table:table-row>
              <table:table-cell office:value-type="float" office:value="48.8">
                <text:p>50</text:p>
              </table:table-cell>
              <table:table-cell office:value-type="float" office:value="-669.293208214747">
                <text:p>-669.293208214747</text:p>
              </table:table-cell>
              <table:table-cell office:value-type="float" office:value="-673.578488339372">
                <text:p>-673.578488339372</text:p>
              </table:table-cell>
              <table:table-cell office:value-type="float" office:value="4.28528012462488">
                <text:p>4.28528012462488</text:p>
              </table:table-cell>
              <table:table-cell office:value-type="float" office:value="2.75028006393895">
                <text:p>2.75028006393895</text:p>
              </table:table-cell>
            </table:table-row>
            <table:table-row>
              <table:table-cell office:value-type="float" office:value="48.9">
                <text:p>50</text:p>
              </table:table-cell>
              <table:table-cell office:value-type="float" office:value="-669.293205773688">
                <text:p>-669.293205773688</text:p>
              </table:table-cell>
              <table:table-cell office:value-type="float" office:value="-674.093725766767">
                <text:p>-674.093725766767</text:p>
              </table:table-cell>
              <table:table-cell office:value-type="float" office:value="4.80051999307891">
                <text:p>4.80051999307891</text:p>
              </table:table-cell>
              <table:table-cell office:value-type="float" office:value="3.08095948212044">
                <text:p>3.0809594821204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669.293222134319">
                <text:p>-669.293222134319</text:p>
              </table:table-cell>
              <table:table-cell office:value-type="float" office:value="-674.038417239486">
                <text:p>-674.038417239486</text:p>
              </table:table-cell>
              <table:table-cell office:value-type="float" office:value="4.74519510516691">
                <text:p>4.74519510516691</text:p>
              </table:table-cell>
              <table:table-cell office:value-type="float" office:value="3.04545213328">
                <text:p>3.04545213328</text:p>
              </table:table-cell>
            </table:table-row>
            <table:table-row>
              <table:table-cell office:value-type="float" office:value="49.1">
                <text:p>50</text:p>
              </table:table-cell>
              <table:table-cell office:value-type="float" office:value="-669.293193832168">
                <text:p>-669.293193832168</text:p>
              </table:table-cell>
              <table:table-cell office:value-type="float" office:value="-671.938865006383">
                <text:p>-671.938865006383</text:p>
              </table:table-cell>
              <table:table-cell office:value-type="float" office:value="2.64567117421503">
                <text:p>2.64567117421503</text:p>
              </table:table-cell>
              <table:table-cell office:value-type="float" office:value="1.69798390643564">
                <text:p>1.69798390643564</text:p>
              </table:table-cell>
            </table:table-row>
            <table:table-row>
              <table:table-cell office:value-type="float" office:value="49.2">
                <text:p>50</text:p>
              </table:table-cell>
              <table:table-cell office:value-type="float" office:value="-669.293179290633">
                <text:p>-669.293179290633</text:p>
              </table:table-cell>
              <table:table-cell office:value-type="float" office:value="-671.387763159417">
                <text:p>-671.387763159417</text:p>
              </table:table-cell>
              <table:table-cell office:value-type="float" office:value="2.09458386878409">
                <text:p>2.09458386878409</text:p>
              </table:table-cell>
              <table:table-cell office:value-type="float" office:value="1.34429770960872">
                <text:p>1.34429770960872</text:p>
              </table:table-cell>
            </table:table-row>
            <table:table-row>
              <table:table-cell office:value-type="float" office:value="49.3">
                <text:p>50</text:p>
              </table:table-cell>
              <table:table-cell office:value-type="float" office:value="-669.293221848133">
                <text:p>-669.293221848133</text:p>
              </table:table-cell>
              <table:table-cell office:value-type="float" office:value="-674.042943939415">
                <text:p>-674.042943939415</text:p>
              </table:table-cell>
              <table:table-cell office:value-type="float" office:value="4.74972209128244">
                <text:p>4.74972209128244</text:p>
              </table:table-cell>
              <table:table-cell office:value-type="float" office:value="3.04835753953145">
                <text:p>3.04835753953145</text:p>
              </table:table-cell>
            </table:table-row>
            <table:table-row>
              <table:table-cell office:value-type="float" office:value="49.4">
                <text:p>50</text:p>
              </table:table-cell>
              <table:table-cell office:value-type="float" office:value="-669.293225957459">
                <text:p>-669.293225957459</text:p>
              </table:table-cell>
              <table:table-cell office:value-type="float" office:value="-674.471035635906">
                <text:p>-674.471035635906</text:p>
              </table:table-cell>
              <table:table-cell office:value-type="float" office:value="5.17780967844728">
                <text:p>5.17780967844728</text:p>
              </table:table-cell>
              <table:table-cell office:value-type="float" office:value="3.32310288227663">
                <text:p>3.32310288227663</text:p>
              </table:table-cell>
            </table:table-row>
            <table:table-row>
              <table:table-cell office:value-type="float" office:value="49.5">
                <text:p>50</text:p>
              </table:table-cell>
              <table:table-cell office:value-type="float" office:value="-669.29318077183">
                <text:p>-669.29318077183</text:p>
              </table:table-cell>
              <table:table-cell office:value-type="float" office:value="-672.165026316492">
                <text:p>-672.165026316492</text:p>
              </table:table-cell>
              <table:table-cell office:value-type="float" office:value="2.87184554466163">
                <text:p>2.87184554466163</text:p>
              </table:table-cell>
              <table:table-cell office:value-type="float" office:value="1.84314194603233">
                <text:p>1.84314194603233</text:p>
              </table:table-cell>
            </table:table-row>
            <table:table-row>
              <table:table-cell office:value-type="float" office:value="49.6">
                <text:p>50</text:p>
              </table:table-cell>
              <table:table-cell office:value-type="float" office:value="-669.293195059642">
                <text:p>-669.293195059642</text:p>
              </table:table-cell>
              <table:table-cell office:value-type="float" office:value="-672.5716467028">
                <text:p>-672.5716467028</text:p>
              </table:table-cell>
              <table:table-cell office:value-type="float" office:value="3.27845164315721">
                <text:p>3.27845164315721</text:p>
              </table:table-cell>
              <table:table-cell office:value-type="float" office:value="2.10410053311333">
                <text:p>2.10410053311333</text:p>
              </table:table-cell>
            </table:table-row>
            <table:table-row>
              <table:table-cell office:value-type="float" office:value="49.7">
                <text:p>50</text:p>
              </table:table-cell>
              <table:table-cell office:value-type="float" office:value="-669.29321804715">
                <text:p>-669.29321804715</text:p>
              </table:table-cell>
              <table:table-cell office:value-type="float" office:value="-674.243260624829">
                <text:p>-674.243260624829</text:p>
              </table:table-cell>
              <table:table-cell office:value-type="float" office:value="4.95004257767857">
                <text:p>4.95004257767857</text:p>
              </table:table-cell>
              <table:table-cell office:value-type="float" office:value="3.17692263308693">
                <text:p>3.17692263308693</text:p>
              </table:table-cell>
            </table:table-row>
            <table:table-row>
              <table:table-cell office:value-type="float" office:value="49.8">
                <text:p>50</text:p>
              </table:table-cell>
              <table:table-cell office:value-type="float" office:value="-669.293211616068">
                <text:p>-669.293211616068</text:p>
              </table:table-cell>
              <table:table-cell office:value-type="float" office:value="-673.878380268961">
                <text:p>-673.878380268961</text:p>
              </table:table-cell>
              <table:table-cell office:value-type="float" office:value="4.58516865289302">
                <text:p>4.58516865289302</text:p>
              </table:table-cell>
              <table:table-cell office:value-type="float" office:value="2.94274763121895">
                <text:p>2.94274763121895</text:p>
              </table:table-cell>
            </table:table-row>
            <table:table-row>
              <table:table-cell office:value-type="float" office:value="49.9">
                <text:p>50</text:p>
              </table:table-cell>
              <table:table-cell office:value-type="float" office:value="-669.2931967867">
                <text:p>-669.2931967867</text:p>
              </table:table-cell>
              <table:table-cell office:value-type="float" office:value="-672.132727672843">
                <text:p>-672.132727672843</text:p>
              </table:table-cell>
              <table:table-cell office:value-type="float" office:value="2.83953088614355">
                <text:p>2.83953088614355</text:p>
              </table:table-cell>
              <table:table-cell office:value-type="float" office:value="1.8224024941154">
                <text:p>1.822402494115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669.293188060506">
                <text:p>-669.293188060506</text:p>
              </table:table-cell>
              <table:table-cell office:value-type="float" office:value="-671.274123650307">
                <text:p>-671.274123650307</text:p>
              </table:table-cell>
              <table:table-cell office:value-type="float" office:value="1.98093558980153">
                <text:p>1.98093558980153</text:p>
              </table:table-cell>
              <table:table-cell office:value-type="float" office:value="1.27135858150118">
                <text:p>1.27135858150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